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69mm"/>
    </style:style>
    <style:style style:name="co4" style:family="table-column">
      <style:table-column-properties fo:break-before="auto" style:column-width="21.29mm"/>
    </style:style>
    <style:style style:name="co5" style:family="table-column">
      <style:table-column-properties fo:break-before="auto" style:column-width="25.01mm"/>
    </style:style>
    <style:style style:name="co6" style:family="table-column">
      <style:table-column-properties fo:break-before="auto" style:column-width="18.08mm"/>
    </style:style>
    <style:style style:name="co7" style:family="table-column">
      <style:table-column-properties fo:break-before="auto" style:column-width="19.81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20111"/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10084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84"/>
    <style:style style:name="ce5" style:family="table-cell" style:parent-style-name="Default" style:data-style-name="N20111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20112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20112"/>
    <style:style style:name="ce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mme Zinszahlungen</text:p>
          </table:table-cell>
          <table:table-cell table:style-name="ce1" table:formula="of:=SUM([$Tilgungsplan.F$1:.F$1048576])" office:value-type="currency" office:currency="EUR" office:value="-39824.22" calcext:value-type="currency">
            <text:p>-39,824.22 €</text:p>
          </table:table-cell>
        </table:table-row>
        <table:table-row table:style-name="ro1">
          <table:table-cell office:value-type="string" calcext:value-type="string">
            <text:p>Gezahlt pro Euro Kredit</text:p>
          </table:table-cell>
          <table:table-cell table:style-name="ce1" table:formula="of:=(ABS(Darlehensbetrag)+ABS([.B2]))/ABS(Darlehensbetrag)" office:value-type="currency" office:currency="EUR" office:value="1.3982422" calcext:value-type="currency">
            <text:p>1.40 €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wto</text:p>
          </table:table-cell>
          <table:table-cell/>
        </table:table-row>
        <table:table-row table:style-name="ro1">
          <table:table-cell office:value-type="string" calcext:value-type="string">
            <text:p>Im Blatt var die Angaben zu Zinsatz, maxSondertilgung, Annuitaet, Darlehensbetrag fuellen.</text:p>
          </table:table-cell>
          <table:table-cell/>
        </table:table-row>
        <table:table-row table:style-name="ro1">
          <table:table-cell office:value-type="string" calcext:value-type="string">
            <text:p>Im Blatt Tilgungsplan die Monate bis zur Vollauszahlung in der Zeile mit der ID 1 anpassen.</text:p>
          </table:table-cell>
          <table:table-cell/>
        </table:table-row>
      </table:table>
      <table:table table:name="Tilgungsplan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4"/>
        <table:table-column table:style-name="co5" table:default-cell-style-name="ce1"/>
        <table:table-column table:style-name="co6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Datum</text:p>
          </table:table-cell>
          <table:table-cell table:style-name="ce5" office:value-type="string" calcext:value-type="string">
            <text:p>Sondertilgung</text:p>
          </table:table-cell>
          <table:table-cell table:style-name="ce6" office:value-type="string" calcext:value-type="string">
            <text:p>Annuitaet</text:p>
          </table:table-cell>
          <table:table-cell table:style-name="ce6" office:value-type="string" calcext:value-type="string">
            <text:p>Barwert(?)</text:p>
          </table:table-cell>
          <table:table-cell table:style-name="ce6" office:value-type="string" calcext:value-type="string">
            <text:p>Zins</text:p>
          </table:table-cell>
          <table:table-cell table:style-name="ce6" office:value-type="string" calcext:value-type="string">
            <text:p>Tilgung</text:p>
          </table:table-cell>
          <table:table-cell table:style-name="ce6" office:value-type="string" calcext:value-type="string">
            <text:p>Restwert</text:p>
          </table:table-cell>
          <table:table-cell table:style-name="ce2" office:value-type="string" calcext:value-type="string">
            <text:p>Tilgungsrate</text:p>
          </table:table-cell>
          <table:table-cell table:style-name="ce2" table:number-columns-repeated="101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date" office:date-value="2019-06-30" calcext:value-type="date">
            <text:p>2019-06-30</text:p>
          </table:table-cell>
          <table:table-cell table:number-columns-repeated="5"/>
          <table:table-cell office:value-type="float" office:value="-30000" calcext:value-type="float">
            <text:p>-30,000.00 ¤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date" office:date-value="2019-07-31" calcext:value-type="date">
            <text:p>2019-07-31</text:p>
          </table:table-cell>
          <table:table-cell table:number-columns-repeated="2"/>
          <table:table-cell table:formula="of:=[.H2]" office:value-type="float" office:value="-30000" calcext:value-type="float">
            <text:p>-30,000.00 ¤</text:p>
          </table:table-cell>
          <table:table-cell table:formula="of:=ROUND([.E3]*zinssatz/12;2)" office:value-type="float" office:value="-52.5" calcext:value-type="float">
            <text:p>-52.50 ¤</text:p>
          </table:table-cell>
          <table:table-cell/>
          <table:table-cell office:value-type="float" office:value="-70000" calcext:value-type="float">
            <text:p>-70,000.00 ¤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19-08-31" calcext:value-type="date">
            <text:p>2019-08-31</text:p>
          </table:table-cell>
          <table:table-cell table:number-columns-repeated="2"/>
          <table:table-cell table:formula="of:=[.H3]" office:value-type="float" office:value="-70000" calcext:value-type="float">
            <text:p>-70,000.00 ¤</text:p>
          </table:table-cell>
          <table:table-cell table:formula="of:=ROUND([.E4]*zinssatz/12;2)" office:value-type="float" office:value="-122.5" calcext:value-type="float">
            <text:p>-122.50 ¤</text:p>
          </table:table-cell>
          <table:table-cell/>
          <table:table-cell table:formula="of:=IF(Darlehensbetrag&gt;0;Darlehensbetrag*-1;Darlehensbetrag)" office:value-type="float" office:value="-100000" calcext:value-type="float">
            <text:p>-100,000.00 ¤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09-30" calcext:value-type="date">
            <text:p>2019-09-30</text:p>
          </table:table-cell>
          <table:table-cell/>
          <table:table-cell table:formula="of:=IF([.E5]&lt;0;Annuitaet;0)" office:value-type="float" office:value="345" calcext:value-type="float">
            <text:p>345.00 ¤</text:p>
          </table:table-cell>
          <table:table-cell table:formula="of:=[.H4]" office:value-type="float" office:value="-100000" calcext:value-type="float">
            <text:p>-100,000.00 ¤</text:p>
          </table:table-cell>
          <table:table-cell table:formula="of:=ROUND([.E5]*zinssatz/12;2)" office:value-type="float" office:value="-175" calcext:value-type="float">
            <text:p>-175.00 ¤</text:p>
          </table:table-cell>
          <table:table-cell table:formula="of:=[.D5]+[.F5]+[.C5]" office:value-type="float" office:value="170" calcext:value-type="float">
            <text:p>170.00 ¤</text:p>
          </table:table-cell>
          <table:table-cell table:formula="of:=IF(([.E5]+[.G5])&lt;0;[.E5]+[.G5];0)" office:value-type="float" office:value="-99830" calcext:value-type="float">
            <text:p>-99,830.00 ¤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10-31" calcext:value-type="date">
            <text:p>2019-10-31</text:p>
          </table:table-cell>
          <table:table-cell/>
          <table:table-cell table:formula="of:=IF([.E6]&lt;0;Annuitaet;0)" office:value-type="float" office:value="345" calcext:value-type="float">
            <text:p>345.00 ¤</text:p>
          </table:table-cell>
          <table:table-cell table:formula="of:=[.H5]" office:value-type="float" office:value="-99830" calcext:value-type="float">
            <text:p>-99,830.00 ¤</text:p>
          </table:table-cell>
          <table:table-cell table:formula="of:=ROUND([.E6]*zinssatz/12;2)" office:value-type="float" office:value="-174.7" calcext:value-type="float">
            <text:p>-174.70 ¤</text:p>
          </table:table-cell>
          <table:table-cell table:formula="of:=[.D6]+[.F6]+[.C6]" office:value-type="float" office:value="170.3" calcext:value-type="float">
            <text:p>170.30 ¤</text:p>
          </table:table-cell>
          <table:table-cell table:formula="of:=IF(([.E6]+[.G6])&lt;0;[.E6]+[.G6];0)" office:value-type="float" office:value="-99659.7" calcext:value-type="float">
            <text:p>-99,659.70 ¤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11-30" calcext:value-type="date">
            <text:p>2019-11-30</text:p>
          </table:table-cell>
          <table:table-cell/>
          <table:table-cell table:formula="of:=IF([.E7]&lt;0;Annuitaet;0)" office:value-type="float" office:value="345" calcext:value-type="float">
            <text:p>345.00 ¤</text:p>
          </table:table-cell>
          <table:table-cell table:formula="of:=[.H6]" office:value-type="float" office:value="-99659.7" calcext:value-type="float">
            <text:p>-99,659.70 ¤</text:p>
          </table:table-cell>
          <table:table-cell table:formula="of:=ROUND([.E7]*zinssatz/12;2)" office:value-type="float" office:value="-174.4" calcext:value-type="float">
            <text:p>-174.40 ¤</text:p>
          </table:table-cell>
          <table:table-cell table:formula="of:=[.D7]+[.F7]+[.C7]" office:value-type="float" office:value="170.6" calcext:value-type="float">
            <text:p>170.60 ¤</text:p>
          </table:table-cell>
          <table:table-cell table:formula="of:=IF(([.E7]+[.G7])&lt;0;[.E7]+[.G7];0)" office:value-type="float" office:value="-99489.1" calcext:value-type="float">
            <text:p>-99,489.10 ¤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12-31" calcext:value-type="date">
            <text:p>2019-12-31</text:p>
          </table:table-cell>
          <table:table-cell/>
          <table:table-cell table:formula="of:=IF([.E8]&lt;0;Annuitaet;0)" office:value-type="float" office:value="345" calcext:value-type="float">
            <text:p>345.00 ¤</text:p>
          </table:table-cell>
          <table:table-cell table:formula="of:=[.H7]" office:value-type="float" office:value="-99489.1" calcext:value-type="float">
            <text:p>-99,489.10 ¤</text:p>
          </table:table-cell>
          <table:table-cell table:formula="of:=ROUND([.E8]*zinssatz/12;2)" office:value-type="float" office:value="-174.11" calcext:value-type="float">
            <text:p>-174.11 ¤</text:p>
          </table:table-cell>
          <table:table-cell table:formula="of:=[.D8]+[.F8]+[.C8]" office:value-type="float" office:value="170.89" calcext:value-type="float">
            <text:p>170.89 ¤</text:p>
          </table:table-cell>
          <table:table-cell table:formula="of:=IF(([.E8]+[.G8])&lt;0;[.E8]+[.G8];0)" office:value-type="float" office:value="-99318.21" calcext:value-type="float">
            <text:p>-99,318.21 ¤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31" calcext:value-type="date">
            <text:p>2020-01-31</text:p>
          </table:table-cell>
          <table:table-cell/>
          <table:table-cell table:formula="of:=IF([.E9]&lt;0;Annuitaet;0)" office:value-type="float" office:value="345" calcext:value-type="float">
            <text:p>345.00 ¤</text:p>
          </table:table-cell>
          <table:table-cell table:formula="of:=[.H8]" office:value-type="float" office:value="-99318.21" calcext:value-type="float">
            <text:p>-99,318.21 ¤</text:p>
          </table:table-cell>
          <table:table-cell table:formula="of:=ROUND([.E9]*zinssatz/12;2)" office:value-type="float" office:value="-173.81" calcext:value-type="float">
            <text:p>-173.81 ¤</text:p>
          </table:table-cell>
          <table:table-cell table:formula="of:=[.D9]+[.F9]+[.C9]" office:value-type="float" office:value="171.19" calcext:value-type="float">
            <text:p>171.19 ¤</text:p>
          </table:table-cell>
          <table:table-cell table:formula="of:=IF(([.E9]+[.G9])&lt;0;[.E9]+[.G9];0)" office:value-type="float" office:value="-99147.02" calcext:value-type="float">
            <text:p>-99,147.02 ¤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2-29" calcext:value-type="date">
            <text:p>2020-02-29</text:p>
          </table:table-cell>
          <table:table-cell/>
          <table:table-cell table:formula="of:=IF([.E10]&lt;0;Annuitaet;0)" office:value-type="float" office:value="345" calcext:value-type="float">
            <text:p>345.00 ¤</text:p>
          </table:table-cell>
          <table:table-cell table:formula="of:=[.H9]" office:value-type="float" office:value="-99147.02" calcext:value-type="float">
            <text:p>-99,147.02 ¤</text:p>
          </table:table-cell>
          <table:table-cell table:formula="of:=ROUND([.E10]*zinssatz/12;2)" office:value-type="float" office:value="-173.51" calcext:value-type="float">
            <text:p>-173.51 ¤</text:p>
          </table:table-cell>
          <table:table-cell table:formula="of:=[.D10]+[.F10]+[.C10]" office:value-type="float" office:value="171.49" calcext:value-type="float">
            <text:p>171.49 ¤</text:p>
          </table:table-cell>
          <table:table-cell table:formula="of:=IF(([.E10]+[.G10])&lt;0;[.E10]+[.G10];0)" office:value-type="float" office:value="-98975.53" calcext:value-type="float">
            <text:p>-98,975.53 ¤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3-31" calcext:value-type="date">
            <text:p>2020-03-31</text:p>
          </table:table-cell>
          <table:table-cell/>
          <table:table-cell table:formula="of:=IF([.E11]&lt;0;Annuitaet;0)" office:value-type="float" office:value="345" calcext:value-type="float">
            <text:p>345.00 ¤</text:p>
          </table:table-cell>
          <table:table-cell table:formula="of:=[.H10]" office:value-type="float" office:value="-98975.53" calcext:value-type="float">
            <text:p>-98,975.53 ¤</text:p>
          </table:table-cell>
          <table:table-cell table:formula="of:=ROUND([.E11]*zinssatz/12;2)" office:value-type="float" office:value="-173.21" calcext:value-type="float">
            <text:p>-173.21 ¤</text:p>
          </table:table-cell>
          <table:table-cell table:formula="of:=[.D11]+[.F11]+[.C11]" office:value-type="float" office:value="171.79" calcext:value-type="float">
            <text:p>171.79 ¤</text:p>
          </table:table-cell>
          <table:table-cell table:formula="of:=IF(([.E11]+[.G11])&lt;0;[.E11]+[.G11];0)" office:value-type="float" office:value="-98803.74" calcext:value-type="float">
            <text:p>-98,803.74 ¤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4-30" calcext:value-type="date">
            <text:p>2020-04-30</text:p>
          </table:table-cell>
          <table:table-cell/>
          <table:table-cell table:formula="of:=IF([.E12]&lt;0;Annuitaet;0)" office:value-type="float" office:value="345" calcext:value-type="float">
            <text:p>345.00 ¤</text:p>
          </table:table-cell>
          <table:table-cell table:formula="of:=[.H11]" office:value-type="float" office:value="-98803.74" calcext:value-type="float">
            <text:p>-98,803.74 ¤</text:p>
          </table:table-cell>
          <table:table-cell table:formula="of:=ROUND([.E12]*zinssatz/12;2)" office:value-type="float" office:value="-172.91" calcext:value-type="float">
            <text:p>-172.91 ¤</text:p>
          </table:table-cell>
          <table:table-cell table:formula="of:=[.D12]+[.F12]+[.C12]" office:value-type="float" office:value="172.09" calcext:value-type="float">
            <text:p>172.09 ¤</text:p>
          </table:table-cell>
          <table:table-cell table:formula="of:=IF(([.E12]+[.G12])&lt;0;[.E12]+[.G12];0)" office:value-type="float" office:value="-98631.65" calcext:value-type="float">
            <text:p>-98,631.65 ¤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5-31" calcext:value-type="date">
            <text:p>2020-05-31</text:p>
          </table:table-cell>
          <table:table-cell/>
          <table:table-cell table:formula="of:=IF([.E13]&lt;0;Annuitaet;0)" office:value-type="float" office:value="345" calcext:value-type="float">
            <text:p>345.00 ¤</text:p>
          </table:table-cell>
          <table:table-cell table:formula="of:=[.H12]" office:value-type="float" office:value="-98631.65" calcext:value-type="float">
            <text:p>-98,631.65 ¤</text:p>
          </table:table-cell>
          <table:table-cell table:formula="of:=ROUND([.E13]*zinssatz/12;2)" office:value-type="float" office:value="-172.61" calcext:value-type="float">
            <text:p>-172.61 ¤</text:p>
          </table:table-cell>
          <table:table-cell table:formula="of:=[.D13]+[.F13]+[.C13]" office:value-type="float" office:value="172.39" calcext:value-type="float">
            <text:p>172.39 ¤</text:p>
          </table:table-cell>
          <table:table-cell table:formula="of:=IF(([.E13]+[.G13])&lt;0;[.E13]+[.G13];0)" office:value-type="float" office:value="-98459.26" calcext:value-type="float">
            <text:p>-98,459.26 ¤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6-30" calcext:value-type="date">
            <text:p>2020-06-30</text:p>
          </table:table-cell>
          <table:table-cell/>
          <table:table-cell table:formula="of:=IF([.E14]&lt;0;Annuitaet;0)" office:value-type="float" office:value="345" calcext:value-type="float">
            <text:p>345.00 ¤</text:p>
          </table:table-cell>
          <table:table-cell table:formula="of:=[.H13]" office:value-type="float" office:value="-98459.26" calcext:value-type="float">
            <text:p>-98,459.26 ¤</text:p>
          </table:table-cell>
          <table:table-cell table:formula="of:=ROUND([.E14]*zinssatz/12;2)" office:value-type="float" office:value="-172.3" calcext:value-type="float">
            <text:p>-172.30 ¤</text:p>
          </table:table-cell>
          <table:table-cell table:formula="of:=[.D14]+[.F14]+[.C14]" office:value-type="float" office:value="172.7" calcext:value-type="float">
            <text:p>172.70 ¤</text:p>
          </table:table-cell>
          <table:table-cell table:formula="of:=IF(([.E14]+[.G14])&lt;0;[.E14]+[.G14];0)" office:value-type="float" office:value="-98286.56" calcext:value-type="float">
            <text:p>-98,286.56 ¤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7-31" calcext:value-type="date">
            <text:p>2020-07-31</text:p>
          </table:table-cell>
          <table:table-cell/>
          <table:table-cell table:formula="of:=IF([.E15]&lt;0;Annuitaet;0)" office:value-type="float" office:value="345" calcext:value-type="float">
            <text:p>345.00 ¤</text:p>
          </table:table-cell>
          <table:table-cell table:formula="of:=[.H14]" office:value-type="float" office:value="-98286.56" calcext:value-type="float">
            <text:p>-98,286.56 ¤</text:p>
          </table:table-cell>
          <table:table-cell table:formula="of:=ROUND([.E15]*zinssatz/12;2)" office:value-type="float" office:value="-172" calcext:value-type="float">
            <text:p>-172.00 ¤</text:p>
          </table:table-cell>
          <table:table-cell table:formula="of:=[.D15]+[.F15]+[.C15]" office:value-type="float" office:value="173" calcext:value-type="float">
            <text:p>173.00 ¤</text:p>
          </table:table-cell>
          <table:table-cell table:formula="of:=IF(([.E15]+[.G15])&lt;0;[.E15]+[.G15];0)" office:value-type="float" office:value="-98113.56" calcext:value-type="float">
            <text:p>-98,113.56 ¤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8-31" calcext:value-type="date">
            <text:p>2020-08-31</text:p>
          </table:table-cell>
          <table:table-cell/>
          <table:table-cell table:formula="of:=IF([.E16]&lt;0;Annuitaet;0)" office:value-type="float" office:value="345" calcext:value-type="float">
            <text:p>345.00 ¤</text:p>
          </table:table-cell>
          <table:table-cell table:formula="of:=[.H15]" office:value-type="float" office:value="-98113.56" calcext:value-type="float">
            <text:p>-98,113.56 ¤</text:p>
          </table:table-cell>
          <table:table-cell table:formula="of:=ROUND([.E16]*zinssatz/12;2)" office:value-type="float" office:value="-171.7" calcext:value-type="float">
            <text:p>-171.70 ¤</text:p>
          </table:table-cell>
          <table:table-cell table:formula="of:=[.D16]+[.F16]+[.C16]" office:value-type="float" office:value="173.3" calcext:value-type="float">
            <text:p>173.30 ¤</text:p>
          </table:table-cell>
          <table:table-cell table:formula="of:=IF(([.E16]+[.G16])&lt;0;[.E16]+[.G16];0)" office:value-type="float" office:value="-97940.26" calcext:value-type="float">
            <text:p>-97,940.26 ¤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9-30" calcext:value-type="date">
            <text:p>2020-09-30</text:p>
          </table:table-cell>
          <table:table-cell/>
          <table:table-cell table:formula="of:=IF([.E17]&lt;0;Annuitaet;0)" office:value-type="float" office:value="345" calcext:value-type="float">
            <text:p>345.00 ¤</text:p>
          </table:table-cell>
          <table:table-cell table:formula="of:=[.H16]" office:value-type="float" office:value="-97940.26" calcext:value-type="float">
            <text:p>-97,940.26 ¤</text:p>
          </table:table-cell>
          <table:table-cell table:formula="of:=ROUND([.E17]*zinssatz/12;2)" office:value-type="float" office:value="-171.4" calcext:value-type="float">
            <text:p>-171.40 ¤</text:p>
          </table:table-cell>
          <table:table-cell table:formula="of:=[.D17]+[.F17]+[.C17]" office:value-type="float" office:value="173.6" calcext:value-type="float">
            <text:p>173.60 ¤</text:p>
          </table:table-cell>
          <table:table-cell table:formula="of:=IF(([.E17]+[.G17])&lt;0;[.E17]+[.G17];0)" office:value-type="float" office:value="-97766.66" calcext:value-type="float">
            <text:p>-97,766.66 ¤</text:p>
          </table:table-cell>
          <table:table-cell table:style-name="ce8" table:formula="of:=SUM([.G6:.G17])/Darlehensbetrag" office:value-type="percentage" office:value="0.0206334" calcext:value-type="percentage">
            <text:p>2.06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10-31" calcext:value-type="date">
            <text:p>2020-10-31</text:p>
          </table:table-cell>
          <table:table-cell/>
          <table:table-cell table:formula="of:=IF([.E18]&lt;0;Annuitaet;0)" office:value-type="float" office:value="345" calcext:value-type="float">
            <text:p>345.00 ¤</text:p>
          </table:table-cell>
          <table:table-cell table:formula="of:=[.H17]" office:value-type="float" office:value="-97766.66" calcext:value-type="float">
            <text:p>-97,766.66 ¤</text:p>
          </table:table-cell>
          <table:table-cell table:formula="of:=ROUND([.E18]*zinssatz/12;2)" office:value-type="float" office:value="-171.09" calcext:value-type="float">
            <text:p>-171.09 ¤</text:p>
          </table:table-cell>
          <table:table-cell table:formula="of:=[.D18]+[.F18]+[.C18]" office:value-type="float" office:value="173.91" calcext:value-type="float">
            <text:p>173.91 ¤</text:p>
          </table:table-cell>
          <table:table-cell table:formula="of:=IF(([.E18]+[.G18])&lt;0;[.E18]+[.G18];0)" office:value-type="float" office:value="-97592.75" calcext:value-type="float">
            <text:p>-97,592.75 ¤</text:p>
          </table:table-cell>
          <table:table-cell table:style-name="ce8" table:formula="of:=SUM([.G7:.G18])/Darlehensbetrag" office:value-type="percentage" office:value="0.0206695" calcext:value-type="percentage">
            <text:p>2.07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11-30" calcext:value-type="date">
            <text:p>2020-11-30</text:p>
          </table:table-cell>
          <table:table-cell/>
          <table:table-cell table:formula="of:=IF([.E19]&lt;0;Annuitaet;0)" office:value-type="float" office:value="345" calcext:value-type="float">
            <text:p>345.00 ¤</text:p>
          </table:table-cell>
          <table:table-cell table:formula="of:=[.H18]" office:value-type="float" office:value="-97592.75" calcext:value-type="float">
            <text:p>-97,592.75 ¤</text:p>
          </table:table-cell>
          <table:table-cell table:formula="of:=ROUND([.E19]*zinssatz/12;2)" office:value-type="float" office:value="-170.79" calcext:value-type="float">
            <text:p>-170.79 ¤</text:p>
          </table:table-cell>
          <table:table-cell table:formula="of:=[.D19]+[.F19]+[.C19]" office:value-type="float" office:value="174.21" calcext:value-type="float">
            <text:p>174.21 ¤</text:p>
          </table:table-cell>
          <table:table-cell table:formula="of:=IF(([.E19]+[.G19])&lt;0;[.E19]+[.G19];0)" office:value-type="float" office:value="-97418.54" calcext:value-type="float">
            <text:p>-97,418.54 ¤</text:p>
          </table:table-cell>
          <table:table-cell table:style-name="ce8" table:formula="of:=SUM([.G8:.G19])/Darlehensbetrag" office:value-type="percentage" office:value="0.0207056" calcext:value-type="percentage">
            <text:p>2.0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12-31" calcext:value-type="date">
            <text:p>2020-12-31</text:p>
          </table:table-cell>
          <table:table-cell/>
          <table:table-cell table:formula="of:=IF([.E20]&lt;0;Annuitaet;0)" office:value-type="float" office:value="345" calcext:value-type="float">
            <text:p>345.00 ¤</text:p>
          </table:table-cell>
          <table:table-cell table:formula="of:=[.H19]" office:value-type="float" office:value="-97418.54" calcext:value-type="float">
            <text:p>-97,418.54 ¤</text:p>
          </table:table-cell>
          <table:table-cell table:formula="of:=ROUND([.E20]*zinssatz/12;2)" office:value-type="float" office:value="-170.48" calcext:value-type="float">
            <text:p>-170.48 ¤</text:p>
          </table:table-cell>
          <table:table-cell table:formula="of:=[.D20]+[.F20]+[.C20]" office:value-type="float" office:value="174.52" calcext:value-type="float">
            <text:p>174.52 ¤</text:p>
          </table:table-cell>
          <table:table-cell table:formula="of:=IF(([.E20]+[.G20])&lt;0;[.E20]+[.G20];0)" office:value-type="float" office:value="-97244.02" calcext:value-type="float">
            <text:p>-97,244.02 ¤</text:p>
          </table:table-cell>
          <table:table-cell table:style-name="ce8" table:formula="of:=SUM([.G9:.G20])/Darlehensbetrag" office:value-type="percentage" office:value="0.0207419" calcext:value-type="percentage">
            <text:p>2.07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31" calcext:value-type="date">
            <text:p>2021-01-31</text:p>
          </table:table-cell>
          <table:table-cell/>
          <table:table-cell table:formula="of:=IF([.E21]&lt;0;Annuitaet;0)" office:value-type="float" office:value="345" calcext:value-type="float">
            <text:p>345.00 ¤</text:p>
          </table:table-cell>
          <table:table-cell table:formula="of:=[.H20]" office:value-type="float" office:value="-97244.02" calcext:value-type="float">
            <text:p>-97,244.02 ¤</text:p>
          </table:table-cell>
          <table:table-cell table:formula="of:=ROUND([.E21]*zinssatz/12;2)" office:value-type="float" office:value="-170.18" calcext:value-type="float">
            <text:p>-170.18 ¤</text:p>
          </table:table-cell>
          <table:table-cell table:formula="of:=[.D21]+[.F21]+[.C21]" office:value-type="float" office:value="174.82" calcext:value-type="float">
            <text:p>174.82 ¤</text:p>
          </table:table-cell>
          <table:table-cell table:formula="of:=IF(([.E21]+[.G21])&lt;0;[.E21]+[.G21];0)" office:value-type="float" office:value="-97069.2" calcext:value-type="float">
            <text:p>-97,069.20 ¤</text:p>
          </table:table-cell>
          <table:table-cell table:style-name="ce8" table:formula="of:=SUM([.G10:.G21])/Darlehensbetrag" office:value-type="percentage" office:value="0.0207782" calcext:value-type="percentage">
            <text:p>2.08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2-28" calcext:value-type="date">
            <text:p>2021-02-28</text:p>
          </table:table-cell>
          <table:table-cell/>
          <table:table-cell table:formula="of:=IF([.E22]&lt;0;Annuitaet;0)" office:value-type="float" office:value="345" calcext:value-type="float">
            <text:p>345.00 ¤</text:p>
          </table:table-cell>
          <table:table-cell table:formula="of:=[.H21]" office:value-type="float" office:value="-97069.2" calcext:value-type="float">
            <text:p>-97,069.20 ¤</text:p>
          </table:table-cell>
          <table:table-cell table:formula="of:=ROUND([.E22]*zinssatz/12;2)" office:value-type="float" office:value="-169.87" calcext:value-type="float">
            <text:p>-169.87 ¤</text:p>
          </table:table-cell>
          <table:table-cell table:formula="of:=[.D22]+[.F22]+[.C22]" office:value-type="float" office:value="175.13" calcext:value-type="float">
            <text:p>175.13 ¤</text:p>
          </table:table-cell>
          <table:table-cell table:formula="of:=IF(([.E22]+[.G22])&lt;0;[.E22]+[.G22];0)" office:value-type="float" office:value="-96894.07" calcext:value-type="float">
            <text:p>-96,894.07 ¤</text:p>
          </table:table-cell>
          <table:table-cell table:style-name="ce8" table:formula="of:=SUM([.G11:.G22])/Darlehensbetrag" office:value-type="percentage" office:value="0.0208146" calcext:value-type="percentage">
            <text:p>2.08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3-31" calcext:value-type="date">
            <text:p>2021-03-31</text:p>
          </table:table-cell>
          <table:table-cell/>
          <table:table-cell table:formula="of:=IF([.E23]&lt;0;Annuitaet;0)" office:value-type="float" office:value="345" calcext:value-type="float">
            <text:p>345.00 ¤</text:p>
          </table:table-cell>
          <table:table-cell table:formula="of:=[.H22]" office:value-type="float" office:value="-96894.07" calcext:value-type="float">
            <text:p>-96,894.07 ¤</text:p>
          </table:table-cell>
          <table:table-cell table:formula="of:=ROUND([.E23]*zinssatz/12;2)" office:value-type="float" office:value="-169.56" calcext:value-type="float">
            <text:p>-169.56 ¤</text:p>
          </table:table-cell>
          <table:table-cell table:formula="of:=[.D23]+[.F23]+[.C23]" office:value-type="float" office:value="175.44" calcext:value-type="float">
            <text:p>175.44 ¤</text:p>
          </table:table-cell>
          <table:table-cell table:formula="of:=IF(([.E23]+[.G23])&lt;0;[.E23]+[.G23];0)" office:value-type="float" office:value="-96718.63" calcext:value-type="float">
            <text:p>-96,718.63 ¤</text:p>
          </table:table-cell>
          <table:table-cell table:style-name="ce8" table:formula="of:=SUM([.G12:.G23])/Darlehensbetrag" office:value-type="percentage" office:value="0.0208511" calcext:value-type="percentage">
            <text:p>2.09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4-30" calcext:value-type="date">
            <text:p>2021-04-30</text:p>
          </table:table-cell>
          <table:table-cell/>
          <table:table-cell table:formula="of:=IF([.E24]&lt;0;Annuitaet;0)" office:value-type="float" office:value="345" calcext:value-type="float">
            <text:p>345.00 ¤</text:p>
          </table:table-cell>
          <table:table-cell table:formula="of:=[.H23]" office:value-type="float" office:value="-96718.63" calcext:value-type="float">
            <text:p>-96,718.63 ¤</text:p>
          </table:table-cell>
          <table:table-cell table:formula="of:=ROUND([.E24]*zinssatz/12;2)" office:value-type="float" office:value="-169.26" calcext:value-type="float">
            <text:p>-169.26 ¤</text:p>
          </table:table-cell>
          <table:table-cell table:formula="of:=[.D24]+[.F24]+[.C24]" office:value-type="float" office:value="175.74" calcext:value-type="float">
            <text:p>175.74 ¤</text:p>
          </table:table-cell>
          <table:table-cell table:formula="of:=IF(([.E24]+[.G24])&lt;0;[.E24]+[.G24];0)" office:value-type="float" office:value="-96542.89" calcext:value-type="float">
            <text:p>-96,542.89 ¤</text:p>
          </table:table-cell>
          <table:table-cell table:style-name="ce8" table:formula="of:=SUM([.G13:.G24])/Darlehensbetrag" office:value-type="percentage" office:value="0.0208876" calcext:value-type="percentage">
            <text:p>2.09%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5-31" calcext:value-type="date">
            <text:p>2021-05-31</text:p>
          </table:table-cell>
          <table:table-cell/>
          <table:table-cell table:formula="of:=IF([.E25]&lt;0;Annuitaet;0)" office:value-type="float" office:value="345" calcext:value-type="float">
            <text:p>345.00 ¤</text:p>
          </table:table-cell>
          <table:table-cell table:formula="of:=[.H24]" office:value-type="float" office:value="-96542.89" calcext:value-type="float">
            <text:p>-96,542.89 ¤</text:p>
          </table:table-cell>
          <table:table-cell table:formula="of:=ROUND([.E25]*zinssatz/12;2)" office:value-type="float" office:value="-168.95" calcext:value-type="float">
            <text:p>-168.95 ¤</text:p>
          </table:table-cell>
          <table:table-cell table:formula="of:=[.D25]+[.F25]+[.C25]" office:value-type="float" office:value="176.05" calcext:value-type="float">
            <text:p>176.05 ¤</text:p>
          </table:table-cell>
          <table:table-cell table:formula="of:=IF(([.E25]+[.G25])&lt;0;[.E25]+[.G25];0)" office:value-type="float" office:value="-96366.84" calcext:value-type="float">
            <text:p>-96,366.84 ¤</text:p>
          </table:table-cell>
          <table:table-cell table:style-name="ce8" table:formula="of:=SUM([.G14:.G25])/Darlehensbetrag" office:value-type="percentage" office:value="0.0209242" calcext:value-type="percentage">
            <text:p>2.09%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6-30" calcext:value-type="date">
            <text:p>2021-06-30</text:p>
          </table:table-cell>
          <table:table-cell/>
          <table:table-cell table:formula="of:=IF([.E26]&lt;0;Annuitaet;0)" office:value-type="float" office:value="345" calcext:value-type="float">
            <text:p>345.00 ¤</text:p>
          </table:table-cell>
          <table:table-cell table:formula="of:=[.H25]" office:value-type="float" office:value="-96366.84" calcext:value-type="float">
            <text:p>-96,366.84 ¤</text:p>
          </table:table-cell>
          <table:table-cell table:formula="of:=ROUND([.E26]*zinssatz/12;2)" office:value-type="float" office:value="-168.64" calcext:value-type="float">
            <text:p>-168.64 ¤</text:p>
          </table:table-cell>
          <table:table-cell table:formula="of:=[.D26]+[.F26]+[.C26]" office:value-type="float" office:value="176.36" calcext:value-type="float">
            <text:p>176.36 ¤</text:p>
          </table:table-cell>
          <table:table-cell table:formula="of:=IF(([.E26]+[.G26])&lt;0;[.E26]+[.G26];0)" office:value-type="float" office:value="-96190.48" calcext:value-type="float">
            <text:p>-96,190.48 ¤</text:p>
          </table:table-cell>
          <table:table-cell table:style-name="ce8" table:formula="of:=SUM([.G15:.G26])/Darlehensbetrag" office:value-type="percentage" office:value="0.0209608" calcext:value-type="percentage">
            <text:p>2.10%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7-31" calcext:value-type="date">
            <text:p>2021-07-31</text:p>
          </table:table-cell>
          <table:table-cell/>
          <table:table-cell table:formula="of:=IF([.E27]&lt;0;Annuitaet;0)" office:value-type="float" office:value="345" calcext:value-type="float">
            <text:p>345.00 ¤</text:p>
          </table:table-cell>
          <table:table-cell table:formula="of:=[.H26]" office:value-type="float" office:value="-96190.48" calcext:value-type="float">
            <text:p>-96,190.48 ¤</text:p>
          </table:table-cell>
          <table:table-cell table:formula="of:=ROUND([.E27]*zinssatz/12;2)" office:value-type="float" office:value="-168.33" calcext:value-type="float">
            <text:p>-168.33 ¤</text:p>
          </table:table-cell>
          <table:table-cell table:formula="of:=[.D27]+[.F27]+[.C27]" office:value-type="float" office:value="176.67" calcext:value-type="float">
            <text:p>176.67 ¤</text:p>
          </table:table-cell>
          <table:table-cell table:formula="of:=IF(([.E27]+[.G27])&lt;0;[.E27]+[.G27];0)" office:value-type="float" office:value="-96013.8099999999" calcext:value-type="float">
            <text:p>-96,013.81 ¤</text:p>
          </table:table-cell>
          <table:table-cell table:style-name="ce8" table:formula="of:=SUM([.G16:.G27])/Darlehensbetrag" office:value-type="percentage" office:value="0.0209975" calcext:value-type="percentage">
            <text:p>2.10%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8-31" calcext:value-type="date">
            <text:p>2021-08-31</text:p>
          </table:table-cell>
          <table:table-cell/>
          <table:table-cell table:formula="of:=IF([.E28]&lt;0;Annuitaet;0)" office:value-type="float" office:value="345" calcext:value-type="float">
            <text:p>345.00 ¤</text:p>
          </table:table-cell>
          <table:table-cell table:formula="of:=[.H27]" office:value-type="float" office:value="-96013.8099999999" calcext:value-type="float">
            <text:p>-96,013.81 ¤</text:p>
          </table:table-cell>
          <table:table-cell table:formula="of:=ROUND([.E28]*zinssatz/12;2)" office:value-type="float" office:value="-168.02" calcext:value-type="float">
            <text:p>-168.02 ¤</text:p>
          </table:table-cell>
          <table:table-cell table:formula="of:=[.D28]+[.F28]+[.C28]" office:value-type="float" office:value="176.98" calcext:value-type="float">
            <text:p>176.98 ¤</text:p>
          </table:table-cell>
          <table:table-cell table:formula="of:=IF(([.E28]+[.G28])&lt;0;[.E28]+[.G28];0)" office:value-type="float" office:value="-95836.83" calcext:value-type="float">
            <text:p>-95,836.83 ¤</text:p>
          </table:table-cell>
          <table:table-cell table:style-name="ce8" table:formula="of:=SUM([.G17:.G28])/Darlehensbetrag" office:value-type="percentage" office:value="0.0210343" calcext:value-type="percentage">
            <text:p>2.10%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9-30" calcext:value-type="date">
            <text:p>2021-09-30</text:p>
          </table:table-cell>
          <table:table-cell/>
          <table:table-cell table:formula="of:=IF([.E29]&lt;0;Annuitaet;0)" office:value-type="float" office:value="345" calcext:value-type="float">
            <text:p>345.00 ¤</text:p>
          </table:table-cell>
          <table:table-cell table:formula="of:=[.H28]" office:value-type="float" office:value="-95836.83" calcext:value-type="float">
            <text:p>-95,836.83 ¤</text:p>
          </table:table-cell>
          <table:table-cell table:formula="of:=ROUND([.E29]*zinssatz/12;2)" office:value-type="float" office:value="-167.71" calcext:value-type="float">
            <text:p>-167.71 ¤</text:p>
          </table:table-cell>
          <table:table-cell table:formula="of:=[.D29]+[.F29]+[.C29]" office:value-type="float" office:value="177.29" calcext:value-type="float">
            <text:p>177.29 ¤</text:p>
          </table:table-cell>
          <table:table-cell table:formula="of:=IF(([.E29]+[.G29])&lt;0;[.E29]+[.G29];0)" office:value-type="float" office:value="-95659.54" calcext:value-type="float">
            <text:p>-95,659.54 ¤</text:p>
          </table:table-cell>
          <table:table-cell table:style-name="ce8" table:formula="of:=SUM([.G18:.G29])/Darlehensbetrag" office:value-type="percentage" office:value="0.0210712" calcext:value-type="percentage">
            <text:p>2.11%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10-31" calcext:value-type="date">
            <text:p>2021-10-31</text:p>
          </table:table-cell>
          <table:table-cell/>
          <table:table-cell table:formula="of:=IF([.E30]&lt;0;Annuitaet;0)" office:value-type="float" office:value="345" calcext:value-type="float">
            <text:p>345.00 ¤</text:p>
          </table:table-cell>
          <table:table-cell table:formula="of:=[.H29]" office:value-type="float" office:value="-95659.54" calcext:value-type="float">
            <text:p>-95,659.54 ¤</text:p>
          </table:table-cell>
          <table:table-cell table:formula="of:=ROUND([.E30]*zinssatz/12;2)" office:value-type="float" office:value="-167.4" calcext:value-type="float">
            <text:p>-167.40 ¤</text:p>
          </table:table-cell>
          <table:table-cell table:formula="of:=[.D30]+[.F30]+[.C30]" office:value-type="float" office:value="177.6" calcext:value-type="float">
            <text:p>177.60 ¤</text:p>
          </table:table-cell>
          <table:table-cell table:formula="of:=IF(([.E30]+[.G30])&lt;0;[.E30]+[.G30];0)" office:value-type="float" office:value="-95481.94" calcext:value-type="float">
            <text:p>-95,481.94 ¤</text:p>
          </table:table-cell>
          <table:table-cell table:style-name="ce8" table:formula="of:=SUM([.G19:.G30])/Darlehensbetrag" office:value-type="percentage" office:value="0.0211081" calcext:value-type="percentage">
            <text:p>2.11%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11-30" calcext:value-type="date">
            <text:p>2021-11-30</text:p>
          </table:table-cell>
          <table:table-cell/>
          <table:table-cell table:formula="of:=IF([.E31]&lt;0;Annuitaet;0)" office:value-type="float" office:value="345" calcext:value-type="float">
            <text:p>345.00 ¤</text:p>
          </table:table-cell>
          <table:table-cell table:formula="of:=[.H30]" office:value-type="float" office:value="-95481.94" calcext:value-type="float">
            <text:p>-95,481.94 ¤</text:p>
          </table:table-cell>
          <table:table-cell table:formula="of:=ROUND([.E31]*zinssatz/12;2)" office:value-type="float" office:value="-167.09" calcext:value-type="float">
            <text:p>-167.09 ¤</text:p>
          </table:table-cell>
          <table:table-cell table:formula="of:=[.D31]+[.F31]+[.C31]" office:value-type="float" office:value="177.91" calcext:value-type="float">
            <text:p>177.91 ¤</text:p>
          </table:table-cell>
          <table:table-cell table:formula="of:=IF(([.E31]+[.G31])&lt;0;[.E31]+[.G31];0)" office:value-type="float" office:value="-95304.03" calcext:value-type="float">
            <text:p>-95,304.03 ¤</text:p>
          </table:table-cell>
          <table:table-cell table:style-name="ce8" table:formula="of:=SUM([.G20:.G31])/Darlehensbetrag" office:value-type="percentage" office:value="0.0211451" calcext:value-type="percentage">
            <text:p>2.11%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12-31" calcext:value-type="date">
            <text:p>2021-12-31</text:p>
          </table:table-cell>
          <table:table-cell/>
          <table:table-cell table:formula="of:=IF([.E32]&lt;0;Annuitaet;0)" office:value-type="float" office:value="345" calcext:value-type="float">
            <text:p>345.00 ¤</text:p>
          </table:table-cell>
          <table:table-cell table:formula="of:=[.H31]" office:value-type="float" office:value="-95304.03" calcext:value-type="float">
            <text:p>-95,304.03 ¤</text:p>
          </table:table-cell>
          <table:table-cell table:formula="of:=ROUND([.E32]*zinssatz/12;2)" office:value-type="float" office:value="-166.78" calcext:value-type="float">
            <text:p>-166.78 ¤</text:p>
          </table:table-cell>
          <table:table-cell table:formula="of:=[.D32]+[.F32]+[.C32]" office:value-type="float" office:value="178.22" calcext:value-type="float">
            <text:p>178.22 ¤</text:p>
          </table:table-cell>
          <table:table-cell table:formula="of:=IF(([.E32]+[.G32])&lt;0;[.E32]+[.G32];0)" office:value-type="float" office:value="-95125.81" calcext:value-type="float">
            <text:p>-95,125.81 ¤</text:p>
          </table:table-cell>
          <table:table-cell table:style-name="ce8" table:formula="of:=SUM([.G21:.G32])/Darlehensbetrag" office:value-type="percentage" office:value="0.0211821" calcext:value-type="percentage">
            <text:p>2.12%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01-31" calcext:value-type="date">
            <text:p>2022-01-31</text:p>
          </table:table-cell>
          <table:table-cell/>
          <table:table-cell table:formula="of:=IF([.E33]&lt;0;Annuitaet;0)" office:value-type="float" office:value="345" calcext:value-type="float">
            <text:p>345.00 ¤</text:p>
          </table:table-cell>
          <table:table-cell table:formula="of:=[.H32]" office:value-type="float" office:value="-95125.81" calcext:value-type="float">
            <text:p>-95,125.81 ¤</text:p>
          </table:table-cell>
          <table:table-cell table:formula="of:=ROUND([.E33]*zinssatz/12;2)" office:value-type="float" office:value="-166.47" calcext:value-type="float">
            <text:p>-166.47 ¤</text:p>
          </table:table-cell>
          <table:table-cell table:formula="of:=[.D33]+[.F33]+[.C33]" office:value-type="float" office:value="178.53" calcext:value-type="float">
            <text:p>178.53 ¤</text:p>
          </table:table-cell>
          <table:table-cell table:formula="of:=IF(([.E33]+[.G33])&lt;0;[.E33]+[.G33];0)" office:value-type="float" office:value="-94947.28" calcext:value-type="float">
            <text:p>-94,947.28 ¤</text:p>
          </table:table-cell>
          <table:table-cell table:style-name="ce8" table:formula="of:=SUM([.G22:.G33])/Darlehensbetrag" office:value-type="percentage" office:value="0.0212192" calcext:value-type="percentage">
            <text:p>2.12%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02-28" calcext:value-type="date">
            <text:p>2022-02-28</text:p>
          </table:table-cell>
          <table:table-cell/>
          <table:table-cell table:formula="of:=IF([.E34]&lt;0;Annuitaet;0)" office:value-type="float" office:value="345" calcext:value-type="float">
            <text:p>345.00 ¤</text:p>
          </table:table-cell>
          <table:table-cell table:formula="of:=[.H33]" office:value-type="float" office:value="-94947.28" calcext:value-type="float">
            <text:p>-94,947.28 ¤</text:p>
          </table:table-cell>
          <table:table-cell table:formula="of:=ROUND([.E34]*zinssatz/12;2)" office:value-type="float" office:value="-166.16" calcext:value-type="float">
            <text:p>-166.16 ¤</text:p>
          </table:table-cell>
          <table:table-cell table:formula="of:=[.D34]+[.F34]+[.C34]" office:value-type="float" office:value="178.84" calcext:value-type="float">
            <text:p>178.84 ¤</text:p>
          </table:table-cell>
          <table:table-cell table:formula="of:=IF(([.E34]+[.G34])&lt;0;[.E34]+[.G34];0)" office:value-type="float" office:value="-94768.44" calcext:value-type="float">
            <text:p>-94,768.44 ¤</text:p>
          </table:table-cell>
          <table:table-cell table:style-name="ce8" table:formula="of:=SUM([.G23:.G34])/Darlehensbetrag" office:value-type="percentage" office:value="0.0212563" calcext:value-type="percentage">
            <text:p>2.13%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2-03-31" calcext:value-type="date">
            <text:p>2022-03-31</text:p>
          </table:table-cell>
          <table:table-cell/>
          <table:table-cell table:formula="of:=IF([.E35]&lt;0;Annuitaet;0)" office:value-type="float" office:value="345" calcext:value-type="float">
            <text:p>345.00 ¤</text:p>
          </table:table-cell>
          <table:table-cell table:formula="of:=[.H34]" office:value-type="float" office:value="-94768.44" calcext:value-type="float">
            <text:p>-94,768.44 ¤</text:p>
          </table:table-cell>
          <table:table-cell table:formula="of:=ROUND([.E35]*zinssatz/12;2)" office:value-type="float" office:value="-165.84" calcext:value-type="float">
            <text:p>-165.84 ¤</text:p>
          </table:table-cell>
          <table:table-cell table:formula="of:=[.D35]+[.F35]+[.C35]" office:value-type="float" office:value="179.16" calcext:value-type="float">
            <text:p>179.16 ¤</text:p>
          </table:table-cell>
          <table:table-cell table:formula="of:=IF(([.E35]+[.G35])&lt;0;[.E35]+[.G35];0)" office:value-type="float" office:value="-94589.28" calcext:value-type="float">
            <text:p>-94,589.28 ¤</text:p>
          </table:table-cell>
          <table:table-cell table:style-name="ce8" table:formula="of:=SUM([.G24:.G35])/Darlehensbetrag" office:value-type="percentage" office:value="0.0212935" calcext:value-type="percentage">
            <text:p>2.13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2-04-30" calcext:value-type="date">
            <text:p>2022-04-30</text:p>
          </table:table-cell>
          <table:table-cell/>
          <table:table-cell table:formula="of:=IF([.E36]&lt;0;Annuitaet;0)" office:value-type="float" office:value="345" calcext:value-type="float">
            <text:p>345.00 ¤</text:p>
          </table:table-cell>
          <table:table-cell table:formula="of:=[.H35]" office:value-type="float" office:value="-94589.28" calcext:value-type="float">
            <text:p>-94,589.28 ¤</text:p>
          </table:table-cell>
          <table:table-cell table:formula="of:=ROUND([.E36]*zinssatz/12;2)" office:value-type="float" office:value="-165.53" calcext:value-type="float">
            <text:p>-165.53 ¤</text:p>
          </table:table-cell>
          <table:table-cell table:formula="of:=[.D36]+[.F36]+[.C36]" office:value-type="float" office:value="179.47" calcext:value-type="float">
            <text:p>179.47 ¤</text:p>
          </table:table-cell>
          <table:table-cell table:formula="of:=IF(([.E36]+[.G36])&lt;0;[.E36]+[.G36];0)" office:value-type="float" office:value="-94409.81" calcext:value-type="float">
            <text:p>-94,409.81 ¤</text:p>
          </table:table-cell>
          <table:table-cell table:style-name="ce8" table:formula="of:=SUM([.G25:.G36])/Darlehensbetrag" office:value-type="percentage" office:value="0.0213308" calcext:value-type="percentage">
            <text:p>2.13%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2-05-31" calcext:value-type="date">
            <text:p>2022-05-31</text:p>
          </table:table-cell>
          <table:table-cell/>
          <table:table-cell table:formula="of:=IF([.E37]&lt;0;Annuitaet;0)" office:value-type="float" office:value="345" calcext:value-type="float">
            <text:p>345.00 ¤</text:p>
          </table:table-cell>
          <table:table-cell table:formula="of:=[.H36]" office:value-type="float" office:value="-94409.81" calcext:value-type="float">
            <text:p>-94,409.81 ¤</text:p>
          </table:table-cell>
          <table:table-cell table:formula="of:=ROUND([.E37]*zinssatz/12;2)" office:value-type="float" office:value="-165.22" calcext:value-type="float">
            <text:p>-165.22 ¤</text:p>
          </table:table-cell>
          <table:table-cell table:formula="of:=[.D37]+[.F37]+[.C37]" office:value-type="float" office:value="179.78" calcext:value-type="float">
            <text:p>179.78 ¤</text:p>
          </table:table-cell>
          <table:table-cell table:formula="of:=IF(([.E37]+[.G37])&lt;0;[.E37]+[.G37];0)" office:value-type="float" office:value="-94230.03" calcext:value-type="float">
            <text:p>-94,230.03 ¤</text:p>
          </table:table-cell>
          <table:table-cell table:style-name="ce8" table:formula="of:=SUM([.G26:.G37])/Darlehensbetrag" office:value-type="percentage" office:value="0.0213681" calcext:value-type="percentage">
            <text:p>2.14%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06-30" calcext:value-type="date">
            <text:p>2022-06-30</text:p>
          </table:table-cell>
          <table:table-cell/>
          <table:table-cell table:formula="of:=IF([.E38]&lt;0;Annuitaet;0)" office:value-type="float" office:value="345" calcext:value-type="float">
            <text:p>345.00 ¤</text:p>
          </table:table-cell>
          <table:table-cell table:formula="of:=[.H37]" office:value-type="float" office:value="-94230.03" calcext:value-type="float">
            <text:p>-94,230.03 ¤</text:p>
          </table:table-cell>
          <table:table-cell table:formula="of:=ROUND([.E38]*zinssatz/12;2)" office:value-type="float" office:value="-164.9" calcext:value-type="float">
            <text:p>-164.90 ¤</text:p>
          </table:table-cell>
          <table:table-cell table:formula="of:=[.D38]+[.F38]+[.C38]" office:value-type="float" office:value="180.1" calcext:value-type="float">
            <text:p>180.10 ¤</text:p>
          </table:table-cell>
          <table:table-cell table:formula="of:=IF(([.E38]+[.G38])&lt;0;[.E38]+[.G38];0)" office:value-type="float" office:value="-94049.93" calcext:value-type="float">
            <text:p>-94,049.93 ¤</text:p>
          </table:table-cell>
          <table:table-cell table:style-name="ce8" table:formula="of:=SUM([.G27:.G38])/Darlehensbetrag" office:value-type="percentage" office:value="0.0214055" calcext:value-type="percentage">
            <text:p>2.14%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07-31" calcext:value-type="date">
            <text:p>2022-07-31</text:p>
          </table:table-cell>
          <table:table-cell/>
          <table:table-cell table:formula="of:=IF([.E39]&lt;0;Annuitaet;0)" office:value-type="float" office:value="345" calcext:value-type="float">
            <text:p>345.00 ¤</text:p>
          </table:table-cell>
          <table:table-cell table:formula="of:=[.H38]" office:value-type="float" office:value="-94049.93" calcext:value-type="float">
            <text:p>-94,049.93 ¤</text:p>
          </table:table-cell>
          <table:table-cell table:formula="of:=ROUND([.E39]*zinssatz/12;2)" office:value-type="float" office:value="-164.59" calcext:value-type="float">
            <text:p>-164.59 ¤</text:p>
          </table:table-cell>
          <table:table-cell table:formula="of:=[.D39]+[.F39]+[.C39]" office:value-type="float" office:value="180.41" calcext:value-type="float">
            <text:p>180.41 ¤</text:p>
          </table:table-cell>
          <table:table-cell table:formula="of:=IF(([.E39]+[.G39])&lt;0;[.E39]+[.G39];0)" office:value-type="float" office:value="-93869.5199999999" calcext:value-type="float">
            <text:p>-93,869.52 ¤</text:p>
          </table:table-cell>
          <table:table-cell table:style-name="ce8" table:formula="of:=SUM([.G28:.G39])/Darlehensbetrag" office:value-type="percentage" office:value="0.0214429" calcext:value-type="percentage">
            <text:p>2.14%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08-31" calcext:value-type="date">
            <text:p>2022-08-31</text:p>
          </table:table-cell>
          <table:table-cell/>
          <table:table-cell table:formula="of:=IF([.E40]&lt;0;Annuitaet;0)" office:value-type="float" office:value="345" calcext:value-type="float">
            <text:p>345.00 ¤</text:p>
          </table:table-cell>
          <table:table-cell table:formula="of:=[.H39]" office:value-type="float" office:value="-93869.5199999999" calcext:value-type="float">
            <text:p>-93,869.52 ¤</text:p>
          </table:table-cell>
          <table:table-cell table:formula="of:=ROUND([.E40]*zinssatz/12;2)" office:value-type="float" office:value="-164.27" calcext:value-type="float">
            <text:p>-164.27 ¤</text:p>
          </table:table-cell>
          <table:table-cell table:formula="of:=[.D40]+[.F40]+[.C40]" office:value-type="float" office:value="180.73" calcext:value-type="float">
            <text:p>180.73 ¤</text:p>
          </table:table-cell>
          <table:table-cell table:formula="of:=IF(([.E40]+[.G40])&lt;0;[.E40]+[.G40];0)" office:value-type="float" office:value="-93688.7899999999" calcext:value-type="float">
            <text:p>-93,688.79 ¤</text:p>
          </table:table-cell>
          <table:table-cell table:style-name="ce8" table:formula="of:=SUM([.G29:.G40])/Darlehensbetrag" office:value-type="percentage" office:value="0.0214804" calcext:value-type="percentage">
            <text:p>2.15%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09-30" calcext:value-type="date">
            <text:p>2022-09-30</text:p>
          </table:table-cell>
          <table:table-cell/>
          <table:table-cell table:formula="of:=IF([.E41]&lt;0;Annuitaet;0)" office:value-type="float" office:value="345" calcext:value-type="float">
            <text:p>345.00 ¤</text:p>
          </table:table-cell>
          <table:table-cell table:formula="of:=[.H40]" office:value-type="float" office:value="-93688.7899999999" calcext:value-type="float">
            <text:p>-93,688.79 ¤</text:p>
          </table:table-cell>
          <table:table-cell table:formula="of:=ROUND([.E41]*zinssatz/12;2)" office:value-type="float" office:value="-163.96" calcext:value-type="float">
            <text:p>-163.96 ¤</text:p>
          </table:table-cell>
          <table:table-cell table:formula="of:=[.D41]+[.F41]+[.C41]" office:value-type="float" office:value="181.04" calcext:value-type="float">
            <text:p>181.04 ¤</text:p>
          </table:table-cell>
          <table:table-cell table:formula="of:=IF(([.E41]+[.G41])&lt;0;[.E41]+[.G41];0)" office:value-type="float" office:value="-93507.75" calcext:value-type="float">
            <text:p>-93,507.75 ¤</text:p>
          </table:table-cell>
          <table:table-cell table:style-name="ce8" table:formula="of:=SUM([.G30:.G41])/Darlehensbetrag" office:value-type="percentage" office:value="0.0215179" calcext:value-type="percentage">
            <text:p>2.15%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31" calcext:value-type="date">
            <text:p>2022-10-31</text:p>
          </table:table-cell>
          <table:table-cell/>
          <table:table-cell table:formula="of:=IF([.E42]&lt;0;Annuitaet;0)" office:value-type="float" office:value="345" calcext:value-type="float">
            <text:p>345.00 ¤</text:p>
          </table:table-cell>
          <table:table-cell table:formula="of:=[.H41]" office:value-type="float" office:value="-93507.75" calcext:value-type="float">
            <text:p>-93,507.75 ¤</text:p>
          </table:table-cell>
          <table:table-cell table:formula="of:=ROUND([.E42]*zinssatz/12;2)" office:value-type="float" office:value="-163.64" calcext:value-type="float">
            <text:p>-163.64 ¤</text:p>
          </table:table-cell>
          <table:table-cell table:formula="of:=[.D42]+[.F42]+[.C42]" office:value-type="float" office:value="181.36" calcext:value-type="float">
            <text:p>181.36 ¤</text:p>
          </table:table-cell>
          <table:table-cell table:formula="of:=IF(([.E42]+[.G42])&lt;0;[.E42]+[.G42];0)" office:value-type="float" office:value="-93326.39" calcext:value-type="float">
            <text:p>-93,326.39 ¤</text:p>
          </table:table-cell>
          <table:table-cell table:style-name="ce8" table:formula="of:=SUM([.G31:.G42])/Darlehensbetrag" office:value-type="percentage" office:value="0.0215555" calcext:value-type="percentage">
            <text:p>2.16%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1-30" calcext:value-type="date">
            <text:p>2022-11-30</text:p>
          </table:table-cell>
          <table:table-cell/>
          <table:table-cell table:formula="of:=IF([.E43]&lt;0;Annuitaet;0)" office:value-type="float" office:value="345" calcext:value-type="float">
            <text:p>345.00 ¤</text:p>
          </table:table-cell>
          <table:table-cell table:formula="of:=[.H42]" office:value-type="float" office:value="-93326.39" calcext:value-type="float">
            <text:p>-93,326.39 ¤</text:p>
          </table:table-cell>
          <table:table-cell table:formula="of:=ROUND([.E43]*zinssatz/12;2)" office:value-type="float" office:value="-163.32" calcext:value-type="float">
            <text:p>-163.32 ¤</text:p>
          </table:table-cell>
          <table:table-cell table:formula="of:=[.D43]+[.F43]+[.C43]" office:value-type="float" office:value="181.68" calcext:value-type="float">
            <text:p>181.68 ¤</text:p>
          </table:table-cell>
          <table:table-cell table:formula="of:=IF(([.E43]+[.G43])&lt;0;[.E43]+[.G43];0)" office:value-type="float" office:value="-93144.71" calcext:value-type="float">
            <text:p>-93,144.71 ¤</text:p>
          </table:table-cell>
          <table:table-cell table:style-name="ce8" table:formula="of:=SUM([.G32:.G43])/Darlehensbetrag" office:value-type="percentage" office:value="0.0215932" calcext:value-type="percentage">
            <text:p>2.16%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2-31" calcext:value-type="date">
            <text:p>2022-12-31</text:p>
          </table:table-cell>
          <table:table-cell/>
          <table:table-cell table:formula="of:=IF([.E44]&lt;0;Annuitaet;0)" office:value-type="float" office:value="345" calcext:value-type="float">
            <text:p>345.00 ¤</text:p>
          </table:table-cell>
          <table:table-cell table:formula="of:=[.H43]" office:value-type="float" office:value="-93144.71" calcext:value-type="float">
            <text:p>-93,144.71 ¤</text:p>
          </table:table-cell>
          <table:table-cell table:formula="of:=ROUND([.E44]*zinssatz/12;2)" office:value-type="float" office:value="-163" calcext:value-type="float">
            <text:p>-163.00 ¤</text:p>
          </table:table-cell>
          <table:table-cell table:formula="of:=[.D44]+[.F44]+[.C44]" office:value-type="float" office:value="182" calcext:value-type="float">
            <text:p>182.00 ¤</text:p>
          </table:table-cell>
          <table:table-cell table:formula="of:=IF(([.E44]+[.G44])&lt;0;[.E44]+[.G44];0)" office:value-type="float" office:value="-92962.71" calcext:value-type="float">
            <text:p>-92,962.71 ¤</text:p>
          </table:table-cell>
          <table:table-cell table:style-name="ce8" table:formula="of:=SUM([.G33:.G44])/Darlehensbetrag" office:value-type="percentage" office:value="0.021631" calcext:value-type="percentage">
            <text:p>2.16%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3-01-31" calcext:value-type="date">
            <text:p>2023-01-31</text:p>
          </table:table-cell>
          <table:table-cell/>
          <table:table-cell table:formula="of:=IF([.E45]&lt;0;Annuitaet;0)" office:value-type="float" office:value="345" calcext:value-type="float">
            <text:p>345.00 ¤</text:p>
          </table:table-cell>
          <table:table-cell table:formula="of:=[.H44]" office:value-type="float" office:value="-92962.71" calcext:value-type="float">
            <text:p>-92,962.71 ¤</text:p>
          </table:table-cell>
          <table:table-cell table:formula="of:=ROUND([.E45]*zinssatz/12;2)" office:value-type="float" office:value="-162.68" calcext:value-type="float">
            <text:p>-162.68 ¤</text:p>
          </table:table-cell>
          <table:table-cell table:formula="of:=[.D45]+[.F45]+[.C45]" office:value-type="float" office:value="182.32" calcext:value-type="float">
            <text:p>182.32 ¤</text:p>
          </table:table-cell>
          <table:table-cell table:formula="of:=IF(([.E45]+[.G45])&lt;0;[.E45]+[.G45];0)" office:value-type="float" office:value="-92780.39" calcext:value-type="float">
            <text:p>-92,780.39 ¤</text:p>
          </table:table-cell>
          <table:table-cell table:style-name="ce8" table:formula="of:=SUM([.G34:.G45])/Darlehensbetrag" office:value-type="percentage" office:value="0.0216689" calcext:value-type="percentage">
            <text:p>2.17%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3-02-28" calcext:value-type="date">
            <text:p>2023-02-28</text:p>
          </table:table-cell>
          <table:table-cell/>
          <table:table-cell table:formula="of:=IF([.E46]&lt;0;Annuitaet;0)" office:value-type="float" office:value="345" calcext:value-type="float">
            <text:p>345.00 ¤</text:p>
          </table:table-cell>
          <table:table-cell table:formula="of:=[.H45]" office:value-type="float" office:value="-92780.39" calcext:value-type="float">
            <text:p>-92,780.39 ¤</text:p>
          </table:table-cell>
          <table:table-cell table:formula="of:=ROUND([.E46]*zinssatz/12;2)" office:value-type="float" office:value="-162.37" calcext:value-type="float">
            <text:p>-162.37 ¤</text:p>
          </table:table-cell>
          <table:table-cell table:formula="of:=[.D46]+[.F46]+[.C46]" office:value-type="float" office:value="182.63" calcext:value-type="float">
            <text:p>182.63 ¤</text:p>
          </table:table-cell>
          <table:table-cell table:formula="of:=IF(([.E46]+[.G46])&lt;0;[.E46]+[.G46];0)" office:value-type="float" office:value="-92597.76" calcext:value-type="float">
            <text:p>-92,597.76 ¤</text:p>
          </table:table-cell>
          <table:table-cell table:style-name="ce8" table:formula="of:=SUM([.G35:.G46])/Darlehensbetrag" office:value-type="percentage" office:value="0.0217068" calcext:value-type="percentage">
            <text:p>2.17%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3-03-31" calcext:value-type="date">
            <text:p>2023-03-31</text:p>
          </table:table-cell>
          <table:table-cell/>
          <table:table-cell table:formula="of:=IF([.E47]&lt;0;Annuitaet;0)" office:value-type="float" office:value="345" calcext:value-type="float">
            <text:p>345.00 ¤</text:p>
          </table:table-cell>
          <table:table-cell table:formula="of:=[.H46]" office:value-type="float" office:value="-92597.76" calcext:value-type="float">
            <text:p>-92,597.76 ¤</text:p>
          </table:table-cell>
          <table:table-cell table:formula="of:=ROUND([.E47]*zinssatz/12;2)" office:value-type="float" office:value="-162.05" calcext:value-type="float">
            <text:p>-162.05 ¤</text:p>
          </table:table-cell>
          <table:table-cell table:formula="of:=[.D47]+[.F47]+[.C47]" office:value-type="float" office:value="182.95" calcext:value-type="float">
            <text:p>182.95 ¤</text:p>
          </table:table-cell>
          <table:table-cell table:formula="of:=IF(([.E47]+[.G47])&lt;0;[.E47]+[.G47];0)" office:value-type="float" office:value="-92414.81" calcext:value-type="float">
            <text:p>-92,414.81 ¤</text:p>
          </table:table-cell>
          <table:table-cell table:style-name="ce8" table:formula="of:=SUM([.G36:.G47])/Darlehensbetrag" office:value-type="percentage" office:value="0.0217447" calcext:value-type="percentage">
            <text:p>2.17%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3-04-30" calcext:value-type="date">
            <text:p>2023-04-30</text:p>
          </table:table-cell>
          <table:table-cell/>
          <table:table-cell table:formula="of:=IF([.E48]&lt;0;Annuitaet;0)" office:value-type="float" office:value="345" calcext:value-type="float">
            <text:p>345.00 ¤</text:p>
          </table:table-cell>
          <table:table-cell table:formula="of:=[.H47]" office:value-type="float" office:value="-92414.81" calcext:value-type="float">
            <text:p>-92,414.81 ¤</text:p>
          </table:table-cell>
          <table:table-cell table:formula="of:=ROUND([.E48]*zinssatz/12;2)" office:value-type="float" office:value="-161.73" calcext:value-type="float">
            <text:p>-161.73 ¤</text:p>
          </table:table-cell>
          <table:table-cell table:formula="of:=[.D48]+[.F48]+[.C48]" office:value-type="float" office:value="183.27" calcext:value-type="float">
            <text:p>183.27 ¤</text:p>
          </table:table-cell>
          <table:table-cell table:formula="of:=IF(([.E48]+[.G48])&lt;0;[.E48]+[.G48];0)" office:value-type="float" office:value="-92231.54" calcext:value-type="float">
            <text:p>-92,231.54 ¤</text:p>
          </table:table-cell>
          <table:table-cell table:style-name="ce8" table:formula="of:=SUM([.G37:.G48])/Darlehensbetrag" office:value-type="percentage" office:value="0.0217827" calcext:value-type="percentage">
            <text:p>2.18%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3-05-31" calcext:value-type="date">
            <text:p>2023-05-31</text:p>
          </table:table-cell>
          <table:table-cell/>
          <table:table-cell table:formula="of:=IF([.E49]&lt;0;Annuitaet;0)" office:value-type="float" office:value="345" calcext:value-type="float">
            <text:p>345.00 ¤</text:p>
          </table:table-cell>
          <table:table-cell table:formula="of:=[.H48]" office:value-type="float" office:value="-92231.54" calcext:value-type="float">
            <text:p>-92,231.54 ¤</text:p>
          </table:table-cell>
          <table:table-cell table:formula="of:=ROUND([.E49]*zinssatz/12;2)" office:value-type="float" office:value="-161.41" calcext:value-type="float">
            <text:p>-161.41 ¤</text:p>
          </table:table-cell>
          <table:table-cell table:formula="of:=[.D49]+[.F49]+[.C49]" office:value-type="float" office:value="183.59" calcext:value-type="float">
            <text:p>183.59 ¤</text:p>
          </table:table-cell>
          <table:table-cell table:formula="of:=IF(([.E49]+[.G49])&lt;0;[.E49]+[.G49];0)" office:value-type="float" office:value="-92047.95" calcext:value-type="float">
            <text:p>-92,047.95 ¤</text:p>
          </table:table-cell>
          <table:table-cell table:style-name="ce8" table:formula="of:=SUM([.G38:.G49])/Darlehensbetrag" office:value-type="percentage" office:value="0.0218208" calcext:value-type="percentage">
            <text:p>2.18%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3-06-30" calcext:value-type="date">
            <text:p>2023-06-30</text:p>
          </table:table-cell>
          <table:table-cell/>
          <table:table-cell table:formula="of:=IF([.E50]&lt;0;Annuitaet;0)" office:value-type="float" office:value="345" calcext:value-type="float">
            <text:p>345.00 ¤</text:p>
          </table:table-cell>
          <table:table-cell table:formula="of:=[.H49]" office:value-type="float" office:value="-92047.95" calcext:value-type="float">
            <text:p>-92,047.95 ¤</text:p>
          </table:table-cell>
          <table:table-cell table:formula="of:=ROUND([.E50]*zinssatz/12;2)" office:value-type="float" office:value="-161.08" calcext:value-type="float">
            <text:p>-161.08 ¤</text:p>
          </table:table-cell>
          <table:table-cell table:formula="of:=[.D50]+[.F50]+[.C50]" office:value-type="float" office:value="183.92" calcext:value-type="float">
            <text:p>183.92 ¤</text:p>
          </table:table-cell>
          <table:table-cell table:formula="of:=IF(([.E50]+[.G50])&lt;0;[.E50]+[.G50];0)" office:value-type="float" office:value="-91864.03" calcext:value-type="float">
            <text:p>-91,864.03 ¤</text:p>
          </table:table-cell>
          <table:table-cell table:style-name="ce8" table:formula="of:=SUM([.G39:.G50])/Darlehensbetrag" office:value-type="percentage" office:value="0.021859" calcext:value-type="percentage">
            <text:p>2.19%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3-07-31" calcext:value-type="date">
            <text:p>2023-07-31</text:p>
          </table:table-cell>
          <table:table-cell/>
          <table:table-cell table:formula="of:=IF([.E51]&lt;0;Annuitaet;0)" office:value-type="float" office:value="345" calcext:value-type="float">
            <text:p>345.00 ¤</text:p>
          </table:table-cell>
          <table:table-cell table:formula="of:=[.H50]" office:value-type="float" office:value="-91864.03" calcext:value-type="float">
            <text:p>-91,864.03 ¤</text:p>
          </table:table-cell>
          <table:table-cell table:formula="of:=ROUND([.E51]*zinssatz/12;2)" office:value-type="float" office:value="-160.76" calcext:value-type="float">
            <text:p>-160.76 ¤</text:p>
          </table:table-cell>
          <table:table-cell table:formula="of:=[.D51]+[.F51]+[.C51]" office:value-type="float" office:value="184.24" calcext:value-type="float">
            <text:p>184.24 ¤</text:p>
          </table:table-cell>
          <table:table-cell table:formula="of:=IF(([.E51]+[.G51])&lt;0;[.E51]+[.G51];0)" office:value-type="float" office:value="-91679.79" calcext:value-type="float">
            <text:p>-91,679.79 ¤</text:p>
          </table:table-cell>
          <table:table-cell table:style-name="ce8" table:formula="of:=SUM([.G40:.G51])/Darlehensbetrag" office:value-type="percentage" office:value="0.0218973" calcext:value-type="percentage">
            <text:p>2.19%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3-08-31" calcext:value-type="date">
            <text:p>2023-08-31</text:p>
          </table:table-cell>
          <table:table-cell/>
          <table:table-cell table:formula="of:=IF([.E52]&lt;0;Annuitaet;0)" office:value-type="float" office:value="345" calcext:value-type="float">
            <text:p>345.00 ¤</text:p>
          </table:table-cell>
          <table:table-cell table:formula="of:=[.H51]" office:value-type="float" office:value="-91679.79" calcext:value-type="float">
            <text:p>-91,679.79 ¤</text:p>
          </table:table-cell>
          <table:table-cell table:formula="of:=ROUND([.E52]*zinssatz/12;2)" office:value-type="float" office:value="-160.44" calcext:value-type="float">
            <text:p>-160.44 ¤</text:p>
          </table:table-cell>
          <table:table-cell table:formula="of:=[.D52]+[.F52]+[.C52]" office:value-type="float" office:value="184.56" calcext:value-type="float">
            <text:p>184.56 ¤</text:p>
          </table:table-cell>
          <table:table-cell table:formula="of:=IF(([.E52]+[.G52])&lt;0;[.E52]+[.G52];0)" office:value-type="float" office:value="-91495.23" calcext:value-type="float">
            <text:p>-91,495.23 ¤</text:p>
          </table:table-cell>
          <table:table-cell table:style-name="ce8" table:formula="of:=SUM([.G41:.G52])/Darlehensbetrag" office:value-type="percentage" office:value="0.0219356" calcext:value-type="percentage">
            <text:p>2.19%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3-09-30" calcext:value-type="date">
            <text:p>2023-09-30</text:p>
          </table:table-cell>
          <table:table-cell/>
          <table:table-cell table:formula="of:=IF([.E53]&lt;0;Annuitaet;0)" office:value-type="float" office:value="345" calcext:value-type="float">
            <text:p>345.00 ¤</text:p>
          </table:table-cell>
          <table:table-cell table:formula="of:=[.H52]" office:value-type="float" office:value="-91495.23" calcext:value-type="float">
            <text:p>-91,495.23 ¤</text:p>
          </table:table-cell>
          <table:table-cell table:formula="of:=ROUND([.E53]*zinssatz/12;2)" office:value-type="float" office:value="-160.12" calcext:value-type="float">
            <text:p>-160.12 ¤</text:p>
          </table:table-cell>
          <table:table-cell table:formula="of:=[.D53]+[.F53]+[.C53]" office:value-type="float" office:value="184.88" calcext:value-type="float">
            <text:p>184.88 ¤</text:p>
          </table:table-cell>
          <table:table-cell table:formula="of:=IF(([.E53]+[.G53])&lt;0;[.E53]+[.G53];0)" office:value-type="float" office:value="-91310.35" calcext:value-type="float">
            <text:p>-91,310.35 ¤</text:p>
          </table:table-cell>
          <table:table-cell table:style-name="ce8" table:formula="of:=SUM([.G42:.G53])/Darlehensbetrag" office:value-type="percentage" office:value="0.021974" calcext:value-type="percentage">
            <text:p>2.20%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3-10-31" calcext:value-type="date">
            <text:p>2023-10-31</text:p>
          </table:table-cell>
          <table:table-cell/>
          <table:table-cell table:formula="of:=IF([.E54]&lt;0;Annuitaet;0)" office:value-type="float" office:value="345" calcext:value-type="float">
            <text:p>345.00 ¤</text:p>
          </table:table-cell>
          <table:table-cell table:formula="of:=[.H53]" office:value-type="float" office:value="-91310.35" calcext:value-type="float">
            <text:p>-91,310.35 ¤</text:p>
          </table:table-cell>
          <table:table-cell table:formula="of:=ROUND([.E54]*zinssatz/12;2)" office:value-type="float" office:value="-159.79" calcext:value-type="float">
            <text:p>-159.79 ¤</text:p>
          </table:table-cell>
          <table:table-cell table:formula="of:=[.D54]+[.F54]+[.C54]" office:value-type="float" office:value="185.21" calcext:value-type="float">
            <text:p>185.21 ¤</text:p>
          </table:table-cell>
          <table:table-cell table:formula="of:=IF(([.E54]+[.G54])&lt;0;[.E54]+[.G54];0)" office:value-type="float" office:value="-91125.1399999999" calcext:value-type="float">
            <text:p>-91,125.14 ¤</text:p>
          </table:table-cell>
          <table:table-cell table:style-name="ce8" table:formula="of:=SUM([.G43:.G54])/Darlehensbetrag" office:value-type="percentage" office:value="0.0220125" calcext:value-type="percentage">
            <text:p>2.20%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3-11-30" calcext:value-type="date">
            <text:p>2023-11-30</text:p>
          </table:table-cell>
          <table:table-cell/>
          <table:table-cell table:formula="of:=IF([.E55]&lt;0;Annuitaet;0)" office:value-type="float" office:value="345" calcext:value-type="float">
            <text:p>345.00 ¤</text:p>
          </table:table-cell>
          <table:table-cell table:formula="of:=[.H54]" office:value-type="float" office:value="-91125.1399999999" calcext:value-type="float">
            <text:p>-91,125.14 ¤</text:p>
          </table:table-cell>
          <table:table-cell table:formula="of:=ROUND([.E55]*zinssatz/12;2)" office:value-type="float" office:value="-159.47" calcext:value-type="float">
            <text:p>-159.47 ¤</text:p>
          </table:table-cell>
          <table:table-cell table:formula="of:=[.D55]+[.F55]+[.C55]" office:value-type="float" office:value="185.53" calcext:value-type="float">
            <text:p>185.53 ¤</text:p>
          </table:table-cell>
          <table:table-cell table:formula="of:=IF(([.E55]+[.G55])&lt;0;[.E55]+[.G55];0)" office:value-type="float" office:value="-90939.61" calcext:value-type="float">
            <text:p>-90,939.61 ¤</text:p>
          </table:table-cell>
          <table:table-cell table:style-name="ce8" table:formula="of:=SUM([.G44:.G55])/Darlehensbetrag" office:value-type="percentage" office:value="0.022051" calcext:value-type="percentage">
            <text:p>2.21%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3-12-31" calcext:value-type="date">
            <text:p>2023-12-31</text:p>
          </table:table-cell>
          <table:table-cell/>
          <table:table-cell table:formula="of:=IF([.E56]&lt;0;Annuitaet;0)" office:value-type="float" office:value="345" calcext:value-type="float">
            <text:p>345.00 ¤</text:p>
          </table:table-cell>
          <table:table-cell table:formula="of:=[.H55]" office:value-type="float" office:value="-90939.61" calcext:value-type="float">
            <text:p>-90,939.61 ¤</text:p>
          </table:table-cell>
          <table:table-cell table:formula="of:=ROUND([.E56]*zinssatz/12;2)" office:value-type="float" office:value="-159.14" calcext:value-type="float">
            <text:p>-159.14 ¤</text:p>
          </table:table-cell>
          <table:table-cell table:formula="of:=[.D56]+[.F56]+[.C56]" office:value-type="float" office:value="185.86" calcext:value-type="float">
            <text:p>185.86 ¤</text:p>
          </table:table-cell>
          <table:table-cell table:formula="of:=IF(([.E56]+[.G56])&lt;0;[.E56]+[.G56];0)" office:value-type="float" office:value="-90753.7499999999" calcext:value-type="float">
            <text:p>-90,753.75 ¤</text:p>
          </table:table-cell>
          <table:table-cell table:style-name="ce8" table:formula="of:=SUM([.G45:.G56])/Darlehensbetrag" office:value-type="percentage" office:value="0.0220896" calcext:value-type="percentage">
            <text:p>2.21%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4-01-31" calcext:value-type="date">
            <text:p>2024-01-31</text:p>
          </table:table-cell>
          <table:table-cell/>
          <table:table-cell table:formula="of:=IF([.E57]&lt;0;Annuitaet;0)" office:value-type="float" office:value="345" calcext:value-type="float">
            <text:p>345.00 ¤</text:p>
          </table:table-cell>
          <table:table-cell table:formula="of:=[.H56]" office:value-type="float" office:value="-90753.7499999999" calcext:value-type="float">
            <text:p>-90,753.75 ¤</text:p>
          </table:table-cell>
          <table:table-cell table:formula="of:=ROUND([.E57]*zinssatz/12;2)" office:value-type="float" office:value="-158.82" calcext:value-type="float">
            <text:p>-158.82 ¤</text:p>
          </table:table-cell>
          <table:table-cell table:formula="of:=[.D57]+[.F57]+[.C57]" office:value-type="float" office:value="186.18" calcext:value-type="float">
            <text:p>186.18 ¤</text:p>
          </table:table-cell>
          <table:table-cell table:formula="of:=IF(([.E57]+[.G57])&lt;0;[.E57]+[.G57];0)" office:value-type="float" office:value="-90567.57" calcext:value-type="float">
            <text:p>-90,567.57 ¤</text:p>
          </table:table-cell>
          <table:table-cell table:style-name="ce8" table:formula="of:=SUM([.G46:.G57])/Darlehensbetrag" office:value-type="percentage" office:value="0.0221282" calcext:value-type="percentage">
            <text:p>2.21%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4-02-29" calcext:value-type="date">
            <text:p>2024-02-29</text:p>
          </table:table-cell>
          <table:table-cell/>
          <table:table-cell table:formula="of:=IF([.E58]&lt;0;Annuitaet;0)" office:value-type="float" office:value="345" calcext:value-type="float">
            <text:p>345.00 ¤</text:p>
          </table:table-cell>
          <table:table-cell table:formula="of:=[.H57]" office:value-type="float" office:value="-90567.57" calcext:value-type="float">
            <text:p>-90,567.57 ¤</text:p>
          </table:table-cell>
          <table:table-cell table:formula="of:=ROUND([.E58]*zinssatz/12;2)" office:value-type="float" office:value="-158.49" calcext:value-type="float">
            <text:p>-158.49 ¤</text:p>
          </table:table-cell>
          <table:table-cell table:formula="of:=[.D58]+[.F58]+[.C58]" office:value-type="float" office:value="186.51" calcext:value-type="float">
            <text:p>186.51 ¤</text:p>
          </table:table-cell>
          <table:table-cell table:formula="of:=IF(([.E58]+[.G58])&lt;0;[.E58]+[.G58];0)" office:value-type="float" office:value="-90381.06" calcext:value-type="float">
            <text:p>-90,381.06 ¤</text:p>
          </table:table-cell>
          <table:table-cell table:style-name="ce8" table:formula="of:=SUM([.G47:.G58])/Darlehensbetrag" office:value-type="percentage" office:value="0.022167" calcext:value-type="percentage">
            <text:p>2.22%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4-03-31" calcext:value-type="date">
            <text:p>2024-03-31</text:p>
          </table:table-cell>
          <table:table-cell/>
          <table:table-cell table:formula="of:=IF([.E59]&lt;0;Annuitaet;0)" office:value-type="float" office:value="345" calcext:value-type="float">
            <text:p>345.00 ¤</text:p>
          </table:table-cell>
          <table:table-cell table:formula="of:=[.H58]" office:value-type="float" office:value="-90381.06" calcext:value-type="float">
            <text:p>-90,381.06 ¤</text:p>
          </table:table-cell>
          <table:table-cell table:formula="of:=ROUND([.E59]*zinssatz/12;2)" office:value-type="float" office:value="-158.17" calcext:value-type="float">
            <text:p>-158.17 ¤</text:p>
          </table:table-cell>
          <table:table-cell table:formula="of:=[.D59]+[.F59]+[.C59]" office:value-type="float" office:value="186.83" calcext:value-type="float">
            <text:p>186.83 ¤</text:p>
          </table:table-cell>
          <table:table-cell table:formula="of:=IF(([.E59]+[.G59])&lt;0;[.E59]+[.G59];0)" office:value-type="float" office:value="-90194.2299999999" calcext:value-type="float">
            <text:p>-90,194.23 ¤</text:p>
          </table:table-cell>
          <table:table-cell table:style-name="ce8" table:formula="of:=SUM([.G48:.G59])/Darlehensbetrag" office:value-type="percentage" office:value="0.0222058" calcext:value-type="percentage">
            <text:p>2.22%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4-04-30" calcext:value-type="date">
            <text:p>2024-04-30</text:p>
          </table:table-cell>
          <table:table-cell/>
          <table:table-cell table:formula="of:=IF([.E60]&lt;0;Annuitaet;0)" office:value-type="float" office:value="345" calcext:value-type="float">
            <text:p>345.00 ¤</text:p>
          </table:table-cell>
          <table:table-cell table:formula="of:=[.H59]" office:value-type="float" office:value="-90194.2299999999" calcext:value-type="float">
            <text:p>-90,194.23 ¤</text:p>
          </table:table-cell>
          <table:table-cell table:formula="of:=ROUND([.E60]*zinssatz/12;2)" office:value-type="float" office:value="-157.84" calcext:value-type="float">
            <text:p>-157.84 ¤</text:p>
          </table:table-cell>
          <table:table-cell table:formula="of:=[.D60]+[.F60]+[.C60]" office:value-type="float" office:value="187.16" calcext:value-type="float">
            <text:p>187.16 ¤</text:p>
          </table:table-cell>
          <table:table-cell table:formula="of:=IF(([.E60]+[.G60])&lt;0;[.E60]+[.G60];0)" office:value-type="float" office:value="-90007.07" calcext:value-type="float">
            <text:p>-90,007.07 ¤</text:p>
          </table:table-cell>
          <table:table-cell table:style-name="ce8" table:formula="of:=SUM([.G49:.G60])/Darlehensbetrag" office:value-type="percentage" office:value="0.0222447" calcext:value-type="percentage">
            <text:p>2.22%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4-05-31" calcext:value-type="date">
            <text:p>2024-05-31</text:p>
          </table:table-cell>
          <table:table-cell/>
          <table:table-cell table:formula="of:=IF([.E61]&lt;0;Annuitaet;0)" office:value-type="float" office:value="345" calcext:value-type="float">
            <text:p>345.00 ¤</text:p>
          </table:table-cell>
          <table:table-cell table:formula="of:=[.H60]" office:value-type="float" office:value="-90007.07" calcext:value-type="float">
            <text:p>-90,007.07 ¤</text:p>
          </table:table-cell>
          <table:table-cell table:formula="of:=ROUND([.E61]*zinssatz/12;2)" office:value-type="float" office:value="-157.51" calcext:value-type="float">
            <text:p>-157.51 ¤</text:p>
          </table:table-cell>
          <table:table-cell table:formula="of:=[.D61]+[.F61]+[.C61]" office:value-type="float" office:value="187.49" calcext:value-type="float">
            <text:p>187.49 ¤</text:p>
          </table:table-cell>
          <table:table-cell table:formula="of:=IF(([.E61]+[.G61])&lt;0;[.E61]+[.G61];0)" office:value-type="float" office:value="-89819.58" calcext:value-type="float">
            <text:p>-89,819.58 ¤</text:p>
          </table:table-cell>
          <table:table-cell table:style-name="ce8" table:formula="of:=SUM([.G50:.G61])/Darlehensbetrag" office:value-type="percentage" office:value="0.0222837" calcext:value-type="percentage">
            <text:p>2.23%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4-06-30" calcext:value-type="date">
            <text:p>2024-06-30</text:p>
          </table:table-cell>
          <table:table-cell/>
          <table:table-cell table:formula="of:=IF([.E62]&lt;0;Annuitaet;0)" office:value-type="float" office:value="345" calcext:value-type="float">
            <text:p>345.00 ¤</text:p>
          </table:table-cell>
          <table:table-cell table:formula="of:=[.H61]" office:value-type="float" office:value="-89819.58" calcext:value-type="float">
            <text:p>-89,819.58 ¤</text:p>
          </table:table-cell>
          <table:table-cell table:formula="of:=ROUND([.E62]*zinssatz/12;2)" office:value-type="float" office:value="-157.18" calcext:value-type="float">
            <text:p>-157.18 ¤</text:p>
          </table:table-cell>
          <table:table-cell table:formula="of:=[.D62]+[.F62]+[.C62]" office:value-type="float" office:value="187.82" calcext:value-type="float">
            <text:p>187.82 ¤</text:p>
          </table:table-cell>
          <table:table-cell table:formula="of:=IF(([.E62]+[.G62])&lt;0;[.E62]+[.G62];0)" office:value-type="float" office:value="-89631.7599999999" calcext:value-type="float">
            <text:p>-89,631.76 ¤</text:p>
          </table:table-cell>
          <table:table-cell table:style-name="ce8" table:formula="of:=SUM([.G51:.G62])/Darlehensbetrag" office:value-type="percentage" office:value="0.0223227" calcext:value-type="percentage">
            <text:p>2.23%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4-07-31" calcext:value-type="date">
            <text:p>2024-07-31</text:p>
          </table:table-cell>
          <table:table-cell/>
          <table:table-cell table:formula="of:=IF([.E63]&lt;0;Annuitaet;0)" office:value-type="float" office:value="345" calcext:value-type="float">
            <text:p>345.00 ¤</text:p>
          </table:table-cell>
          <table:table-cell table:formula="of:=[.H62]" office:value-type="float" office:value="-89631.7599999999" calcext:value-type="float">
            <text:p>-89,631.76 ¤</text:p>
          </table:table-cell>
          <table:table-cell table:formula="of:=ROUND([.E63]*zinssatz/12;2)" office:value-type="float" office:value="-156.86" calcext:value-type="float">
            <text:p>-156.86 ¤</text:p>
          </table:table-cell>
          <table:table-cell table:formula="of:=[.D63]+[.F63]+[.C63]" office:value-type="float" office:value="188.14" calcext:value-type="float">
            <text:p>188.14 ¤</text:p>
          </table:table-cell>
          <table:table-cell table:formula="of:=IF(([.E63]+[.G63])&lt;0;[.E63]+[.G63];0)" office:value-type="float" office:value="-89443.6199999999" calcext:value-type="float">
            <text:p>-89,443.62 ¤</text:p>
          </table:table-cell>
          <table:table-cell table:style-name="ce8" table:formula="of:=SUM([.G52:.G63])/Darlehensbetrag" office:value-type="percentage" office:value="0.0223617" calcext:value-type="percentage">
            <text:p>2.24%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4-08-31" calcext:value-type="date">
            <text:p>2024-08-31</text:p>
          </table:table-cell>
          <table:table-cell/>
          <table:table-cell table:formula="of:=IF([.E64]&lt;0;Annuitaet;0)" office:value-type="float" office:value="345" calcext:value-type="float">
            <text:p>345.00 ¤</text:p>
          </table:table-cell>
          <table:table-cell table:formula="of:=[.H63]" office:value-type="float" office:value="-89443.6199999999" calcext:value-type="float">
            <text:p>-89,443.62 ¤</text:p>
          </table:table-cell>
          <table:table-cell table:formula="of:=ROUND([.E64]*zinssatz/12;2)" office:value-type="float" office:value="-156.53" calcext:value-type="float">
            <text:p>-156.53 ¤</text:p>
          </table:table-cell>
          <table:table-cell table:formula="of:=[.D64]+[.F64]+[.C64]" office:value-type="float" office:value="188.47" calcext:value-type="float">
            <text:p>188.47 ¤</text:p>
          </table:table-cell>
          <table:table-cell table:formula="of:=IF(([.E64]+[.G64])&lt;0;[.E64]+[.G64];0)" office:value-type="float" office:value="-89255.1499999999" calcext:value-type="float">
            <text:p>-89,255.15 ¤</text:p>
          </table:table-cell>
          <table:table-cell table:style-name="ce8" table:formula="of:=SUM([.G53:.G64])/Darlehensbetrag" office:value-type="percentage" office:value="0.0224008" calcext:value-type="percentage">
            <text:p>2.24%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4-09-30" calcext:value-type="date">
            <text:p>2024-09-30</text:p>
          </table:table-cell>
          <table:table-cell/>
          <table:table-cell table:formula="of:=IF([.E65]&lt;0;Annuitaet;0)" office:value-type="float" office:value="345" calcext:value-type="float">
            <text:p>345.00 ¤</text:p>
          </table:table-cell>
          <table:table-cell table:formula="of:=[.H64]" office:value-type="float" office:value="-89255.1499999999" calcext:value-type="float">
            <text:p>-89,255.15 ¤</text:p>
          </table:table-cell>
          <table:table-cell table:formula="of:=ROUND([.E65]*zinssatz/12;2)" office:value-type="float" office:value="-156.2" calcext:value-type="float">
            <text:p>-156.20 ¤</text:p>
          </table:table-cell>
          <table:table-cell table:formula="of:=[.D65]+[.F65]+[.C65]" office:value-type="float" office:value="188.8" calcext:value-type="float">
            <text:p>188.80 ¤</text:p>
          </table:table-cell>
          <table:table-cell table:formula="of:=IF(([.E65]+[.G65])&lt;0;[.E65]+[.G65];0)" office:value-type="float" office:value="-89066.3499999999" calcext:value-type="float">
            <text:p>-89,066.35 ¤</text:p>
          </table:table-cell>
          <table:table-cell table:style-name="ce8" table:formula="of:=SUM([.G54:.G65])/Darlehensbetrag" office:value-type="percentage" office:value="0.02244" calcext:value-type="percentage">
            <text:p>2.24%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4-10-31" calcext:value-type="date">
            <text:p>2024-10-31</text:p>
          </table:table-cell>
          <table:table-cell/>
          <table:table-cell table:formula="of:=IF([.E66]&lt;0;Annuitaet;0)" office:value-type="float" office:value="345" calcext:value-type="float">
            <text:p>345.00 ¤</text:p>
          </table:table-cell>
          <table:table-cell table:formula="of:=[.H65]" office:value-type="float" office:value="-89066.3499999999" calcext:value-type="float">
            <text:p>-89,066.35 ¤</text:p>
          </table:table-cell>
          <table:table-cell table:formula="of:=ROUND([.E66]*zinssatz/12;2)" office:value-type="float" office:value="-155.87" calcext:value-type="float">
            <text:p>-155.87 ¤</text:p>
          </table:table-cell>
          <table:table-cell table:formula="of:=[.D66]+[.F66]+[.C66]" office:value-type="float" office:value="189.13" calcext:value-type="float">
            <text:p>189.13 ¤</text:p>
          </table:table-cell>
          <table:table-cell table:formula="of:=IF(([.E66]+[.G66])&lt;0;[.E66]+[.G66];0)" office:value-type="float" office:value="-88877.2199999999" calcext:value-type="float">
            <text:p>-88,877.22 ¤</text:p>
          </table:table-cell>
          <table:table-cell table:style-name="ce8" table:formula="of:=SUM([.G55:.G66])/Darlehensbetrag" office:value-type="percentage" office:value="0.0224792" calcext:value-type="percentage">
            <text:p>2.25%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4-11-30" calcext:value-type="date">
            <text:p>2024-11-30</text:p>
          </table:table-cell>
          <table:table-cell/>
          <table:table-cell table:formula="of:=IF([.E67]&lt;0;Annuitaet;0)" office:value-type="float" office:value="345" calcext:value-type="float">
            <text:p>345.00 ¤</text:p>
          </table:table-cell>
          <table:table-cell table:formula="of:=[.H66]" office:value-type="float" office:value="-88877.2199999999" calcext:value-type="float">
            <text:p>-88,877.22 ¤</text:p>
          </table:table-cell>
          <table:table-cell table:formula="of:=ROUND([.E67]*zinssatz/12;2)" office:value-type="float" office:value="-155.54" calcext:value-type="float">
            <text:p>-155.54 ¤</text:p>
          </table:table-cell>
          <table:table-cell table:formula="of:=[.D67]+[.F67]+[.C67]" office:value-type="float" office:value="189.46" calcext:value-type="float">
            <text:p>189.46 ¤</text:p>
          </table:table-cell>
          <table:table-cell table:formula="of:=IF(([.E67]+[.G67])&lt;0;[.E67]+[.G67];0)" office:value-type="float" office:value="-88687.7599999999" calcext:value-type="float">
            <text:p>-88,687.76 ¤</text:p>
          </table:table-cell>
          <table:table-cell table:style-name="ce8" table:formula="of:=SUM([.G56:.G67])/Darlehensbetrag" office:value-type="percentage" office:value="0.0225185" calcext:value-type="percentage">
            <text:p>2.25%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4-12-31" calcext:value-type="date">
            <text:p>2024-12-31</text:p>
          </table:table-cell>
          <table:table-cell/>
          <table:table-cell table:formula="of:=IF([.E68]&lt;0;Annuitaet;0)" office:value-type="float" office:value="345" calcext:value-type="float">
            <text:p>345.00 ¤</text:p>
          </table:table-cell>
          <table:table-cell table:formula="of:=[.H67]" office:value-type="float" office:value="-88687.7599999999" calcext:value-type="float">
            <text:p>-88,687.76 ¤</text:p>
          </table:table-cell>
          <table:table-cell table:formula="of:=ROUND([.E68]*zinssatz/12;2)" office:value-type="float" office:value="-155.2" calcext:value-type="float">
            <text:p>-155.20 ¤</text:p>
          </table:table-cell>
          <table:table-cell table:formula="of:=[.D68]+[.F68]+[.C68]" office:value-type="float" office:value="189.8" calcext:value-type="float">
            <text:p>189.80 ¤</text:p>
          </table:table-cell>
          <table:table-cell table:formula="of:=IF(([.E68]+[.G68])&lt;0;[.E68]+[.G68];0)" office:value-type="float" office:value="-88497.9599999999" calcext:value-type="float">
            <text:p>-88,497.96 ¤</text:p>
          </table:table-cell>
          <table:table-cell table:style-name="ce8" table:formula="of:=SUM([.G57:.G68])/Darlehensbetrag" office:value-type="percentage" office:value="0.0225579" calcext:value-type="percentage">
            <text:p>2.26%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5-01-31" calcext:value-type="date">
            <text:p>2025-01-31</text:p>
          </table:table-cell>
          <table:table-cell/>
          <table:table-cell table:formula="of:=IF([.E69]&lt;0;Annuitaet;0)" office:value-type="float" office:value="345" calcext:value-type="float">
            <text:p>345.00 ¤</text:p>
          </table:table-cell>
          <table:table-cell table:formula="of:=[.H68]" office:value-type="float" office:value="-88497.9599999999" calcext:value-type="float">
            <text:p>-88,497.96 ¤</text:p>
          </table:table-cell>
          <table:table-cell table:formula="of:=ROUND([.E69]*zinssatz/12;2)" office:value-type="float" office:value="-154.87" calcext:value-type="float">
            <text:p>-154.87 ¤</text:p>
          </table:table-cell>
          <table:table-cell table:formula="of:=[.D69]+[.F69]+[.C69]" office:value-type="float" office:value="190.13" calcext:value-type="float">
            <text:p>190.13 ¤</text:p>
          </table:table-cell>
          <table:table-cell table:formula="of:=IF(([.E69]+[.G69])&lt;0;[.E69]+[.G69];0)" office:value-type="float" office:value="-88307.8299999999" calcext:value-type="float">
            <text:p>-88,307.83 ¤</text:p>
          </table:table-cell>
          <table:table-cell table:style-name="ce8" table:formula="of:=SUM([.G58:.G69])/Darlehensbetrag" office:value-type="percentage" office:value="0.0225974" calcext:value-type="percentage">
            <text:p>2.26%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5-02-28" calcext:value-type="date">
            <text:p>2025-02-28</text:p>
          </table:table-cell>
          <table:table-cell/>
          <table:table-cell table:formula="of:=IF([.E70]&lt;0;Annuitaet;0)" office:value-type="float" office:value="345" calcext:value-type="float">
            <text:p>345.00 ¤</text:p>
          </table:table-cell>
          <table:table-cell table:formula="of:=[.H69]" office:value-type="float" office:value="-88307.8299999999" calcext:value-type="float">
            <text:p>-88,307.83 ¤</text:p>
          </table:table-cell>
          <table:table-cell table:formula="of:=ROUND([.E70]*zinssatz/12;2)" office:value-type="float" office:value="-154.54" calcext:value-type="float">
            <text:p>-154.54 ¤</text:p>
          </table:table-cell>
          <table:table-cell table:formula="of:=[.D70]+[.F70]+[.C70]" office:value-type="float" office:value="190.46" calcext:value-type="float">
            <text:p>190.46 ¤</text:p>
          </table:table-cell>
          <table:table-cell table:formula="of:=IF(([.E70]+[.G70])&lt;0;[.E70]+[.G70];0)" office:value-type="float" office:value="-88117.3699999999" calcext:value-type="float">
            <text:p>-88,117.37 ¤</text:p>
          </table:table-cell>
          <table:table-cell table:style-name="ce8" table:formula="of:=SUM([.G59:.G70])/Darlehensbetrag" office:value-type="percentage" office:value="0.0226369" calcext:value-type="percentage">
            <text:p>2.26%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5-03-31" calcext:value-type="date">
            <text:p>2025-03-31</text:p>
          </table:table-cell>
          <table:table-cell/>
          <table:table-cell table:formula="of:=IF([.E71]&lt;0;Annuitaet;0)" office:value-type="float" office:value="345" calcext:value-type="float">
            <text:p>345.00 ¤</text:p>
          </table:table-cell>
          <table:table-cell table:formula="of:=[.H70]" office:value-type="float" office:value="-88117.3699999999" calcext:value-type="float">
            <text:p>-88,117.37 ¤</text:p>
          </table:table-cell>
          <table:table-cell table:formula="of:=ROUND([.E71]*zinssatz/12;2)" office:value-type="float" office:value="-154.21" calcext:value-type="float">
            <text:p>-154.21 ¤</text:p>
          </table:table-cell>
          <table:table-cell table:formula="of:=[.D71]+[.F71]+[.C71]" office:value-type="float" office:value="190.79" calcext:value-type="float">
            <text:p>190.79 ¤</text:p>
          </table:table-cell>
          <table:table-cell table:formula="of:=IF(([.E71]+[.G71])&lt;0;[.E71]+[.G71];0)" office:value-type="float" office:value="-87926.5799999999" calcext:value-type="float">
            <text:p>-87,926.58 ¤</text:p>
          </table:table-cell>
          <table:table-cell table:style-name="ce8" table:formula="of:=SUM([.G60:.G71])/Darlehensbetrag" office:value-type="percentage" office:value="0.0226765" calcext:value-type="percentage">
            <text:p>2.27%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5-04-30" calcext:value-type="date">
            <text:p>2025-04-30</text:p>
          </table:table-cell>
          <table:table-cell/>
          <table:table-cell table:formula="of:=IF([.E72]&lt;0;Annuitaet;0)" office:value-type="float" office:value="345" calcext:value-type="float">
            <text:p>345.00 ¤</text:p>
          </table:table-cell>
          <table:table-cell table:formula="of:=[.H71]" office:value-type="float" office:value="-87926.5799999999" calcext:value-type="float">
            <text:p>-87,926.58 ¤</text:p>
          </table:table-cell>
          <table:table-cell table:formula="of:=ROUND([.E72]*zinssatz/12;2)" office:value-type="float" office:value="-153.87" calcext:value-type="float">
            <text:p>-153.87 ¤</text:p>
          </table:table-cell>
          <table:table-cell table:formula="of:=[.D72]+[.F72]+[.C72]" office:value-type="float" office:value="191.13" calcext:value-type="float">
            <text:p>191.13 ¤</text:p>
          </table:table-cell>
          <table:table-cell table:formula="of:=IF(([.E72]+[.G72])&lt;0;[.E72]+[.G72];0)" office:value-type="float" office:value="-87735.4499999999" calcext:value-type="float">
            <text:p>-87,735.45 ¤</text:p>
          </table:table-cell>
          <table:table-cell table:style-name="ce8" table:formula="of:=SUM([.G61:.G72])/Darlehensbetrag" office:value-type="percentage" office:value="0.0227162" calcext:value-type="percentage">
            <text:p>2.27%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5-05-31" calcext:value-type="date">
            <text:p>2025-05-31</text:p>
          </table:table-cell>
          <table:table-cell/>
          <table:table-cell table:formula="of:=IF([.E73]&lt;0;Annuitaet;0)" office:value-type="float" office:value="345" calcext:value-type="float">
            <text:p>345.00 ¤</text:p>
          </table:table-cell>
          <table:table-cell table:formula="of:=[.H72]" office:value-type="float" office:value="-87735.4499999999" calcext:value-type="float">
            <text:p>-87,735.45 ¤</text:p>
          </table:table-cell>
          <table:table-cell table:formula="of:=ROUND([.E73]*zinssatz/12;2)" office:value-type="float" office:value="-153.54" calcext:value-type="float">
            <text:p>-153.54 ¤</text:p>
          </table:table-cell>
          <table:table-cell table:formula="of:=[.D73]+[.F73]+[.C73]" office:value-type="float" office:value="191.46" calcext:value-type="float">
            <text:p>191.46 ¤</text:p>
          </table:table-cell>
          <table:table-cell table:formula="of:=IF(([.E73]+[.G73])&lt;0;[.E73]+[.G73];0)" office:value-type="float" office:value="-87543.9899999999" calcext:value-type="float">
            <text:p>-87,543.99 ¤</text:p>
          </table:table-cell>
          <table:table-cell table:style-name="ce8" table:formula="of:=SUM([.G62:.G73])/Darlehensbetrag" office:value-type="percentage" office:value="0.0227559" calcext:value-type="percentage">
            <text:p>2.28%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5-06-30" calcext:value-type="date">
            <text:p>2025-06-30</text:p>
          </table:table-cell>
          <table:table-cell/>
          <table:table-cell table:formula="of:=IF([.E74]&lt;0;Annuitaet;0)" office:value-type="float" office:value="345" calcext:value-type="float">
            <text:p>345.00 ¤</text:p>
          </table:table-cell>
          <table:table-cell table:formula="of:=[.H73]" office:value-type="float" office:value="-87543.9899999999" calcext:value-type="float">
            <text:p>-87,543.99 ¤</text:p>
          </table:table-cell>
          <table:table-cell table:formula="of:=ROUND([.E74]*zinssatz/12;2)" office:value-type="float" office:value="-153.2" calcext:value-type="float">
            <text:p>-153.20 ¤</text:p>
          </table:table-cell>
          <table:table-cell table:formula="of:=[.D74]+[.F74]+[.C74]" office:value-type="float" office:value="191.8" calcext:value-type="float">
            <text:p>191.80 ¤</text:p>
          </table:table-cell>
          <table:table-cell table:formula="of:=IF(([.E74]+[.G74])&lt;0;[.E74]+[.G74];0)" office:value-type="float" office:value="-87352.1899999999" calcext:value-type="float">
            <text:p>-87,352.19 ¤</text:p>
          </table:table-cell>
          <table:table-cell table:style-name="ce8" table:formula="of:=SUM([.G63:.G74])/Darlehensbetrag" office:value-type="percentage" office:value="0.0227957" calcext:value-type="percentage">
            <text:p>2.28%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5-07-31" calcext:value-type="date">
            <text:p>2025-07-31</text:p>
          </table:table-cell>
          <table:table-cell/>
          <table:table-cell table:formula="of:=IF([.E75]&lt;0;Annuitaet;0)" office:value-type="float" office:value="345" calcext:value-type="float">
            <text:p>345.00 ¤</text:p>
          </table:table-cell>
          <table:table-cell table:formula="of:=[.H74]" office:value-type="float" office:value="-87352.1899999999" calcext:value-type="float">
            <text:p>-87,352.19 ¤</text:p>
          </table:table-cell>
          <table:table-cell table:formula="of:=ROUND([.E75]*zinssatz/12;2)" office:value-type="float" office:value="-152.87" calcext:value-type="float">
            <text:p>-152.87 ¤</text:p>
          </table:table-cell>
          <table:table-cell table:formula="of:=[.D75]+[.F75]+[.C75]" office:value-type="float" office:value="192.13" calcext:value-type="float">
            <text:p>192.13 ¤</text:p>
          </table:table-cell>
          <table:table-cell table:formula="of:=IF(([.E75]+[.G75])&lt;0;[.E75]+[.G75];0)" office:value-type="float" office:value="-87160.0599999999" calcext:value-type="float">
            <text:p>-87,160.06 ¤</text:p>
          </table:table-cell>
          <table:table-cell table:style-name="ce8" table:formula="of:=SUM([.G64:.G75])/Darlehensbetrag" office:value-type="percentage" office:value="0.0228356" calcext:value-type="percentage">
            <text:p>2.28%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5-08-31" calcext:value-type="date">
            <text:p>2025-08-31</text:p>
          </table:table-cell>
          <table:table-cell/>
          <table:table-cell table:formula="of:=IF([.E76]&lt;0;Annuitaet;0)" office:value-type="float" office:value="345" calcext:value-type="float">
            <text:p>345.00 ¤</text:p>
          </table:table-cell>
          <table:table-cell table:formula="of:=[.H75]" office:value-type="float" office:value="-87160.0599999999" calcext:value-type="float">
            <text:p>-87,160.06 ¤</text:p>
          </table:table-cell>
          <table:table-cell table:formula="of:=ROUND([.E76]*zinssatz/12;2)" office:value-type="float" office:value="-152.53" calcext:value-type="float">
            <text:p>-152.53 ¤</text:p>
          </table:table-cell>
          <table:table-cell table:formula="of:=[.D76]+[.F76]+[.C76]" office:value-type="float" office:value="192.47" calcext:value-type="float">
            <text:p>192.47 ¤</text:p>
          </table:table-cell>
          <table:table-cell table:formula="of:=IF(([.E76]+[.G76])&lt;0;[.E76]+[.G76];0)" office:value-type="float" office:value="-86967.5899999999" calcext:value-type="float">
            <text:p>-86,967.59 ¤</text:p>
          </table:table-cell>
          <table:table-cell table:style-name="ce8" table:formula="of:=SUM([.G65:.G76])/Darlehensbetrag" office:value-type="percentage" office:value="0.0228756" calcext:value-type="percentage">
            <text:p>2.29%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5-09-30" calcext:value-type="date">
            <text:p>2025-09-30</text:p>
          </table:table-cell>
          <table:table-cell/>
          <table:table-cell table:formula="of:=IF([.E77]&lt;0;Annuitaet;0)" office:value-type="float" office:value="345" calcext:value-type="float">
            <text:p>345.00 ¤</text:p>
          </table:table-cell>
          <table:table-cell table:formula="of:=[.H76]" office:value-type="float" office:value="-86967.5899999999" calcext:value-type="float">
            <text:p>-86,967.59 ¤</text:p>
          </table:table-cell>
          <table:table-cell table:formula="of:=ROUND([.E77]*zinssatz/12;2)" office:value-type="float" office:value="-152.19" calcext:value-type="float">
            <text:p>-152.19 ¤</text:p>
          </table:table-cell>
          <table:table-cell table:formula="of:=[.D77]+[.F77]+[.C77]" office:value-type="float" office:value="192.81" calcext:value-type="float">
            <text:p>192.81 ¤</text:p>
          </table:table-cell>
          <table:table-cell table:formula="of:=IF(([.E77]+[.G77])&lt;0;[.E77]+[.G77];0)" office:value-type="float" office:value="-86774.7799999999" calcext:value-type="float">
            <text:p>-86,774.78 ¤</text:p>
          </table:table-cell>
          <table:table-cell table:style-name="ce8" table:formula="of:=SUM([.G66:.G77])/Darlehensbetrag" office:value-type="percentage" office:value="0.0229157" calcext:value-type="percentage">
            <text:p>2.29%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5-10-31" calcext:value-type="date">
            <text:p>2025-10-31</text:p>
          </table:table-cell>
          <table:table-cell/>
          <table:table-cell table:formula="of:=IF([.E78]&lt;0;Annuitaet;0)" office:value-type="float" office:value="345" calcext:value-type="float">
            <text:p>345.00 ¤</text:p>
          </table:table-cell>
          <table:table-cell table:formula="of:=[.H77]" office:value-type="float" office:value="-86774.7799999999" calcext:value-type="float">
            <text:p>-86,774.78 ¤</text:p>
          </table:table-cell>
          <table:table-cell table:formula="of:=ROUND([.E78]*zinssatz/12;2)" office:value-type="float" office:value="-151.86" calcext:value-type="float">
            <text:p>-151.86 ¤</text:p>
          </table:table-cell>
          <table:table-cell table:formula="of:=[.D78]+[.F78]+[.C78]" office:value-type="float" office:value="193.14" calcext:value-type="float">
            <text:p>193.14 ¤</text:p>
          </table:table-cell>
          <table:table-cell table:formula="of:=IF(([.E78]+[.G78])&lt;0;[.E78]+[.G78];0)" office:value-type="float" office:value="-86581.6399999999" calcext:value-type="float">
            <text:p>-86,581.64 ¤</text:p>
          </table:table-cell>
          <table:table-cell table:style-name="ce8" table:formula="of:=SUM([.G67:.G78])/Darlehensbetrag" office:value-type="percentage" office:value="0.0229558" calcext:value-type="percentage">
            <text:p>2.30%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5-11-30" calcext:value-type="date">
            <text:p>2025-11-30</text:p>
          </table:table-cell>
          <table:table-cell/>
          <table:table-cell table:formula="of:=IF([.E79]&lt;0;Annuitaet;0)" office:value-type="float" office:value="345" calcext:value-type="float">
            <text:p>345.00 ¤</text:p>
          </table:table-cell>
          <table:table-cell table:formula="of:=[.H78]" office:value-type="float" office:value="-86581.6399999999" calcext:value-type="float">
            <text:p>-86,581.64 ¤</text:p>
          </table:table-cell>
          <table:table-cell table:formula="of:=ROUND([.E79]*zinssatz/12;2)" office:value-type="float" office:value="-151.52" calcext:value-type="float">
            <text:p>-151.52 ¤</text:p>
          </table:table-cell>
          <table:table-cell table:formula="of:=[.D79]+[.F79]+[.C79]" office:value-type="float" office:value="193.48" calcext:value-type="float">
            <text:p>193.48 ¤</text:p>
          </table:table-cell>
          <table:table-cell table:formula="of:=IF(([.E79]+[.G79])&lt;0;[.E79]+[.G79];0)" office:value-type="float" office:value="-86388.1599999999" calcext:value-type="float">
            <text:p>-86,388.16 ¤</text:p>
          </table:table-cell>
          <table:table-cell table:style-name="ce8" table:formula="of:=SUM([.G68:.G79])/Darlehensbetrag" office:value-type="percentage" office:value="0.022996" calcext:value-type="percentage">
            <text:p>2.30%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5-12-31" calcext:value-type="date">
            <text:p>2025-12-31</text:p>
          </table:table-cell>
          <table:table-cell/>
          <table:table-cell table:formula="of:=IF([.E80]&lt;0;Annuitaet;0)" office:value-type="float" office:value="345" calcext:value-type="float">
            <text:p>345.00 ¤</text:p>
          </table:table-cell>
          <table:table-cell table:formula="of:=[.H79]" office:value-type="float" office:value="-86388.1599999999" calcext:value-type="float">
            <text:p>-86,388.16 ¤</text:p>
          </table:table-cell>
          <table:table-cell table:formula="of:=ROUND([.E80]*zinssatz/12;2)" office:value-type="float" office:value="-151.18" calcext:value-type="float">
            <text:p>-151.18 ¤</text:p>
          </table:table-cell>
          <table:table-cell table:formula="of:=[.D80]+[.F80]+[.C80]" office:value-type="float" office:value="193.82" calcext:value-type="float">
            <text:p>193.82 ¤</text:p>
          </table:table-cell>
          <table:table-cell table:formula="of:=IF(([.E80]+[.G80])&lt;0;[.E80]+[.G80];0)" office:value-type="float" office:value="-86194.3399999999" calcext:value-type="float">
            <text:p>-86,194.34 ¤</text:p>
          </table:table-cell>
          <table:table-cell table:style-name="ce8" table:formula="of:=SUM([.G69:.G80])/Darlehensbetrag" office:value-type="percentage" office:value="0.0230362" calcext:value-type="percentage">
            <text:p>2.30%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6-01-31" calcext:value-type="date">
            <text:p>2026-01-31</text:p>
          </table:table-cell>
          <table:table-cell/>
          <table:table-cell table:formula="of:=IF([.E81]&lt;0;Annuitaet;0)" office:value-type="float" office:value="345" calcext:value-type="float">
            <text:p>345.00 ¤</text:p>
          </table:table-cell>
          <table:table-cell table:formula="of:=[.H80]" office:value-type="float" office:value="-86194.3399999999" calcext:value-type="float">
            <text:p>-86,194.34 ¤</text:p>
          </table:table-cell>
          <table:table-cell table:formula="of:=ROUND([.E81]*zinssatz/12;2)" office:value-type="float" office:value="-150.84" calcext:value-type="float">
            <text:p>-150.84 ¤</text:p>
          </table:table-cell>
          <table:table-cell table:formula="of:=[.D81]+[.F81]+[.C81]" office:value-type="float" office:value="194.16" calcext:value-type="float">
            <text:p>194.16 ¤</text:p>
          </table:table-cell>
          <table:table-cell table:formula="of:=IF(([.E81]+[.G81])&lt;0;[.E81]+[.G81];0)" office:value-type="float" office:value="-86000.1799999999" calcext:value-type="float">
            <text:p>-86,000.18 ¤</text:p>
          </table:table-cell>
          <table:table-cell table:style-name="ce8" table:formula="of:=SUM([.G70:.G81])/Darlehensbetrag" office:value-type="percentage" office:value="0.0230765" calcext:value-type="percentage">
            <text:p>2.31%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6-02-28" calcext:value-type="date">
            <text:p>2026-02-28</text:p>
          </table:table-cell>
          <table:table-cell/>
          <table:table-cell table:formula="of:=IF([.E82]&lt;0;Annuitaet;0)" office:value-type="float" office:value="345" calcext:value-type="float">
            <text:p>345.00 ¤</text:p>
          </table:table-cell>
          <table:table-cell table:formula="of:=[.H81]" office:value-type="float" office:value="-86000.1799999999" calcext:value-type="float">
            <text:p>-86,000.18 ¤</text:p>
          </table:table-cell>
          <table:table-cell table:formula="of:=ROUND([.E82]*zinssatz/12;2)" office:value-type="float" office:value="-150.5" calcext:value-type="float">
            <text:p>-150.50 ¤</text:p>
          </table:table-cell>
          <table:table-cell table:formula="of:=[.D82]+[.F82]+[.C82]" office:value-type="float" office:value="194.5" calcext:value-type="float">
            <text:p>194.50 ¤</text:p>
          </table:table-cell>
          <table:table-cell table:formula="of:=IF(([.E82]+[.G82])&lt;0;[.E82]+[.G82];0)" office:value-type="float" office:value="-85805.6799999999" calcext:value-type="float">
            <text:p>-85,805.68 ¤</text:p>
          </table:table-cell>
          <table:table-cell table:style-name="ce8" table:formula="of:=SUM([.G71:.G82])/Darlehensbetrag" office:value-type="percentage" office:value="0.0231169" calcext:value-type="percentage">
            <text:p>2.31%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6-03-31" calcext:value-type="date">
            <text:p>2026-03-31</text:p>
          </table:table-cell>
          <table:table-cell/>
          <table:table-cell table:formula="of:=IF([.E83]&lt;0;Annuitaet;0)" office:value-type="float" office:value="345" calcext:value-type="float">
            <text:p>345.00 ¤</text:p>
          </table:table-cell>
          <table:table-cell table:formula="of:=[.H82]" office:value-type="float" office:value="-85805.6799999999" calcext:value-type="float">
            <text:p>-85,805.68 ¤</text:p>
          </table:table-cell>
          <table:table-cell table:formula="of:=ROUND([.E83]*zinssatz/12;2)" office:value-type="float" office:value="-150.16" calcext:value-type="float">
            <text:p>-150.16 ¤</text:p>
          </table:table-cell>
          <table:table-cell table:formula="of:=[.D83]+[.F83]+[.C83]" office:value-type="float" office:value="194.84" calcext:value-type="float">
            <text:p>194.84 ¤</text:p>
          </table:table-cell>
          <table:table-cell table:formula="of:=IF(([.E83]+[.G83])&lt;0;[.E83]+[.G83];0)" office:value-type="float" office:value="-85610.8399999999" calcext:value-type="float">
            <text:p>-85,610.84 ¤</text:p>
          </table:table-cell>
          <table:table-cell table:style-name="ce8" table:formula="of:=SUM([.G72:.G83])/Darlehensbetrag" office:value-type="percentage" office:value="0.0231574" calcext:value-type="percentage">
            <text:p>2.32%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6-04-30" calcext:value-type="date">
            <text:p>2026-04-30</text:p>
          </table:table-cell>
          <table:table-cell/>
          <table:table-cell table:formula="of:=IF([.E84]&lt;0;Annuitaet;0)" office:value-type="float" office:value="345" calcext:value-type="float">
            <text:p>345.00 ¤</text:p>
          </table:table-cell>
          <table:table-cell table:formula="of:=[.H83]" office:value-type="float" office:value="-85610.8399999999" calcext:value-type="float">
            <text:p>-85,610.84 ¤</text:p>
          </table:table-cell>
          <table:table-cell table:formula="of:=ROUND([.E84]*zinssatz/12;2)" office:value-type="float" office:value="-149.82" calcext:value-type="float">
            <text:p>-149.82 ¤</text:p>
          </table:table-cell>
          <table:table-cell table:formula="of:=[.D84]+[.F84]+[.C84]" office:value-type="float" office:value="195.18" calcext:value-type="float">
            <text:p>195.18 ¤</text:p>
          </table:table-cell>
          <table:table-cell table:formula="of:=IF(([.E84]+[.G84])&lt;0;[.E84]+[.G84];0)" office:value-type="float" office:value="-85415.6599999999" calcext:value-type="float">
            <text:p>-85,415.66 ¤</text:p>
          </table:table-cell>
          <table:table-cell table:style-name="ce8" table:formula="of:=SUM([.G73:.G84])/Darlehensbetrag" office:value-type="percentage" office:value="0.0231979" calcext:value-type="percentage">
            <text:p>2.32%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6-05-31" calcext:value-type="date">
            <text:p>2026-05-31</text:p>
          </table:table-cell>
          <table:table-cell/>
          <table:table-cell table:formula="of:=IF([.E85]&lt;0;Annuitaet;0)" office:value-type="float" office:value="345" calcext:value-type="float">
            <text:p>345.00 ¤</text:p>
          </table:table-cell>
          <table:table-cell table:formula="of:=[.H84]" office:value-type="float" office:value="-85415.6599999999" calcext:value-type="float">
            <text:p>-85,415.66 ¤</text:p>
          </table:table-cell>
          <table:table-cell table:formula="of:=ROUND([.E85]*zinssatz/12;2)" office:value-type="float" office:value="-149.48" calcext:value-type="float">
            <text:p>-149.48 ¤</text:p>
          </table:table-cell>
          <table:table-cell table:formula="of:=[.D85]+[.F85]+[.C85]" office:value-type="float" office:value="195.52" calcext:value-type="float">
            <text:p>195.52 ¤</text:p>
          </table:table-cell>
          <table:table-cell table:formula="of:=IF(([.E85]+[.G85])&lt;0;[.E85]+[.G85];0)" office:value-type="float" office:value="-85220.1399999999" calcext:value-type="float">
            <text:p>-85,220.14 ¤</text:p>
          </table:table-cell>
          <table:table-cell table:style-name="ce8" table:formula="of:=SUM([.G74:.G85])/Darlehensbetrag" office:value-type="percentage" office:value="0.0232385" calcext:value-type="percentage">
            <text:p>2.32%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6-06-30" calcext:value-type="date">
            <text:p>2026-06-30</text:p>
          </table:table-cell>
          <table:table-cell/>
          <table:table-cell table:formula="of:=IF([.E86]&lt;0;Annuitaet;0)" office:value-type="float" office:value="345" calcext:value-type="float">
            <text:p>345.00 ¤</text:p>
          </table:table-cell>
          <table:table-cell table:formula="of:=[.H85]" office:value-type="float" office:value="-85220.1399999999" calcext:value-type="float">
            <text:p>-85,220.14 ¤</text:p>
          </table:table-cell>
          <table:table-cell table:formula="of:=ROUND([.E86]*zinssatz/12;2)" office:value-type="float" office:value="-149.14" calcext:value-type="float">
            <text:p>-149.14 ¤</text:p>
          </table:table-cell>
          <table:table-cell table:formula="of:=[.D86]+[.F86]+[.C86]" office:value-type="float" office:value="195.86" calcext:value-type="float">
            <text:p>195.86 ¤</text:p>
          </table:table-cell>
          <table:table-cell table:formula="of:=IF(([.E86]+[.G86])&lt;0;[.E86]+[.G86];0)" office:value-type="float" office:value="-85024.2799999999" calcext:value-type="float">
            <text:p>-85,024.28 ¤</text:p>
          </table:table-cell>
          <table:table-cell table:style-name="ce8" table:formula="of:=SUM([.G75:.G86])/Darlehensbetrag" office:value-type="percentage" office:value="0.0232791" calcext:value-type="percentage">
            <text:p>2.33%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6-07-31" calcext:value-type="date">
            <text:p>2026-07-31</text:p>
          </table:table-cell>
          <table:table-cell/>
          <table:table-cell table:formula="of:=IF([.E87]&lt;0;Annuitaet;0)" office:value-type="float" office:value="345" calcext:value-type="float">
            <text:p>345.00 ¤</text:p>
          </table:table-cell>
          <table:table-cell table:formula="of:=[.H86]" office:value-type="float" office:value="-85024.2799999999" calcext:value-type="float">
            <text:p>-85,024.28 ¤</text:p>
          </table:table-cell>
          <table:table-cell table:formula="of:=ROUND([.E87]*zinssatz/12;2)" office:value-type="float" office:value="-148.79" calcext:value-type="float">
            <text:p>-148.79 ¤</text:p>
          </table:table-cell>
          <table:table-cell table:formula="of:=[.D87]+[.F87]+[.C87]" office:value-type="float" office:value="196.21" calcext:value-type="float">
            <text:p>196.21 ¤</text:p>
          </table:table-cell>
          <table:table-cell table:formula="of:=IF(([.E87]+[.G87])&lt;0;[.E87]+[.G87];0)" office:value-type="float" office:value="-84828.0699999999" calcext:value-type="float">
            <text:p>-84,828.07 ¤</text:p>
          </table:table-cell>
          <table:table-cell table:style-name="ce8" table:formula="of:=SUM([.G76:.G87])/Darlehensbetrag" office:value-type="percentage" office:value="0.0233199" calcext:value-type="percentage">
            <text:p>2.33%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6-08-31" calcext:value-type="date">
            <text:p>2026-08-31</text:p>
          </table:table-cell>
          <table:table-cell/>
          <table:table-cell table:formula="of:=IF([.E88]&lt;0;Annuitaet;0)" office:value-type="float" office:value="345" calcext:value-type="float">
            <text:p>345.00 ¤</text:p>
          </table:table-cell>
          <table:table-cell table:formula="of:=[.H87]" office:value-type="float" office:value="-84828.0699999999" calcext:value-type="float">
            <text:p>-84,828.07 ¤</text:p>
          </table:table-cell>
          <table:table-cell table:formula="of:=ROUND([.E88]*zinssatz/12;2)" office:value-type="float" office:value="-148.45" calcext:value-type="float">
            <text:p>-148.45 ¤</text:p>
          </table:table-cell>
          <table:table-cell table:formula="of:=[.D88]+[.F88]+[.C88]" office:value-type="float" office:value="196.55" calcext:value-type="float">
            <text:p>196.55 ¤</text:p>
          </table:table-cell>
          <table:table-cell table:formula="of:=IF(([.E88]+[.G88])&lt;0;[.E88]+[.G88];0)" office:value-type="float" office:value="-84631.5199999999" calcext:value-type="float">
            <text:p>-84,631.52 ¤</text:p>
          </table:table-cell>
          <table:table-cell table:style-name="ce8" table:formula="of:=SUM([.G77:.G88])/Darlehensbetrag" office:value-type="percentage" office:value="0.0233607" calcext:value-type="percentage">
            <text:p>2.34%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6-09-30" calcext:value-type="date">
            <text:p>2026-09-30</text:p>
          </table:table-cell>
          <table:table-cell/>
          <table:table-cell table:formula="of:=IF([.E89]&lt;0;Annuitaet;0)" office:value-type="float" office:value="345" calcext:value-type="float">
            <text:p>345.00 ¤</text:p>
          </table:table-cell>
          <table:table-cell table:formula="of:=[.H88]" office:value-type="float" office:value="-84631.5199999999" calcext:value-type="float">
            <text:p>-84,631.52 ¤</text:p>
          </table:table-cell>
          <table:table-cell table:formula="of:=ROUND([.E89]*zinssatz/12;2)" office:value-type="float" office:value="-148.11" calcext:value-type="float">
            <text:p>-148.11 ¤</text:p>
          </table:table-cell>
          <table:table-cell table:formula="of:=[.D89]+[.F89]+[.C89]" office:value-type="float" office:value="196.89" calcext:value-type="float">
            <text:p>196.89 ¤</text:p>
          </table:table-cell>
          <table:table-cell table:formula="of:=IF(([.E89]+[.G89])&lt;0;[.E89]+[.G89];0)" office:value-type="float" office:value="-84434.6299999999" calcext:value-type="float">
            <text:p>-84,434.63 ¤</text:p>
          </table:table-cell>
          <table:table-cell table:style-name="ce8" table:formula="of:=SUM([.G78:.G89])/Darlehensbetrag" office:value-type="percentage" office:value="0.0234015" calcext:value-type="percentage">
            <text:p>2.34%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6-10-31" calcext:value-type="date">
            <text:p>2026-10-31</text:p>
          </table:table-cell>
          <table:table-cell/>
          <table:table-cell table:formula="of:=IF([.E90]&lt;0;Annuitaet;0)" office:value-type="float" office:value="345" calcext:value-type="float">
            <text:p>345.00 ¤</text:p>
          </table:table-cell>
          <table:table-cell table:formula="of:=[.H89]" office:value-type="float" office:value="-84434.6299999999" calcext:value-type="float">
            <text:p>-84,434.63 ¤</text:p>
          </table:table-cell>
          <table:table-cell table:formula="of:=ROUND([.E90]*zinssatz/12;2)" office:value-type="float" office:value="-147.76" calcext:value-type="float">
            <text:p>-147.76 ¤</text:p>
          </table:table-cell>
          <table:table-cell table:formula="of:=[.D90]+[.F90]+[.C90]" office:value-type="float" office:value="197.24" calcext:value-type="float">
            <text:p>197.24 ¤</text:p>
          </table:table-cell>
          <table:table-cell table:formula="of:=IF(([.E90]+[.G90])&lt;0;[.E90]+[.G90];0)" office:value-type="float" office:value="-84237.3899999999" calcext:value-type="float">
            <text:p>-84,237.39 ¤</text:p>
          </table:table-cell>
          <table:table-cell table:style-name="ce8" table:formula="of:=SUM([.G79:.G90])/Darlehensbetrag" office:value-type="percentage" office:value="0.0234425" calcext:value-type="percentage">
            <text:p>2.34%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6-11-30" calcext:value-type="date">
            <text:p>2026-11-30</text:p>
          </table:table-cell>
          <table:table-cell/>
          <table:table-cell table:formula="of:=IF([.E91]&lt;0;Annuitaet;0)" office:value-type="float" office:value="345" calcext:value-type="float">
            <text:p>345.00 ¤</text:p>
          </table:table-cell>
          <table:table-cell table:formula="of:=[.H90]" office:value-type="float" office:value="-84237.3899999999" calcext:value-type="float">
            <text:p>-84,237.39 ¤</text:p>
          </table:table-cell>
          <table:table-cell table:formula="of:=ROUND([.E91]*zinssatz/12;2)" office:value-type="float" office:value="-147.42" calcext:value-type="float">
            <text:p>-147.42 ¤</text:p>
          </table:table-cell>
          <table:table-cell table:formula="of:=[.D91]+[.F91]+[.C91]" office:value-type="float" office:value="197.58" calcext:value-type="float">
            <text:p>197.58 ¤</text:p>
          </table:table-cell>
          <table:table-cell table:formula="of:=IF(([.E91]+[.G91])&lt;0;[.E91]+[.G91];0)" office:value-type="float" office:value="-84039.8099999999" calcext:value-type="float">
            <text:p>-84,039.81 ¤</text:p>
          </table:table-cell>
          <table:table-cell table:style-name="ce8" table:formula="of:=SUM([.G80:.G91])/Darlehensbetrag" office:value-type="percentage" office:value="0.0234835" calcext:value-type="percentage">
            <text:p>2.35%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6-12-31" calcext:value-type="date">
            <text:p>2026-12-31</text:p>
          </table:table-cell>
          <table:table-cell/>
          <table:table-cell table:formula="of:=IF([.E92]&lt;0;Annuitaet;0)" office:value-type="float" office:value="345" calcext:value-type="float">
            <text:p>345.00 ¤</text:p>
          </table:table-cell>
          <table:table-cell table:formula="of:=[.H91]" office:value-type="float" office:value="-84039.8099999999" calcext:value-type="float">
            <text:p>-84,039.81 ¤</text:p>
          </table:table-cell>
          <table:table-cell table:formula="of:=ROUND([.E92]*zinssatz/12;2)" office:value-type="float" office:value="-147.07" calcext:value-type="float">
            <text:p>-147.07 ¤</text:p>
          </table:table-cell>
          <table:table-cell table:formula="of:=[.D92]+[.F92]+[.C92]" office:value-type="float" office:value="197.93" calcext:value-type="float">
            <text:p>197.93 ¤</text:p>
          </table:table-cell>
          <table:table-cell table:formula="of:=IF(([.E92]+[.G92])&lt;0;[.E92]+[.G92];0)" office:value-type="float" office:value="-83841.8799999999" calcext:value-type="float">
            <text:p>-83,841.88 ¤</text:p>
          </table:table-cell>
          <table:table-cell table:style-name="ce8" table:formula="of:=SUM([.G81:.G92])/Darlehensbetrag" office:value-type="percentage" office:value="0.0235246" calcext:value-type="percentage">
            <text:p>2.35%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7-01-31" calcext:value-type="date">
            <text:p>2027-01-31</text:p>
          </table:table-cell>
          <table:table-cell/>
          <table:table-cell table:formula="of:=IF([.E93]&lt;0;Annuitaet;0)" office:value-type="float" office:value="345" calcext:value-type="float">
            <text:p>345.00 ¤</text:p>
          </table:table-cell>
          <table:table-cell table:formula="of:=[.H92]" office:value-type="float" office:value="-83841.8799999999" calcext:value-type="float">
            <text:p>-83,841.88 ¤</text:p>
          </table:table-cell>
          <table:table-cell table:formula="of:=ROUND([.E93]*zinssatz/12;2)" office:value-type="float" office:value="-146.72" calcext:value-type="float">
            <text:p>-146.72 ¤</text:p>
          </table:table-cell>
          <table:table-cell table:formula="of:=[.D93]+[.F93]+[.C93]" office:value-type="float" office:value="198.28" calcext:value-type="float">
            <text:p>198.28 ¤</text:p>
          </table:table-cell>
          <table:table-cell table:formula="of:=IF(([.E93]+[.G93])&lt;0;[.E93]+[.G93];0)" office:value-type="float" office:value="-83643.5999999999" calcext:value-type="float">
            <text:p>-83,643.60 ¤</text:p>
          </table:table-cell>
          <table:table-cell table:style-name="ce8" table:formula="of:=SUM([.G82:.G93])/Darlehensbetrag" office:value-type="percentage" office:value="0.0235658" calcext:value-type="percentage">
            <text:p>2.36%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7-02-28" calcext:value-type="date">
            <text:p>2027-02-28</text:p>
          </table:table-cell>
          <table:table-cell/>
          <table:table-cell table:formula="of:=IF([.E94]&lt;0;Annuitaet;0)" office:value-type="float" office:value="345" calcext:value-type="float">
            <text:p>345.00 ¤</text:p>
          </table:table-cell>
          <table:table-cell table:formula="of:=[.H93]" office:value-type="float" office:value="-83643.5999999999" calcext:value-type="float">
            <text:p>-83,643.60 ¤</text:p>
          </table:table-cell>
          <table:table-cell table:formula="of:=ROUND([.E94]*zinssatz/12;2)" office:value-type="float" office:value="-146.38" calcext:value-type="float">
            <text:p>-146.38 ¤</text:p>
          </table:table-cell>
          <table:table-cell table:formula="of:=[.D94]+[.F94]+[.C94]" office:value-type="float" office:value="198.62" calcext:value-type="float">
            <text:p>198.62 ¤</text:p>
          </table:table-cell>
          <table:table-cell table:formula="of:=IF(([.E94]+[.G94])&lt;0;[.E94]+[.G94];0)" office:value-type="float" office:value="-83444.9799999999" calcext:value-type="float">
            <text:p>-83,444.98 ¤</text:p>
          </table:table-cell>
          <table:table-cell table:style-name="ce8" table:formula="of:=SUM([.G83:.G94])/Darlehensbetrag" office:value-type="percentage" office:value="0.023607" calcext:value-type="percentage">
            <text:p>2.36%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7-03-31" calcext:value-type="date">
            <text:p>2027-03-31</text:p>
          </table:table-cell>
          <table:table-cell/>
          <table:table-cell table:formula="of:=IF([.E95]&lt;0;Annuitaet;0)" office:value-type="float" office:value="345" calcext:value-type="float">
            <text:p>345.00 ¤</text:p>
          </table:table-cell>
          <table:table-cell table:formula="of:=[.H94]" office:value-type="float" office:value="-83444.9799999999" calcext:value-type="float">
            <text:p>-83,444.98 ¤</text:p>
          </table:table-cell>
          <table:table-cell table:formula="of:=ROUND([.E95]*zinssatz/12;2)" office:value-type="float" office:value="-146.03" calcext:value-type="float">
            <text:p>-146.03 ¤</text:p>
          </table:table-cell>
          <table:table-cell table:formula="of:=[.D95]+[.F95]+[.C95]" office:value-type="float" office:value="198.97" calcext:value-type="float">
            <text:p>198.97 ¤</text:p>
          </table:table-cell>
          <table:table-cell table:formula="of:=IF(([.E95]+[.G95])&lt;0;[.E95]+[.G95];0)" office:value-type="float" office:value="-83246.0099999999" calcext:value-type="float">
            <text:p>-83,246.01 ¤</text:p>
          </table:table-cell>
          <table:table-cell table:style-name="ce8" table:formula="of:=SUM([.G84:.G95])/Darlehensbetrag" office:value-type="percentage" office:value="0.0236483" calcext:value-type="percentage">
            <text:p>2.36%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7-04-30" calcext:value-type="date">
            <text:p>2027-04-30</text:p>
          </table:table-cell>
          <table:table-cell/>
          <table:table-cell table:formula="of:=IF([.E96]&lt;0;Annuitaet;0)" office:value-type="float" office:value="345" calcext:value-type="float">
            <text:p>345.00 ¤</text:p>
          </table:table-cell>
          <table:table-cell table:formula="of:=[.H95]" office:value-type="float" office:value="-83246.0099999999" calcext:value-type="float">
            <text:p>-83,246.01 ¤</text:p>
          </table:table-cell>
          <table:table-cell table:formula="of:=ROUND([.E96]*zinssatz/12;2)" office:value-type="float" office:value="-145.68" calcext:value-type="float">
            <text:p>-145.68 ¤</text:p>
          </table:table-cell>
          <table:table-cell table:formula="of:=[.D96]+[.F96]+[.C96]" office:value-type="float" office:value="199.32" calcext:value-type="float">
            <text:p>199.32 ¤</text:p>
          </table:table-cell>
          <table:table-cell table:formula="of:=IF(([.E96]+[.G96])&lt;0;[.E96]+[.G96];0)" office:value-type="float" office:value="-83046.6899999999" calcext:value-type="float">
            <text:p>-83,046.69 ¤</text:p>
          </table:table-cell>
          <table:table-cell table:style-name="ce8" table:formula="of:=SUM([.G85:.G96])/Darlehensbetrag" office:value-type="percentage" office:value="0.0236897" calcext:value-type="percentage">
            <text:p>2.37%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7-05-31" calcext:value-type="date">
            <text:p>2027-05-31</text:p>
          </table:table-cell>
          <table:table-cell/>
          <table:table-cell table:formula="of:=IF([.E97]&lt;0;Annuitaet;0)" office:value-type="float" office:value="345" calcext:value-type="float">
            <text:p>345.00 ¤</text:p>
          </table:table-cell>
          <table:table-cell table:formula="of:=[.H96]" office:value-type="float" office:value="-83046.6899999999" calcext:value-type="float">
            <text:p>-83,046.69 ¤</text:p>
          </table:table-cell>
          <table:table-cell table:formula="of:=ROUND([.E97]*zinssatz/12;2)" office:value-type="float" office:value="-145.33" calcext:value-type="float">
            <text:p>-145.33 ¤</text:p>
          </table:table-cell>
          <table:table-cell table:formula="of:=[.D97]+[.F97]+[.C97]" office:value-type="float" office:value="199.67" calcext:value-type="float">
            <text:p>199.67 ¤</text:p>
          </table:table-cell>
          <table:table-cell table:formula="of:=IF(([.E97]+[.G97])&lt;0;[.E97]+[.G97];0)" office:value-type="float" office:value="-82847.0199999999" calcext:value-type="float">
            <text:p>-82,847.02 ¤</text:p>
          </table:table-cell>
          <table:table-cell table:style-name="ce8" table:formula="of:=SUM([.G86:.G97])/Darlehensbetrag" office:value-type="percentage" office:value="0.0237312" calcext:value-type="percentage">
            <text:p>2.37%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7-06-30" calcext:value-type="date">
            <text:p>2027-06-30</text:p>
          </table:table-cell>
          <table:table-cell/>
          <table:table-cell table:formula="of:=IF([.E98]&lt;0;Annuitaet;0)" office:value-type="float" office:value="345" calcext:value-type="float">
            <text:p>345.00 ¤</text:p>
          </table:table-cell>
          <table:table-cell table:formula="of:=[.H97]" office:value-type="float" office:value="-82847.0199999999" calcext:value-type="float">
            <text:p>-82,847.02 ¤</text:p>
          </table:table-cell>
          <table:table-cell table:formula="of:=ROUND([.E98]*zinssatz/12;2)" office:value-type="float" office:value="-144.98" calcext:value-type="float">
            <text:p>-144.98 ¤</text:p>
          </table:table-cell>
          <table:table-cell table:formula="of:=[.D98]+[.F98]+[.C98]" office:value-type="float" office:value="200.02" calcext:value-type="float">
            <text:p>200.02 ¤</text:p>
          </table:table-cell>
          <table:table-cell table:formula="of:=IF(([.E98]+[.G98])&lt;0;[.E98]+[.G98];0)" office:value-type="float" office:value="-82646.9999999999" calcext:value-type="float">
            <text:p>-82,647.00 ¤</text:p>
          </table:table-cell>
          <table:table-cell table:style-name="ce8" table:formula="of:=SUM([.G87:.G98])/Darlehensbetrag" office:value-type="percentage" office:value="0.0237728" calcext:value-type="percentage">
            <text:p>2.38%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7-07-31" calcext:value-type="date">
            <text:p>2027-07-31</text:p>
          </table:table-cell>
          <table:table-cell/>
          <table:table-cell table:formula="of:=IF([.E99]&lt;0;Annuitaet;0)" office:value-type="float" office:value="345" calcext:value-type="float">
            <text:p>345.00 ¤</text:p>
          </table:table-cell>
          <table:table-cell table:formula="of:=[.H98]" office:value-type="float" office:value="-82646.9999999999" calcext:value-type="float">
            <text:p>-82,647.00 ¤</text:p>
          </table:table-cell>
          <table:table-cell table:formula="of:=ROUND([.E99]*zinssatz/12;2)" office:value-type="float" office:value="-144.63" calcext:value-type="float">
            <text:p>-144.63 ¤</text:p>
          </table:table-cell>
          <table:table-cell table:formula="of:=[.D99]+[.F99]+[.C99]" office:value-type="float" office:value="200.37" calcext:value-type="float">
            <text:p>200.37 ¤</text:p>
          </table:table-cell>
          <table:table-cell table:formula="of:=IF(([.E99]+[.G99])&lt;0;[.E99]+[.G99];0)" office:value-type="float" office:value="-82446.6299999999" calcext:value-type="float">
            <text:p>-82,446.63 ¤</text:p>
          </table:table-cell>
          <table:table-cell table:style-name="ce8" table:formula="of:=SUM([.G88:.G99])/Darlehensbetrag" office:value-type="percentage" office:value="0.0238144" calcext:value-type="percentage">
            <text:p>2.38%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7-08-31" calcext:value-type="date">
            <text:p>2027-08-31</text:p>
          </table:table-cell>
          <table:table-cell/>
          <table:table-cell table:formula="of:=IF([.E100]&lt;0;Annuitaet;0)" office:value-type="float" office:value="345" calcext:value-type="float">
            <text:p>345.00 ¤</text:p>
          </table:table-cell>
          <table:table-cell table:formula="of:=[.H99]" office:value-type="float" office:value="-82446.6299999999" calcext:value-type="float">
            <text:p>-82,446.63 ¤</text:p>
          </table:table-cell>
          <table:table-cell table:formula="of:=ROUND([.E100]*zinssatz/12;2)" office:value-type="float" office:value="-144.28" calcext:value-type="float">
            <text:p>-144.28 ¤</text:p>
          </table:table-cell>
          <table:table-cell table:formula="of:=[.D100]+[.F100]+[.C100]" office:value-type="float" office:value="200.72" calcext:value-type="float">
            <text:p>200.72 ¤</text:p>
          </table:table-cell>
          <table:table-cell table:formula="of:=IF(([.E100]+[.G100])&lt;0;[.E100]+[.G100];0)" office:value-type="float" office:value="-82245.9099999999" calcext:value-type="float">
            <text:p>-82,245.91 ¤</text:p>
          </table:table-cell>
          <table:table-cell table:style-name="ce8" table:formula="of:=SUM([.G89:.G100])/Darlehensbetrag" office:value-type="percentage" office:value="0.0238561" calcext:value-type="percentage">
            <text:p>2.39%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7-09-30" calcext:value-type="date">
            <text:p>2027-09-30</text:p>
          </table:table-cell>
          <table:table-cell/>
          <table:table-cell table:formula="of:=IF([.E101]&lt;0;Annuitaet;0)" office:value-type="float" office:value="345" calcext:value-type="float">
            <text:p>345.00 ¤</text:p>
          </table:table-cell>
          <table:table-cell table:formula="of:=[.H100]" office:value-type="float" office:value="-82245.9099999999" calcext:value-type="float">
            <text:p>-82,245.91 ¤</text:p>
          </table:table-cell>
          <table:table-cell table:formula="of:=ROUND([.E101]*zinssatz/12;2)" office:value-type="float" office:value="-143.93" calcext:value-type="float">
            <text:p>-143.93 ¤</text:p>
          </table:table-cell>
          <table:table-cell table:formula="of:=[.D101]+[.F101]+[.C101]" office:value-type="float" office:value="201.07" calcext:value-type="float">
            <text:p>201.07 ¤</text:p>
          </table:table-cell>
          <table:table-cell table:formula="of:=IF(([.E101]+[.G101])&lt;0;[.E101]+[.G101];0)" office:value-type="float" office:value="-82044.8399999999" calcext:value-type="float">
            <text:p>-82,044.84 ¤</text:p>
          </table:table-cell>
          <table:table-cell table:style-name="ce8" table:formula="of:=SUM([.G90:.G101])/Darlehensbetrag" office:value-type="percentage" office:value="0.0238979" calcext:value-type="percentage">
            <text:p>2.39%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7-10-31" calcext:value-type="date">
            <text:p>2027-10-31</text:p>
          </table:table-cell>
          <table:table-cell/>
          <table:table-cell table:formula="of:=IF([.E102]&lt;0;Annuitaet;0)" office:value-type="float" office:value="345" calcext:value-type="float">
            <text:p>345.00 ¤</text:p>
          </table:table-cell>
          <table:table-cell table:formula="of:=[.H101]" office:value-type="float" office:value="-82044.8399999999" calcext:value-type="float">
            <text:p>-82,044.84 ¤</text:p>
          </table:table-cell>
          <table:table-cell table:formula="of:=ROUND([.E102]*zinssatz/12;2)" office:value-type="float" office:value="-143.58" calcext:value-type="float">
            <text:p>-143.58 ¤</text:p>
          </table:table-cell>
          <table:table-cell table:formula="of:=[.D102]+[.F102]+[.C102]" office:value-type="float" office:value="201.42" calcext:value-type="float">
            <text:p>201.42 ¤</text:p>
          </table:table-cell>
          <table:table-cell table:formula="of:=IF(([.E102]+[.G102])&lt;0;[.E102]+[.G102];0)" office:value-type="float" office:value="-81843.4199999999" calcext:value-type="float">
            <text:p>-81,843.42 ¤</text:p>
          </table:table-cell>
          <table:table-cell table:style-name="ce8" table:formula="of:=SUM([.G91:.G102])/Darlehensbetrag" office:value-type="percentage" office:value="0.0239397" calcext:value-type="percentage">
            <text:p>2.39%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7-11-30" calcext:value-type="date">
            <text:p>2027-11-30</text:p>
          </table:table-cell>
          <table:table-cell/>
          <table:table-cell table:formula="of:=IF([.E103]&lt;0;Annuitaet;0)" office:value-type="float" office:value="345" calcext:value-type="float">
            <text:p>345.00 ¤</text:p>
          </table:table-cell>
          <table:table-cell table:formula="of:=[.H102]" office:value-type="float" office:value="-81843.4199999999" calcext:value-type="float">
            <text:p>-81,843.42 ¤</text:p>
          </table:table-cell>
          <table:table-cell table:formula="of:=ROUND([.E103]*zinssatz/12;2)" office:value-type="float" office:value="-143.23" calcext:value-type="float">
            <text:p>-143.23 ¤</text:p>
          </table:table-cell>
          <table:table-cell table:formula="of:=[.D103]+[.F103]+[.C103]" office:value-type="float" office:value="201.77" calcext:value-type="float">
            <text:p>201.77 ¤</text:p>
          </table:table-cell>
          <table:table-cell table:formula="of:=IF(([.E103]+[.G103])&lt;0;[.E103]+[.G103];0)" office:value-type="float" office:value="-81641.6499999999" calcext:value-type="float">
            <text:p>-81,641.65 ¤</text:p>
          </table:table-cell>
          <table:table-cell table:style-name="ce8" table:formula="of:=SUM([.G92:.G103])/Darlehensbetrag" office:value-type="percentage" office:value="0.0239816" calcext:value-type="percentage">
            <text:p>2.40%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7-12-31" calcext:value-type="date">
            <text:p>2027-12-31</text:p>
          </table:table-cell>
          <table:table-cell/>
          <table:table-cell table:formula="of:=IF([.E104]&lt;0;Annuitaet;0)" office:value-type="float" office:value="345" calcext:value-type="float">
            <text:p>345.00 ¤</text:p>
          </table:table-cell>
          <table:table-cell table:formula="of:=[.H103]" office:value-type="float" office:value="-81641.6499999999" calcext:value-type="float">
            <text:p>-81,641.65 ¤</text:p>
          </table:table-cell>
          <table:table-cell table:formula="of:=ROUND([.E104]*zinssatz/12;2)" office:value-type="float" office:value="-142.87" calcext:value-type="float">
            <text:p>-142.87 ¤</text:p>
          </table:table-cell>
          <table:table-cell table:formula="of:=[.D104]+[.F104]+[.C104]" office:value-type="float" office:value="202.13" calcext:value-type="float">
            <text:p>202.13 ¤</text:p>
          </table:table-cell>
          <table:table-cell table:formula="of:=IF(([.E104]+[.G104])&lt;0;[.E104]+[.G104];0)" office:value-type="float" office:value="-81439.5199999999" calcext:value-type="float">
            <text:p>-81,439.52 ¤</text:p>
          </table:table-cell>
          <table:table-cell table:style-name="ce8" table:formula="of:=SUM([.G93:.G104])/Darlehensbetrag" office:value-type="percentage" office:value="0.0240236" calcext:value-type="percentage">
            <text:p>2.40%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8-01-31" calcext:value-type="date">
            <text:p>2028-01-31</text:p>
          </table:table-cell>
          <table:table-cell/>
          <table:table-cell table:formula="of:=IF([.E105]&lt;0;Annuitaet;0)" office:value-type="float" office:value="345" calcext:value-type="float">
            <text:p>345.00 ¤</text:p>
          </table:table-cell>
          <table:table-cell table:formula="of:=[.H104]" office:value-type="float" office:value="-81439.5199999999" calcext:value-type="float">
            <text:p>-81,439.52 ¤</text:p>
          </table:table-cell>
          <table:table-cell table:formula="of:=ROUND([.E105]*zinssatz/12;2)" office:value-type="float" office:value="-142.52" calcext:value-type="float">
            <text:p>-142.52 ¤</text:p>
          </table:table-cell>
          <table:table-cell table:formula="of:=[.D105]+[.F105]+[.C105]" office:value-type="float" office:value="202.48" calcext:value-type="float">
            <text:p>202.48 ¤</text:p>
          </table:table-cell>
          <table:table-cell table:formula="of:=IF(([.E105]+[.G105])&lt;0;[.E105]+[.G105];0)" office:value-type="float" office:value="-81237.0399999999" calcext:value-type="float">
            <text:p>-81,237.04 ¤</text:p>
          </table:table-cell>
          <table:table-cell table:style-name="ce8" table:formula="of:=SUM([.G94:.G105])/Darlehensbetrag" office:value-type="percentage" office:value="0.0240656" calcext:value-type="percentage">
            <text:p>2.41%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8-02-29" calcext:value-type="date">
            <text:p>2028-02-29</text:p>
          </table:table-cell>
          <table:table-cell/>
          <table:table-cell table:formula="of:=IF([.E106]&lt;0;Annuitaet;0)" office:value-type="float" office:value="345" calcext:value-type="float">
            <text:p>345.00 ¤</text:p>
          </table:table-cell>
          <table:table-cell table:formula="of:=[.H105]" office:value-type="float" office:value="-81237.0399999999" calcext:value-type="float">
            <text:p>-81,237.04 ¤</text:p>
          </table:table-cell>
          <table:table-cell table:formula="of:=ROUND([.E106]*zinssatz/12;2)" office:value-type="float" office:value="-142.16" calcext:value-type="float">
            <text:p>-142.16 ¤</text:p>
          </table:table-cell>
          <table:table-cell table:formula="of:=[.D106]+[.F106]+[.C106]" office:value-type="float" office:value="202.84" calcext:value-type="float">
            <text:p>202.84 ¤</text:p>
          </table:table-cell>
          <table:table-cell table:formula="of:=IF(([.E106]+[.G106])&lt;0;[.E106]+[.G106];0)" office:value-type="float" office:value="-81034.1999999999" calcext:value-type="float">
            <text:p>-81,034.20 ¤</text:p>
          </table:table-cell>
          <table:table-cell table:style-name="ce8" table:formula="of:=SUM([.G95:.G106])/Darlehensbetrag" office:value-type="percentage" office:value="0.0241078" calcext:value-type="percentage">
            <text:p>2.41%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8-03-31" calcext:value-type="date">
            <text:p>2028-03-31</text:p>
          </table:table-cell>
          <table:table-cell/>
          <table:table-cell table:formula="of:=IF([.E107]&lt;0;Annuitaet;0)" office:value-type="float" office:value="345" calcext:value-type="float">
            <text:p>345.00 ¤</text:p>
          </table:table-cell>
          <table:table-cell table:formula="of:=[.H106]" office:value-type="float" office:value="-81034.1999999999" calcext:value-type="float">
            <text:p>-81,034.20 ¤</text:p>
          </table:table-cell>
          <table:table-cell table:formula="of:=ROUND([.E107]*zinssatz/12;2)" office:value-type="float" office:value="-141.81" calcext:value-type="float">
            <text:p>-141.81 ¤</text:p>
          </table:table-cell>
          <table:table-cell table:formula="of:=[.D107]+[.F107]+[.C107]" office:value-type="float" office:value="203.19" calcext:value-type="float">
            <text:p>203.19 ¤</text:p>
          </table:table-cell>
          <table:table-cell table:formula="of:=IF(([.E107]+[.G107])&lt;0;[.E107]+[.G107];0)" office:value-type="float" office:value="-80831.0099999999" calcext:value-type="float">
            <text:p>-80,831.01 ¤</text:p>
          </table:table-cell>
          <table:table-cell table:style-name="ce8" table:formula="of:=SUM([.G96:.G107])/Darlehensbetrag" office:value-type="percentage" office:value="0.02415" calcext:value-type="percentage">
            <text:p>2.42%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8-04-30" calcext:value-type="date">
            <text:p>2028-04-30</text:p>
          </table:table-cell>
          <table:table-cell/>
          <table:table-cell table:formula="of:=IF([.E108]&lt;0;Annuitaet;0)" office:value-type="float" office:value="345" calcext:value-type="float">
            <text:p>345.00 ¤</text:p>
          </table:table-cell>
          <table:table-cell table:formula="of:=[.H107]" office:value-type="float" office:value="-80831.0099999999" calcext:value-type="float">
            <text:p>-80,831.01 ¤</text:p>
          </table:table-cell>
          <table:table-cell table:formula="of:=ROUND([.E108]*zinssatz/12;2)" office:value-type="float" office:value="-141.45" calcext:value-type="float">
            <text:p>-141.45 ¤</text:p>
          </table:table-cell>
          <table:table-cell table:formula="of:=[.D108]+[.F108]+[.C108]" office:value-type="float" office:value="203.55" calcext:value-type="float">
            <text:p>203.55 ¤</text:p>
          </table:table-cell>
          <table:table-cell table:formula="of:=IF(([.E108]+[.G108])&lt;0;[.E108]+[.G108];0)" office:value-type="float" office:value="-80627.4599999999" calcext:value-type="float">
            <text:p>-80,627.46 ¤</text:p>
          </table:table-cell>
          <table:table-cell table:style-name="ce8" table:formula="of:=SUM([.G97:.G108])/Darlehensbetrag" office:value-type="percentage" office:value="0.0241923" calcext:value-type="percentage">
            <text:p>2.42%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8-05-31" calcext:value-type="date">
            <text:p>2028-05-31</text:p>
          </table:table-cell>
          <table:table-cell/>
          <table:table-cell table:formula="of:=IF([.E109]&lt;0;Annuitaet;0)" office:value-type="float" office:value="345" calcext:value-type="float">
            <text:p>345.00 ¤</text:p>
          </table:table-cell>
          <table:table-cell table:formula="of:=[.H108]" office:value-type="float" office:value="-80627.4599999999" calcext:value-type="float">
            <text:p>-80,627.46 ¤</text:p>
          </table:table-cell>
          <table:table-cell table:formula="of:=ROUND([.E109]*zinssatz/12;2)" office:value-type="float" office:value="-141.1" calcext:value-type="float">
            <text:p>-141.10 ¤</text:p>
          </table:table-cell>
          <table:table-cell table:formula="of:=[.D109]+[.F109]+[.C109]" office:value-type="float" office:value="203.9" calcext:value-type="float">
            <text:p>203.90 ¤</text:p>
          </table:table-cell>
          <table:table-cell table:formula="of:=IF(([.E109]+[.G109])&lt;0;[.E109]+[.G109];0)" office:value-type="float" office:value="-80423.5599999999" calcext:value-type="float">
            <text:p>-80,423.56 ¤</text:p>
          </table:table-cell>
          <table:table-cell table:style-name="ce8" table:formula="of:=SUM([.G98:.G109])/Darlehensbetrag" office:value-type="percentage" office:value="0.0242346" calcext:value-type="percentage">
            <text:p>2.42%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8-06-30" calcext:value-type="date">
            <text:p>2028-06-30</text:p>
          </table:table-cell>
          <table:table-cell/>
          <table:table-cell table:formula="of:=IF([.E110]&lt;0;Annuitaet;0)" office:value-type="float" office:value="345" calcext:value-type="float">
            <text:p>345.00 ¤</text:p>
          </table:table-cell>
          <table:table-cell table:formula="of:=[.H109]" office:value-type="float" office:value="-80423.5599999999" calcext:value-type="float">
            <text:p>-80,423.56 ¤</text:p>
          </table:table-cell>
          <table:table-cell table:formula="of:=ROUND([.E110]*zinssatz/12;2)" office:value-type="float" office:value="-140.74" calcext:value-type="float">
            <text:p>-140.74 ¤</text:p>
          </table:table-cell>
          <table:table-cell table:formula="of:=[.D110]+[.F110]+[.C110]" office:value-type="float" office:value="204.26" calcext:value-type="float">
            <text:p>204.26 ¤</text:p>
          </table:table-cell>
          <table:table-cell table:formula="of:=IF(([.E110]+[.G110])&lt;0;[.E110]+[.G110];0)" office:value-type="float" office:value="-80219.2999999999" calcext:value-type="float">
            <text:p>-80,219.30 ¤</text:p>
          </table:table-cell>
          <table:table-cell table:style-name="ce8" table:formula="of:=SUM([.G99:.G110])/Darlehensbetrag" office:value-type="percentage" office:value="0.024277" calcext:value-type="percentage">
            <text:p>2.43%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8-07-31" calcext:value-type="date">
            <text:p>2028-07-31</text:p>
          </table:table-cell>
          <table:table-cell/>
          <table:table-cell table:formula="of:=IF([.E111]&lt;0;Annuitaet;0)" office:value-type="float" office:value="345" calcext:value-type="float">
            <text:p>345.00 ¤</text:p>
          </table:table-cell>
          <table:table-cell table:formula="of:=[.H110]" office:value-type="float" office:value="-80219.2999999999" calcext:value-type="float">
            <text:p>-80,219.30 ¤</text:p>
          </table:table-cell>
          <table:table-cell table:formula="of:=ROUND([.E111]*zinssatz/12;2)" office:value-type="float" office:value="-140.38" calcext:value-type="float">
            <text:p>-140.38 ¤</text:p>
          </table:table-cell>
          <table:table-cell table:formula="of:=[.D111]+[.F111]+[.C111]" office:value-type="float" office:value="204.62" calcext:value-type="float">
            <text:p>204.62 ¤</text:p>
          </table:table-cell>
          <table:table-cell table:formula="of:=IF(([.E111]+[.G111])&lt;0;[.E111]+[.G111];0)" office:value-type="float" office:value="-80014.6799999999" calcext:value-type="float">
            <text:p>-80,014.68 ¤</text:p>
          </table:table-cell>
          <table:table-cell table:style-name="ce8" table:formula="of:=SUM([.G100:.G111])/Darlehensbetrag" office:value-type="percentage" office:value="0.0243195" calcext:value-type="percentage">
            <text:p>2.43%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8-08-31" calcext:value-type="date">
            <text:p>2028-08-31</text:p>
          </table:table-cell>
          <table:table-cell/>
          <table:table-cell table:formula="of:=IF([.E112]&lt;0;Annuitaet;0)" office:value-type="float" office:value="345" calcext:value-type="float">
            <text:p>345.00 ¤</text:p>
          </table:table-cell>
          <table:table-cell table:formula="of:=[.H111]" office:value-type="float" office:value="-80014.6799999999" calcext:value-type="float">
            <text:p>-80,014.68 ¤</text:p>
          </table:table-cell>
          <table:table-cell table:formula="of:=ROUND([.E112]*zinssatz/12;2)" office:value-type="float" office:value="-140.03" calcext:value-type="float">
            <text:p>-140.03 ¤</text:p>
          </table:table-cell>
          <table:table-cell table:formula="of:=[.D112]+[.F112]+[.C112]" office:value-type="float" office:value="204.97" calcext:value-type="float">
            <text:p>204.97 ¤</text:p>
          </table:table-cell>
          <table:table-cell table:formula="of:=IF(([.E112]+[.G112])&lt;0;[.E112]+[.G112];0)" office:value-type="float" office:value="-79809.7099999999" calcext:value-type="float">
            <text:p>-79,809.71 ¤</text:p>
          </table:table-cell>
          <table:table-cell table:style-name="ce8" table:formula="of:=SUM([.G101:.G112])/Darlehensbetrag" office:value-type="percentage" office:value="0.024362" calcext:value-type="percentage">
            <text:p>2.44%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8-09-30" calcext:value-type="date">
            <text:p>2028-09-30</text:p>
          </table:table-cell>
          <table:table-cell/>
          <table:table-cell table:formula="of:=IF([.E113]&lt;0;Annuitaet;0)" office:value-type="float" office:value="345" calcext:value-type="float">
            <text:p>345.00 ¤</text:p>
          </table:table-cell>
          <table:table-cell table:formula="of:=[.H112]" office:value-type="float" office:value="-79809.7099999999" calcext:value-type="float">
            <text:p>-79,809.71 ¤</text:p>
          </table:table-cell>
          <table:table-cell table:formula="of:=ROUND([.E113]*zinssatz/12;2)" office:value-type="float" office:value="-139.67" calcext:value-type="float">
            <text:p>-139.67 ¤</text:p>
          </table:table-cell>
          <table:table-cell table:formula="of:=[.D113]+[.F113]+[.C113]" office:value-type="float" office:value="205.33" calcext:value-type="float">
            <text:p>205.33 ¤</text:p>
          </table:table-cell>
          <table:table-cell table:formula="of:=IF(([.E113]+[.G113])&lt;0;[.E113]+[.G113];0)" office:value-type="float" office:value="-79604.3799999999" calcext:value-type="float">
            <text:p>-79,604.38 ¤</text:p>
          </table:table-cell>
          <table:table-cell table:style-name="ce8" table:formula="of:=SUM([.G102:.G113])/Darlehensbetrag" office:value-type="percentage" office:value="0.0244046" calcext:value-type="percentage">
            <text:p>2.44%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8-10-31" calcext:value-type="date">
            <text:p>2028-10-31</text:p>
          </table:table-cell>
          <table:table-cell/>
          <table:table-cell table:formula="of:=IF([.E114]&lt;0;Annuitaet;0)" office:value-type="float" office:value="345" calcext:value-type="float">
            <text:p>345.00 ¤</text:p>
          </table:table-cell>
          <table:table-cell table:formula="of:=[.H113]" office:value-type="float" office:value="-79604.3799999999" calcext:value-type="float">
            <text:p>-79,604.38 ¤</text:p>
          </table:table-cell>
          <table:table-cell table:formula="of:=ROUND([.E114]*zinssatz/12;2)" office:value-type="float" office:value="-139.31" calcext:value-type="float">
            <text:p>-139.31 ¤</text:p>
          </table:table-cell>
          <table:table-cell table:formula="of:=[.D114]+[.F114]+[.C114]" office:value-type="float" office:value="205.69" calcext:value-type="float">
            <text:p>205.69 ¤</text:p>
          </table:table-cell>
          <table:table-cell table:formula="of:=IF(([.E114]+[.G114])&lt;0;[.E114]+[.G114];0)" office:value-type="float" office:value="-79398.6899999999" calcext:value-type="float">
            <text:p>-79,398.69 ¤</text:p>
          </table:table-cell>
          <table:table-cell table:style-name="ce8" table:formula="of:=SUM([.G103:.G114])/Darlehensbetrag" office:value-type="percentage" office:value="0.0244473" calcext:value-type="percentage">
            <text:p>2.44%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8-11-30" calcext:value-type="date">
            <text:p>2028-11-30</text:p>
          </table:table-cell>
          <table:table-cell/>
          <table:table-cell table:formula="of:=IF([.E115]&lt;0;Annuitaet;0)" office:value-type="float" office:value="345" calcext:value-type="float">
            <text:p>345.00 ¤</text:p>
          </table:table-cell>
          <table:table-cell table:formula="of:=[.H114]" office:value-type="float" office:value="-79398.6899999999" calcext:value-type="float">
            <text:p>-79,398.69 ¤</text:p>
          </table:table-cell>
          <table:table-cell table:formula="of:=ROUND([.E115]*zinssatz/12;2)" office:value-type="float" office:value="-138.95" calcext:value-type="float">
            <text:p>-138.95 ¤</text:p>
          </table:table-cell>
          <table:table-cell table:formula="of:=[.D115]+[.F115]+[.C115]" office:value-type="float" office:value="206.05" calcext:value-type="float">
            <text:p>206.05 ¤</text:p>
          </table:table-cell>
          <table:table-cell table:formula="of:=IF(([.E115]+[.G115])&lt;0;[.E115]+[.G115];0)" office:value-type="float" office:value="-79192.6399999999" calcext:value-type="float">
            <text:p>-79,192.64 ¤</text:p>
          </table:table-cell>
          <table:table-cell table:style-name="ce8" table:formula="of:=SUM([.G104:.G115])/Darlehensbetrag" office:value-type="percentage" office:value="0.0244901" calcext:value-type="percentage">
            <text:p>2.45%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8-12-31" calcext:value-type="date">
            <text:p>2028-12-31</text:p>
          </table:table-cell>
          <table:table-cell/>
          <table:table-cell table:formula="of:=IF([.E116]&lt;0;Annuitaet;0)" office:value-type="float" office:value="345" calcext:value-type="float">
            <text:p>345.00 ¤</text:p>
          </table:table-cell>
          <table:table-cell table:formula="of:=[.H115]" office:value-type="float" office:value="-79192.6399999999" calcext:value-type="float">
            <text:p>-79,192.64 ¤</text:p>
          </table:table-cell>
          <table:table-cell table:formula="of:=ROUND([.E116]*zinssatz/12;2)" office:value-type="float" office:value="-138.59" calcext:value-type="float">
            <text:p>-138.59 ¤</text:p>
          </table:table-cell>
          <table:table-cell table:formula="of:=[.D116]+[.F116]+[.C116]" office:value-type="float" office:value="206.41" calcext:value-type="float">
            <text:p>206.41 ¤</text:p>
          </table:table-cell>
          <table:table-cell table:formula="of:=IF(([.E116]+[.G116])&lt;0;[.E116]+[.G116];0)" office:value-type="float" office:value="-78986.2299999999" calcext:value-type="float">
            <text:p>-78,986.23 ¤</text:p>
          </table:table-cell>
          <table:table-cell table:style-name="ce8" table:formula="of:=SUM([.G105:.G116])/Darlehensbetrag" office:value-type="percentage" office:value="0.0245329" calcext:value-type="percentage">
            <text:p>2.45%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9-01-31" calcext:value-type="date">
            <text:p>2029-01-31</text:p>
          </table:table-cell>
          <table:table-cell/>
          <table:table-cell table:formula="of:=IF([.E117]&lt;0;Annuitaet;0)" office:value-type="float" office:value="345" calcext:value-type="float">
            <text:p>345.00 ¤</text:p>
          </table:table-cell>
          <table:table-cell table:formula="of:=[.H116]" office:value-type="float" office:value="-78986.2299999999" calcext:value-type="float">
            <text:p>-78,986.23 ¤</text:p>
          </table:table-cell>
          <table:table-cell table:formula="of:=ROUND([.E117]*zinssatz/12;2)" office:value-type="float" office:value="-138.23" calcext:value-type="float">
            <text:p>-138.23 ¤</text:p>
          </table:table-cell>
          <table:table-cell table:formula="of:=[.D117]+[.F117]+[.C117]" office:value-type="float" office:value="206.77" calcext:value-type="float">
            <text:p>206.77 ¤</text:p>
          </table:table-cell>
          <table:table-cell table:formula="of:=IF(([.E117]+[.G117])&lt;0;[.E117]+[.G117];0)" office:value-type="float" office:value="-78779.4599999999" calcext:value-type="float">
            <text:p>-78,779.46 ¤</text:p>
          </table:table-cell>
          <table:table-cell table:style-name="ce8" table:formula="of:=SUM([.G106:.G117])/Darlehensbetrag" office:value-type="percentage" office:value="0.0245758" calcext:value-type="percentage">
            <text:p>2.46%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9-02-28" calcext:value-type="date">
            <text:p>2029-02-28</text:p>
          </table:table-cell>
          <table:table-cell/>
          <table:table-cell table:formula="of:=IF([.E118]&lt;0;Annuitaet;0)" office:value-type="float" office:value="345" calcext:value-type="float">
            <text:p>345.00 ¤</text:p>
          </table:table-cell>
          <table:table-cell table:formula="of:=[.H117]" office:value-type="float" office:value="-78779.4599999999" calcext:value-type="float">
            <text:p>-78,779.46 ¤</text:p>
          </table:table-cell>
          <table:table-cell table:formula="of:=ROUND([.E118]*zinssatz/12;2)" office:value-type="float" office:value="-137.86" calcext:value-type="float">
            <text:p>-137.86 ¤</text:p>
          </table:table-cell>
          <table:table-cell table:formula="of:=[.D118]+[.F118]+[.C118]" office:value-type="float" office:value="207.14" calcext:value-type="float">
            <text:p>207.14 ¤</text:p>
          </table:table-cell>
          <table:table-cell table:formula="of:=IF(([.E118]+[.G118])&lt;0;[.E118]+[.G118];0)" office:value-type="float" office:value="-78572.3199999999" calcext:value-type="float">
            <text:p>-78,572.32 ¤</text:p>
          </table:table-cell>
          <table:table-cell table:style-name="ce8" table:formula="of:=SUM([.G107:.G118])/Darlehensbetrag" office:value-type="percentage" office:value="0.0246188" calcext:value-type="percentage">
            <text:p>2.46%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9-03-31" calcext:value-type="date">
            <text:p>2029-03-31</text:p>
          </table:table-cell>
          <table:table-cell/>
          <table:table-cell table:formula="of:=IF([.E119]&lt;0;Annuitaet;0)" office:value-type="float" office:value="345" calcext:value-type="float">
            <text:p>345.00 ¤</text:p>
          </table:table-cell>
          <table:table-cell table:formula="of:=[.H118]" office:value-type="float" office:value="-78572.3199999999" calcext:value-type="float">
            <text:p>-78,572.32 ¤</text:p>
          </table:table-cell>
          <table:table-cell table:formula="of:=ROUND([.E119]*zinssatz/12;2)" office:value-type="float" office:value="-137.5" calcext:value-type="float">
            <text:p>-137.50 ¤</text:p>
          </table:table-cell>
          <table:table-cell table:formula="of:=[.D119]+[.F119]+[.C119]" office:value-type="float" office:value="207.5" calcext:value-type="float">
            <text:p>207.50 ¤</text:p>
          </table:table-cell>
          <table:table-cell table:formula="of:=IF(([.E119]+[.G119])&lt;0;[.E119]+[.G119];0)" office:value-type="float" office:value="-78364.8199999999" calcext:value-type="float">
            <text:p>-78,364.82 ¤</text:p>
          </table:table-cell>
          <table:table-cell table:style-name="ce8" table:formula="of:=SUM([.G108:.G119])/Darlehensbetrag" office:value-type="percentage" office:value="0.0246619" calcext:value-type="percentage">
            <text:p>2.47%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9-04-30" calcext:value-type="date">
            <text:p>2029-04-30</text:p>
          </table:table-cell>
          <table:table-cell/>
          <table:table-cell table:formula="of:=IF([.E120]&lt;0;Annuitaet;0)" office:value-type="float" office:value="345" calcext:value-type="float">
            <text:p>345.00 ¤</text:p>
          </table:table-cell>
          <table:table-cell table:formula="of:=[.H119]" office:value-type="float" office:value="-78364.8199999999" calcext:value-type="float">
            <text:p>-78,364.82 ¤</text:p>
          </table:table-cell>
          <table:table-cell table:formula="of:=ROUND([.E120]*zinssatz/12;2)" office:value-type="float" office:value="-137.14" calcext:value-type="float">
            <text:p>-137.14 ¤</text:p>
          </table:table-cell>
          <table:table-cell table:formula="of:=[.D120]+[.F120]+[.C120]" office:value-type="float" office:value="207.86" calcext:value-type="float">
            <text:p>207.86 ¤</text:p>
          </table:table-cell>
          <table:table-cell table:formula="of:=IF(([.E120]+[.G120])&lt;0;[.E120]+[.G120];0)" office:value-type="float" office:value="-78156.9599999999" calcext:value-type="float">
            <text:p>-78,156.96 ¤</text:p>
          </table:table-cell>
          <table:table-cell table:style-name="ce8" table:formula="of:=SUM([.G109:.G120])/Darlehensbetrag" office:value-type="percentage" office:value="0.024705" calcext:value-type="percentage">
            <text:p>2.47%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9-05-31" calcext:value-type="date">
            <text:p>2029-05-31</text:p>
          </table:table-cell>
          <table:table-cell/>
          <table:table-cell table:formula="of:=IF([.E121]&lt;0;Annuitaet;0)" office:value-type="float" office:value="345" calcext:value-type="float">
            <text:p>345.00 ¤</text:p>
          </table:table-cell>
          <table:table-cell table:formula="of:=[.H120]" office:value-type="float" office:value="-78156.9599999999" calcext:value-type="float">
            <text:p>-78,156.96 ¤</text:p>
          </table:table-cell>
          <table:table-cell table:formula="of:=ROUND([.E121]*zinssatz/12;2)" office:value-type="float" office:value="-136.77" calcext:value-type="float">
            <text:p>-136.77 ¤</text:p>
          </table:table-cell>
          <table:table-cell table:formula="of:=[.D121]+[.F121]+[.C121]" office:value-type="float" office:value="208.23" calcext:value-type="float">
            <text:p>208.23 ¤</text:p>
          </table:table-cell>
          <table:table-cell table:formula="of:=IF(([.E121]+[.G121])&lt;0;[.E121]+[.G121];0)" office:value-type="float" office:value="-77948.7299999999" calcext:value-type="float">
            <text:p>-77,948.73 ¤</text:p>
          </table:table-cell>
          <table:table-cell table:style-name="ce8" table:formula="of:=SUM([.G110:.G121])/Darlehensbetrag" office:value-type="percentage" office:value="0.0247483" calcext:value-type="percentage">
            <text:p>2.47%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9-06-30" calcext:value-type="date">
            <text:p>2029-06-30</text:p>
          </table:table-cell>
          <table:table-cell/>
          <table:table-cell table:formula="of:=IF([.E122]&lt;0;Annuitaet;0)" office:value-type="float" office:value="345" calcext:value-type="float">
            <text:p>345.00 ¤</text:p>
          </table:table-cell>
          <table:table-cell table:formula="of:=[.H121]" office:value-type="float" office:value="-77948.7299999999" calcext:value-type="float">
            <text:p>-77,948.73 ¤</text:p>
          </table:table-cell>
          <table:table-cell table:formula="of:=ROUND([.E122]*zinssatz/12;2)" office:value-type="float" office:value="-136.41" calcext:value-type="float">
            <text:p>-136.41 ¤</text:p>
          </table:table-cell>
          <table:table-cell table:formula="of:=[.D122]+[.F122]+[.C122]" office:value-type="float" office:value="208.59" calcext:value-type="float">
            <text:p>208.59 ¤</text:p>
          </table:table-cell>
          <table:table-cell table:formula="of:=IF(([.E122]+[.G122])&lt;0;[.E122]+[.G122];0)" office:value-type="float" office:value="-77740.1399999999" calcext:value-type="float">
            <text:p>-77,740.14 ¤</text:p>
          </table:table-cell>
          <table:table-cell table:style-name="ce8" table:formula="of:=SUM([.G111:.G122])/Darlehensbetrag" office:value-type="percentage" office:value="0.0247916" calcext:value-type="percentage">
            <text:p>2.48%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9-07-31" calcext:value-type="date">
            <text:p>2029-07-31</text:p>
          </table:table-cell>
          <table:table-cell/>
          <table:table-cell table:formula="of:=IF([.E123]&lt;0;Annuitaet;0)" office:value-type="float" office:value="345" calcext:value-type="float">
            <text:p>345.00 ¤</text:p>
          </table:table-cell>
          <table:table-cell table:formula="of:=[.H122]" office:value-type="float" office:value="-77740.1399999999" calcext:value-type="float">
            <text:p>-77,740.14 ¤</text:p>
          </table:table-cell>
          <table:table-cell table:formula="of:=ROUND([.E123]*zinssatz/12;2)" office:value-type="float" office:value="-136.05" calcext:value-type="float">
            <text:p>-136.05 ¤</text:p>
          </table:table-cell>
          <table:table-cell table:formula="of:=[.D123]+[.F123]+[.C123]" office:value-type="float" office:value="208.95" calcext:value-type="float">
            <text:p>208.95 ¤</text:p>
          </table:table-cell>
          <table:table-cell table:formula="of:=IF(([.E123]+[.G123])&lt;0;[.E123]+[.G123];0)" office:value-type="float" office:value="-77531.1899999999" calcext:value-type="float">
            <text:p>-77,531.19 ¤</text:p>
          </table:table-cell>
          <table:table-cell table:style-name="ce8" table:formula="of:=SUM([.G112:.G123])/Darlehensbetrag" office:value-type="percentage" office:value="0.0248349" calcext:value-type="percentage">
            <text:p>2.48%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9-08-31" calcext:value-type="date">
            <text:p>2029-08-31</text:p>
          </table:table-cell>
          <table:table-cell/>
          <table:table-cell table:formula="of:=IF([.E124]&lt;0;Annuitaet;0)" office:value-type="float" office:value="345" calcext:value-type="float">
            <text:p>345.00 ¤</text:p>
          </table:table-cell>
          <table:table-cell table:formula="of:=[.H123]" office:value-type="float" office:value="-77531.1899999999" calcext:value-type="float">
            <text:p>-77,531.19 ¤</text:p>
          </table:table-cell>
          <table:table-cell table:formula="of:=ROUND([.E124]*zinssatz/12;2)" office:value-type="float" office:value="-135.68" calcext:value-type="float">
            <text:p>-135.68 ¤</text:p>
          </table:table-cell>
          <table:table-cell table:formula="of:=[.D124]+[.F124]+[.C124]" office:value-type="float" office:value="209.32" calcext:value-type="float">
            <text:p>209.32 ¤</text:p>
          </table:table-cell>
          <table:table-cell table:formula="of:=IF(([.E124]+[.G124])&lt;0;[.E124]+[.G124];0)" office:value-type="float" office:value="-77321.8699999999" calcext:value-type="float">
            <text:p>-77,321.87 ¤</text:p>
          </table:table-cell>
          <table:table-cell table:style-name="ce8" table:formula="of:=SUM([.G113:.G124])/Darlehensbetrag" office:value-type="percentage" office:value="0.0248784" calcext:value-type="percentage">
            <text:p>2.49%</text:p>
          </table:table-cell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9-09-30" calcext:value-type="date">
            <text:p>2029-09-30</text:p>
          </table:table-cell>
          <table:table-cell/>
          <table:table-cell table:formula="of:=IF([.E125]&lt;0;Annuitaet;0)" office:value-type="float" office:value="345" calcext:value-type="float">
            <text:p>345.00 ¤</text:p>
          </table:table-cell>
          <table:table-cell table:formula="of:=[.H124]" office:value-type="float" office:value="-77321.8699999999" calcext:value-type="float">
            <text:p>-77,321.87 ¤</text:p>
          </table:table-cell>
          <table:table-cell table:formula="of:=ROUND([.E125]*zinssatz/12;2)" office:value-type="float" office:value="-135.31" calcext:value-type="float">
            <text:p>-135.31 ¤</text:p>
          </table:table-cell>
          <table:table-cell table:formula="of:=[.D125]+[.F125]+[.C125]" office:value-type="float" office:value="209.69" calcext:value-type="float">
            <text:p>209.69 ¤</text:p>
          </table:table-cell>
          <table:table-cell table:formula="of:=IF(([.E125]+[.G125])&lt;0;[.E125]+[.G125];0)" office:value-type="float" office:value="-77112.1799999999" calcext:value-type="float">
            <text:p>-77,112.18 ¤</text:p>
          </table:table-cell>
          <table:table-cell table:style-name="ce8" table:formula="of:=SUM([.G114:.G125])/Darlehensbetrag" office:value-type="percentage" office:value="0.024922" calcext:value-type="percentage">
            <text:p>2.49%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9-10-31" calcext:value-type="date">
            <text:p>2029-10-31</text:p>
          </table:table-cell>
          <table:table-cell/>
          <table:table-cell table:formula="of:=IF([.E126]&lt;0;Annuitaet;0)" office:value-type="float" office:value="345" calcext:value-type="float">
            <text:p>345.00 ¤</text:p>
          </table:table-cell>
          <table:table-cell table:formula="of:=[.H125]" office:value-type="float" office:value="-77112.1799999999" calcext:value-type="float">
            <text:p>-77,112.18 ¤</text:p>
          </table:table-cell>
          <table:table-cell table:formula="of:=ROUND([.E126]*zinssatz/12;2)" office:value-type="float" office:value="-134.95" calcext:value-type="float">
            <text:p>-134.95 ¤</text:p>
          </table:table-cell>
          <table:table-cell table:formula="of:=[.D126]+[.F126]+[.C126]" office:value-type="float" office:value="210.05" calcext:value-type="float">
            <text:p>210.05 ¤</text:p>
          </table:table-cell>
          <table:table-cell table:formula="of:=IF(([.E126]+[.G126])&lt;0;[.E126]+[.G126];0)" office:value-type="float" office:value="-76902.1299999999" calcext:value-type="float">
            <text:p>-76,902.13 ¤</text:p>
          </table:table-cell>
          <table:table-cell table:style-name="ce8" table:formula="of:=SUM([.G115:.G126])/Darlehensbetrag" office:value-type="percentage" office:value="0.0249656" calcext:value-type="percentage">
            <text:p>2.50%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9-11-30" calcext:value-type="date">
            <text:p>2029-11-30</text:p>
          </table:table-cell>
          <table:table-cell/>
          <table:table-cell table:formula="of:=IF([.E127]&lt;0;Annuitaet;0)" office:value-type="float" office:value="345" calcext:value-type="float">
            <text:p>345.00 ¤</text:p>
          </table:table-cell>
          <table:table-cell table:formula="of:=[.H126]" office:value-type="float" office:value="-76902.1299999999" calcext:value-type="float">
            <text:p>-76,902.13 ¤</text:p>
          </table:table-cell>
          <table:table-cell table:formula="of:=ROUND([.E127]*zinssatz/12;2)" office:value-type="float" office:value="-134.58" calcext:value-type="float">
            <text:p>-134.58 ¤</text:p>
          </table:table-cell>
          <table:table-cell table:formula="of:=[.D127]+[.F127]+[.C127]" office:value-type="float" office:value="210.42" calcext:value-type="float">
            <text:p>210.42 ¤</text:p>
          </table:table-cell>
          <table:table-cell table:formula="of:=IF(([.E127]+[.G127])&lt;0;[.E127]+[.G127];0)" office:value-type="float" office:value="-76691.7099999999" calcext:value-type="float">
            <text:p>-76,691.71 ¤</text:p>
          </table:table-cell>
          <table:table-cell table:style-name="ce8" table:formula="of:=SUM([.G116:.G127])/Darlehensbetrag" office:value-type="percentage" office:value="0.0250093" calcext:value-type="percentage">
            <text:p>2.50%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9-12-31" calcext:value-type="date">
            <text:p>2029-12-31</text:p>
          </table:table-cell>
          <table:table-cell/>
          <table:table-cell table:formula="of:=IF([.E128]&lt;0;Annuitaet;0)" office:value-type="float" office:value="345" calcext:value-type="float">
            <text:p>345.00 ¤</text:p>
          </table:table-cell>
          <table:table-cell table:formula="of:=[.H127]" office:value-type="float" office:value="-76691.7099999999" calcext:value-type="float">
            <text:p>-76,691.71 ¤</text:p>
          </table:table-cell>
          <table:table-cell table:formula="of:=ROUND([.E128]*zinssatz/12;2)" office:value-type="float" office:value="-134.21" calcext:value-type="float">
            <text:p>-134.21 ¤</text:p>
          </table:table-cell>
          <table:table-cell table:formula="of:=[.D128]+[.F128]+[.C128]" office:value-type="float" office:value="210.79" calcext:value-type="float">
            <text:p>210.79 ¤</text:p>
          </table:table-cell>
          <table:table-cell table:formula="of:=IF(([.E128]+[.G128])&lt;0;[.E128]+[.G128];0)" office:value-type="float" office:value="-76480.9199999999" calcext:value-type="float">
            <text:p>-76,480.92 ¤</text:p>
          </table:table-cell>
          <table:table-cell table:style-name="ce8" table:formula="of:=SUM([.G117:.G128])/Darlehensbetrag" office:value-type="percentage" office:value="0.0250531" calcext:value-type="percentage">
            <text:p>2.51%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30-01-31" calcext:value-type="date">
            <text:p>2030-01-31</text:p>
          </table:table-cell>
          <table:table-cell/>
          <table:table-cell table:formula="of:=IF([.E129]&lt;0;Annuitaet;0)" office:value-type="float" office:value="345" calcext:value-type="float">
            <text:p>345.00 ¤</text:p>
          </table:table-cell>
          <table:table-cell table:formula="of:=[.H128]" office:value-type="float" office:value="-76480.9199999999" calcext:value-type="float">
            <text:p>-76,480.92 ¤</text:p>
          </table:table-cell>
          <table:table-cell table:formula="of:=ROUND([.E129]*zinssatz/12;2)" office:value-type="float" office:value="-133.84" calcext:value-type="float">
            <text:p>-133.84 ¤</text:p>
          </table:table-cell>
          <table:table-cell table:formula="of:=[.D129]+[.F129]+[.C129]" office:value-type="float" office:value="211.16" calcext:value-type="float">
            <text:p>211.16 ¤</text:p>
          </table:table-cell>
          <table:table-cell table:formula="of:=IF(([.E129]+[.G129])&lt;0;[.E129]+[.G129];0)" office:value-type="float" office:value="-76269.7599999999" calcext:value-type="float">
            <text:p>-76,269.76 ¤</text:p>
          </table:table-cell>
          <table:table-cell table:style-name="ce8" table:formula="of:=SUM([.G118:.G129])/Darlehensbetrag" office:value-type="percentage" office:value="0.025097" calcext:value-type="percentage">
            <text:p>2.51%</text:p>
          </table:table-cell>
          <table:table-cell table:number-columns-repeated="10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30-02-28" calcext:value-type="date">
            <text:p>2030-02-28</text:p>
          </table:table-cell>
          <table:table-cell/>
          <table:table-cell table:formula="of:=IF([.E130]&lt;0;Annuitaet;0)" office:value-type="float" office:value="345" calcext:value-type="float">
            <text:p>345.00 ¤</text:p>
          </table:table-cell>
          <table:table-cell table:formula="of:=[.H129]" office:value-type="float" office:value="-76269.7599999999" calcext:value-type="float">
            <text:p>-76,269.76 ¤</text:p>
          </table:table-cell>
          <table:table-cell table:formula="of:=ROUND([.E130]*zinssatz/12;2)" office:value-type="float" office:value="-133.47" calcext:value-type="float">
            <text:p>-133.47 ¤</text:p>
          </table:table-cell>
          <table:table-cell table:formula="of:=[.D130]+[.F130]+[.C130]" office:value-type="float" office:value="211.53" calcext:value-type="float">
            <text:p>211.53 ¤</text:p>
          </table:table-cell>
          <table:table-cell table:formula="of:=IF(([.E130]+[.G130])&lt;0;[.E130]+[.G130];0)" office:value-type="float" office:value="-76058.2299999999" calcext:value-type="float">
            <text:p>-76,058.23 ¤</text:p>
          </table:table-cell>
          <table:table-cell table:style-name="ce8" table:formula="of:=SUM([.G119:.G130])/Darlehensbetrag" office:value-type="percentage" office:value="0.0251409" calcext:value-type="percentage">
            <text:p>2.51%</text:p>
          </table:table-cell>
          <table:table-cell table:number-columns-repeated="10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30-03-31" calcext:value-type="date">
            <text:p>2030-03-31</text:p>
          </table:table-cell>
          <table:table-cell/>
          <table:table-cell table:formula="of:=IF([.E131]&lt;0;Annuitaet;0)" office:value-type="float" office:value="345" calcext:value-type="float">
            <text:p>345.00 ¤</text:p>
          </table:table-cell>
          <table:table-cell table:formula="of:=[.H130]" office:value-type="float" office:value="-76058.2299999999" calcext:value-type="float">
            <text:p>-76,058.23 ¤</text:p>
          </table:table-cell>
          <table:table-cell table:formula="of:=ROUND([.E131]*zinssatz/12;2)" office:value-type="float" office:value="-133.1" calcext:value-type="float">
            <text:p>-133.10 ¤</text:p>
          </table:table-cell>
          <table:table-cell table:formula="of:=[.D131]+[.F131]+[.C131]" office:value-type="float" office:value="211.9" calcext:value-type="float">
            <text:p>211.90 ¤</text:p>
          </table:table-cell>
          <table:table-cell table:formula="of:=IF(([.E131]+[.G131])&lt;0;[.E131]+[.G131];0)" office:value-type="float" office:value="-75846.3299999999" calcext:value-type="float">
            <text:p>-75,846.33 ¤</text:p>
          </table:table-cell>
          <table:table-cell table:style-name="ce8" table:formula="of:=SUM([.G120:.G131])/Darlehensbetrag" office:value-type="percentage" office:value="0.0251849" calcext:value-type="percentage">
            <text:p>2.52%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30-04-30" calcext:value-type="date">
            <text:p>2030-04-30</text:p>
          </table:table-cell>
          <table:table-cell/>
          <table:table-cell table:formula="of:=IF([.E132]&lt;0;Annuitaet;0)" office:value-type="float" office:value="345" calcext:value-type="float">
            <text:p>345.00 ¤</text:p>
          </table:table-cell>
          <table:table-cell table:formula="of:=[.H131]" office:value-type="float" office:value="-75846.3299999999" calcext:value-type="float">
            <text:p>-75,846.33 ¤</text:p>
          </table:table-cell>
          <table:table-cell table:formula="of:=ROUND([.E132]*zinssatz/12;2)" office:value-type="float" office:value="-132.73" calcext:value-type="float">
            <text:p>-132.73 ¤</text:p>
          </table:table-cell>
          <table:table-cell table:formula="of:=[.D132]+[.F132]+[.C132]" office:value-type="float" office:value="212.27" calcext:value-type="float">
            <text:p>212.27 ¤</text:p>
          </table:table-cell>
          <table:table-cell table:formula="of:=IF(([.E132]+[.G132])&lt;0;[.E132]+[.G132];0)" office:value-type="float" office:value="-75634.0599999999" calcext:value-type="float">
            <text:p>-75,634.06 ¤</text:p>
          </table:table-cell>
          <table:table-cell table:style-name="ce8" table:formula="of:=SUM([.G121:.G132])/Darlehensbetrag" office:value-type="percentage" office:value="0.025229" calcext:value-type="percentage">
            <text:p>2.52%</text:p>
          </table:table-cell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30-05-31" calcext:value-type="date">
            <text:p>2030-05-31</text:p>
          </table:table-cell>
          <table:table-cell/>
          <table:table-cell table:formula="of:=IF([.E133]&lt;0;Annuitaet;0)" office:value-type="float" office:value="345" calcext:value-type="float">
            <text:p>345.00 ¤</text:p>
          </table:table-cell>
          <table:table-cell table:formula="of:=[.H132]" office:value-type="float" office:value="-75634.0599999999" calcext:value-type="float">
            <text:p>-75,634.06 ¤</text:p>
          </table:table-cell>
          <table:table-cell table:formula="of:=ROUND([.E133]*zinssatz/12;2)" office:value-type="float" office:value="-132.36" calcext:value-type="float">
            <text:p>-132.36 ¤</text:p>
          </table:table-cell>
          <table:table-cell table:formula="of:=[.D133]+[.F133]+[.C133]" office:value-type="float" office:value="212.64" calcext:value-type="float">
            <text:p>212.64 ¤</text:p>
          </table:table-cell>
          <table:table-cell table:formula="of:=IF(([.E133]+[.G133])&lt;0;[.E133]+[.G133];0)" office:value-type="float" office:value="-75421.4199999999" calcext:value-type="float">
            <text:p>-75,421.42 ¤</text:p>
          </table:table-cell>
          <table:table-cell table:style-name="ce8" table:formula="of:=SUM([.G122:.G133])/Darlehensbetrag" office:value-type="percentage" office:value="0.0252731" calcext:value-type="percentage">
            <text:p>2.53%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30-06-30" calcext:value-type="date">
            <text:p>2030-06-30</text:p>
          </table:table-cell>
          <table:table-cell/>
          <table:table-cell table:formula="of:=IF([.E134]&lt;0;Annuitaet;0)" office:value-type="float" office:value="345" calcext:value-type="float">
            <text:p>345.00 ¤</text:p>
          </table:table-cell>
          <table:table-cell table:formula="of:=[.H133]" office:value-type="float" office:value="-75421.4199999999" calcext:value-type="float">
            <text:p>-75,421.42 ¤</text:p>
          </table:table-cell>
          <table:table-cell table:formula="of:=ROUND([.E134]*zinssatz/12;2)" office:value-type="float" office:value="-131.99" calcext:value-type="float">
            <text:p>-131.99 ¤</text:p>
          </table:table-cell>
          <table:table-cell table:formula="of:=[.D134]+[.F134]+[.C134]" office:value-type="float" office:value="213.01" calcext:value-type="float">
            <text:p>213.01 ¤</text:p>
          </table:table-cell>
          <table:table-cell table:formula="of:=IF(([.E134]+[.G134])&lt;0;[.E134]+[.G134];0)" office:value-type="float" office:value="-75208.4099999999" calcext:value-type="float">
            <text:p>-75,208.41 ¤</text:p>
          </table:table-cell>
          <table:table-cell table:style-name="ce8" table:formula="of:=SUM([.G123:.G134])/Darlehensbetrag" office:value-type="percentage" office:value="0.0253173" calcext:value-type="percentage">
            <text:p>2.53%</text:p>
          </table:table-cell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30-07-31" calcext:value-type="date">
            <text:p>2030-07-31</text:p>
          </table:table-cell>
          <table:table-cell/>
          <table:table-cell table:formula="of:=IF([.E135]&lt;0;Annuitaet;0)" office:value-type="float" office:value="345" calcext:value-type="float">
            <text:p>345.00 ¤</text:p>
          </table:table-cell>
          <table:table-cell table:formula="of:=[.H134]" office:value-type="float" office:value="-75208.4099999999" calcext:value-type="float">
            <text:p>-75,208.41 ¤</text:p>
          </table:table-cell>
          <table:table-cell table:formula="of:=ROUND([.E135]*zinssatz/12;2)" office:value-type="float" office:value="-131.61" calcext:value-type="float">
            <text:p>-131.61 ¤</text:p>
          </table:table-cell>
          <table:table-cell table:formula="of:=[.D135]+[.F135]+[.C135]" office:value-type="float" office:value="213.39" calcext:value-type="float">
            <text:p>213.39 ¤</text:p>
          </table:table-cell>
          <table:table-cell table:formula="of:=IF(([.E135]+[.G135])&lt;0;[.E135]+[.G135];0)" office:value-type="float" office:value="-74995.0199999999" calcext:value-type="float">
            <text:p>-74,995.02 ¤</text:p>
          </table:table-cell>
          <table:table-cell table:style-name="ce8" table:formula="of:=SUM([.G124:.G135])/Darlehensbetrag" office:value-type="percentage" office:value="0.0253617" calcext:value-type="percentage">
            <text:p>2.54%</text:p>
          </table:table-cell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30-08-31" calcext:value-type="date">
            <text:p>2030-08-31</text:p>
          </table:table-cell>
          <table:table-cell/>
          <table:table-cell table:formula="of:=IF([.E136]&lt;0;Annuitaet;0)" office:value-type="float" office:value="345" calcext:value-type="float">
            <text:p>345.00 ¤</text:p>
          </table:table-cell>
          <table:table-cell table:formula="of:=[.H135]" office:value-type="float" office:value="-74995.0199999999" calcext:value-type="float">
            <text:p>-74,995.02 ¤</text:p>
          </table:table-cell>
          <table:table-cell table:formula="of:=ROUND([.E136]*zinssatz/12;2)" office:value-type="float" office:value="-131.24" calcext:value-type="float">
            <text:p>-131.24 ¤</text:p>
          </table:table-cell>
          <table:table-cell table:formula="of:=[.D136]+[.F136]+[.C136]" office:value-type="float" office:value="213.76" calcext:value-type="float">
            <text:p>213.76 ¤</text:p>
          </table:table-cell>
          <table:table-cell table:formula="of:=IF(([.E136]+[.G136])&lt;0;[.E136]+[.G136];0)" office:value-type="float" office:value="-74781.2599999999" calcext:value-type="float">
            <text:p>-74,781.26 ¤</text:p>
          </table:table-cell>
          <table:table-cell table:style-name="ce8" table:formula="of:=SUM([.G125:.G136])/Darlehensbetrag" office:value-type="percentage" office:value="0.0254061" calcext:value-type="percentage">
            <text:p>2.54%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30-09-30" calcext:value-type="date">
            <text:p>2030-09-30</text:p>
          </table:table-cell>
          <table:table-cell/>
          <table:table-cell table:formula="of:=IF([.E137]&lt;0;Annuitaet;0)" office:value-type="float" office:value="345" calcext:value-type="float">
            <text:p>345.00 ¤</text:p>
          </table:table-cell>
          <table:table-cell table:formula="of:=[.H136]" office:value-type="float" office:value="-74781.2599999999" calcext:value-type="float">
            <text:p>-74,781.26 ¤</text:p>
          </table:table-cell>
          <table:table-cell table:formula="of:=ROUND([.E137]*zinssatz/12;2)" office:value-type="float" office:value="-130.87" calcext:value-type="float">
            <text:p>-130.87 ¤</text:p>
          </table:table-cell>
          <table:table-cell table:formula="of:=[.D137]+[.F137]+[.C137]" office:value-type="float" office:value="214.13" calcext:value-type="float">
            <text:p>214.13 ¤</text:p>
          </table:table-cell>
          <table:table-cell table:formula="of:=IF(([.E137]+[.G137])&lt;0;[.E137]+[.G137];0)" office:value-type="float" office:value="-74567.1299999999" calcext:value-type="float">
            <text:p>-74,567.13 ¤</text:p>
          </table:table-cell>
          <table:table-cell table:style-name="ce8" table:formula="of:=SUM([.G126:.G137])/Darlehensbetrag" office:value-type="percentage" office:value="0.0254505" calcext:value-type="percentage">
            <text:p>2.55%</text:p>
          </table:table-cell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30-10-31" calcext:value-type="date">
            <text:p>2030-10-31</text:p>
          </table:table-cell>
          <table:table-cell/>
          <table:table-cell table:formula="of:=IF([.E138]&lt;0;Annuitaet;0)" office:value-type="float" office:value="345" calcext:value-type="float">
            <text:p>345.00 ¤</text:p>
          </table:table-cell>
          <table:table-cell table:formula="of:=[.H137]" office:value-type="float" office:value="-74567.1299999999" calcext:value-type="float">
            <text:p>-74,567.13 ¤</text:p>
          </table:table-cell>
          <table:table-cell table:formula="of:=ROUND([.E138]*zinssatz/12;2)" office:value-type="float" office:value="-130.49" calcext:value-type="float">
            <text:p>-130.49 ¤</text:p>
          </table:table-cell>
          <table:table-cell table:formula="of:=[.D138]+[.F138]+[.C138]" office:value-type="float" office:value="214.51" calcext:value-type="float">
            <text:p>214.51 ¤</text:p>
          </table:table-cell>
          <table:table-cell table:formula="of:=IF(([.E138]+[.G138])&lt;0;[.E138]+[.G138];0)" office:value-type="float" office:value="-74352.6199999999" calcext:value-type="float">
            <text:p>-74,352.62 ¤</text:p>
          </table:table-cell>
          <table:table-cell table:style-name="ce8" table:formula="of:=SUM([.G127:.G138])/Darlehensbetrag" office:value-type="percentage" office:value="0.0254951" calcext:value-type="percentage">
            <text:p>2.55%</text:p>
          </table:table-cell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30-11-30" calcext:value-type="date">
            <text:p>2030-11-30</text:p>
          </table:table-cell>
          <table:table-cell/>
          <table:table-cell table:formula="of:=IF([.E139]&lt;0;Annuitaet;0)" office:value-type="float" office:value="345" calcext:value-type="float">
            <text:p>345.00 ¤</text:p>
          </table:table-cell>
          <table:table-cell table:formula="of:=[.H138]" office:value-type="float" office:value="-74352.6199999999" calcext:value-type="float">
            <text:p>-74,352.62 ¤</text:p>
          </table:table-cell>
          <table:table-cell table:formula="of:=ROUND([.E139]*zinssatz/12;2)" office:value-type="float" office:value="-130.12" calcext:value-type="float">
            <text:p>-130.12 ¤</text:p>
          </table:table-cell>
          <table:table-cell table:formula="of:=[.D139]+[.F139]+[.C139]" office:value-type="float" office:value="214.88" calcext:value-type="float">
            <text:p>214.88 ¤</text:p>
          </table:table-cell>
          <table:table-cell table:formula="of:=IF(([.E139]+[.G139])&lt;0;[.E139]+[.G139];0)" office:value-type="float" office:value="-74137.7399999999" calcext:value-type="float">
            <text:p>-74,137.74 ¤</text:p>
          </table:table-cell>
          <table:table-cell table:style-name="ce8" table:formula="of:=SUM([.G128:.G139])/Darlehensbetrag" office:value-type="percentage" office:value="0.0255397" calcext:value-type="percentage">
            <text:p>2.55%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30-12-31" calcext:value-type="date">
            <text:p>2030-12-31</text:p>
          </table:table-cell>
          <table:table-cell/>
          <table:table-cell table:formula="of:=IF([.E140]&lt;0;Annuitaet;0)" office:value-type="float" office:value="345" calcext:value-type="float">
            <text:p>345.00 ¤</text:p>
          </table:table-cell>
          <table:table-cell table:formula="of:=[.H139]" office:value-type="float" office:value="-74137.7399999999" calcext:value-type="float">
            <text:p>-74,137.74 ¤</text:p>
          </table:table-cell>
          <table:table-cell table:formula="of:=ROUND([.E140]*zinssatz/12;2)" office:value-type="float" office:value="-129.74" calcext:value-type="float">
            <text:p>-129.74 ¤</text:p>
          </table:table-cell>
          <table:table-cell table:formula="of:=[.D140]+[.F140]+[.C140]" office:value-type="float" office:value="215.26" calcext:value-type="float">
            <text:p>215.26 ¤</text:p>
          </table:table-cell>
          <table:table-cell table:formula="of:=IF(([.E140]+[.G140])&lt;0;[.E140]+[.G140];0)" office:value-type="float" office:value="-73922.4799999999" calcext:value-type="float">
            <text:p>-73,922.48 ¤</text:p>
          </table:table-cell>
          <table:table-cell table:style-name="ce8" table:formula="of:=SUM([.G129:.G140])/Darlehensbetrag" office:value-type="percentage" office:value="0.0255844" calcext:value-type="percentage">
            <text:p>2.56%</text:p>
          </table:table-cell>
          <table:table-cell table:number-columns-repeated="10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31-01-31" calcext:value-type="date">
            <text:p>2031-01-31</text:p>
          </table:table-cell>
          <table:table-cell/>
          <table:table-cell table:formula="of:=IF([.E141]&lt;0;Annuitaet;0)" office:value-type="float" office:value="345" calcext:value-type="float">
            <text:p>345.00 ¤</text:p>
          </table:table-cell>
          <table:table-cell table:formula="of:=[.H140]" office:value-type="float" office:value="-73922.4799999999" calcext:value-type="float">
            <text:p>-73,922.48 ¤</text:p>
          </table:table-cell>
          <table:table-cell table:formula="of:=ROUND([.E141]*zinssatz/12;2)" office:value-type="float" office:value="-129.36" calcext:value-type="float">
            <text:p>-129.36 ¤</text:p>
          </table:table-cell>
          <table:table-cell table:formula="of:=[.D141]+[.F141]+[.C141]" office:value-type="float" office:value="215.64" calcext:value-type="float">
            <text:p>215.64 ¤</text:p>
          </table:table-cell>
          <table:table-cell table:formula="of:=IF(([.E141]+[.G141])&lt;0;[.E141]+[.G141];0)" office:value-type="float" office:value="-73706.8399999999" calcext:value-type="float">
            <text:p>-73,706.84 ¤</text:p>
          </table:table-cell>
          <table:table-cell table:style-name="ce8" table:formula="of:=SUM([.G130:.G141])/Darlehensbetrag" office:value-type="percentage" office:value="0.0256292" calcext:value-type="percentage">
            <text:p>2.56%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31-02-28" calcext:value-type="date">
            <text:p>2031-02-28</text:p>
          </table:table-cell>
          <table:table-cell/>
          <table:table-cell table:formula="of:=IF([.E142]&lt;0;Annuitaet;0)" office:value-type="float" office:value="345" calcext:value-type="float">
            <text:p>345.00 ¤</text:p>
          </table:table-cell>
          <table:table-cell table:formula="of:=[.H141]" office:value-type="float" office:value="-73706.8399999999" calcext:value-type="float">
            <text:p>-73,706.84 ¤</text:p>
          </table:table-cell>
          <table:table-cell table:formula="of:=ROUND([.E142]*zinssatz/12;2)" office:value-type="float" office:value="-128.99" calcext:value-type="float">
            <text:p>-128.99 ¤</text:p>
          </table:table-cell>
          <table:table-cell table:formula="of:=[.D142]+[.F142]+[.C142]" office:value-type="float" office:value="216.01" calcext:value-type="float">
            <text:p>216.01 ¤</text:p>
          </table:table-cell>
          <table:table-cell table:formula="of:=IF(([.E142]+[.G142])&lt;0;[.E142]+[.G142];0)" office:value-type="float" office:value="-73490.8299999999" calcext:value-type="float">
            <text:p>-73,490.83 ¤</text:p>
          </table:table-cell>
          <table:table-cell table:style-name="ce8" table:formula="of:=SUM([.G131:.G142])/Darlehensbetrag" office:value-type="percentage" office:value="0.025674" calcext:value-type="percentage">
            <text:p>2.57%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31-03-31" calcext:value-type="date">
            <text:p>2031-03-31</text:p>
          </table:table-cell>
          <table:table-cell/>
          <table:table-cell table:formula="of:=IF([.E143]&lt;0;Annuitaet;0)" office:value-type="float" office:value="345" calcext:value-type="float">
            <text:p>345.00 ¤</text:p>
          </table:table-cell>
          <table:table-cell table:formula="of:=[.H142]" office:value-type="float" office:value="-73490.8299999999" calcext:value-type="float">
            <text:p>-73,490.83 ¤</text:p>
          </table:table-cell>
          <table:table-cell table:formula="of:=ROUND([.E143]*zinssatz/12;2)" office:value-type="float" office:value="-128.61" calcext:value-type="float">
            <text:p>-128.61 ¤</text:p>
          </table:table-cell>
          <table:table-cell table:formula="of:=[.D143]+[.F143]+[.C143]" office:value-type="float" office:value="216.39" calcext:value-type="float">
            <text:p>216.39 ¤</text:p>
          </table:table-cell>
          <table:table-cell table:formula="of:=IF(([.E143]+[.G143])&lt;0;[.E143]+[.G143];0)" office:value-type="float" office:value="-73274.4399999999" calcext:value-type="float">
            <text:p>-73,274.44 ¤</text:p>
          </table:table-cell>
          <table:table-cell table:style-name="ce8" table:formula="of:=SUM([.G132:.G143])/Darlehensbetrag" office:value-type="percentage" office:value="0.0257189" calcext:value-type="percentage">
            <text:p>2.57%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31-04-30" calcext:value-type="date">
            <text:p>2031-04-30</text:p>
          </table:table-cell>
          <table:table-cell/>
          <table:table-cell table:formula="of:=IF([.E144]&lt;0;Annuitaet;0)" office:value-type="float" office:value="345" calcext:value-type="float">
            <text:p>345.00 ¤</text:p>
          </table:table-cell>
          <table:table-cell table:formula="of:=[.H143]" office:value-type="float" office:value="-73274.4399999999" calcext:value-type="float">
            <text:p>-73,274.44 ¤</text:p>
          </table:table-cell>
          <table:table-cell table:formula="of:=ROUND([.E144]*zinssatz/12;2)" office:value-type="float" office:value="-128.23" calcext:value-type="float">
            <text:p>-128.23 ¤</text:p>
          </table:table-cell>
          <table:table-cell table:formula="of:=[.D144]+[.F144]+[.C144]" office:value-type="float" office:value="216.77" calcext:value-type="float">
            <text:p>216.77 ¤</text:p>
          </table:table-cell>
          <table:table-cell table:formula="of:=IF(([.E144]+[.G144])&lt;0;[.E144]+[.G144];0)" office:value-type="float" office:value="-73057.6699999999" calcext:value-type="float">
            <text:p>-73,057.67 ¤</text:p>
          </table:table-cell>
          <table:table-cell table:style-name="ce8" table:formula="of:=SUM([.G133:.G144])/Darlehensbetrag" office:value-type="percentage" office:value="0.0257639" calcext:value-type="percentage">
            <text:p>2.58%</text:p>
          </table:table-cell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31-05-31" calcext:value-type="date">
            <text:p>2031-05-31</text:p>
          </table:table-cell>
          <table:table-cell/>
          <table:table-cell table:formula="of:=IF([.E145]&lt;0;Annuitaet;0)" office:value-type="float" office:value="345" calcext:value-type="float">
            <text:p>345.00 ¤</text:p>
          </table:table-cell>
          <table:table-cell table:formula="of:=[.H144]" office:value-type="float" office:value="-73057.6699999999" calcext:value-type="float">
            <text:p>-73,057.67 ¤</text:p>
          </table:table-cell>
          <table:table-cell table:formula="of:=ROUND([.E145]*zinssatz/12;2)" office:value-type="float" office:value="-127.85" calcext:value-type="float">
            <text:p>-127.85 ¤</text:p>
          </table:table-cell>
          <table:table-cell table:formula="of:=[.D145]+[.F145]+[.C145]" office:value-type="float" office:value="217.15" calcext:value-type="float">
            <text:p>217.15 ¤</text:p>
          </table:table-cell>
          <table:table-cell table:formula="of:=IF(([.E145]+[.G145])&lt;0;[.E145]+[.G145];0)" office:value-type="float" office:value="-72840.5199999999" calcext:value-type="float">
            <text:p>-72,840.52 ¤</text:p>
          </table:table-cell>
          <table:table-cell table:style-name="ce8" table:formula="of:=SUM([.G134:.G145])/Darlehensbetrag" office:value-type="percentage" office:value="0.025809" calcext:value-type="percentage">
            <text:p>2.58%</text:p>
          </table:table-cell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31-06-30" calcext:value-type="date">
            <text:p>2031-06-30</text:p>
          </table:table-cell>
          <table:table-cell/>
          <table:table-cell table:formula="of:=IF([.E146]&lt;0;Annuitaet;0)" office:value-type="float" office:value="345" calcext:value-type="float">
            <text:p>345.00 ¤</text:p>
          </table:table-cell>
          <table:table-cell table:formula="of:=[.H145]" office:value-type="float" office:value="-72840.5199999999" calcext:value-type="float">
            <text:p>-72,840.52 ¤</text:p>
          </table:table-cell>
          <table:table-cell table:formula="of:=ROUND([.E146]*zinssatz/12;2)" office:value-type="float" office:value="-127.47" calcext:value-type="float">
            <text:p>-127.47 ¤</text:p>
          </table:table-cell>
          <table:table-cell table:formula="of:=[.D146]+[.F146]+[.C146]" office:value-type="float" office:value="217.53" calcext:value-type="float">
            <text:p>217.53 ¤</text:p>
          </table:table-cell>
          <table:table-cell table:formula="of:=IF(([.E146]+[.G146])&lt;0;[.E146]+[.G146];0)" office:value-type="float" office:value="-72622.9899999999" calcext:value-type="float">
            <text:p>-72,622.99 ¤</text:p>
          </table:table-cell>
          <table:table-cell table:style-name="ce8" table:formula="of:=SUM([.G135:.G146])/Darlehensbetrag" office:value-type="percentage" office:value="0.0258542" calcext:value-type="percentage">
            <text:p>2.59%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31-07-31" calcext:value-type="date">
            <text:p>2031-07-31</text:p>
          </table:table-cell>
          <table:table-cell/>
          <table:table-cell table:formula="of:=IF([.E147]&lt;0;Annuitaet;0)" office:value-type="float" office:value="345" calcext:value-type="float">
            <text:p>345.00 ¤</text:p>
          </table:table-cell>
          <table:table-cell table:formula="of:=[.H146]" office:value-type="float" office:value="-72622.9899999999" calcext:value-type="float">
            <text:p>-72,622.99 ¤</text:p>
          </table:table-cell>
          <table:table-cell table:formula="of:=ROUND([.E147]*zinssatz/12;2)" office:value-type="float" office:value="-127.09" calcext:value-type="float">
            <text:p>-127.09 ¤</text:p>
          </table:table-cell>
          <table:table-cell table:formula="of:=[.D147]+[.F147]+[.C147]" office:value-type="float" office:value="217.91" calcext:value-type="float">
            <text:p>217.91 ¤</text:p>
          </table:table-cell>
          <table:table-cell table:formula="of:=IF(([.E147]+[.G147])&lt;0;[.E147]+[.G147];0)" office:value-type="float" office:value="-72405.0799999999" calcext:value-type="float">
            <text:p>-72,405.08 ¤</text:p>
          </table:table-cell>
          <table:table-cell table:style-name="ce8" table:formula="of:=SUM([.G136:.G147])/Darlehensbetrag" office:value-type="percentage" office:value="0.0258994" calcext:value-type="percentage">
            <text:p>2.59%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31-08-31" calcext:value-type="date">
            <text:p>2031-08-31</text:p>
          </table:table-cell>
          <table:table-cell/>
          <table:table-cell table:formula="of:=IF([.E148]&lt;0;Annuitaet;0)" office:value-type="float" office:value="345" calcext:value-type="float">
            <text:p>345.00 ¤</text:p>
          </table:table-cell>
          <table:table-cell table:formula="of:=[.H147]" office:value-type="float" office:value="-72405.0799999999" calcext:value-type="float">
            <text:p>-72,405.08 ¤</text:p>
          </table:table-cell>
          <table:table-cell table:formula="of:=ROUND([.E148]*zinssatz/12;2)" office:value-type="float" office:value="-126.71" calcext:value-type="float">
            <text:p>-126.71 ¤</text:p>
          </table:table-cell>
          <table:table-cell table:formula="of:=[.D148]+[.F148]+[.C148]" office:value-type="float" office:value="218.29" calcext:value-type="float">
            <text:p>218.29 ¤</text:p>
          </table:table-cell>
          <table:table-cell table:formula="of:=IF(([.E148]+[.G148])&lt;0;[.E148]+[.G148];0)" office:value-type="float" office:value="-72186.7899999999" calcext:value-type="float">
            <text:p>-72,186.79 ¤</text:p>
          </table:table-cell>
          <table:table-cell table:style-name="ce8" table:formula="of:=SUM([.G137:.G148])/Darlehensbetrag" office:value-type="percentage" office:value="0.0259447" calcext:value-type="percentage">
            <text:p>2.59%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31-09-30" calcext:value-type="date">
            <text:p>2031-09-30</text:p>
          </table:table-cell>
          <table:table-cell/>
          <table:table-cell table:formula="of:=IF([.E149]&lt;0;Annuitaet;0)" office:value-type="float" office:value="345" calcext:value-type="float">
            <text:p>345.00 ¤</text:p>
          </table:table-cell>
          <table:table-cell table:formula="of:=[.H148]" office:value-type="float" office:value="-72186.7899999999" calcext:value-type="float">
            <text:p>-72,186.79 ¤</text:p>
          </table:table-cell>
          <table:table-cell table:formula="of:=ROUND([.E149]*zinssatz/12;2)" office:value-type="float" office:value="-126.33" calcext:value-type="float">
            <text:p>-126.33 ¤</text:p>
          </table:table-cell>
          <table:table-cell table:formula="of:=[.D149]+[.F149]+[.C149]" office:value-type="float" office:value="218.67" calcext:value-type="float">
            <text:p>218.67 ¤</text:p>
          </table:table-cell>
          <table:table-cell table:formula="of:=IF(([.E149]+[.G149])&lt;0;[.E149]+[.G149];0)" office:value-type="float" office:value="-71968.1199999999" calcext:value-type="float">
            <text:p>-71,968.12 ¤</text:p>
          </table:table-cell>
          <table:table-cell table:style-name="ce8" table:formula="of:=SUM([.G138:.G149])/Darlehensbetrag" office:value-type="percentage" office:value="0.0259901" calcext:value-type="percentage">
            <text:p>2.60%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31-10-31" calcext:value-type="date">
            <text:p>2031-10-31</text:p>
          </table:table-cell>
          <table:table-cell/>
          <table:table-cell table:formula="of:=IF([.E150]&lt;0;Annuitaet;0)" office:value-type="float" office:value="345" calcext:value-type="float">
            <text:p>345.00 ¤</text:p>
          </table:table-cell>
          <table:table-cell table:formula="of:=[.H149]" office:value-type="float" office:value="-71968.1199999999" calcext:value-type="float">
            <text:p>-71,968.12 ¤</text:p>
          </table:table-cell>
          <table:table-cell table:formula="of:=ROUND([.E150]*zinssatz/12;2)" office:value-type="float" office:value="-125.94" calcext:value-type="float">
            <text:p>-125.94 ¤</text:p>
          </table:table-cell>
          <table:table-cell table:formula="of:=[.D150]+[.F150]+[.C150]" office:value-type="float" office:value="219.06" calcext:value-type="float">
            <text:p>219.06 ¤</text:p>
          </table:table-cell>
          <table:table-cell table:formula="of:=IF(([.E150]+[.G150])&lt;0;[.E150]+[.G150];0)" office:value-type="float" office:value="-71749.0599999999" calcext:value-type="float">
            <text:p>-71,749.06 ¤</text:p>
          </table:table-cell>
          <table:table-cell table:style-name="ce8" table:formula="of:=SUM([.G139:.G150])/Darlehensbetrag" office:value-type="percentage" office:value="0.0260356" calcext:value-type="percentage">
            <text:p>2.60%</text:p>
          </table:table-cell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31-11-30" calcext:value-type="date">
            <text:p>2031-11-30</text:p>
          </table:table-cell>
          <table:table-cell/>
          <table:table-cell table:formula="of:=IF([.E151]&lt;0;Annuitaet;0)" office:value-type="float" office:value="345" calcext:value-type="float">
            <text:p>345.00 ¤</text:p>
          </table:table-cell>
          <table:table-cell table:formula="of:=[.H150]" office:value-type="float" office:value="-71749.0599999999" calcext:value-type="float">
            <text:p>-71,749.06 ¤</text:p>
          </table:table-cell>
          <table:table-cell table:formula="of:=ROUND([.E151]*zinssatz/12;2)" office:value-type="float" office:value="-125.56" calcext:value-type="float">
            <text:p>-125.56 ¤</text:p>
          </table:table-cell>
          <table:table-cell table:formula="of:=[.D151]+[.F151]+[.C151]" office:value-type="float" office:value="219.44" calcext:value-type="float">
            <text:p>219.44 ¤</text:p>
          </table:table-cell>
          <table:table-cell table:formula="of:=IF(([.E151]+[.G151])&lt;0;[.E151]+[.G151];0)" office:value-type="float" office:value="-71529.6199999999" calcext:value-type="float">
            <text:p>-71,529.62 ¤</text:p>
          </table:table-cell>
          <table:table-cell table:style-name="ce8" table:formula="of:=SUM([.G140:.G151])/Darlehensbetrag" office:value-type="percentage" office:value="0.0260812" calcext:value-type="percentage">
            <text:p>2.61%</text:p>
          </table:table-cell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31-12-31" calcext:value-type="date">
            <text:p>2031-12-31</text:p>
          </table:table-cell>
          <table:table-cell/>
          <table:table-cell table:formula="of:=IF([.E152]&lt;0;Annuitaet;0)" office:value-type="float" office:value="345" calcext:value-type="float">
            <text:p>345.00 ¤</text:p>
          </table:table-cell>
          <table:table-cell table:formula="of:=[.H151]" office:value-type="float" office:value="-71529.6199999999" calcext:value-type="float">
            <text:p>-71,529.62 ¤</text:p>
          </table:table-cell>
          <table:table-cell table:formula="of:=ROUND([.E152]*zinssatz/12;2)" office:value-type="float" office:value="-125.18" calcext:value-type="float">
            <text:p>-125.18 ¤</text:p>
          </table:table-cell>
          <table:table-cell table:formula="of:=[.D152]+[.F152]+[.C152]" office:value-type="float" office:value="219.82" calcext:value-type="float">
            <text:p>219.82 ¤</text:p>
          </table:table-cell>
          <table:table-cell table:formula="of:=IF(([.E152]+[.G152])&lt;0;[.E152]+[.G152];0)" office:value-type="float" office:value="-71309.7999999999" calcext:value-type="float">
            <text:p>-71,309.80 ¤</text:p>
          </table:table-cell>
          <table:table-cell table:style-name="ce8" table:formula="of:=SUM([.G141:.G152])/Darlehensbetrag" office:value-type="percentage" office:value="0.0261268" calcext:value-type="percentage">
            <text:p>2.61%</text:p>
          </table:table-cell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32-01-31" calcext:value-type="date">
            <text:p>2032-01-31</text:p>
          </table:table-cell>
          <table:table-cell/>
          <table:table-cell table:formula="of:=IF([.E153]&lt;0;Annuitaet;0)" office:value-type="float" office:value="345" calcext:value-type="float">
            <text:p>345.00 ¤</text:p>
          </table:table-cell>
          <table:table-cell table:formula="of:=[.H152]" office:value-type="float" office:value="-71309.7999999999" calcext:value-type="float">
            <text:p>-71,309.80 ¤</text:p>
          </table:table-cell>
          <table:table-cell table:formula="of:=ROUND([.E153]*zinssatz/12;2)" office:value-type="float" office:value="-124.79" calcext:value-type="float">
            <text:p>-124.79 ¤</text:p>
          </table:table-cell>
          <table:table-cell table:formula="of:=[.D153]+[.F153]+[.C153]" office:value-type="float" office:value="220.21" calcext:value-type="float">
            <text:p>220.21 ¤</text:p>
          </table:table-cell>
          <table:table-cell table:formula="of:=IF(([.E153]+[.G153])&lt;0;[.E153]+[.G153];0)" office:value-type="float" office:value="-71089.5899999999" calcext:value-type="float">
            <text:p>-71,089.59 ¤</text:p>
          </table:table-cell>
          <table:table-cell table:style-name="ce8" table:formula="of:=SUM([.G142:.G153])/Darlehensbetrag" office:value-type="percentage" office:value="0.0261725" calcext:value-type="percentage">
            <text:p>2.62%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32-02-29" calcext:value-type="date">
            <text:p>2032-02-29</text:p>
          </table:table-cell>
          <table:table-cell/>
          <table:table-cell table:formula="of:=IF([.E154]&lt;0;Annuitaet;0)" office:value-type="float" office:value="345" calcext:value-type="float">
            <text:p>345.00 ¤</text:p>
          </table:table-cell>
          <table:table-cell table:formula="of:=[.H153]" office:value-type="float" office:value="-71089.5899999999" calcext:value-type="float">
            <text:p>-71,089.59 ¤</text:p>
          </table:table-cell>
          <table:table-cell table:formula="of:=ROUND([.E154]*zinssatz/12;2)" office:value-type="float" office:value="-124.41" calcext:value-type="float">
            <text:p>-124.41 ¤</text:p>
          </table:table-cell>
          <table:table-cell table:formula="of:=[.D154]+[.F154]+[.C154]" office:value-type="float" office:value="220.59" calcext:value-type="float">
            <text:p>220.59 ¤</text:p>
          </table:table-cell>
          <table:table-cell table:formula="of:=IF(([.E154]+[.G154])&lt;0;[.E154]+[.G154];0)" office:value-type="float" office:value="-70868.9999999999" calcext:value-type="float">
            <text:p>-70,869.00 ¤</text:p>
          </table:table-cell>
          <table:table-cell table:style-name="ce8" table:formula="of:=SUM([.G143:.G154])/Darlehensbetrag" office:value-type="percentage" office:value="0.0262183" calcext:value-type="percentage">
            <text:p>2.62%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32-03-31" calcext:value-type="date">
            <text:p>2032-03-31</text:p>
          </table:table-cell>
          <table:table-cell/>
          <table:table-cell table:formula="of:=IF([.E155]&lt;0;Annuitaet;0)" office:value-type="float" office:value="345" calcext:value-type="float">
            <text:p>345.00 ¤</text:p>
          </table:table-cell>
          <table:table-cell table:formula="of:=[.H154]" office:value-type="float" office:value="-70868.9999999999" calcext:value-type="float">
            <text:p>-70,869.00 ¤</text:p>
          </table:table-cell>
          <table:table-cell table:formula="of:=ROUND([.E155]*zinssatz/12;2)" office:value-type="float" office:value="-124.02" calcext:value-type="float">
            <text:p>-124.02 ¤</text:p>
          </table:table-cell>
          <table:table-cell table:formula="of:=[.D155]+[.F155]+[.C155]" office:value-type="float" office:value="220.98" calcext:value-type="float">
            <text:p>220.98 ¤</text:p>
          </table:table-cell>
          <table:table-cell table:formula="of:=IF(([.E155]+[.G155])&lt;0;[.E155]+[.G155];0)" office:value-type="float" office:value="-70648.0199999999" calcext:value-type="float">
            <text:p>-70,648.02 ¤</text:p>
          </table:table-cell>
          <table:table-cell table:style-name="ce8" table:formula="of:=SUM([.G144:.G155])/Darlehensbetrag" office:value-type="percentage" office:value="0.0262642" calcext:value-type="percentage">
            <text:p>2.63%</text:p>
          </table:table-cell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32-04-30" calcext:value-type="date">
            <text:p>2032-04-30</text:p>
          </table:table-cell>
          <table:table-cell/>
          <table:table-cell table:formula="of:=IF([.E156]&lt;0;Annuitaet;0)" office:value-type="float" office:value="345" calcext:value-type="float">
            <text:p>345.00 ¤</text:p>
          </table:table-cell>
          <table:table-cell table:formula="of:=[.H155]" office:value-type="float" office:value="-70648.0199999999" calcext:value-type="float">
            <text:p>-70,648.02 ¤</text:p>
          </table:table-cell>
          <table:table-cell table:formula="of:=ROUND([.E156]*zinssatz/12;2)" office:value-type="float" office:value="-123.63" calcext:value-type="float">
            <text:p>-123.63 ¤</text:p>
          </table:table-cell>
          <table:table-cell table:formula="of:=[.D156]+[.F156]+[.C156]" office:value-type="float" office:value="221.37" calcext:value-type="float">
            <text:p>221.37 ¤</text:p>
          </table:table-cell>
          <table:table-cell table:formula="of:=IF(([.E156]+[.G156])&lt;0;[.E156]+[.G156];0)" office:value-type="float" office:value="-70426.6499999999" calcext:value-type="float">
            <text:p>-70,426.65 ¤</text:p>
          </table:table-cell>
          <table:table-cell table:style-name="ce8" table:formula="of:=SUM([.G145:.G156])/Darlehensbetrag" office:value-type="percentage" office:value="0.0263102" calcext:value-type="percentage">
            <text:p>2.63%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32-05-31" calcext:value-type="date">
            <text:p>2032-05-31</text:p>
          </table:table-cell>
          <table:table-cell/>
          <table:table-cell table:formula="of:=IF([.E157]&lt;0;Annuitaet;0)" office:value-type="float" office:value="345" calcext:value-type="float">
            <text:p>345.00 ¤</text:p>
          </table:table-cell>
          <table:table-cell table:formula="of:=[.H156]" office:value-type="float" office:value="-70426.6499999999" calcext:value-type="float">
            <text:p>-70,426.65 ¤</text:p>
          </table:table-cell>
          <table:table-cell table:formula="of:=ROUND([.E157]*zinssatz/12;2)" office:value-type="float" office:value="-123.25" calcext:value-type="float">
            <text:p>-123.25 ¤</text:p>
          </table:table-cell>
          <table:table-cell table:formula="of:=[.D157]+[.F157]+[.C157]" office:value-type="float" office:value="221.75" calcext:value-type="float">
            <text:p>221.75 ¤</text:p>
          </table:table-cell>
          <table:table-cell table:formula="of:=IF(([.E157]+[.G157])&lt;0;[.E157]+[.G157];0)" office:value-type="float" office:value="-70204.8999999999" calcext:value-type="float">
            <text:p>-70,204.90 ¤</text:p>
          </table:table-cell>
          <table:table-cell table:style-name="ce8" table:formula="of:=SUM([.G146:.G157])/Darlehensbetrag" office:value-type="percentage" office:value="0.0263562" calcext:value-type="percentage">
            <text:p>2.64%</text:p>
          </table:table-cell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32-06-30" calcext:value-type="date">
            <text:p>2032-06-30</text:p>
          </table:table-cell>
          <table:table-cell/>
          <table:table-cell table:formula="of:=IF([.E158]&lt;0;Annuitaet;0)" office:value-type="float" office:value="345" calcext:value-type="float">
            <text:p>345.00 ¤</text:p>
          </table:table-cell>
          <table:table-cell table:formula="of:=[.H157]" office:value-type="float" office:value="-70204.8999999999" calcext:value-type="float">
            <text:p>-70,204.90 ¤</text:p>
          </table:table-cell>
          <table:table-cell table:formula="of:=ROUND([.E158]*zinssatz/12;2)" office:value-type="float" office:value="-122.86" calcext:value-type="float">
            <text:p>-122.86 ¤</text:p>
          </table:table-cell>
          <table:table-cell table:formula="of:=[.D158]+[.F158]+[.C158]" office:value-type="float" office:value="222.14" calcext:value-type="float">
            <text:p>222.14 ¤</text:p>
          </table:table-cell>
          <table:table-cell table:formula="of:=IF(([.E158]+[.G158])&lt;0;[.E158]+[.G158];0)" office:value-type="float" office:value="-69982.7599999999" calcext:value-type="float">
            <text:p>-69,982.76 ¤</text:p>
          </table:table-cell>
          <table:table-cell table:style-name="ce8" table:formula="of:=SUM([.G147:.G158])/Darlehensbetrag" office:value-type="percentage" office:value="0.0264023" calcext:value-type="percentage">
            <text:p>2.64%</text:p>
          </table:table-cell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32-07-31" calcext:value-type="date">
            <text:p>2032-07-31</text:p>
          </table:table-cell>
          <table:table-cell/>
          <table:table-cell table:formula="of:=IF([.E159]&lt;0;Annuitaet;0)" office:value-type="float" office:value="345" calcext:value-type="float">
            <text:p>345.00 ¤</text:p>
          </table:table-cell>
          <table:table-cell table:formula="of:=[.H158]" office:value-type="float" office:value="-69982.7599999999" calcext:value-type="float">
            <text:p>-69,982.76 ¤</text:p>
          </table:table-cell>
          <table:table-cell table:formula="of:=ROUND([.E159]*zinssatz/12;2)" office:value-type="float" office:value="-122.47" calcext:value-type="float">
            <text:p>-122.47 ¤</text:p>
          </table:table-cell>
          <table:table-cell table:formula="of:=[.D159]+[.F159]+[.C159]" office:value-type="float" office:value="222.53" calcext:value-type="float">
            <text:p>222.53 ¤</text:p>
          </table:table-cell>
          <table:table-cell table:formula="of:=IF(([.E159]+[.G159])&lt;0;[.E159]+[.G159];0)" office:value-type="float" office:value="-69760.2299999999" calcext:value-type="float">
            <text:p>-69,760.23 ¤</text:p>
          </table:table-cell>
          <table:table-cell table:style-name="ce8" table:formula="of:=SUM([.G148:.G159])/Darlehensbetrag" office:value-type="percentage" office:value="0.0264485" calcext:value-type="percentage">
            <text:p>2.64%</text:p>
          </table:table-cell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32-08-31" calcext:value-type="date">
            <text:p>2032-08-31</text:p>
          </table:table-cell>
          <table:table-cell/>
          <table:table-cell table:formula="of:=IF([.E160]&lt;0;Annuitaet;0)" office:value-type="float" office:value="345" calcext:value-type="float">
            <text:p>345.00 ¤</text:p>
          </table:table-cell>
          <table:table-cell table:formula="of:=[.H159]" office:value-type="float" office:value="-69760.2299999999" calcext:value-type="float">
            <text:p>-69,760.23 ¤</text:p>
          </table:table-cell>
          <table:table-cell table:formula="of:=ROUND([.E160]*zinssatz/12;2)" office:value-type="float" office:value="-122.08" calcext:value-type="float">
            <text:p>-122.08 ¤</text:p>
          </table:table-cell>
          <table:table-cell table:formula="of:=[.D160]+[.F160]+[.C160]" office:value-type="float" office:value="222.92" calcext:value-type="float">
            <text:p>222.92 ¤</text:p>
          </table:table-cell>
          <table:table-cell table:formula="of:=IF(([.E160]+[.G160])&lt;0;[.E160]+[.G160];0)" office:value-type="float" office:value="-69537.3099999999" calcext:value-type="float">
            <text:p>-69,537.31 ¤</text:p>
          </table:table-cell>
          <table:table-cell table:style-name="ce8" table:formula="of:=SUM([.G149:.G160])/Darlehensbetrag" office:value-type="percentage" office:value="0.0264948" calcext:value-type="percentage">
            <text:p>2.65%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32-09-30" calcext:value-type="date">
            <text:p>2032-09-30</text:p>
          </table:table-cell>
          <table:table-cell/>
          <table:table-cell table:formula="of:=IF([.E161]&lt;0;Annuitaet;0)" office:value-type="float" office:value="345" calcext:value-type="float">
            <text:p>345.00 ¤</text:p>
          </table:table-cell>
          <table:table-cell table:formula="of:=[.H160]" office:value-type="float" office:value="-69537.3099999999" calcext:value-type="float">
            <text:p>-69,537.31 ¤</text:p>
          </table:table-cell>
          <table:table-cell table:formula="of:=ROUND([.E161]*zinssatz/12;2)" office:value-type="float" office:value="-121.69" calcext:value-type="float">
            <text:p>-121.69 ¤</text:p>
          </table:table-cell>
          <table:table-cell table:formula="of:=[.D161]+[.F161]+[.C161]" office:value-type="float" office:value="223.31" calcext:value-type="float">
            <text:p>223.31 ¤</text:p>
          </table:table-cell>
          <table:table-cell table:formula="of:=IF(([.E161]+[.G161])&lt;0;[.E161]+[.G161];0)" office:value-type="float" office:value="-69313.9999999999" calcext:value-type="float">
            <text:p>-69,314.00 ¤</text:p>
          </table:table-cell>
          <table:table-cell table:style-name="ce8" table:formula="of:=SUM([.G150:.G161])/Darlehensbetrag" office:value-type="percentage" office:value="0.0265412" calcext:value-type="percentage">
            <text:p>2.65%</text:p>
          </table:table-cell>
          <table:table-cell table:number-columns-repeated="10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32-10-31" calcext:value-type="date">
            <text:p>2032-10-31</text:p>
          </table:table-cell>
          <table:table-cell/>
          <table:table-cell table:formula="of:=IF([.E162]&lt;0;Annuitaet;0)" office:value-type="float" office:value="345" calcext:value-type="float">
            <text:p>345.00 ¤</text:p>
          </table:table-cell>
          <table:table-cell table:formula="of:=[.H161]" office:value-type="float" office:value="-69313.9999999999" calcext:value-type="float">
            <text:p>-69,314.00 ¤</text:p>
          </table:table-cell>
          <table:table-cell table:formula="of:=ROUND([.E162]*zinssatz/12;2)" office:value-type="float" office:value="-121.3" calcext:value-type="float">
            <text:p>-121.30 ¤</text:p>
          </table:table-cell>
          <table:table-cell table:formula="of:=[.D162]+[.F162]+[.C162]" office:value-type="float" office:value="223.7" calcext:value-type="float">
            <text:p>223.70 ¤</text:p>
          </table:table-cell>
          <table:table-cell table:formula="of:=IF(([.E162]+[.G162])&lt;0;[.E162]+[.G162];0)" office:value-type="float" office:value="-69090.2999999999" calcext:value-type="float">
            <text:p>-69,090.30 ¤</text:p>
          </table:table-cell>
          <table:table-cell table:style-name="ce8" table:formula="of:=SUM([.G151:.G162])/Darlehensbetrag" office:value-type="percentage" office:value="0.0265876" calcext:value-type="percentage">
            <text:p>2.66%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32-11-30" calcext:value-type="date">
            <text:p>2032-11-30</text:p>
          </table:table-cell>
          <table:table-cell/>
          <table:table-cell table:formula="of:=IF([.E163]&lt;0;Annuitaet;0)" office:value-type="float" office:value="345" calcext:value-type="float">
            <text:p>345.00 ¤</text:p>
          </table:table-cell>
          <table:table-cell table:formula="of:=[.H162]" office:value-type="float" office:value="-69090.2999999999" calcext:value-type="float">
            <text:p>-69,090.30 ¤</text:p>
          </table:table-cell>
          <table:table-cell table:formula="of:=ROUND([.E163]*zinssatz/12;2)" office:value-type="float" office:value="-120.91" calcext:value-type="float">
            <text:p>-120.91 ¤</text:p>
          </table:table-cell>
          <table:table-cell table:formula="of:=[.D163]+[.F163]+[.C163]" office:value-type="float" office:value="224.09" calcext:value-type="float">
            <text:p>224.09 ¤</text:p>
          </table:table-cell>
          <table:table-cell table:formula="of:=IF(([.E163]+[.G163])&lt;0;[.E163]+[.G163];0)" office:value-type="float" office:value="-68866.2099999999" calcext:value-type="float">
            <text:p>-68,866.21 ¤</text:p>
          </table:table-cell>
          <table:table-cell table:style-name="ce8" table:formula="of:=SUM([.G152:.G163])/Darlehensbetrag" office:value-type="percentage" office:value="0.0266341" calcext:value-type="percentage">
            <text:p>2.66%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32-12-31" calcext:value-type="date">
            <text:p>2032-12-31</text:p>
          </table:table-cell>
          <table:table-cell/>
          <table:table-cell table:formula="of:=IF([.E164]&lt;0;Annuitaet;0)" office:value-type="float" office:value="345" calcext:value-type="float">
            <text:p>345.00 ¤</text:p>
          </table:table-cell>
          <table:table-cell table:formula="of:=[.H163]" office:value-type="float" office:value="-68866.2099999999" calcext:value-type="float">
            <text:p>-68,866.21 ¤</text:p>
          </table:table-cell>
          <table:table-cell table:formula="of:=ROUND([.E164]*zinssatz/12;2)" office:value-type="float" office:value="-120.52" calcext:value-type="float">
            <text:p>-120.52 ¤</text:p>
          </table:table-cell>
          <table:table-cell table:formula="of:=[.D164]+[.F164]+[.C164]" office:value-type="float" office:value="224.48" calcext:value-type="float">
            <text:p>224.48 ¤</text:p>
          </table:table-cell>
          <table:table-cell table:formula="of:=IF(([.E164]+[.G164])&lt;0;[.E164]+[.G164];0)" office:value-type="float" office:value="-68641.7299999999" calcext:value-type="float">
            <text:p>-68,641.73 ¤</text:p>
          </table:table-cell>
          <table:table-cell table:style-name="ce8" table:formula="of:=SUM([.G153:.G164])/Darlehensbetrag" office:value-type="percentage" office:value="0.0266807" calcext:value-type="percentage">
            <text:p>2.67%</text:p>
          </table:table-cell>
          <table:table-cell table:number-columns-repeated="10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33-01-31" calcext:value-type="date">
            <text:p>2033-01-31</text:p>
          </table:table-cell>
          <table:table-cell/>
          <table:table-cell table:formula="of:=IF([.E165]&lt;0;Annuitaet;0)" office:value-type="float" office:value="345" calcext:value-type="float">
            <text:p>345.00 ¤</text:p>
          </table:table-cell>
          <table:table-cell table:formula="of:=[.H164]" office:value-type="float" office:value="-68641.7299999999" calcext:value-type="float">
            <text:p>-68,641.73 ¤</text:p>
          </table:table-cell>
          <table:table-cell table:formula="of:=ROUND([.E165]*zinssatz/12;2)" office:value-type="float" office:value="-120.12" calcext:value-type="float">
            <text:p>-120.12 ¤</text:p>
          </table:table-cell>
          <table:table-cell table:formula="of:=[.D165]+[.F165]+[.C165]" office:value-type="float" office:value="224.88" calcext:value-type="float">
            <text:p>224.88 ¤</text:p>
          </table:table-cell>
          <table:table-cell table:formula="of:=IF(([.E165]+[.G165])&lt;0;[.E165]+[.G165];0)" office:value-type="float" office:value="-68416.8499999999" calcext:value-type="float">
            <text:p>-68,416.85 ¤</text:p>
          </table:table-cell>
          <table:table-cell table:style-name="ce8" table:formula="of:=SUM([.G154:.G165])/Darlehensbetrag" office:value-type="percentage" office:value="0.0267274" calcext:value-type="percentage">
            <text:p>2.67%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33-02-28" calcext:value-type="date">
            <text:p>2033-02-28</text:p>
          </table:table-cell>
          <table:table-cell/>
          <table:table-cell table:formula="of:=IF([.E166]&lt;0;Annuitaet;0)" office:value-type="float" office:value="345" calcext:value-type="float">
            <text:p>345.00 ¤</text:p>
          </table:table-cell>
          <table:table-cell table:formula="of:=[.H165]" office:value-type="float" office:value="-68416.8499999999" calcext:value-type="float">
            <text:p>-68,416.85 ¤</text:p>
          </table:table-cell>
          <table:table-cell table:formula="of:=ROUND([.E166]*zinssatz/12;2)" office:value-type="float" office:value="-119.73" calcext:value-type="float">
            <text:p>-119.73 ¤</text:p>
          </table:table-cell>
          <table:table-cell table:formula="of:=[.D166]+[.F166]+[.C166]" office:value-type="float" office:value="225.27" calcext:value-type="float">
            <text:p>225.27 ¤</text:p>
          </table:table-cell>
          <table:table-cell table:formula="of:=IF(([.E166]+[.G166])&lt;0;[.E166]+[.G166];0)" office:value-type="float" office:value="-68191.5799999999" calcext:value-type="float">
            <text:p>-68,191.58 ¤</text:p>
          </table:table-cell>
          <table:table-cell table:style-name="ce8" table:formula="of:=SUM([.G155:.G166])/Darlehensbetrag" office:value-type="percentage" office:value="0.0267742" calcext:value-type="percentage">
            <text:p>2.68%</text:p>
          </table:table-cell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33-03-31" calcext:value-type="date">
            <text:p>2033-03-31</text:p>
          </table:table-cell>
          <table:table-cell/>
          <table:table-cell table:formula="of:=IF([.E167]&lt;0;Annuitaet;0)" office:value-type="float" office:value="345" calcext:value-type="float">
            <text:p>345.00 ¤</text:p>
          </table:table-cell>
          <table:table-cell table:formula="of:=[.H166]" office:value-type="float" office:value="-68191.5799999999" calcext:value-type="float">
            <text:p>-68,191.58 ¤</text:p>
          </table:table-cell>
          <table:table-cell table:formula="of:=ROUND([.E167]*zinssatz/12;2)" office:value-type="float" office:value="-119.34" calcext:value-type="float">
            <text:p>-119.34 ¤</text:p>
          </table:table-cell>
          <table:table-cell table:formula="of:=[.D167]+[.F167]+[.C167]" office:value-type="float" office:value="225.66" calcext:value-type="float">
            <text:p>225.66 ¤</text:p>
          </table:table-cell>
          <table:table-cell table:formula="of:=IF(([.E167]+[.G167])&lt;0;[.E167]+[.G167];0)" office:value-type="float" office:value="-67965.9199999999" calcext:value-type="float">
            <text:p>-67,965.92 ¤</text:p>
          </table:table-cell>
          <table:table-cell table:style-name="ce8" table:formula="of:=SUM([.G156:.G167])/Darlehensbetrag" office:value-type="percentage" office:value="0.026821" calcext:value-type="percentage">
            <text:p>2.68%</text:p>
          </table:table-cell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33-04-30" calcext:value-type="date">
            <text:p>2033-04-30</text:p>
          </table:table-cell>
          <table:table-cell/>
          <table:table-cell table:formula="of:=IF([.E168]&lt;0;Annuitaet;0)" office:value-type="float" office:value="345" calcext:value-type="float">
            <text:p>345.00 ¤</text:p>
          </table:table-cell>
          <table:table-cell table:formula="of:=[.H167]" office:value-type="float" office:value="-67965.9199999999" calcext:value-type="float">
            <text:p>-67,965.92 ¤</text:p>
          </table:table-cell>
          <table:table-cell table:formula="of:=ROUND([.E168]*zinssatz/12;2)" office:value-type="float" office:value="-118.94" calcext:value-type="float">
            <text:p>-118.94 ¤</text:p>
          </table:table-cell>
          <table:table-cell table:formula="of:=[.D168]+[.F168]+[.C168]" office:value-type="float" office:value="226.06" calcext:value-type="float">
            <text:p>226.06 ¤</text:p>
          </table:table-cell>
          <table:table-cell table:formula="of:=IF(([.E168]+[.G168])&lt;0;[.E168]+[.G168];0)" office:value-type="float" office:value="-67739.8599999999" calcext:value-type="float">
            <text:p>-67,739.86 ¤</text:p>
          </table:table-cell>
          <table:table-cell table:style-name="ce8" table:formula="of:=SUM([.G157:.G168])/Darlehensbetrag" office:value-type="percentage" office:value="0.0268679" calcext:value-type="percentage">
            <text:p>2.69%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33-05-31" calcext:value-type="date">
            <text:p>2033-05-31</text:p>
          </table:table-cell>
          <table:table-cell/>
          <table:table-cell table:formula="of:=IF([.E169]&lt;0;Annuitaet;0)" office:value-type="float" office:value="345" calcext:value-type="float">
            <text:p>345.00 ¤</text:p>
          </table:table-cell>
          <table:table-cell table:formula="of:=[.H168]" office:value-type="float" office:value="-67739.8599999999" calcext:value-type="float">
            <text:p>-67,739.86 ¤</text:p>
          </table:table-cell>
          <table:table-cell table:formula="of:=ROUND([.E169]*zinssatz/12;2)" office:value-type="float" office:value="-118.54" calcext:value-type="float">
            <text:p>-118.54 ¤</text:p>
          </table:table-cell>
          <table:table-cell table:formula="of:=[.D169]+[.F169]+[.C169]" office:value-type="float" office:value="226.46" calcext:value-type="float">
            <text:p>226.46 ¤</text:p>
          </table:table-cell>
          <table:table-cell table:formula="of:=IF(([.E169]+[.G169])&lt;0;[.E169]+[.G169];0)" office:value-type="float" office:value="-67513.3999999999" calcext:value-type="float">
            <text:p>-67,513.40 ¤</text:p>
          </table:table-cell>
          <table:table-cell table:style-name="ce8" table:formula="of:=SUM([.G158:.G169])/Darlehensbetrag" office:value-type="percentage" office:value="0.026915" calcext:value-type="percentage">
            <text:p>2.69%</text:p>
          </table:table-cell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33-06-30" calcext:value-type="date">
            <text:p>2033-06-30</text:p>
          </table:table-cell>
          <table:table-cell/>
          <table:table-cell table:formula="of:=IF([.E170]&lt;0;Annuitaet;0)" office:value-type="float" office:value="345" calcext:value-type="float">
            <text:p>345.00 ¤</text:p>
          </table:table-cell>
          <table:table-cell table:formula="of:=[.H169]" office:value-type="float" office:value="-67513.3999999999" calcext:value-type="float">
            <text:p>-67,513.40 ¤</text:p>
          </table:table-cell>
          <table:table-cell table:formula="of:=ROUND([.E170]*zinssatz/12;2)" office:value-type="float" office:value="-118.15" calcext:value-type="float">
            <text:p>-118.15 ¤</text:p>
          </table:table-cell>
          <table:table-cell table:formula="of:=[.D170]+[.F170]+[.C170]" office:value-type="float" office:value="226.85" calcext:value-type="float">
            <text:p>226.85 ¤</text:p>
          </table:table-cell>
          <table:table-cell table:formula="of:=IF(([.E170]+[.G170])&lt;0;[.E170]+[.G170];0)" office:value-type="float" office:value="-67286.5499999999" calcext:value-type="float">
            <text:p>-67,286.55 ¤</text:p>
          </table:table-cell>
          <table:table-cell table:style-name="ce8" table:formula="of:=SUM([.G159:.G170])/Darlehensbetrag" office:value-type="percentage" office:value="0.0269621" calcext:value-type="percentage">
            <text:p>2.70%</text:p>
          </table:table-cell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33-07-31" calcext:value-type="date">
            <text:p>2033-07-31</text:p>
          </table:table-cell>
          <table:table-cell/>
          <table:table-cell table:formula="of:=IF([.E171]&lt;0;Annuitaet;0)" office:value-type="float" office:value="345" calcext:value-type="float">
            <text:p>345.00 ¤</text:p>
          </table:table-cell>
          <table:table-cell table:formula="of:=[.H170]" office:value-type="float" office:value="-67286.5499999999" calcext:value-type="float">
            <text:p>-67,286.55 ¤</text:p>
          </table:table-cell>
          <table:table-cell table:formula="of:=ROUND([.E171]*zinssatz/12;2)" office:value-type="float" office:value="-117.75" calcext:value-type="float">
            <text:p>-117.75 ¤</text:p>
          </table:table-cell>
          <table:table-cell table:formula="of:=[.D171]+[.F171]+[.C171]" office:value-type="float" office:value="227.25" calcext:value-type="float">
            <text:p>227.25 ¤</text:p>
          </table:table-cell>
          <table:table-cell table:formula="of:=IF(([.E171]+[.G171])&lt;0;[.E171]+[.G171];0)" office:value-type="float" office:value="-67059.2999999999" calcext:value-type="float">
            <text:p>-67,059.30 ¤</text:p>
          </table:table-cell>
          <table:table-cell table:style-name="ce8" table:formula="of:=SUM([.G160:.G171])/Darlehensbetrag" office:value-type="percentage" office:value="0.0270093" calcext:value-type="percentage">
            <text:p>2.70%</text:p>
          </table:table-cell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33-08-31" calcext:value-type="date">
            <text:p>2033-08-31</text:p>
          </table:table-cell>
          <table:table-cell/>
          <table:table-cell table:formula="of:=IF([.E172]&lt;0;Annuitaet;0)" office:value-type="float" office:value="345" calcext:value-type="float">
            <text:p>345.00 ¤</text:p>
          </table:table-cell>
          <table:table-cell table:formula="of:=[.H171]" office:value-type="float" office:value="-67059.2999999999" calcext:value-type="float">
            <text:p>-67,059.30 ¤</text:p>
          </table:table-cell>
          <table:table-cell table:formula="of:=ROUND([.E172]*zinssatz/12;2)" office:value-type="float" office:value="-117.35" calcext:value-type="float">
            <text:p>-117.35 ¤</text:p>
          </table:table-cell>
          <table:table-cell table:formula="of:=[.D172]+[.F172]+[.C172]" office:value-type="float" office:value="227.65" calcext:value-type="float">
            <text:p>227.65 ¤</text:p>
          </table:table-cell>
          <table:table-cell table:formula="of:=IF(([.E172]+[.G172])&lt;0;[.E172]+[.G172];0)" office:value-type="float" office:value="-66831.6499999999" calcext:value-type="float">
            <text:p>-66,831.65 ¤</text:p>
          </table:table-cell>
          <table:table-cell table:style-name="ce8" table:formula="of:=SUM([.G161:.G172])/Darlehensbetrag" office:value-type="percentage" office:value="0.0270566" calcext:value-type="percentage">
            <text:p>2.71%</text:p>
          </table:table-cell>
          <table:table-cell table:number-columns-repeated="10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33-09-30" calcext:value-type="date">
            <text:p>2033-09-30</text:p>
          </table:table-cell>
          <table:table-cell/>
          <table:table-cell table:formula="of:=IF([.E173]&lt;0;Annuitaet;0)" office:value-type="float" office:value="345" calcext:value-type="float">
            <text:p>345.00 ¤</text:p>
          </table:table-cell>
          <table:table-cell table:formula="of:=[.H172]" office:value-type="float" office:value="-66831.6499999999" calcext:value-type="float">
            <text:p>-66,831.65 ¤</text:p>
          </table:table-cell>
          <table:table-cell table:formula="of:=ROUND([.E173]*zinssatz/12;2)" office:value-type="float" office:value="-116.96" calcext:value-type="float">
            <text:p>-116.96 ¤</text:p>
          </table:table-cell>
          <table:table-cell table:formula="of:=[.D173]+[.F173]+[.C173]" office:value-type="float" office:value="228.04" calcext:value-type="float">
            <text:p>228.04 ¤</text:p>
          </table:table-cell>
          <table:table-cell table:formula="of:=IF(([.E173]+[.G173])&lt;0;[.E173]+[.G173];0)" office:value-type="float" office:value="-66603.6099999999" calcext:value-type="float">
            <text:p>-66,603.61 ¤</text:p>
          </table:table-cell>
          <table:table-cell table:style-name="ce8" table:formula="of:=SUM([.G162:.G173])/Darlehensbetrag" office:value-type="percentage" office:value="0.0271039" calcext:value-type="percentage">
            <text:p>2.71%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33-10-31" calcext:value-type="date">
            <text:p>2033-10-31</text:p>
          </table:table-cell>
          <table:table-cell/>
          <table:table-cell table:formula="of:=IF([.E174]&lt;0;Annuitaet;0)" office:value-type="float" office:value="345" calcext:value-type="float">
            <text:p>345.00 ¤</text:p>
          </table:table-cell>
          <table:table-cell table:formula="of:=[.H173]" office:value-type="float" office:value="-66603.6099999999" calcext:value-type="float">
            <text:p>-66,603.61 ¤</text:p>
          </table:table-cell>
          <table:table-cell table:formula="of:=ROUND([.E174]*zinssatz/12;2)" office:value-type="float" office:value="-116.56" calcext:value-type="float">
            <text:p>-116.56 ¤</text:p>
          </table:table-cell>
          <table:table-cell table:formula="of:=[.D174]+[.F174]+[.C174]" office:value-type="float" office:value="228.44" calcext:value-type="float">
            <text:p>228.44 ¤</text:p>
          </table:table-cell>
          <table:table-cell table:formula="of:=IF(([.E174]+[.G174])&lt;0;[.E174]+[.G174];0)" office:value-type="float" office:value="-66375.1699999999" calcext:value-type="float">
            <text:p>-66,375.17 ¤</text:p>
          </table:table-cell>
          <table:table-cell table:style-name="ce8" table:formula="of:=SUM([.G163:.G174])/Darlehensbetrag" office:value-type="percentage" office:value="0.0271513" calcext:value-type="percentage">
            <text:p>2.72%</text:p>
          </table:table-cell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33-11-30" calcext:value-type="date">
            <text:p>2033-11-30</text:p>
          </table:table-cell>
          <table:table-cell/>
          <table:table-cell table:formula="of:=IF([.E175]&lt;0;Annuitaet;0)" office:value-type="float" office:value="345" calcext:value-type="float">
            <text:p>345.00 ¤</text:p>
          </table:table-cell>
          <table:table-cell table:formula="of:=[.H174]" office:value-type="float" office:value="-66375.1699999999" calcext:value-type="float">
            <text:p>-66,375.17 ¤</text:p>
          </table:table-cell>
          <table:table-cell table:formula="of:=ROUND([.E175]*zinssatz/12;2)" office:value-type="float" office:value="-116.16" calcext:value-type="float">
            <text:p>-116.16 ¤</text:p>
          </table:table-cell>
          <table:table-cell table:formula="of:=[.D175]+[.F175]+[.C175]" office:value-type="float" office:value="228.84" calcext:value-type="float">
            <text:p>228.84 ¤</text:p>
          </table:table-cell>
          <table:table-cell table:formula="of:=IF(([.E175]+[.G175])&lt;0;[.E175]+[.G175];0)" office:value-type="float" office:value="-66146.3299999999" calcext:value-type="float">
            <text:p>-66,146.33 ¤</text:p>
          </table:table-cell>
          <table:table-cell table:style-name="ce8" table:formula="of:=SUM([.G164:.G175])/Darlehensbetrag" office:value-type="percentage" office:value="0.0271988" calcext:value-type="percentage">
            <text:p>2.72%</text:p>
          </table:table-cell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33-12-31" calcext:value-type="date">
            <text:p>2033-12-31</text:p>
          </table:table-cell>
          <table:table-cell/>
          <table:table-cell table:formula="of:=IF([.E176]&lt;0;Annuitaet;0)" office:value-type="float" office:value="345" calcext:value-type="float">
            <text:p>345.00 ¤</text:p>
          </table:table-cell>
          <table:table-cell table:formula="of:=[.H175]" office:value-type="float" office:value="-66146.3299999999" calcext:value-type="float">
            <text:p>-66,146.33 ¤</text:p>
          </table:table-cell>
          <table:table-cell table:formula="of:=ROUND([.E176]*zinssatz/12;2)" office:value-type="float" office:value="-115.76" calcext:value-type="float">
            <text:p>-115.76 ¤</text:p>
          </table:table-cell>
          <table:table-cell table:formula="of:=[.D176]+[.F176]+[.C176]" office:value-type="float" office:value="229.24" calcext:value-type="float">
            <text:p>229.24 ¤</text:p>
          </table:table-cell>
          <table:table-cell table:formula="of:=IF(([.E176]+[.G176])&lt;0;[.E176]+[.G176];0)" office:value-type="float" office:value="-65917.0899999999" calcext:value-type="float">
            <text:p>-65,917.09 ¤</text:p>
          </table:table-cell>
          <table:table-cell table:style-name="ce8" table:formula="of:=SUM([.G165:.G176])/Darlehensbetrag" office:value-type="percentage" office:value="0.0272464" calcext:value-type="percentage">
            <text:p>2.72%</text:p>
          </table:table-cell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34-01-31" calcext:value-type="date">
            <text:p>2034-01-31</text:p>
          </table:table-cell>
          <table:table-cell/>
          <table:table-cell table:formula="of:=IF([.E177]&lt;0;Annuitaet;0)" office:value-type="float" office:value="345" calcext:value-type="float">
            <text:p>345.00 ¤</text:p>
          </table:table-cell>
          <table:table-cell table:formula="of:=[.H176]" office:value-type="float" office:value="-65917.0899999999" calcext:value-type="float">
            <text:p>-65,917.09 ¤</text:p>
          </table:table-cell>
          <table:table-cell table:formula="of:=ROUND([.E177]*zinssatz/12;2)" office:value-type="float" office:value="-115.35" calcext:value-type="float">
            <text:p>-115.35 ¤</text:p>
          </table:table-cell>
          <table:table-cell table:formula="of:=[.D177]+[.F177]+[.C177]" office:value-type="float" office:value="229.65" calcext:value-type="float">
            <text:p>229.65 ¤</text:p>
          </table:table-cell>
          <table:table-cell table:formula="of:=IF(([.E177]+[.G177])&lt;0;[.E177]+[.G177];0)" office:value-type="float" office:value="-65687.4399999999" calcext:value-type="float">
            <text:p>-65,687.44 ¤</text:p>
          </table:table-cell>
          <table:table-cell table:style-name="ce8" table:formula="of:=SUM([.G166:.G177])/Darlehensbetrag" office:value-type="percentage" office:value="0.0272941" calcext:value-type="percentage">
            <text:p>2.73%</text:p>
          </table:table-cell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34-02-28" calcext:value-type="date">
            <text:p>2034-02-28</text:p>
          </table:table-cell>
          <table:table-cell/>
          <table:table-cell table:formula="of:=IF([.E178]&lt;0;Annuitaet;0)" office:value-type="float" office:value="345" calcext:value-type="float">
            <text:p>345.00 ¤</text:p>
          </table:table-cell>
          <table:table-cell table:formula="of:=[.H177]" office:value-type="float" office:value="-65687.4399999999" calcext:value-type="float">
            <text:p>-65,687.44 ¤</text:p>
          </table:table-cell>
          <table:table-cell table:formula="of:=ROUND([.E178]*zinssatz/12;2)" office:value-type="float" office:value="-114.95" calcext:value-type="float">
            <text:p>-114.95 ¤</text:p>
          </table:table-cell>
          <table:table-cell table:formula="of:=[.D178]+[.F178]+[.C178]" office:value-type="float" office:value="230.05" calcext:value-type="float">
            <text:p>230.05 ¤</text:p>
          </table:table-cell>
          <table:table-cell table:formula="of:=IF(([.E178]+[.G178])&lt;0;[.E178]+[.G178];0)" office:value-type="float" office:value="-65457.3899999999" calcext:value-type="float">
            <text:p>-65,457.39 ¤</text:p>
          </table:table-cell>
          <table:table-cell table:style-name="ce8" table:formula="of:=SUM([.G167:.G178])/Darlehensbetrag" office:value-type="percentage" office:value="0.0273419" calcext:value-type="percentage">
            <text:p>2.73%</text:p>
          </table:table-cell>
          <table:table-cell table:number-columns-repeated="10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34-03-31" calcext:value-type="date">
            <text:p>2034-03-31</text:p>
          </table:table-cell>
          <table:table-cell/>
          <table:table-cell table:formula="of:=IF([.E179]&lt;0;Annuitaet;0)" office:value-type="float" office:value="345" calcext:value-type="float">
            <text:p>345.00 ¤</text:p>
          </table:table-cell>
          <table:table-cell table:formula="of:=[.H178]" office:value-type="float" office:value="-65457.3899999999" calcext:value-type="float">
            <text:p>-65,457.39 ¤</text:p>
          </table:table-cell>
          <table:table-cell table:formula="of:=ROUND([.E179]*zinssatz/12;2)" office:value-type="float" office:value="-114.55" calcext:value-type="float">
            <text:p>-114.55 ¤</text:p>
          </table:table-cell>
          <table:table-cell table:formula="of:=[.D179]+[.F179]+[.C179]" office:value-type="float" office:value="230.45" calcext:value-type="float">
            <text:p>230.45 ¤</text:p>
          </table:table-cell>
          <table:table-cell table:formula="of:=IF(([.E179]+[.G179])&lt;0;[.E179]+[.G179];0)" office:value-type="float" office:value="-65226.9399999999" calcext:value-type="float">
            <text:p>-65,226.94 ¤</text:p>
          </table:table-cell>
          <table:table-cell table:style-name="ce8" table:formula="of:=SUM([.G168:.G179])/Darlehensbetrag" office:value-type="percentage" office:value="0.0273898" calcext:value-type="percentage">
            <text:p>2.74%</text:p>
          </table:table-cell>
          <table:table-cell table:number-columns-repeated="10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34-04-30" calcext:value-type="date">
            <text:p>2034-04-30</text:p>
          </table:table-cell>
          <table:table-cell/>
          <table:table-cell table:formula="of:=IF([.E180]&lt;0;Annuitaet;0)" office:value-type="float" office:value="345" calcext:value-type="float">
            <text:p>345.00 ¤</text:p>
          </table:table-cell>
          <table:table-cell table:formula="of:=[.H179]" office:value-type="float" office:value="-65226.9399999999" calcext:value-type="float">
            <text:p>-65,226.94 ¤</text:p>
          </table:table-cell>
          <table:table-cell table:formula="of:=ROUND([.E180]*zinssatz/12;2)" office:value-type="float" office:value="-114.15" calcext:value-type="float">
            <text:p>-114.15 ¤</text:p>
          </table:table-cell>
          <table:table-cell table:formula="of:=[.D180]+[.F180]+[.C180]" office:value-type="float" office:value="230.85" calcext:value-type="float">
            <text:p>230.85 ¤</text:p>
          </table:table-cell>
          <table:table-cell table:formula="of:=IF(([.E180]+[.G180])&lt;0;[.E180]+[.G180];0)" office:value-type="float" office:value="-64996.0899999999" calcext:value-type="float">
            <text:p>-64,996.09 ¤</text:p>
          </table:table-cell>
          <table:table-cell table:style-name="ce8" table:formula="of:=SUM([.G169:.G180])/Darlehensbetrag" office:value-type="percentage" office:value="0.0274377" calcext:value-type="percentage">
            <text:p>2.74%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34-05-31" calcext:value-type="date">
            <text:p>2034-05-31</text:p>
          </table:table-cell>
          <table:table-cell/>
          <table:table-cell table:formula="of:=IF([.E181]&lt;0;Annuitaet;0)" office:value-type="float" office:value="345" calcext:value-type="float">
            <text:p>345.00 ¤</text:p>
          </table:table-cell>
          <table:table-cell table:formula="of:=[.H180]" office:value-type="float" office:value="-64996.0899999999" calcext:value-type="float">
            <text:p>-64,996.09 ¤</text:p>
          </table:table-cell>
          <table:table-cell table:formula="of:=ROUND([.E181]*zinssatz/12;2)" office:value-type="float" office:value="-113.74" calcext:value-type="float">
            <text:p>-113.74 ¤</text:p>
          </table:table-cell>
          <table:table-cell table:formula="of:=[.D181]+[.F181]+[.C181]" office:value-type="float" office:value="231.26" calcext:value-type="float">
            <text:p>231.26 ¤</text:p>
          </table:table-cell>
          <table:table-cell table:formula="of:=IF(([.E181]+[.G181])&lt;0;[.E181]+[.G181];0)" office:value-type="float" office:value="-64764.8299999999" calcext:value-type="float">
            <text:p>-64,764.83 ¤</text:p>
          </table:table-cell>
          <table:table-cell table:style-name="ce8" table:formula="of:=SUM([.G170:.G181])/Darlehensbetrag" office:value-type="percentage" office:value="0.0274857" calcext:value-type="percentage">
            <text:p>2.75%</text:p>
          </table:table-cell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34-06-30" calcext:value-type="date">
            <text:p>2034-06-30</text:p>
          </table:table-cell>
          <table:table-cell/>
          <table:table-cell table:formula="of:=IF([.E182]&lt;0;Annuitaet;0)" office:value-type="float" office:value="345" calcext:value-type="float">
            <text:p>345.00 ¤</text:p>
          </table:table-cell>
          <table:table-cell table:formula="of:=[.H181]" office:value-type="float" office:value="-64764.8299999999" calcext:value-type="float">
            <text:p>-64,764.83 ¤</text:p>
          </table:table-cell>
          <table:table-cell table:formula="of:=ROUND([.E182]*zinssatz/12;2)" office:value-type="float" office:value="-113.34" calcext:value-type="float">
            <text:p>-113.34 ¤</text:p>
          </table:table-cell>
          <table:table-cell table:formula="of:=[.D182]+[.F182]+[.C182]" office:value-type="float" office:value="231.66" calcext:value-type="float">
            <text:p>231.66 ¤</text:p>
          </table:table-cell>
          <table:table-cell table:formula="of:=IF(([.E182]+[.G182])&lt;0;[.E182]+[.G182];0)" office:value-type="float" office:value="-64533.1699999999" calcext:value-type="float">
            <text:p>-64,533.17 ¤</text:p>
          </table:table-cell>
          <table:table-cell table:style-name="ce8" table:formula="of:=SUM([.G171:.G182])/Darlehensbetrag" office:value-type="percentage" office:value="0.0275338" calcext:value-type="percentage">
            <text:p>2.75%</text:p>
          </table:table-cell>
          <table:table-cell table:number-columns-repeated="10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34-07-31" calcext:value-type="date">
            <text:p>2034-07-31</text:p>
          </table:table-cell>
          <table:table-cell/>
          <table:table-cell table:formula="of:=IF([.E183]&lt;0;Annuitaet;0)" office:value-type="float" office:value="345" calcext:value-type="float">
            <text:p>345.00 ¤</text:p>
          </table:table-cell>
          <table:table-cell table:formula="of:=[.H182]" office:value-type="float" office:value="-64533.1699999999" calcext:value-type="float">
            <text:p>-64,533.17 ¤</text:p>
          </table:table-cell>
          <table:table-cell table:formula="of:=ROUND([.E183]*zinssatz/12;2)" office:value-type="float" office:value="-112.93" calcext:value-type="float">
            <text:p>-112.93 ¤</text:p>
          </table:table-cell>
          <table:table-cell table:formula="of:=[.D183]+[.F183]+[.C183]" office:value-type="float" office:value="232.07" calcext:value-type="float">
            <text:p>232.07 ¤</text:p>
          </table:table-cell>
          <table:table-cell table:formula="of:=IF(([.E183]+[.G183])&lt;0;[.E183]+[.G183];0)" office:value-type="float" office:value="-64301.0999999999" calcext:value-type="float">
            <text:p>-64,301.10 ¤</text:p>
          </table:table-cell>
          <table:table-cell table:style-name="ce8" table:formula="of:=SUM([.G172:.G183])/Darlehensbetrag" office:value-type="percentage" office:value="0.027582" calcext:value-type="percentage">
            <text:p>2.76%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34-08-31" calcext:value-type="date">
            <text:p>2034-08-31</text:p>
          </table:table-cell>
          <table:table-cell/>
          <table:table-cell table:formula="of:=IF([.E184]&lt;0;Annuitaet;0)" office:value-type="float" office:value="345" calcext:value-type="float">
            <text:p>345.00 ¤</text:p>
          </table:table-cell>
          <table:table-cell table:formula="of:=[.H183]" office:value-type="float" office:value="-64301.0999999999" calcext:value-type="float">
            <text:p>-64,301.10 ¤</text:p>
          </table:table-cell>
          <table:table-cell table:formula="of:=ROUND([.E184]*zinssatz/12;2)" office:value-type="float" office:value="-112.53" calcext:value-type="float">
            <text:p>-112.53 ¤</text:p>
          </table:table-cell>
          <table:table-cell table:formula="of:=[.D184]+[.F184]+[.C184]" office:value-type="float" office:value="232.47" calcext:value-type="float">
            <text:p>232.47 ¤</text:p>
          </table:table-cell>
          <table:table-cell table:formula="of:=IF(([.E184]+[.G184])&lt;0;[.E184]+[.G184];0)" office:value-type="float" office:value="-64068.6299999999" calcext:value-type="float">
            <text:p>-64,068.63 ¤</text:p>
          </table:table-cell>
          <table:table-cell table:style-name="ce8" table:formula="of:=SUM([.G173:.G184])/Darlehensbetrag" office:value-type="percentage" office:value="0.0276302" calcext:value-type="percentage">
            <text:p>2.76%</text:p>
          </table:table-cell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34-09-30" calcext:value-type="date">
            <text:p>2034-09-30</text:p>
          </table:table-cell>
          <table:table-cell/>
          <table:table-cell table:formula="of:=IF([.E185]&lt;0;Annuitaet;0)" office:value-type="float" office:value="345" calcext:value-type="float">
            <text:p>345.00 ¤</text:p>
          </table:table-cell>
          <table:table-cell table:formula="of:=[.H184]" office:value-type="float" office:value="-64068.6299999999" calcext:value-type="float">
            <text:p>-64,068.63 ¤</text:p>
          </table:table-cell>
          <table:table-cell table:formula="of:=ROUND([.E185]*zinssatz/12;2)" office:value-type="float" office:value="-112.12" calcext:value-type="float">
            <text:p>-112.12 ¤</text:p>
          </table:table-cell>
          <table:table-cell table:formula="of:=[.D185]+[.F185]+[.C185]" office:value-type="float" office:value="232.88" calcext:value-type="float">
            <text:p>232.88 ¤</text:p>
          </table:table-cell>
          <table:table-cell table:formula="of:=IF(([.E185]+[.G185])&lt;0;[.E185]+[.G185];0)" office:value-type="float" office:value="-63835.7499999999" calcext:value-type="float">
            <text:p>-63,835.75 ¤</text:p>
          </table:table-cell>
          <table:table-cell table:style-name="ce8" table:formula="of:=SUM([.G174:.G185])/Darlehensbetrag" office:value-type="percentage" office:value="0.0276786" calcext:value-type="percentage">
            <text:p>2.77%</text:p>
          </table:table-cell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34-10-31" calcext:value-type="date">
            <text:p>2034-10-31</text:p>
          </table:table-cell>
          <table:table-cell/>
          <table:table-cell table:formula="of:=IF([.E186]&lt;0;Annuitaet;0)" office:value-type="float" office:value="345" calcext:value-type="float">
            <text:p>345.00 ¤</text:p>
          </table:table-cell>
          <table:table-cell table:formula="of:=[.H185]" office:value-type="float" office:value="-63835.7499999999" calcext:value-type="float">
            <text:p>-63,835.75 ¤</text:p>
          </table:table-cell>
          <table:table-cell table:formula="of:=ROUND([.E186]*zinssatz/12;2)" office:value-type="float" office:value="-111.71" calcext:value-type="float">
            <text:p>-111.71 ¤</text:p>
          </table:table-cell>
          <table:table-cell table:formula="of:=[.D186]+[.F186]+[.C186]" office:value-type="float" office:value="233.29" calcext:value-type="float">
            <text:p>233.29 ¤</text:p>
          </table:table-cell>
          <table:table-cell table:formula="of:=IF(([.E186]+[.G186])&lt;0;[.E186]+[.G186];0)" office:value-type="float" office:value="-63602.4599999999" calcext:value-type="float">
            <text:p>-63,602.46 ¤</text:p>
          </table:table-cell>
          <table:table-cell table:style-name="ce8" table:formula="of:=SUM([.G175:.G186])/Darlehensbetrag" office:value-type="percentage" office:value="0.0277271" calcext:value-type="percentage">
            <text:p>2.77%</text:p>
          </table:table-cell>
          <table:table-cell table:number-columns-repeated="10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34-11-30" calcext:value-type="date">
            <text:p>2034-11-30</text:p>
          </table:table-cell>
          <table:table-cell/>
          <table:table-cell table:formula="of:=IF([.E187]&lt;0;Annuitaet;0)" office:value-type="float" office:value="345" calcext:value-type="float">
            <text:p>345.00 ¤</text:p>
          </table:table-cell>
          <table:table-cell table:formula="of:=[.H186]" office:value-type="float" office:value="-63602.4599999999" calcext:value-type="float">
            <text:p>-63,602.46 ¤</text:p>
          </table:table-cell>
          <table:table-cell table:formula="of:=ROUND([.E187]*zinssatz/12;2)" office:value-type="float" office:value="-111.3" calcext:value-type="float">
            <text:p>-111.30 ¤</text:p>
          </table:table-cell>
          <table:table-cell table:formula="of:=[.D187]+[.F187]+[.C187]" office:value-type="float" office:value="233.7" calcext:value-type="float">
            <text:p>233.70 ¤</text:p>
          </table:table-cell>
          <table:table-cell table:formula="of:=IF(([.E187]+[.G187])&lt;0;[.E187]+[.G187];0)" office:value-type="float" office:value="-63368.7599999999" calcext:value-type="float">
            <text:p>-63,368.76 ¤</text:p>
          </table:table-cell>
          <table:table-cell table:style-name="ce8" table:formula="of:=SUM([.G176:.G187])/Darlehensbetrag" office:value-type="percentage" office:value="0.0277757" calcext:value-type="percentage">
            <text:p>2.78%</text:p>
          </table:table-cell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34-12-31" calcext:value-type="date">
            <text:p>2034-12-31</text:p>
          </table:table-cell>
          <table:table-cell/>
          <table:table-cell table:formula="of:=IF([.E188]&lt;0;Annuitaet;0)" office:value-type="float" office:value="345" calcext:value-type="float">
            <text:p>345.00 ¤</text:p>
          </table:table-cell>
          <table:table-cell table:formula="of:=[.H187]" office:value-type="float" office:value="-63368.7599999999" calcext:value-type="float">
            <text:p>-63,368.76 ¤</text:p>
          </table:table-cell>
          <table:table-cell table:formula="of:=ROUND([.E188]*zinssatz/12;2)" office:value-type="float" office:value="-110.9" calcext:value-type="float">
            <text:p>-110.90 ¤</text:p>
          </table:table-cell>
          <table:table-cell table:formula="of:=[.D188]+[.F188]+[.C188]" office:value-type="float" office:value="234.1" calcext:value-type="float">
            <text:p>234.10 ¤</text:p>
          </table:table-cell>
          <table:table-cell table:formula="of:=IF(([.E188]+[.G188])&lt;0;[.E188]+[.G188];0)" office:value-type="float" office:value="-63134.6599999999" calcext:value-type="float">
            <text:p>-63,134.66 ¤</text:p>
          </table:table-cell>
          <table:table-cell table:style-name="ce8" table:formula="of:=SUM([.G177:.G188])/Darlehensbetrag" office:value-type="percentage" office:value="0.0278243" calcext:value-type="percentage">
            <text:p>2.78%</text:p>
          </table:table-cell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35-01-31" calcext:value-type="date">
            <text:p>2035-01-31</text:p>
          </table:table-cell>
          <table:table-cell/>
          <table:table-cell table:formula="of:=IF([.E189]&lt;0;Annuitaet;0)" office:value-type="float" office:value="345" calcext:value-type="float">
            <text:p>345.00 ¤</text:p>
          </table:table-cell>
          <table:table-cell table:formula="of:=[.H188]" office:value-type="float" office:value="-63134.6599999999" calcext:value-type="float">
            <text:p>-63,134.66 ¤</text:p>
          </table:table-cell>
          <table:table-cell table:formula="of:=ROUND([.E189]*zinssatz/12;2)" office:value-type="float" office:value="-110.49" calcext:value-type="float">
            <text:p>-110.49 ¤</text:p>
          </table:table-cell>
          <table:table-cell table:formula="of:=[.D189]+[.F189]+[.C189]" office:value-type="float" office:value="234.51" calcext:value-type="float">
            <text:p>234.51 ¤</text:p>
          </table:table-cell>
          <table:table-cell table:formula="of:=IF(([.E189]+[.G189])&lt;0;[.E189]+[.G189];0)" office:value-type="float" office:value="-62900.1499999999" calcext:value-type="float">
            <text:p>-62,900.15 ¤</text:p>
          </table:table-cell>
          <table:table-cell table:style-name="ce8" table:formula="of:=SUM([.G178:.G189])/Darlehensbetrag" office:value-type="percentage" office:value="0.0278729" calcext:value-type="percentage">
            <text:p>2.79%</text:p>
          </table:table-cell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35-02-28" calcext:value-type="date">
            <text:p>2035-02-28</text:p>
          </table:table-cell>
          <table:table-cell/>
          <table:table-cell table:formula="of:=IF([.E190]&lt;0;Annuitaet;0)" office:value-type="float" office:value="345" calcext:value-type="float">
            <text:p>345.00 ¤</text:p>
          </table:table-cell>
          <table:table-cell table:formula="of:=[.H189]" office:value-type="float" office:value="-62900.1499999999" calcext:value-type="float">
            <text:p>-62,900.15 ¤</text:p>
          </table:table-cell>
          <table:table-cell table:formula="of:=ROUND([.E190]*zinssatz/12;2)" office:value-type="float" office:value="-110.08" calcext:value-type="float">
            <text:p>-110.08 ¤</text:p>
          </table:table-cell>
          <table:table-cell table:formula="of:=[.D190]+[.F190]+[.C190]" office:value-type="float" office:value="234.92" calcext:value-type="float">
            <text:p>234.92 ¤</text:p>
          </table:table-cell>
          <table:table-cell table:formula="of:=IF(([.E190]+[.G190])&lt;0;[.E190]+[.G190];0)" office:value-type="float" office:value="-62665.2299999999" calcext:value-type="float">
            <text:p>-62,665.23 ¤</text:p>
          </table:table-cell>
          <table:table-cell table:style-name="ce8" table:formula="of:=SUM([.G179:.G190])/Darlehensbetrag" office:value-type="percentage" office:value="0.0279216" calcext:value-type="percentage">
            <text:p>2.79%</text:p>
          </table:table-cell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35-03-31" calcext:value-type="date">
            <text:p>2035-03-31</text:p>
          </table:table-cell>
          <table:table-cell/>
          <table:table-cell table:formula="of:=IF([.E191]&lt;0;Annuitaet;0)" office:value-type="float" office:value="345" calcext:value-type="float">
            <text:p>345.00 ¤</text:p>
          </table:table-cell>
          <table:table-cell table:formula="of:=[.H190]" office:value-type="float" office:value="-62665.2299999999" calcext:value-type="float">
            <text:p>-62,665.23 ¤</text:p>
          </table:table-cell>
          <table:table-cell table:formula="of:=ROUND([.E191]*zinssatz/12;2)" office:value-type="float" office:value="-109.66" calcext:value-type="float">
            <text:p>-109.66 ¤</text:p>
          </table:table-cell>
          <table:table-cell table:formula="of:=[.D191]+[.F191]+[.C191]" office:value-type="float" office:value="235.34" calcext:value-type="float">
            <text:p>235.34 ¤</text:p>
          </table:table-cell>
          <table:table-cell table:formula="of:=IF(([.E191]+[.G191])&lt;0;[.E191]+[.G191];0)" office:value-type="float" office:value="-62429.8899999999" calcext:value-type="float">
            <text:p>-62,429.89 ¤</text:p>
          </table:table-cell>
          <table:table-cell table:style-name="ce8" table:formula="of:=SUM([.G180:.G191])/Darlehensbetrag" office:value-type="percentage" office:value="0.0279705" calcext:value-type="percentage">
            <text:p>2.80%</text:p>
          </table:table-cell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35-04-30" calcext:value-type="date">
            <text:p>2035-04-30</text:p>
          </table:table-cell>
          <table:table-cell/>
          <table:table-cell table:formula="of:=IF([.E192]&lt;0;Annuitaet;0)" office:value-type="float" office:value="345" calcext:value-type="float">
            <text:p>345.00 ¤</text:p>
          </table:table-cell>
          <table:table-cell table:formula="of:=[.H191]" office:value-type="float" office:value="-62429.8899999999" calcext:value-type="float">
            <text:p>-62,429.89 ¤</text:p>
          </table:table-cell>
          <table:table-cell table:formula="of:=ROUND([.E192]*zinssatz/12;2)" office:value-type="float" office:value="-109.25" calcext:value-type="float">
            <text:p>-109.25 ¤</text:p>
          </table:table-cell>
          <table:table-cell table:formula="of:=[.D192]+[.F192]+[.C192]" office:value-type="float" office:value="235.75" calcext:value-type="float">
            <text:p>235.75 ¤</text:p>
          </table:table-cell>
          <table:table-cell table:formula="of:=IF(([.E192]+[.G192])&lt;0;[.E192]+[.G192];0)" office:value-type="float" office:value="-62194.1399999999" calcext:value-type="float">
            <text:p>-62,194.14 ¤</text:p>
          </table:table-cell>
          <table:table-cell table:style-name="ce8" table:formula="of:=SUM([.G181:.G192])/Darlehensbetrag" office:value-type="percentage" office:value="0.0280195" calcext:value-type="percentage">
            <text:p>2.80%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35-05-31" calcext:value-type="date">
            <text:p>2035-05-31</text:p>
          </table:table-cell>
          <table:table-cell/>
          <table:table-cell table:formula="of:=IF([.E193]&lt;0;Annuitaet;0)" office:value-type="float" office:value="345" calcext:value-type="float">
            <text:p>345.00 ¤</text:p>
          </table:table-cell>
          <table:table-cell table:formula="of:=[.H192]" office:value-type="float" office:value="-62194.1399999999" calcext:value-type="float">
            <text:p>-62,194.14 ¤</text:p>
          </table:table-cell>
          <table:table-cell table:formula="of:=ROUND([.E193]*zinssatz/12;2)" office:value-type="float" office:value="-108.84" calcext:value-type="float">
            <text:p>-108.84 ¤</text:p>
          </table:table-cell>
          <table:table-cell table:formula="of:=[.D193]+[.F193]+[.C193]" office:value-type="float" office:value="236.16" calcext:value-type="float">
            <text:p>236.16 ¤</text:p>
          </table:table-cell>
          <table:table-cell table:formula="of:=IF(([.E193]+[.G193])&lt;0;[.E193]+[.G193];0)" office:value-type="float" office:value="-61957.9799999999" calcext:value-type="float">
            <text:p>-61,957.98 ¤</text:p>
          </table:table-cell>
          <table:table-cell table:style-name="ce8" table:formula="of:=SUM([.G182:.G193])/Darlehensbetrag" office:value-type="percentage" office:value="0.0280685" calcext:value-type="percentage">
            <text:p>2.81%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35-06-30" calcext:value-type="date">
            <text:p>2035-06-30</text:p>
          </table:table-cell>
          <table:table-cell/>
          <table:table-cell table:formula="of:=IF([.E194]&lt;0;Annuitaet;0)" office:value-type="float" office:value="345" calcext:value-type="float">
            <text:p>345.00 ¤</text:p>
          </table:table-cell>
          <table:table-cell table:formula="of:=[.H193]" office:value-type="float" office:value="-61957.9799999999" calcext:value-type="float">
            <text:p>-61,957.98 ¤</text:p>
          </table:table-cell>
          <table:table-cell table:formula="of:=ROUND([.E194]*zinssatz/12;2)" office:value-type="float" office:value="-108.43" calcext:value-type="float">
            <text:p>-108.43 ¤</text:p>
          </table:table-cell>
          <table:table-cell table:formula="of:=[.D194]+[.F194]+[.C194]" office:value-type="float" office:value="236.57" calcext:value-type="float">
            <text:p>236.57 ¤</text:p>
          </table:table-cell>
          <table:table-cell table:formula="of:=IF(([.E194]+[.G194])&lt;0;[.E194]+[.G194];0)" office:value-type="float" office:value="-61721.4099999999" calcext:value-type="float">
            <text:p>-61,721.41 ¤</text:p>
          </table:table-cell>
          <table:table-cell table:style-name="ce8" table:formula="of:=SUM([.G183:.G194])/Darlehensbetrag" office:value-type="percentage" office:value="0.0281176" calcext:value-type="percentage">
            <text:p>2.81%</text:p>
          </table:table-cell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35-07-31" calcext:value-type="date">
            <text:p>2035-07-31</text:p>
          </table:table-cell>
          <table:table-cell/>
          <table:table-cell table:formula="of:=IF([.E195]&lt;0;Annuitaet;0)" office:value-type="float" office:value="345" calcext:value-type="float">
            <text:p>345.00 ¤</text:p>
          </table:table-cell>
          <table:table-cell table:formula="of:=[.H194]" office:value-type="float" office:value="-61721.4099999999" calcext:value-type="float">
            <text:p>-61,721.41 ¤</text:p>
          </table:table-cell>
          <table:table-cell table:formula="of:=ROUND([.E195]*zinssatz/12;2)" office:value-type="float" office:value="-108.01" calcext:value-type="float">
            <text:p>-108.01 ¤</text:p>
          </table:table-cell>
          <table:table-cell table:formula="of:=[.D195]+[.F195]+[.C195]" office:value-type="float" office:value="236.99" calcext:value-type="float">
            <text:p>236.99 ¤</text:p>
          </table:table-cell>
          <table:table-cell table:formula="of:=IF(([.E195]+[.G195])&lt;0;[.E195]+[.G195];0)" office:value-type="float" office:value="-61484.4199999999" calcext:value-type="float">
            <text:p>-61,484.42 ¤</text:p>
          </table:table-cell>
          <table:table-cell table:style-name="ce8" table:formula="of:=SUM([.G184:.G195])/Darlehensbetrag" office:value-type="percentage" office:value="0.0281668" calcext:value-type="percentage">
            <text:p>2.82%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35-08-31" calcext:value-type="date">
            <text:p>2035-08-31</text:p>
          </table:table-cell>
          <table:table-cell/>
          <table:table-cell table:formula="of:=IF([.E196]&lt;0;Annuitaet;0)" office:value-type="float" office:value="345" calcext:value-type="float">
            <text:p>345.00 ¤</text:p>
          </table:table-cell>
          <table:table-cell table:formula="of:=[.H195]" office:value-type="float" office:value="-61484.4199999999" calcext:value-type="float">
            <text:p>-61,484.42 ¤</text:p>
          </table:table-cell>
          <table:table-cell table:formula="of:=ROUND([.E196]*zinssatz/12;2)" office:value-type="float" office:value="-107.6" calcext:value-type="float">
            <text:p>-107.60 ¤</text:p>
          </table:table-cell>
          <table:table-cell table:formula="of:=[.D196]+[.F196]+[.C196]" office:value-type="float" office:value="237.4" calcext:value-type="float">
            <text:p>237.40 ¤</text:p>
          </table:table-cell>
          <table:table-cell table:formula="of:=IF(([.E196]+[.G196])&lt;0;[.E196]+[.G196];0)" office:value-type="float" office:value="-61247.0199999999" calcext:value-type="float">
            <text:p>-61,247.02 ¤</text:p>
          </table:table-cell>
          <table:table-cell table:style-name="ce8" table:formula="of:=SUM([.G185:.G196])/Darlehensbetrag" office:value-type="percentage" office:value="0.0282161" calcext:value-type="percentage">
            <text:p>2.82%</text:p>
          </table:table-cell>
          <table:table-cell table:number-columns-repeated="10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35-09-30" calcext:value-type="date">
            <text:p>2035-09-30</text:p>
          </table:table-cell>
          <table:table-cell/>
          <table:table-cell table:formula="of:=IF([.E197]&lt;0;Annuitaet;0)" office:value-type="float" office:value="345" calcext:value-type="float">
            <text:p>345.00 ¤</text:p>
          </table:table-cell>
          <table:table-cell table:formula="of:=[.H196]" office:value-type="float" office:value="-61247.0199999999" calcext:value-type="float">
            <text:p>-61,247.02 ¤</text:p>
          </table:table-cell>
          <table:table-cell table:formula="of:=ROUND([.E197]*zinssatz/12;2)" office:value-type="float" office:value="-107.18" calcext:value-type="float">
            <text:p>-107.18 ¤</text:p>
          </table:table-cell>
          <table:table-cell table:formula="of:=[.D197]+[.F197]+[.C197]" office:value-type="float" office:value="237.82" calcext:value-type="float">
            <text:p>237.82 ¤</text:p>
          </table:table-cell>
          <table:table-cell table:formula="of:=IF(([.E197]+[.G197])&lt;0;[.E197]+[.G197];0)" office:value-type="float" office:value="-61009.1999999999" calcext:value-type="float">
            <text:p>-61,009.20 ¤</text:p>
          </table:table-cell>
          <table:table-cell table:style-name="ce8" table:formula="of:=SUM([.G186:.G197])/Darlehensbetrag" office:value-type="percentage" office:value="0.0282655" calcext:value-type="percentage">
            <text:p>2.83%</text:p>
          </table:table-cell>
          <table:table-cell table:number-columns-repeated="10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35-10-31" calcext:value-type="date">
            <text:p>2035-10-31</text:p>
          </table:table-cell>
          <table:table-cell/>
          <table:table-cell table:formula="of:=IF([.E198]&lt;0;Annuitaet;0)" office:value-type="float" office:value="345" calcext:value-type="float">
            <text:p>345.00 ¤</text:p>
          </table:table-cell>
          <table:table-cell table:formula="of:=[.H197]" office:value-type="float" office:value="-61009.1999999999" calcext:value-type="float">
            <text:p>-61,009.20 ¤</text:p>
          </table:table-cell>
          <table:table-cell table:formula="of:=ROUND([.E198]*zinssatz/12;2)" office:value-type="float" office:value="-106.77" calcext:value-type="float">
            <text:p>-106.77 ¤</text:p>
          </table:table-cell>
          <table:table-cell table:formula="of:=[.D198]+[.F198]+[.C198]" office:value-type="float" office:value="238.23" calcext:value-type="float">
            <text:p>238.23 ¤</text:p>
          </table:table-cell>
          <table:table-cell table:formula="of:=IF(([.E198]+[.G198])&lt;0;[.E198]+[.G198];0)" office:value-type="float" office:value="-60770.9699999999" calcext:value-type="float">
            <text:p>-60,770.97 ¤</text:p>
          </table:table-cell>
          <table:table-cell table:style-name="ce8" table:formula="of:=SUM([.G187:.G198])/Darlehensbetrag" office:value-type="percentage" office:value="0.0283149" calcext:value-type="percentage">
            <text:p>2.83%</text:p>
          </table:table-cell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35-11-30" calcext:value-type="date">
            <text:p>2035-11-30</text:p>
          </table:table-cell>
          <table:table-cell/>
          <table:table-cell table:formula="of:=IF([.E199]&lt;0;Annuitaet;0)" office:value-type="float" office:value="345" calcext:value-type="float">
            <text:p>345.00 ¤</text:p>
          </table:table-cell>
          <table:table-cell table:formula="of:=[.H198]" office:value-type="float" office:value="-60770.9699999999" calcext:value-type="float">
            <text:p>-60,770.97 ¤</text:p>
          </table:table-cell>
          <table:table-cell table:formula="of:=ROUND([.E199]*zinssatz/12;2)" office:value-type="float" office:value="-106.35" calcext:value-type="float">
            <text:p>-106.35 ¤</text:p>
          </table:table-cell>
          <table:table-cell table:formula="of:=[.D199]+[.F199]+[.C199]" office:value-type="float" office:value="238.65" calcext:value-type="float">
            <text:p>238.65 ¤</text:p>
          </table:table-cell>
          <table:table-cell table:formula="of:=IF(([.E199]+[.G199])&lt;0;[.E199]+[.G199];0)" office:value-type="float" office:value="-60532.3199999999" calcext:value-type="float">
            <text:p>-60,532.32 ¤</text:p>
          </table:table-cell>
          <table:table-cell table:style-name="ce8" table:formula="of:=SUM([.G188:.G199])/Darlehensbetrag" office:value-type="percentage" office:value="0.0283644" calcext:value-type="percentage">
            <text:p>2.84%</text:p>
          </table:table-cell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35-12-31" calcext:value-type="date">
            <text:p>2035-12-31</text:p>
          </table:table-cell>
          <table:table-cell/>
          <table:table-cell table:formula="of:=IF([.E200]&lt;0;Annuitaet;0)" office:value-type="float" office:value="345" calcext:value-type="float">
            <text:p>345.00 ¤</text:p>
          </table:table-cell>
          <table:table-cell table:formula="of:=[.H199]" office:value-type="float" office:value="-60532.3199999999" calcext:value-type="float">
            <text:p>-60,532.32 ¤</text:p>
          </table:table-cell>
          <table:table-cell table:formula="of:=ROUND([.E200]*zinssatz/12;2)" office:value-type="float" office:value="-105.93" calcext:value-type="float">
            <text:p>-105.93 ¤</text:p>
          </table:table-cell>
          <table:table-cell table:formula="of:=[.D200]+[.F200]+[.C200]" office:value-type="float" office:value="239.07" calcext:value-type="float">
            <text:p>239.07 ¤</text:p>
          </table:table-cell>
          <table:table-cell table:formula="of:=IF(([.E200]+[.G200])&lt;0;[.E200]+[.G200];0)" office:value-type="float" office:value="-60293.2499999999" calcext:value-type="float">
            <text:p>-60,293.25 ¤</text:p>
          </table:table-cell>
          <table:table-cell table:style-name="ce8" table:formula="of:=SUM([.G189:.G200])/Darlehensbetrag" office:value-type="percentage" office:value="0.0284141" calcext:value-type="percentage">
            <text:p>2.84%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36-01-31" calcext:value-type="date">
            <text:p>2036-01-31</text:p>
          </table:table-cell>
          <table:table-cell/>
          <table:table-cell table:formula="of:=IF([.E201]&lt;0;Annuitaet;0)" office:value-type="float" office:value="345" calcext:value-type="float">
            <text:p>345.00 ¤</text:p>
          </table:table-cell>
          <table:table-cell table:formula="of:=[.H200]" office:value-type="float" office:value="-60293.2499999999" calcext:value-type="float">
            <text:p>-60,293.25 ¤</text:p>
          </table:table-cell>
          <table:table-cell table:formula="of:=ROUND([.E201]*zinssatz/12;2)" office:value-type="float" office:value="-105.51" calcext:value-type="float">
            <text:p>-105.51 ¤</text:p>
          </table:table-cell>
          <table:table-cell table:formula="of:=[.D201]+[.F201]+[.C201]" office:value-type="float" office:value="239.49" calcext:value-type="float">
            <text:p>239.49 ¤</text:p>
          </table:table-cell>
          <table:table-cell table:formula="of:=IF(([.E201]+[.G201])&lt;0;[.E201]+[.G201];0)" office:value-type="float" office:value="-60053.7599999999" calcext:value-type="float">
            <text:p>-60,053.76 ¤</text:p>
          </table:table-cell>
          <table:table-cell table:style-name="ce8" table:formula="of:=SUM([.G190:.G201])/Darlehensbetrag" office:value-type="percentage" office:value="0.0284639" calcext:value-type="percentage">
            <text:p>2.85%</text:p>
          </table:table-cell>
          <table:table-cell table:number-columns-repeated="101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36-02-29" calcext:value-type="date">
            <text:p>2036-02-29</text:p>
          </table:table-cell>
          <table:table-cell/>
          <table:table-cell table:formula="of:=IF([.E202]&lt;0;Annuitaet;0)" office:value-type="float" office:value="345" calcext:value-type="float">
            <text:p>345.00 ¤</text:p>
          </table:table-cell>
          <table:table-cell table:formula="of:=[.H201]" office:value-type="float" office:value="-60053.7599999999" calcext:value-type="float">
            <text:p>-60,053.76 ¤</text:p>
          </table:table-cell>
          <table:table-cell table:formula="of:=ROUND([.E202]*zinssatz/12;2)" office:value-type="float" office:value="-105.09" calcext:value-type="float">
            <text:p>-105.09 ¤</text:p>
          </table:table-cell>
          <table:table-cell table:formula="of:=[.D202]+[.F202]+[.C202]" office:value-type="float" office:value="239.91" calcext:value-type="float">
            <text:p>239.91 ¤</text:p>
          </table:table-cell>
          <table:table-cell table:formula="of:=IF(([.E202]+[.G202])&lt;0;[.E202]+[.G202];0)" office:value-type="float" office:value="-59813.8499999999" calcext:value-type="float">
            <text:p>-59,813.85 ¤</text:p>
          </table:table-cell>
          <table:table-cell table:style-name="ce8" table:formula="of:=SUM([.G191:.G202])/Darlehensbetrag" office:value-type="percentage" office:value="0.0285138" calcext:value-type="percentage">
            <text:p>2.85%</text:p>
          </table:table-cell>
          <table:table-cell table:number-columns-repeated="10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36-03-31" calcext:value-type="date">
            <text:p>2036-03-31</text:p>
          </table:table-cell>
          <table:table-cell/>
          <table:table-cell table:formula="of:=IF([.E203]&lt;0;Annuitaet;0)" office:value-type="float" office:value="345" calcext:value-type="float">
            <text:p>345.00 ¤</text:p>
          </table:table-cell>
          <table:table-cell table:formula="of:=[.H202]" office:value-type="float" office:value="-59813.8499999999" calcext:value-type="float">
            <text:p>-59,813.85 ¤</text:p>
          </table:table-cell>
          <table:table-cell table:formula="of:=ROUND([.E203]*zinssatz/12;2)" office:value-type="float" office:value="-104.67" calcext:value-type="float">
            <text:p>-104.67 ¤</text:p>
          </table:table-cell>
          <table:table-cell table:formula="of:=[.D203]+[.F203]+[.C203]" office:value-type="float" office:value="240.33" calcext:value-type="float">
            <text:p>240.33 ¤</text:p>
          </table:table-cell>
          <table:table-cell table:formula="of:=IF(([.E203]+[.G203])&lt;0;[.E203]+[.G203];0)" office:value-type="float" office:value="-59573.5199999999" calcext:value-type="float">
            <text:p>-59,573.52 ¤</text:p>
          </table:table-cell>
          <table:table-cell table:style-name="ce8" table:formula="of:=SUM([.G192:.G203])/Darlehensbetrag" office:value-type="percentage" office:value="0.0285637" calcext:value-type="percentage">
            <text:p>2.86%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36-04-30" calcext:value-type="date">
            <text:p>2036-04-30</text:p>
          </table:table-cell>
          <table:table-cell/>
          <table:table-cell table:formula="of:=IF([.E204]&lt;0;Annuitaet;0)" office:value-type="float" office:value="345" calcext:value-type="float">
            <text:p>345.00 ¤</text:p>
          </table:table-cell>
          <table:table-cell table:formula="of:=[.H203]" office:value-type="float" office:value="-59573.5199999999" calcext:value-type="float">
            <text:p>-59,573.52 ¤</text:p>
          </table:table-cell>
          <table:table-cell table:formula="of:=ROUND([.E204]*zinssatz/12;2)" office:value-type="float" office:value="-104.25" calcext:value-type="float">
            <text:p>-104.25 ¤</text:p>
          </table:table-cell>
          <table:table-cell table:formula="of:=[.D204]+[.F204]+[.C204]" office:value-type="float" office:value="240.75" calcext:value-type="float">
            <text:p>240.75 ¤</text:p>
          </table:table-cell>
          <table:table-cell table:formula="of:=IF(([.E204]+[.G204])&lt;0;[.E204]+[.G204];0)" office:value-type="float" office:value="-59332.7699999999" calcext:value-type="float">
            <text:p>-59,332.77 ¤</text:p>
          </table:table-cell>
          <table:table-cell table:style-name="ce8" table:formula="of:=SUM([.G193:.G204])/Darlehensbetrag" office:value-type="percentage" office:value="0.0286137" calcext:value-type="percentage">
            <text:p>2.86%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36-05-31" calcext:value-type="date">
            <text:p>2036-05-31</text:p>
          </table:table-cell>
          <table:table-cell/>
          <table:table-cell table:formula="of:=IF([.E205]&lt;0;Annuitaet;0)" office:value-type="float" office:value="345" calcext:value-type="float">
            <text:p>345.00 ¤</text:p>
          </table:table-cell>
          <table:table-cell table:formula="of:=[.H204]" office:value-type="float" office:value="-59332.7699999999" calcext:value-type="float">
            <text:p>-59,332.77 ¤</text:p>
          </table:table-cell>
          <table:table-cell table:formula="of:=ROUND([.E205]*zinssatz/12;2)" office:value-type="float" office:value="-103.83" calcext:value-type="float">
            <text:p>-103.83 ¤</text:p>
          </table:table-cell>
          <table:table-cell table:formula="of:=[.D205]+[.F205]+[.C205]" office:value-type="float" office:value="241.17" calcext:value-type="float">
            <text:p>241.17 ¤</text:p>
          </table:table-cell>
          <table:table-cell table:formula="of:=IF(([.E205]+[.G205])&lt;0;[.E205]+[.G205];0)" office:value-type="float" office:value="-59091.5999999999" calcext:value-type="float">
            <text:p>-59,091.60 ¤</text:p>
          </table:table-cell>
          <table:table-cell table:style-name="ce8" table:formula="of:=SUM([.G194:.G205])/Darlehensbetrag" office:value-type="percentage" office:value="0.0286638" calcext:value-type="percentage">
            <text:p>2.87%</text:p>
          </table:table-cell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36-06-30" calcext:value-type="date">
            <text:p>2036-06-30</text:p>
          </table:table-cell>
          <table:table-cell/>
          <table:table-cell table:formula="of:=IF([.E206]&lt;0;Annuitaet;0)" office:value-type="float" office:value="345" calcext:value-type="float">
            <text:p>345.00 ¤</text:p>
          </table:table-cell>
          <table:table-cell table:formula="of:=[.H205]" office:value-type="float" office:value="-59091.5999999999" calcext:value-type="float">
            <text:p>-59,091.60 ¤</text:p>
          </table:table-cell>
          <table:table-cell table:formula="of:=ROUND([.E206]*zinssatz/12;2)" office:value-type="float" office:value="-103.41" calcext:value-type="float">
            <text:p>-103.41 ¤</text:p>
          </table:table-cell>
          <table:table-cell table:formula="of:=[.D206]+[.F206]+[.C206]" office:value-type="float" office:value="241.59" calcext:value-type="float">
            <text:p>241.59 ¤</text:p>
          </table:table-cell>
          <table:table-cell table:formula="of:=IF(([.E206]+[.G206])&lt;0;[.E206]+[.G206];0)" office:value-type="float" office:value="-58850.0099999999" calcext:value-type="float">
            <text:p>-58,850.01 ¤</text:p>
          </table:table-cell>
          <table:table-cell table:style-name="ce8" table:formula="of:=SUM([.G195:.G206])/Darlehensbetrag" office:value-type="percentage" office:value="0.028714" calcext:value-type="percentage">
            <text:p>2.87%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36-07-31" calcext:value-type="date">
            <text:p>2036-07-31</text:p>
          </table:table-cell>
          <table:table-cell/>
          <table:table-cell table:formula="of:=IF([.E207]&lt;0;Annuitaet;0)" office:value-type="float" office:value="345" calcext:value-type="float">
            <text:p>345.00 ¤</text:p>
          </table:table-cell>
          <table:table-cell table:formula="of:=[.H206]" office:value-type="float" office:value="-58850.0099999999" calcext:value-type="float">
            <text:p>-58,850.01 ¤</text:p>
          </table:table-cell>
          <table:table-cell table:formula="of:=ROUND([.E207]*zinssatz/12;2)" office:value-type="float" office:value="-102.99" calcext:value-type="float">
            <text:p>-102.99 ¤</text:p>
          </table:table-cell>
          <table:table-cell table:formula="of:=[.D207]+[.F207]+[.C207]" office:value-type="float" office:value="242.01" calcext:value-type="float">
            <text:p>242.01 ¤</text:p>
          </table:table-cell>
          <table:table-cell table:formula="of:=IF(([.E207]+[.G207])&lt;0;[.E207]+[.G207];0)" office:value-type="float" office:value="-58607.9999999999" calcext:value-type="float">
            <text:p>-58,608.00 ¤</text:p>
          </table:table-cell>
          <table:table-cell table:style-name="ce8" table:formula="of:=SUM([.G196:.G207])/Darlehensbetrag" office:value-type="percentage" office:value="0.0287642" calcext:value-type="percentage">
            <text:p>2.88%</text:p>
          </table:table-cell>
          <table:table-cell table:number-columns-repeated="101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36-08-31" calcext:value-type="date">
            <text:p>2036-08-31</text:p>
          </table:table-cell>
          <table:table-cell/>
          <table:table-cell table:formula="of:=IF([.E208]&lt;0;Annuitaet;0)" office:value-type="float" office:value="345" calcext:value-type="float">
            <text:p>345.00 ¤</text:p>
          </table:table-cell>
          <table:table-cell table:formula="of:=[.H207]" office:value-type="float" office:value="-58607.9999999999" calcext:value-type="float">
            <text:p>-58,608.00 ¤</text:p>
          </table:table-cell>
          <table:table-cell table:formula="of:=ROUND([.E208]*zinssatz/12;2)" office:value-type="float" office:value="-102.56" calcext:value-type="float">
            <text:p>-102.56 ¤</text:p>
          </table:table-cell>
          <table:table-cell table:formula="of:=[.D208]+[.F208]+[.C208]" office:value-type="float" office:value="242.44" calcext:value-type="float">
            <text:p>242.44 ¤</text:p>
          </table:table-cell>
          <table:table-cell table:formula="of:=IF(([.E208]+[.G208])&lt;0;[.E208]+[.G208];0)" office:value-type="float" office:value="-58365.5599999999" calcext:value-type="float">
            <text:p>-58,365.56 ¤</text:p>
          </table:table-cell>
          <table:table-cell table:style-name="ce8" table:formula="of:=SUM([.G197:.G208])/Darlehensbetrag" office:value-type="percentage" office:value="0.0288146" calcext:value-type="percentage">
            <text:p>2.88%</text:p>
          </table:table-cell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36-09-30" calcext:value-type="date">
            <text:p>2036-09-30</text:p>
          </table:table-cell>
          <table:table-cell/>
          <table:table-cell table:formula="of:=IF([.E209]&lt;0;Annuitaet;0)" office:value-type="float" office:value="345" calcext:value-type="float">
            <text:p>345.00 ¤</text:p>
          </table:table-cell>
          <table:table-cell table:formula="of:=[.H208]" office:value-type="float" office:value="-58365.5599999999" calcext:value-type="float">
            <text:p>-58,365.56 ¤</text:p>
          </table:table-cell>
          <table:table-cell table:formula="of:=ROUND([.E209]*zinssatz/12;2)" office:value-type="float" office:value="-102.14" calcext:value-type="float">
            <text:p>-102.14 ¤</text:p>
          </table:table-cell>
          <table:table-cell table:formula="of:=[.D209]+[.F209]+[.C209]" office:value-type="float" office:value="242.86" calcext:value-type="float">
            <text:p>242.86 ¤</text:p>
          </table:table-cell>
          <table:table-cell table:formula="of:=IF(([.E209]+[.G209])&lt;0;[.E209]+[.G209];0)" office:value-type="float" office:value="-58122.6999999999" calcext:value-type="float">
            <text:p>-58,122.70 ¤</text:p>
          </table:table-cell>
          <table:table-cell table:style-name="ce8" table:formula="of:=SUM([.G198:.G209])/Darlehensbetrag" office:value-type="percentage" office:value="0.028865" calcext:value-type="percentage">
            <text:p>2.89%</text:p>
          </table:table-cell>
          <table:table-cell table:number-columns-repeated="101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36-10-31" calcext:value-type="date">
            <text:p>2036-10-31</text:p>
          </table:table-cell>
          <table:table-cell/>
          <table:table-cell table:formula="of:=IF([.E210]&lt;0;Annuitaet;0)" office:value-type="float" office:value="345" calcext:value-type="float">
            <text:p>345.00 ¤</text:p>
          </table:table-cell>
          <table:table-cell table:formula="of:=[.H209]" office:value-type="float" office:value="-58122.6999999999" calcext:value-type="float">
            <text:p>-58,122.70 ¤</text:p>
          </table:table-cell>
          <table:table-cell table:formula="of:=ROUND([.E210]*zinssatz/12;2)" office:value-type="float" office:value="-101.71" calcext:value-type="float">
            <text:p>-101.71 ¤</text:p>
          </table:table-cell>
          <table:table-cell table:formula="of:=[.D210]+[.F210]+[.C210]" office:value-type="float" office:value="243.29" calcext:value-type="float">
            <text:p>243.29 ¤</text:p>
          </table:table-cell>
          <table:table-cell table:formula="of:=IF(([.E210]+[.G210])&lt;0;[.E210]+[.G210];0)" office:value-type="float" office:value="-57879.4099999999" calcext:value-type="float">
            <text:p>-57,879.41 ¤</text:p>
          </table:table-cell>
          <table:table-cell table:style-name="ce8" table:formula="of:=SUM([.G199:.G210])/Darlehensbetrag" office:value-type="percentage" office:value="0.0289156" calcext:value-type="percentage">
            <text:p>2.89%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36-11-30" calcext:value-type="date">
            <text:p>2036-11-30</text:p>
          </table:table-cell>
          <table:table-cell/>
          <table:table-cell table:formula="of:=IF([.E211]&lt;0;Annuitaet;0)" office:value-type="float" office:value="345" calcext:value-type="float">
            <text:p>345.00 ¤</text:p>
          </table:table-cell>
          <table:table-cell table:formula="of:=[.H210]" office:value-type="float" office:value="-57879.4099999999" calcext:value-type="float">
            <text:p>-57,879.41 ¤</text:p>
          </table:table-cell>
          <table:table-cell table:formula="of:=ROUND([.E211]*zinssatz/12;2)" office:value-type="float" office:value="-101.29" calcext:value-type="float">
            <text:p>-101.29 ¤</text:p>
          </table:table-cell>
          <table:table-cell table:formula="of:=[.D211]+[.F211]+[.C211]" office:value-type="float" office:value="243.71" calcext:value-type="float">
            <text:p>243.71 ¤</text:p>
          </table:table-cell>
          <table:table-cell table:formula="of:=IF(([.E211]+[.G211])&lt;0;[.E211]+[.G211];0)" office:value-type="float" office:value="-57635.6999999999" calcext:value-type="float">
            <text:p>-57,635.70 ¤</text:p>
          </table:table-cell>
          <table:table-cell table:style-name="ce8" table:formula="of:=SUM([.G200:.G211])/Darlehensbetrag" office:value-type="percentage" office:value="0.0289662" calcext:value-type="percentage">
            <text:p>2.90%</text:p>
          </table:table-cell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36-12-31" calcext:value-type="date">
            <text:p>2036-12-31</text:p>
          </table:table-cell>
          <table:table-cell/>
          <table:table-cell table:formula="of:=IF([.E212]&lt;0;Annuitaet;0)" office:value-type="float" office:value="345" calcext:value-type="float">
            <text:p>345.00 ¤</text:p>
          </table:table-cell>
          <table:table-cell table:formula="of:=[.H211]" office:value-type="float" office:value="-57635.6999999999" calcext:value-type="float">
            <text:p>-57,635.70 ¤</text:p>
          </table:table-cell>
          <table:table-cell table:formula="of:=ROUND([.E212]*zinssatz/12;2)" office:value-type="float" office:value="-100.86" calcext:value-type="float">
            <text:p>-100.86 ¤</text:p>
          </table:table-cell>
          <table:table-cell table:formula="of:=[.D212]+[.F212]+[.C212]" office:value-type="float" office:value="244.14" calcext:value-type="float">
            <text:p>244.14 ¤</text:p>
          </table:table-cell>
          <table:table-cell table:formula="of:=IF(([.E212]+[.G212])&lt;0;[.E212]+[.G212];0)" office:value-type="float" office:value="-57391.5599999999" calcext:value-type="float">
            <text:p>-57,391.56 ¤</text:p>
          </table:table-cell>
          <table:table-cell table:style-name="ce8" table:formula="of:=SUM([.G201:.G212])/Darlehensbetrag" office:value-type="percentage" office:value="0.0290169" calcext:value-type="percentage">
            <text:p>2.90%</text:p>
          </table:table-cell>
          <table:table-cell table:number-columns-repeated="10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37-01-31" calcext:value-type="date">
            <text:p>2037-01-31</text:p>
          </table:table-cell>
          <table:table-cell/>
          <table:table-cell table:formula="of:=IF([.E213]&lt;0;Annuitaet;0)" office:value-type="float" office:value="345" calcext:value-type="float">
            <text:p>345.00 ¤</text:p>
          </table:table-cell>
          <table:table-cell table:formula="of:=[.H212]" office:value-type="float" office:value="-57391.5599999999" calcext:value-type="float">
            <text:p>-57,391.56 ¤</text:p>
          </table:table-cell>
          <table:table-cell table:formula="of:=ROUND([.E213]*zinssatz/12;2)" office:value-type="float" office:value="-100.44" calcext:value-type="float">
            <text:p>-100.44 ¤</text:p>
          </table:table-cell>
          <table:table-cell table:formula="of:=[.D213]+[.F213]+[.C213]" office:value-type="float" office:value="244.56" calcext:value-type="float">
            <text:p>244.56 ¤</text:p>
          </table:table-cell>
          <table:table-cell table:formula="of:=IF(([.E213]+[.G213])&lt;0;[.E213]+[.G213];0)" office:value-type="float" office:value="-57146.9999999999" calcext:value-type="float">
            <text:p>-57,147.00 ¤</text:p>
          </table:table-cell>
          <table:table-cell table:style-name="ce8" table:formula="of:=SUM([.G202:.G213])/Darlehensbetrag" office:value-type="percentage" office:value="0.0290676" calcext:value-type="percentage">
            <text:p>2.91%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37-02-28" calcext:value-type="date">
            <text:p>2037-02-28</text:p>
          </table:table-cell>
          <table:table-cell/>
          <table:table-cell table:formula="of:=IF([.E214]&lt;0;Annuitaet;0)" office:value-type="float" office:value="345" calcext:value-type="float">
            <text:p>345.00 ¤</text:p>
          </table:table-cell>
          <table:table-cell table:formula="of:=[.H213]" office:value-type="float" office:value="-57146.9999999999" calcext:value-type="float">
            <text:p>-57,147.00 ¤</text:p>
          </table:table-cell>
          <table:table-cell table:formula="of:=ROUND([.E214]*zinssatz/12;2)" office:value-type="float" office:value="-100.01" calcext:value-type="float">
            <text:p>-100.01 ¤</text:p>
          </table:table-cell>
          <table:table-cell table:formula="of:=[.D214]+[.F214]+[.C214]" office:value-type="float" office:value="244.99" calcext:value-type="float">
            <text:p>244.99 ¤</text:p>
          </table:table-cell>
          <table:table-cell table:formula="of:=IF(([.E214]+[.G214])&lt;0;[.E214]+[.G214];0)" office:value-type="float" office:value="-56902.0099999999" calcext:value-type="float">
            <text:p>-56,902.01 ¤</text:p>
          </table:table-cell>
          <table:table-cell table:style-name="ce8" table:formula="of:=SUM([.G203:.G214])/Darlehensbetrag" office:value-type="percentage" office:value="0.0291184" calcext:value-type="percentage">
            <text:p>2.91%</text:p>
          </table:table-cell>
          <table:table-cell table:number-columns-repeated="101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37-03-31" calcext:value-type="date">
            <text:p>2037-03-31</text:p>
          </table:table-cell>
          <table:table-cell/>
          <table:table-cell table:formula="of:=IF([.E215]&lt;0;Annuitaet;0)" office:value-type="float" office:value="345" calcext:value-type="float">
            <text:p>345.00 ¤</text:p>
          </table:table-cell>
          <table:table-cell table:formula="of:=[.H214]" office:value-type="float" office:value="-56902.0099999999" calcext:value-type="float">
            <text:p>-56,902.01 ¤</text:p>
          </table:table-cell>
          <table:table-cell table:formula="of:=ROUND([.E215]*zinssatz/12;2)" office:value-type="float" office:value="-99.58" calcext:value-type="float">
            <text:p>-99.58 ¤</text:p>
          </table:table-cell>
          <table:table-cell table:formula="of:=[.D215]+[.F215]+[.C215]" office:value-type="float" office:value="245.42" calcext:value-type="float">
            <text:p>245.42 ¤</text:p>
          </table:table-cell>
          <table:table-cell table:formula="of:=IF(([.E215]+[.G215])&lt;0;[.E215]+[.G215];0)" office:value-type="float" office:value="-56656.5899999999" calcext:value-type="float">
            <text:p>-56,656.59 ¤</text:p>
          </table:table-cell>
          <table:table-cell table:style-name="ce8" table:formula="of:=SUM([.G204:.G215])/Darlehensbetrag" office:value-type="percentage" office:value="0.0291693" calcext:value-type="percentage">
            <text:p>2.92%</text:p>
          </table:table-cell>
          <table:table-cell table:number-columns-repeated="10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37-04-30" calcext:value-type="date">
            <text:p>2037-04-30</text:p>
          </table:table-cell>
          <table:table-cell/>
          <table:table-cell table:formula="of:=IF([.E216]&lt;0;Annuitaet;0)" office:value-type="float" office:value="345" calcext:value-type="float">
            <text:p>345.00 ¤</text:p>
          </table:table-cell>
          <table:table-cell table:formula="of:=[.H215]" office:value-type="float" office:value="-56656.5899999999" calcext:value-type="float">
            <text:p>-56,656.59 ¤</text:p>
          </table:table-cell>
          <table:table-cell table:formula="of:=ROUND([.E216]*zinssatz/12;2)" office:value-type="float" office:value="-99.15" calcext:value-type="float">
            <text:p>-99.15 ¤</text:p>
          </table:table-cell>
          <table:table-cell table:formula="of:=[.D216]+[.F216]+[.C216]" office:value-type="float" office:value="245.85" calcext:value-type="float">
            <text:p>245.85 ¤</text:p>
          </table:table-cell>
          <table:table-cell table:formula="of:=IF(([.E216]+[.G216])&lt;0;[.E216]+[.G216];0)" office:value-type="float" office:value="-56410.7399999999" calcext:value-type="float">
            <text:p>-56,410.74 ¤</text:p>
          </table:table-cell>
          <table:table-cell table:style-name="ce8" table:formula="of:=SUM([.G205:.G216])/Darlehensbetrag" office:value-type="percentage" office:value="0.0292203" calcext:value-type="percentage">
            <text:p>2.92%</text:p>
          </table:table-cell>
          <table:table-cell table:number-columns-repeated="101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37-05-31" calcext:value-type="date">
            <text:p>2037-05-31</text:p>
          </table:table-cell>
          <table:table-cell/>
          <table:table-cell table:formula="of:=IF([.E217]&lt;0;Annuitaet;0)" office:value-type="float" office:value="345" calcext:value-type="float">
            <text:p>345.00 ¤</text:p>
          </table:table-cell>
          <table:table-cell table:formula="of:=[.H216]" office:value-type="float" office:value="-56410.7399999999" calcext:value-type="float">
            <text:p>-56,410.74 ¤</text:p>
          </table:table-cell>
          <table:table-cell table:formula="of:=ROUND([.E217]*zinssatz/12;2)" office:value-type="float" office:value="-98.72" calcext:value-type="float">
            <text:p>-98.72 ¤</text:p>
          </table:table-cell>
          <table:table-cell table:formula="of:=[.D217]+[.F217]+[.C217]" office:value-type="float" office:value="246.28" calcext:value-type="float">
            <text:p>246.28 ¤</text:p>
          </table:table-cell>
          <table:table-cell table:formula="of:=IF(([.E217]+[.G217])&lt;0;[.E217]+[.G217];0)" office:value-type="float" office:value="-56164.4599999999" calcext:value-type="float">
            <text:p>-56,164.46 ¤</text:p>
          </table:table-cell>
          <table:table-cell table:style-name="ce8" table:formula="of:=SUM([.G206:.G217])/Darlehensbetrag" office:value-type="percentage" office:value="0.0292714" calcext:value-type="percentage">
            <text:p>2.93%</text:p>
          </table:table-cell>
          <table:table-cell table:number-columns-repeated="101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37-06-30" calcext:value-type="date">
            <text:p>2037-06-30</text:p>
          </table:table-cell>
          <table:table-cell/>
          <table:table-cell table:formula="of:=IF([.E218]&lt;0;Annuitaet;0)" office:value-type="float" office:value="345" calcext:value-type="float">
            <text:p>345.00 ¤</text:p>
          </table:table-cell>
          <table:table-cell table:formula="of:=[.H217]" office:value-type="float" office:value="-56164.4599999999" calcext:value-type="float">
            <text:p>-56,164.46 ¤</text:p>
          </table:table-cell>
          <table:table-cell table:formula="of:=ROUND([.E218]*zinssatz/12;2)" office:value-type="float" office:value="-98.29" calcext:value-type="float">
            <text:p>-98.29 ¤</text:p>
          </table:table-cell>
          <table:table-cell table:formula="of:=[.D218]+[.F218]+[.C218]" office:value-type="float" office:value="246.71" calcext:value-type="float">
            <text:p>246.71 ¤</text:p>
          </table:table-cell>
          <table:table-cell table:formula="of:=IF(([.E218]+[.G218])&lt;0;[.E218]+[.G218];0)" office:value-type="float" office:value="-55917.7499999999" calcext:value-type="float">
            <text:p>-55,917.75 ¤</text:p>
          </table:table-cell>
          <table:table-cell table:style-name="ce8" table:formula="of:=SUM([.G207:.G218])/Darlehensbetrag" office:value-type="percentage" office:value="0.0293226" calcext:value-type="percentage">
            <text:p>2.93%</text:p>
          </table:table-cell>
          <table:table-cell table:number-columns-repeated="10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37-07-31" calcext:value-type="date">
            <text:p>2037-07-31</text:p>
          </table:table-cell>
          <table:table-cell/>
          <table:table-cell table:formula="of:=IF([.E219]&lt;0;Annuitaet;0)" office:value-type="float" office:value="345" calcext:value-type="float">
            <text:p>345.00 ¤</text:p>
          </table:table-cell>
          <table:table-cell table:formula="of:=[.H218]" office:value-type="float" office:value="-55917.7499999999" calcext:value-type="float">
            <text:p>-55,917.75 ¤</text:p>
          </table:table-cell>
          <table:table-cell table:formula="of:=ROUND([.E219]*zinssatz/12;2)" office:value-type="float" office:value="-97.86" calcext:value-type="float">
            <text:p>-97.86 ¤</text:p>
          </table:table-cell>
          <table:table-cell table:formula="of:=[.D219]+[.F219]+[.C219]" office:value-type="float" office:value="247.14" calcext:value-type="float">
            <text:p>247.14 ¤</text:p>
          </table:table-cell>
          <table:table-cell table:formula="of:=IF(([.E219]+[.G219])&lt;0;[.E219]+[.G219];0)" office:value-type="float" office:value="-55670.6099999999" calcext:value-type="float">
            <text:p>-55,670.61 ¤</text:p>
          </table:table-cell>
          <table:table-cell table:style-name="ce8" table:formula="of:=SUM([.G208:.G219])/Darlehensbetrag" office:value-type="percentage" office:value="0.0293739" calcext:value-type="percentage">
            <text:p>2.94%</text:p>
          </table:table-cell>
          <table:table-cell table:number-columns-repeated="101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37-08-31" calcext:value-type="date">
            <text:p>2037-08-31</text:p>
          </table:table-cell>
          <table:table-cell/>
          <table:table-cell table:formula="of:=IF([.E220]&lt;0;Annuitaet;0)" office:value-type="float" office:value="345" calcext:value-type="float">
            <text:p>345.00 ¤</text:p>
          </table:table-cell>
          <table:table-cell table:formula="of:=[.H219]" office:value-type="float" office:value="-55670.6099999999" calcext:value-type="float">
            <text:p>-55,670.61 ¤</text:p>
          </table:table-cell>
          <table:table-cell table:formula="of:=ROUND([.E220]*zinssatz/12;2)" office:value-type="float" office:value="-97.42" calcext:value-type="float">
            <text:p>-97.42 ¤</text:p>
          </table:table-cell>
          <table:table-cell table:formula="of:=[.D220]+[.F220]+[.C220]" office:value-type="float" office:value="247.58" calcext:value-type="float">
            <text:p>247.58 ¤</text:p>
          </table:table-cell>
          <table:table-cell table:formula="of:=IF(([.E220]+[.G220])&lt;0;[.E220]+[.G220];0)" office:value-type="float" office:value="-55423.0299999999" calcext:value-type="float">
            <text:p>-55,423.03 ¤</text:p>
          </table:table-cell>
          <table:table-cell table:style-name="ce8" table:formula="of:=SUM([.G209:.G220])/Darlehensbetrag" office:value-type="percentage" office:value="0.0294253" calcext:value-type="percentage">
            <text:p>2.94%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37-09-30" calcext:value-type="date">
            <text:p>2037-09-30</text:p>
          </table:table-cell>
          <table:table-cell/>
          <table:table-cell table:formula="of:=IF([.E221]&lt;0;Annuitaet;0)" office:value-type="float" office:value="345" calcext:value-type="float">
            <text:p>345.00 ¤</text:p>
          </table:table-cell>
          <table:table-cell table:formula="of:=[.H220]" office:value-type="float" office:value="-55423.0299999999" calcext:value-type="float">
            <text:p>-55,423.03 ¤</text:p>
          </table:table-cell>
          <table:table-cell table:formula="of:=ROUND([.E221]*zinssatz/12;2)" office:value-type="float" office:value="-96.99" calcext:value-type="float">
            <text:p>-96.99 ¤</text:p>
          </table:table-cell>
          <table:table-cell table:formula="of:=[.D221]+[.F221]+[.C221]" office:value-type="float" office:value="248.01" calcext:value-type="float">
            <text:p>248.01 ¤</text:p>
          </table:table-cell>
          <table:table-cell table:formula="of:=IF(([.E221]+[.G221])&lt;0;[.E221]+[.G221];0)" office:value-type="float" office:value="-55175.0199999999" calcext:value-type="float">
            <text:p>-55,175.02 ¤</text:p>
          </table:table-cell>
          <table:table-cell table:style-name="ce8" table:formula="of:=SUM([.G210:.G221])/Darlehensbetrag" office:value-type="percentage" office:value="0.0294768" calcext:value-type="percentage">
            <text:p>2.95%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37-10-31" calcext:value-type="date">
            <text:p>2037-10-31</text:p>
          </table:table-cell>
          <table:table-cell/>
          <table:table-cell table:formula="of:=IF([.E222]&lt;0;Annuitaet;0)" office:value-type="float" office:value="345" calcext:value-type="float">
            <text:p>345.00 ¤</text:p>
          </table:table-cell>
          <table:table-cell table:formula="of:=[.H221]" office:value-type="float" office:value="-55175.0199999999" calcext:value-type="float">
            <text:p>-55,175.02 ¤</text:p>
          </table:table-cell>
          <table:table-cell table:formula="of:=ROUND([.E222]*zinssatz/12;2)" office:value-type="float" office:value="-96.56" calcext:value-type="float">
            <text:p>-96.56 ¤</text:p>
          </table:table-cell>
          <table:table-cell table:formula="of:=[.D222]+[.F222]+[.C222]" office:value-type="float" office:value="248.44" calcext:value-type="float">
            <text:p>248.44 ¤</text:p>
          </table:table-cell>
          <table:table-cell table:formula="of:=IF(([.E222]+[.G222])&lt;0;[.E222]+[.G222];0)" office:value-type="float" office:value="-54926.5799999999" calcext:value-type="float">
            <text:p>-54,926.58 ¤</text:p>
          </table:table-cell>
          <table:table-cell table:style-name="ce8" table:formula="of:=SUM([.G211:.G222])/Darlehensbetrag" office:value-type="percentage" office:value="0.0295283" calcext:value-type="percentage">
            <text:p>2.95%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37-11-30" calcext:value-type="date">
            <text:p>2037-11-30</text:p>
          </table:table-cell>
          <table:table-cell/>
          <table:table-cell table:formula="of:=IF([.E223]&lt;0;Annuitaet;0)" office:value-type="float" office:value="345" calcext:value-type="float">
            <text:p>345.00 ¤</text:p>
          </table:table-cell>
          <table:table-cell table:formula="of:=[.H222]" office:value-type="float" office:value="-54926.5799999999" calcext:value-type="float">
            <text:p>-54,926.58 ¤</text:p>
          </table:table-cell>
          <table:table-cell table:formula="of:=ROUND([.E223]*zinssatz/12;2)" office:value-type="float" office:value="-96.12" calcext:value-type="float">
            <text:p>-96.12 ¤</text:p>
          </table:table-cell>
          <table:table-cell table:formula="of:=[.D223]+[.F223]+[.C223]" office:value-type="float" office:value="248.88" calcext:value-type="float">
            <text:p>248.88 ¤</text:p>
          </table:table-cell>
          <table:table-cell table:formula="of:=IF(([.E223]+[.G223])&lt;0;[.E223]+[.G223];0)" office:value-type="float" office:value="-54677.6999999999" calcext:value-type="float">
            <text:p>-54,677.70 ¤</text:p>
          </table:table-cell>
          <table:table-cell table:style-name="ce8" table:formula="of:=SUM([.G212:.G223])/Darlehensbetrag" office:value-type="percentage" office:value="0.02958" calcext:value-type="percentage">
            <text:p>2.96%</text:p>
          </table:table-cell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37-12-31" calcext:value-type="date">
            <text:p>2037-12-31</text:p>
          </table:table-cell>
          <table:table-cell/>
          <table:table-cell table:formula="of:=IF([.E224]&lt;0;Annuitaet;0)" office:value-type="float" office:value="345" calcext:value-type="float">
            <text:p>345.00 ¤</text:p>
          </table:table-cell>
          <table:table-cell table:formula="of:=[.H223]" office:value-type="float" office:value="-54677.6999999999" calcext:value-type="float">
            <text:p>-54,677.70 ¤</text:p>
          </table:table-cell>
          <table:table-cell table:formula="of:=ROUND([.E224]*zinssatz/12;2)" office:value-type="float" office:value="-95.69" calcext:value-type="float">
            <text:p>-95.69 ¤</text:p>
          </table:table-cell>
          <table:table-cell table:formula="of:=[.D224]+[.F224]+[.C224]" office:value-type="float" office:value="249.31" calcext:value-type="float">
            <text:p>249.31 ¤</text:p>
          </table:table-cell>
          <table:table-cell table:formula="of:=IF(([.E224]+[.G224])&lt;0;[.E224]+[.G224];0)" office:value-type="float" office:value="-54428.3899999999" calcext:value-type="float">
            <text:p>-54,428.39 ¤</text:p>
          </table:table-cell>
          <table:table-cell table:style-name="ce8" table:formula="of:=SUM([.G213:.G224])/Darlehensbetrag" office:value-type="percentage" office:value="0.0296317" calcext:value-type="percentage">
            <text:p>2.96%</text:p>
          </table:table-cell>
          <table:table-cell table:number-columns-repeated="101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38-01-31" calcext:value-type="date">
            <text:p>2038-01-31</text:p>
          </table:table-cell>
          <table:table-cell/>
          <table:table-cell table:formula="of:=IF([.E225]&lt;0;Annuitaet;0)" office:value-type="float" office:value="345" calcext:value-type="float">
            <text:p>345.00 ¤</text:p>
          </table:table-cell>
          <table:table-cell table:formula="of:=[.H224]" office:value-type="float" office:value="-54428.3899999999" calcext:value-type="float">
            <text:p>-54,428.39 ¤</text:p>
          </table:table-cell>
          <table:table-cell table:formula="of:=ROUND([.E225]*zinssatz/12;2)" office:value-type="float" office:value="-95.25" calcext:value-type="float">
            <text:p>-95.25 ¤</text:p>
          </table:table-cell>
          <table:table-cell table:formula="of:=[.D225]+[.F225]+[.C225]" office:value-type="float" office:value="249.75" calcext:value-type="float">
            <text:p>249.75 ¤</text:p>
          </table:table-cell>
          <table:table-cell table:formula="of:=IF(([.E225]+[.G225])&lt;0;[.E225]+[.G225];0)" office:value-type="float" office:value="-54178.6399999999" calcext:value-type="float">
            <text:p>-54,178.64 ¤</text:p>
          </table:table-cell>
          <table:table-cell table:style-name="ce8" table:formula="of:=SUM([.G214:.G225])/Darlehensbetrag" office:value-type="percentage" office:value="0.0296836" calcext:value-type="percentage">
            <text:p>2.97%</text:p>
          </table:table-cell>
          <table:table-cell table:number-columns-repeated="101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38-02-28" calcext:value-type="date">
            <text:p>2038-02-28</text:p>
          </table:table-cell>
          <table:table-cell/>
          <table:table-cell table:formula="of:=IF([.E226]&lt;0;Annuitaet;0)" office:value-type="float" office:value="345" calcext:value-type="float">
            <text:p>345.00 ¤</text:p>
          </table:table-cell>
          <table:table-cell table:formula="of:=[.H225]" office:value-type="float" office:value="-54178.6399999999" calcext:value-type="float">
            <text:p>-54,178.64 ¤</text:p>
          </table:table-cell>
          <table:table-cell table:formula="of:=ROUND([.E226]*zinssatz/12;2)" office:value-type="float" office:value="-94.81" calcext:value-type="float">
            <text:p>-94.81 ¤</text:p>
          </table:table-cell>
          <table:table-cell table:formula="of:=[.D226]+[.F226]+[.C226]" office:value-type="float" office:value="250.19" calcext:value-type="float">
            <text:p>250.19 ¤</text:p>
          </table:table-cell>
          <table:table-cell table:formula="of:=IF(([.E226]+[.G226])&lt;0;[.E226]+[.G226];0)" office:value-type="float" office:value="-53928.4499999999" calcext:value-type="float">
            <text:p>-53,928.45 ¤</text:p>
          </table:table-cell>
          <table:table-cell table:style-name="ce8" table:formula="of:=SUM([.G215:.G226])/Darlehensbetrag" office:value-type="percentage" office:value="0.0297356" calcext:value-type="percentage">
            <text:p>2.97%</text:p>
          </table:table-cell>
          <table:table-cell table:number-columns-repeated="101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38-03-31" calcext:value-type="date">
            <text:p>2038-03-31</text:p>
          </table:table-cell>
          <table:table-cell/>
          <table:table-cell table:formula="of:=IF([.E227]&lt;0;Annuitaet;0)" office:value-type="float" office:value="345" calcext:value-type="float">
            <text:p>345.00 ¤</text:p>
          </table:table-cell>
          <table:table-cell table:formula="of:=[.H226]" office:value-type="float" office:value="-53928.4499999999" calcext:value-type="float">
            <text:p>-53,928.45 ¤</text:p>
          </table:table-cell>
          <table:table-cell table:formula="of:=ROUND([.E227]*zinssatz/12;2)" office:value-type="float" office:value="-94.37" calcext:value-type="float">
            <text:p>-94.37 ¤</text:p>
          </table:table-cell>
          <table:table-cell table:formula="of:=[.D227]+[.F227]+[.C227]" office:value-type="float" office:value="250.63" calcext:value-type="float">
            <text:p>250.63 ¤</text:p>
          </table:table-cell>
          <table:table-cell table:formula="of:=IF(([.E227]+[.G227])&lt;0;[.E227]+[.G227];0)" office:value-type="float" office:value="-53677.8199999999" calcext:value-type="float">
            <text:p>-53,677.82 ¤</text:p>
          </table:table-cell>
          <table:table-cell table:style-name="ce8" table:formula="of:=SUM([.G216:.G227])/Darlehensbetrag" office:value-type="percentage" office:value="0.0297877" calcext:value-type="percentage">
            <text:p>2.98%</text:p>
          </table:table-cell>
          <table:table-cell table:number-columns-repeated="101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38-04-30" calcext:value-type="date">
            <text:p>2038-04-30</text:p>
          </table:table-cell>
          <table:table-cell/>
          <table:table-cell table:formula="of:=IF([.E228]&lt;0;Annuitaet;0)" office:value-type="float" office:value="345" calcext:value-type="float">
            <text:p>345.00 ¤</text:p>
          </table:table-cell>
          <table:table-cell table:formula="of:=[.H227]" office:value-type="float" office:value="-53677.8199999999" calcext:value-type="float">
            <text:p>-53,677.82 ¤</text:p>
          </table:table-cell>
          <table:table-cell table:formula="of:=ROUND([.E228]*zinssatz/12;2)" office:value-type="float" office:value="-93.94" calcext:value-type="float">
            <text:p>-93.94 ¤</text:p>
          </table:table-cell>
          <table:table-cell table:formula="of:=[.D228]+[.F228]+[.C228]" office:value-type="float" office:value="251.06" calcext:value-type="float">
            <text:p>251.06 ¤</text:p>
          </table:table-cell>
          <table:table-cell table:formula="of:=IF(([.E228]+[.G228])&lt;0;[.E228]+[.G228];0)" office:value-type="float" office:value="-53426.7599999999" calcext:value-type="float">
            <text:p>-53,426.76 ¤</text:p>
          </table:table-cell>
          <table:table-cell table:style-name="ce8" table:formula="of:=SUM([.G217:.G228])/Darlehensbetrag" office:value-type="percentage" office:value="0.0298398" calcext:value-type="percentage">
            <text:p>2.98%</text:p>
          </table:table-cell>
          <table:table-cell table:number-columns-repeated="10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38-05-31" calcext:value-type="date">
            <text:p>2038-05-31</text:p>
          </table:table-cell>
          <table:table-cell/>
          <table:table-cell table:formula="of:=IF([.E229]&lt;0;Annuitaet;0)" office:value-type="float" office:value="345" calcext:value-type="float">
            <text:p>345.00 ¤</text:p>
          </table:table-cell>
          <table:table-cell table:formula="of:=[.H228]" office:value-type="float" office:value="-53426.7599999999" calcext:value-type="float">
            <text:p>-53,426.76 ¤</text:p>
          </table:table-cell>
          <table:table-cell table:formula="of:=ROUND([.E229]*zinssatz/12;2)" office:value-type="float" office:value="-93.5" calcext:value-type="float">
            <text:p>-93.50 ¤</text:p>
          </table:table-cell>
          <table:table-cell table:formula="of:=[.D229]+[.F229]+[.C229]" office:value-type="float" office:value="251.5" calcext:value-type="float">
            <text:p>251.50 ¤</text:p>
          </table:table-cell>
          <table:table-cell table:formula="of:=IF(([.E229]+[.G229])&lt;0;[.E229]+[.G229];0)" office:value-type="float" office:value="-53175.2599999999" calcext:value-type="float">
            <text:p>-53,175.26 ¤</text:p>
          </table:table-cell>
          <table:table-cell table:style-name="ce8" table:formula="of:=SUM([.G218:.G229])/Darlehensbetrag" office:value-type="percentage" office:value="0.029892" calcext:value-type="percentage">
            <text:p>2.99%</text:p>
          </table:table-cell>
          <table:table-cell table:number-columns-repeated="101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38-06-30" calcext:value-type="date">
            <text:p>2038-06-30</text:p>
          </table:table-cell>
          <table:table-cell/>
          <table:table-cell table:formula="of:=IF([.E230]&lt;0;Annuitaet;0)" office:value-type="float" office:value="345" calcext:value-type="float">
            <text:p>345.00 ¤</text:p>
          </table:table-cell>
          <table:table-cell table:formula="of:=[.H229]" office:value-type="float" office:value="-53175.2599999999" calcext:value-type="float">
            <text:p>-53,175.26 ¤</text:p>
          </table:table-cell>
          <table:table-cell table:formula="of:=ROUND([.E230]*zinssatz/12;2)" office:value-type="float" office:value="-93.06" calcext:value-type="float">
            <text:p>-93.06 ¤</text:p>
          </table:table-cell>
          <table:table-cell table:formula="of:=[.D230]+[.F230]+[.C230]" office:value-type="float" office:value="251.94" calcext:value-type="float">
            <text:p>251.94 ¤</text:p>
          </table:table-cell>
          <table:table-cell table:formula="of:=IF(([.E230]+[.G230])&lt;0;[.E230]+[.G230];0)" office:value-type="float" office:value="-52923.3199999999" calcext:value-type="float">
            <text:p>-52,923.32 ¤</text:p>
          </table:table-cell>
          <table:table-cell table:style-name="ce8" table:formula="of:=SUM([.G219:.G230])/Darlehensbetrag" office:value-type="percentage" office:value="0.0299443" calcext:value-type="percentage">
            <text:p>2.99%</text:p>
          </table:table-cell>
          <table:table-cell table:number-columns-repeated="101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38-07-31" calcext:value-type="date">
            <text:p>2038-07-31</text:p>
          </table:table-cell>
          <table:table-cell/>
          <table:table-cell table:formula="of:=IF([.E231]&lt;0;Annuitaet;0)" office:value-type="float" office:value="345" calcext:value-type="float">
            <text:p>345.00 ¤</text:p>
          </table:table-cell>
          <table:table-cell table:formula="of:=[.H230]" office:value-type="float" office:value="-52923.3199999999" calcext:value-type="float">
            <text:p>-52,923.32 ¤</text:p>
          </table:table-cell>
          <table:table-cell table:formula="of:=ROUND([.E231]*zinssatz/12;2)" office:value-type="float" office:value="-92.62" calcext:value-type="float">
            <text:p>-92.62 ¤</text:p>
          </table:table-cell>
          <table:table-cell table:formula="of:=[.D231]+[.F231]+[.C231]" office:value-type="float" office:value="252.38" calcext:value-type="float">
            <text:p>252.38 ¤</text:p>
          </table:table-cell>
          <table:table-cell table:formula="of:=IF(([.E231]+[.G231])&lt;0;[.E231]+[.G231];0)" office:value-type="float" office:value="-52670.9399999999" calcext:value-type="float">
            <text:p>-52,670.94 ¤</text:p>
          </table:table-cell>
          <table:table-cell table:style-name="ce8" table:formula="of:=SUM([.G220:.G231])/Darlehensbetrag" office:value-type="percentage" office:value="0.0299967" calcext:value-type="percentage">
            <text:p>3.00%</text:p>
          </table:table-cell>
          <table:table-cell table:number-columns-repeated="101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38-08-31" calcext:value-type="date">
            <text:p>2038-08-31</text:p>
          </table:table-cell>
          <table:table-cell/>
          <table:table-cell table:formula="of:=IF([.E232]&lt;0;Annuitaet;0)" office:value-type="float" office:value="345" calcext:value-type="float">
            <text:p>345.00 ¤</text:p>
          </table:table-cell>
          <table:table-cell table:formula="of:=[.H231]" office:value-type="float" office:value="-52670.9399999999" calcext:value-type="float">
            <text:p>-52,670.94 ¤</text:p>
          </table:table-cell>
          <table:table-cell table:formula="of:=ROUND([.E232]*zinssatz/12;2)" office:value-type="float" office:value="-92.17" calcext:value-type="float">
            <text:p>-92.17 ¤</text:p>
          </table:table-cell>
          <table:table-cell table:formula="of:=[.D232]+[.F232]+[.C232]" office:value-type="float" office:value="252.83" calcext:value-type="float">
            <text:p>252.83 ¤</text:p>
          </table:table-cell>
          <table:table-cell table:formula="of:=IF(([.E232]+[.G232])&lt;0;[.E232]+[.G232];0)" office:value-type="float" office:value="-52418.1099999999" calcext:value-type="float">
            <text:p>-52,418.11 ¤</text:p>
          </table:table-cell>
          <table:table-cell table:style-name="ce8" table:formula="of:=SUM([.G221:.G232])/Darlehensbetrag" office:value-type="percentage" office:value="0.0300492" calcext:value-type="percentage">
            <text:p>3.00%</text:p>
          </table:table-cell>
          <table:table-cell table:number-columns-repeated="101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38-09-30" calcext:value-type="date">
            <text:p>2038-09-30</text:p>
          </table:table-cell>
          <table:table-cell/>
          <table:table-cell table:formula="of:=IF([.E233]&lt;0;Annuitaet;0)" office:value-type="float" office:value="345" calcext:value-type="float">
            <text:p>345.00 ¤</text:p>
          </table:table-cell>
          <table:table-cell table:formula="of:=[.H232]" office:value-type="float" office:value="-52418.1099999999" calcext:value-type="float">
            <text:p>-52,418.11 ¤</text:p>
          </table:table-cell>
          <table:table-cell table:formula="of:=ROUND([.E233]*zinssatz/12;2)" office:value-type="float" office:value="-91.73" calcext:value-type="float">
            <text:p>-91.73 ¤</text:p>
          </table:table-cell>
          <table:table-cell table:formula="of:=[.D233]+[.F233]+[.C233]" office:value-type="float" office:value="253.27" calcext:value-type="float">
            <text:p>253.27 ¤</text:p>
          </table:table-cell>
          <table:table-cell table:formula="of:=IF(([.E233]+[.G233])&lt;0;[.E233]+[.G233];0)" office:value-type="float" office:value="-52164.8399999999" calcext:value-type="float">
            <text:p>-52,164.84 ¤</text:p>
          </table:table-cell>
          <table:table-cell table:style-name="ce8" table:formula="of:=SUM([.G222:.G233])/Darlehensbetrag" office:value-type="percentage" office:value="0.0301018" calcext:value-type="percentage">
            <text:p>3.01%</text:p>
          </table:table-cell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38-10-31" calcext:value-type="date">
            <text:p>2038-10-31</text:p>
          </table:table-cell>
          <table:table-cell/>
          <table:table-cell table:formula="of:=IF([.E234]&lt;0;Annuitaet;0)" office:value-type="float" office:value="345" calcext:value-type="float">
            <text:p>345.00 ¤</text:p>
          </table:table-cell>
          <table:table-cell table:formula="of:=[.H233]" office:value-type="float" office:value="-52164.8399999999" calcext:value-type="float">
            <text:p>-52,164.84 ¤</text:p>
          </table:table-cell>
          <table:table-cell table:formula="of:=ROUND([.E234]*zinssatz/12;2)" office:value-type="float" office:value="-91.29" calcext:value-type="float">
            <text:p>-91.29 ¤</text:p>
          </table:table-cell>
          <table:table-cell table:formula="of:=[.D234]+[.F234]+[.C234]" office:value-type="float" office:value="253.71" calcext:value-type="float">
            <text:p>253.71 ¤</text:p>
          </table:table-cell>
          <table:table-cell table:formula="of:=IF(([.E234]+[.G234])&lt;0;[.E234]+[.G234];0)" office:value-type="float" office:value="-51911.1299999999" calcext:value-type="float">
            <text:p>-51,911.13 ¤</text:p>
          </table:table-cell>
          <table:table-cell table:style-name="ce8" table:formula="of:=SUM([.G223:.G234])/Darlehensbetrag" office:value-type="percentage" office:value="0.0301545" calcext:value-type="percentage">
            <text:p>3.02%</text:p>
          </table:table-cell>
          <table:table-cell table:number-columns-repeated="101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38-11-30" calcext:value-type="date">
            <text:p>2038-11-30</text:p>
          </table:table-cell>
          <table:table-cell/>
          <table:table-cell table:formula="of:=IF([.E235]&lt;0;Annuitaet;0)" office:value-type="float" office:value="345" calcext:value-type="float">
            <text:p>345.00 ¤</text:p>
          </table:table-cell>
          <table:table-cell table:formula="of:=[.H234]" office:value-type="float" office:value="-51911.1299999999" calcext:value-type="float">
            <text:p>-51,911.13 ¤</text:p>
          </table:table-cell>
          <table:table-cell table:formula="of:=ROUND([.E235]*zinssatz/12;2)" office:value-type="float" office:value="-90.84" calcext:value-type="float">
            <text:p>-90.84 ¤</text:p>
          </table:table-cell>
          <table:table-cell table:formula="of:=[.D235]+[.F235]+[.C235]" office:value-type="float" office:value="254.16" calcext:value-type="float">
            <text:p>254.16 ¤</text:p>
          </table:table-cell>
          <table:table-cell table:formula="of:=IF(([.E235]+[.G235])&lt;0;[.E235]+[.G235];0)" office:value-type="float" office:value="-51656.9699999999" calcext:value-type="float">
            <text:p>-51,656.97 ¤</text:p>
          </table:table-cell>
          <table:table-cell table:style-name="ce8" table:formula="of:=SUM([.G224:.G235])/Darlehensbetrag" office:value-type="percentage" office:value="0.0302073" calcext:value-type="percentage">
            <text:p>3.02%</text:p>
          </table:table-cell>
          <table:table-cell table:number-columns-repeated="10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38-12-31" calcext:value-type="date">
            <text:p>2038-12-31</text:p>
          </table:table-cell>
          <table:table-cell/>
          <table:table-cell table:formula="of:=IF([.E236]&lt;0;Annuitaet;0)" office:value-type="float" office:value="345" calcext:value-type="float">
            <text:p>345.00 ¤</text:p>
          </table:table-cell>
          <table:table-cell table:formula="of:=[.H235]" office:value-type="float" office:value="-51656.9699999999" calcext:value-type="float">
            <text:p>-51,656.97 ¤</text:p>
          </table:table-cell>
          <table:table-cell table:formula="of:=ROUND([.E236]*zinssatz/12;2)" office:value-type="float" office:value="-90.4" calcext:value-type="float">
            <text:p>-90.40 ¤</text:p>
          </table:table-cell>
          <table:table-cell table:formula="of:=[.D236]+[.F236]+[.C236]" office:value-type="float" office:value="254.6" calcext:value-type="float">
            <text:p>254.60 ¤</text:p>
          </table:table-cell>
          <table:table-cell table:formula="of:=IF(([.E236]+[.G236])&lt;0;[.E236]+[.G236];0)" office:value-type="float" office:value="-51402.3699999999" calcext:value-type="float">
            <text:p>-51,402.37 ¤</text:p>
          </table:table-cell>
          <table:table-cell table:style-name="ce8" table:formula="of:=SUM([.G225:.G236])/Darlehensbetrag" office:value-type="percentage" office:value="0.0302602" calcext:value-type="percentage">
            <text:p>3.03%</text:p>
          </table:table-cell>
          <table:table-cell table:number-columns-repeated="101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39-01-31" calcext:value-type="date">
            <text:p>2039-01-31</text:p>
          </table:table-cell>
          <table:table-cell/>
          <table:table-cell table:formula="of:=IF([.E237]&lt;0;Annuitaet;0)" office:value-type="float" office:value="345" calcext:value-type="float">
            <text:p>345.00 ¤</text:p>
          </table:table-cell>
          <table:table-cell table:formula="of:=[.H236]" office:value-type="float" office:value="-51402.3699999999" calcext:value-type="float">
            <text:p>-51,402.37 ¤</text:p>
          </table:table-cell>
          <table:table-cell table:formula="of:=ROUND([.E237]*zinssatz/12;2)" office:value-type="float" office:value="-89.95" calcext:value-type="float">
            <text:p>-89.95 ¤</text:p>
          </table:table-cell>
          <table:table-cell table:formula="of:=[.D237]+[.F237]+[.C237]" office:value-type="float" office:value="255.05" calcext:value-type="float">
            <text:p>255.05 ¤</text:p>
          </table:table-cell>
          <table:table-cell table:formula="of:=IF(([.E237]+[.G237])&lt;0;[.E237]+[.G237];0)" office:value-type="float" office:value="-51147.3199999999" calcext:value-type="float">
            <text:p>-51,147.32 ¤</text:p>
          </table:table-cell>
          <table:table-cell table:style-name="ce8" table:formula="of:=SUM([.G226:.G237])/Darlehensbetrag" office:value-type="percentage" office:value="0.0303132" calcext:value-type="percentage">
            <text:p>3.03%</text:p>
          </table:table-cell>
          <table:table-cell table:number-columns-repeated="101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39-02-28" calcext:value-type="date">
            <text:p>2039-02-28</text:p>
          </table:table-cell>
          <table:table-cell/>
          <table:table-cell table:formula="of:=IF([.E238]&lt;0;Annuitaet;0)" office:value-type="float" office:value="345" calcext:value-type="float">
            <text:p>345.00 ¤</text:p>
          </table:table-cell>
          <table:table-cell table:formula="of:=[.H237]" office:value-type="float" office:value="-51147.3199999999" calcext:value-type="float">
            <text:p>-51,147.32 ¤</text:p>
          </table:table-cell>
          <table:table-cell table:formula="of:=ROUND([.E238]*zinssatz/12;2)" office:value-type="float" office:value="-89.51" calcext:value-type="float">
            <text:p>-89.51 ¤</text:p>
          </table:table-cell>
          <table:table-cell table:formula="of:=[.D238]+[.F238]+[.C238]" office:value-type="float" office:value="255.49" calcext:value-type="float">
            <text:p>255.49 ¤</text:p>
          </table:table-cell>
          <table:table-cell table:formula="of:=IF(([.E238]+[.G238])&lt;0;[.E238]+[.G238];0)" office:value-type="float" office:value="-50891.8299999999" calcext:value-type="float">
            <text:p>-50,891.83 ¤</text:p>
          </table:table-cell>
          <table:table-cell table:style-name="ce8" table:formula="of:=SUM([.G227:.G238])/Darlehensbetrag" office:value-type="percentage" office:value="0.0303662" calcext:value-type="percentage">
            <text:p>3.04%</text:p>
          </table:table-cell>
          <table:table-cell table:number-columns-repeated="10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39-03-31" calcext:value-type="date">
            <text:p>2039-03-31</text:p>
          </table:table-cell>
          <table:table-cell/>
          <table:table-cell table:formula="of:=IF([.E239]&lt;0;Annuitaet;0)" office:value-type="float" office:value="345" calcext:value-type="float">
            <text:p>345.00 ¤</text:p>
          </table:table-cell>
          <table:table-cell table:formula="of:=[.H238]" office:value-type="float" office:value="-50891.8299999999" calcext:value-type="float">
            <text:p>-50,891.83 ¤</text:p>
          </table:table-cell>
          <table:table-cell table:formula="of:=ROUND([.E239]*zinssatz/12;2)" office:value-type="float" office:value="-89.06" calcext:value-type="float">
            <text:p>-89.06 ¤</text:p>
          </table:table-cell>
          <table:table-cell table:formula="of:=[.D239]+[.F239]+[.C239]" office:value-type="float" office:value="255.94" calcext:value-type="float">
            <text:p>255.94 ¤</text:p>
          </table:table-cell>
          <table:table-cell table:formula="of:=IF(([.E239]+[.G239])&lt;0;[.E239]+[.G239];0)" office:value-type="float" office:value="-50635.8899999999" calcext:value-type="float">
            <text:p>-50,635.89 ¤</text:p>
          </table:table-cell>
          <table:table-cell table:style-name="ce8" table:formula="of:=SUM([.G228:.G239])/Darlehensbetrag" office:value-type="percentage" office:value="0.0304193" calcext:value-type="percentage">
            <text:p>3.04%</text:p>
          </table:table-cell>
          <table:table-cell table:number-columns-repeated="101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39-04-30" calcext:value-type="date">
            <text:p>2039-04-30</text:p>
          </table:table-cell>
          <table:table-cell/>
          <table:table-cell table:formula="of:=IF([.E240]&lt;0;Annuitaet;0)" office:value-type="float" office:value="345" calcext:value-type="float">
            <text:p>345.00 ¤</text:p>
          </table:table-cell>
          <table:table-cell table:formula="of:=[.H239]" office:value-type="float" office:value="-50635.8899999999" calcext:value-type="float">
            <text:p>-50,635.89 ¤</text:p>
          </table:table-cell>
          <table:table-cell table:formula="of:=ROUND([.E240]*zinssatz/12;2)" office:value-type="float" office:value="-88.61" calcext:value-type="float">
            <text:p>-88.61 ¤</text:p>
          </table:table-cell>
          <table:table-cell table:formula="of:=[.D240]+[.F240]+[.C240]" office:value-type="float" office:value="256.39" calcext:value-type="float">
            <text:p>256.39 ¤</text:p>
          </table:table-cell>
          <table:table-cell table:formula="of:=IF(([.E240]+[.G240])&lt;0;[.E240]+[.G240];0)" office:value-type="float" office:value="-50379.4999999999" calcext:value-type="float">
            <text:p>-50,379.50 ¤</text:p>
          </table:table-cell>
          <table:table-cell table:style-name="ce8" table:formula="of:=SUM([.G229:.G240])/Darlehensbetrag" office:value-type="percentage" office:value="0.0304726" calcext:value-type="percentage">
            <text:p>3.05%</text:p>
          </table:table-cell>
          <table:table-cell table:number-columns-repeated="101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39-05-31" calcext:value-type="date">
            <text:p>2039-05-31</text:p>
          </table:table-cell>
          <table:table-cell/>
          <table:table-cell table:formula="of:=IF([.E241]&lt;0;Annuitaet;0)" office:value-type="float" office:value="345" calcext:value-type="float">
            <text:p>345.00 ¤</text:p>
          </table:table-cell>
          <table:table-cell table:formula="of:=[.H240]" office:value-type="float" office:value="-50379.4999999999" calcext:value-type="float">
            <text:p>-50,379.50 ¤</text:p>
          </table:table-cell>
          <table:table-cell table:formula="of:=ROUND([.E241]*zinssatz/12;2)" office:value-type="float" office:value="-88.16" calcext:value-type="float">
            <text:p>-88.16 ¤</text:p>
          </table:table-cell>
          <table:table-cell table:formula="of:=[.D241]+[.F241]+[.C241]" office:value-type="float" office:value="256.84" calcext:value-type="float">
            <text:p>256.84 ¤</text:p>
          </table:table-cell>
          <table:table-cell table:formula="of:=IF(([.E241]+[.G241])&lt;0;[.E241]+[.G241];0)" office:value-type="float" office:value="-50122.6599999999" calcext:value-type="float">
            <text:p>-50,122.66 ¤</text:p>
          </table:table-cell>
          <table:table-cell table:style-name="ce8" table:formula="of:=SUM([.G230:.G241])/Darlehensbetrag" office:value-type="percentage" office:value="0.030526" calcext:value-type="percentage">
            <text:p>3.05%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39-06-30" calcext:value-type="date">
            <text:p>2039-06-30</text:p>
          </table:table-cell>
          <table:table-cell/>
          <table:table-cell table:formula="of:=IF([.E242]&lt;0;Annuitaet;0)" office:value-type="float" office:value="345" calcext:value-type="float">
            <text:p>345.00 ¤</text:p>
          </table:table-cell>
          <table:table-cell table:formula="of:=[.H241]" office:value-type="float" office:value="-50122.6599999999" calcext:value-type="float">
            <text:p>-50,122.66 ¤</text:p>
          </table:table-cell>
          <table:table-cell table:formula="of:=ROUND([.E242]*zinssatz/12;2)" office:value-type="float" office:value="-87.71" calcext:value-type="float">
            <text:p>-87.71 ¤</text:p>
          </table:table-cell>
          <table:table-cell table:formula="of:=[.D242]+[.F242]+[.C242]" office:value-type="float" office:value="257.29" calcext:value-type="float">
            <text:p>257.29 ¤</text:p>
          </table:table-cell>
          <table:table-cell table:formula="of:=IF(([.E242]+[.G242])&lt;0;[.E242]+[.G242];0)" office:value-type="float" office:value="-49865.3699999999" calcext:value-type="float">
            <text:p>-49,865.37 ¤</text:p>
          </table:table-cell>
          <table:table-cell table:style-name="ce8" table:formula="of:=SUM([.G231:.G242])/Darlehensbetrag" office:value-type="percentage" office:value="0.0305795" calcext:value-type="percentage">
            <text:p>3.06%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39-07-31" calcext:value-type="date">
            <text:p>2039-07-31</text:p>
          </table:table-cell>
          <table:table-cell/>
          <table:table-cell table:formula="of:=IF([.E243]&lt;0;Annuitaet;0)" office:value-type="float" office:value="345" calcext:value-type="float">
            <text:p>345.00 ¤</text:p>
          </table:table-cell>
          <table:table-cell table:formula="of:=[.H242]" office:value-type="float" office:value="-49865.3699999999" calcext:value-type="float">
            <text:p>-49,865.37 ¤</text:p>
          </table:table-cell>
          <table:table-cell table:formula="of:=ROUND([.E243]*zinssatz/12;2)" office:value-type="float" office:value="-87.26" calcext:value-type="float">
            <text:p>-87.26 ¤</text:p>
          </table:table-cell>
          <table:table-cell table:formula="of:=[.D243]+[.F243]+[.C243]" office:value-type="float" office:value="257.74" calcext:value-type="float">
            <text:p>257.74 ¤</text:p>
          </table:table-cell>
          <table:table-cell table:formula="of:=IF(([.E243]+[.G243])&lt;0;[.E243]+[.G243];0)" office:value-type="float" office:value="-49607.6299999999" calcext:value-type="float">
            <text:p>-49,607.63 ¤</text:p>
          </table:table-cell>
          <table:table-cell table:style-name="ce8" table:formula="of:=SUM([.G232:.G243])/Darlehensbetrag" office:value-type="percentage" office:value="0.0306331" calcext:value-type="percentage">
            <text:p>3.06%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39-08-31" calcext:value-type="date">
            <text:p>2039-08-31</text:p>
          </table:table-cell>
          <table:table-cell/>
          <table:table-cell table:formula="of:=IF([.E244]&lt;0;Annuitaet;0)" office:value-type="float" office:value="345" calcext:value-type="float">
            <text:p>345.00 ¤</text:p>
          </table:table-cell>
          <table:table-cell table:formula="of:=[.H243]" office:value-type="float" office:value="-49607.6299999999" calcext:value-type="float">
            <text:p>-49,607.63 ¤</text:p>
          </table:table-cell>
          <table:table-cell table:formula="of:=ROUND([.E244]*zinssatz/12;2)" office:value-type="float" office:value="-86.81" calcext:value-type="float">
            <text:p>-86.81 ¤</text:p>
          </table:table-cell>
          <table:table-cell table:formula="of:=[.D244]+[.F244]+[.C244]" office:value-type="float" office:value="258.19" calcext:value-type="float">
            <text:p>258.19 ¤</text:p>
          </table:table-cell>
          <table:table-cell table:formula="of:=IF(([.E244]+[.G244])&lt;0;[.E244]+[.G244];0)" office:value-type="float" office:value="-49349.4399999999" calcext:value-type="float">
            <text:p>-49,349.44 ¤</text:p>
          </table:table-cell>
          <table:table-cell table:style-name="ce8" table:formula="of:=SUM([.G233:.G244])/Darlehensbetrag" office:value-type="percentage" office:value="0.0306867" calcext:value-type="percentage">
            <text:p>3.07%</text:p>
          </table:table-cell>
          <table:table-cell table:number-columns-repeated="101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39-09-30" calcext:value-type="date">
            <text:p>2039-09-30</text:p>
          </table:table-cell>
          <table:table-cell/>
          <table:table-cell table:formula="of:=IF([.E245]&lt;0;Annuitaet;0)" office:value-type="float" office:value="345" calcext:value-type="float">
            <text:p>345.00 ¤</text:p>
          </table:table-cell>
          <table:table-cell table:formula="of:=[.H244]" office:value-type="float" office:value="-49349.4399999999" calcext:value-type="float">
            <text:p>-49,349.44 ¤</text:p>
          </table:table-cell>
          <table:table-cell table:formula="of:=ROUND([.E245]*zinssatz/12;2)" office:value-type="float" office:value="-86.36" calcext:value-type="float">
            <text:p>-86.36 ¤</text:p>
          </table:table-cell>
          <table:table-cell table:formula="of:=[.D245]+[.F245]+[.C245]" office:value-type="float" office:value="258.64" calcext:value-type="float">
            <text:p>258.64 ¤</text:p>
          </table:table-cell>
          <table:table-cell table:formula="of:=IF(([.E245]+[.G245])&lt;0;[.E245]+[.G245];0)" office:value-type="float" office:value="-49090.7999999999" calcext:value-type="float">
            <text:p>-49,090.80 ¤</text:p>
          </table:table-cell>
          <table:table-cell table:style-name="ce8" table:formula="of:=SUM([.G234:.G245])/Darlehensbetrag" office:value-type="percentage" office:value="0.0307404" calcext:value-type="percentage">
            <text:p>3.07%</text:p>
          </table:table-cell>
          <table:table-cell table:number-columns-repeated="10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39-10-31" calcext:value-type="date">
            <text:p>2039-10-31</text:p>
          </table:table-cell>
          <table:table-cell/>
          <table:table-cell table:formula="of:=IF([.E246]&lt;0;Annuitaet;0)" office:value-type="float" office:value="345" calcext:value-type="float">
            <text:p>345.00 ¤</text:p>
          </table:table-cell>
          <table:table-cell table:formula="of:=[.H245]" office:value-type="float" office:value="-49090.7999999999" calcext:value-type="float">
            <text:p>-49,090.80 ¤</text:p>
          </table:table-cell>
          <table:table-cell table:formula="of:=ROUND([.E246]*zinssatz/12;2)" office:value-type="float" office:value="-85.91" calcext:value-type="float">
            <text:p>-85.91 ¤</text:p>
          </table:table-cell>
          <table:table-cell table:formula="of:=[.D246]+[.F246]+[.C246]" office:value-type="float" office:value="259.09" calcext:value-type="float">
            <text:p>259.09 ¤</text:p>
          </table:table-cell>
          <table:table-cell table:formula="of:=IF(([.E246]+[.G246])&lt;0;[.E246]+[.G246];0)" office:value-type="float" office:value="-48831.7099999999" calcext:value-type="float">
            <text:p>-48,831.71 ¤</text:p>
          </table:table-cell>
          <table:table-cell table:style-name="ce8" table:formula="of:=SUM([.G235:.G246])/Darlehensbetrag" office:value-type="percentage" office:value="0.0307942" calcext:value-type="percentage">
            <text:p>3.08%</text:p>
          </table:table-cell>
          <table:table-cell table:number-columns-repeated="10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39-11-30" calcext:value-type="date">
            <text:p>2039-11-30</text:p>
          </table:table-cell>
          <table:table-cell/>
          <table:table-cell table:formula="of:=IF([.E247]&lt;0;Annuitaet;0)" office:value-type="float" office:value="345" calcext:value-type="float">
            <text:p>345.00 ¤</text:p>
          </table:table-cell>
          <table:table-cell table:formula="of:=[.H246]" office:value-type="float" office:value="-48831.7099999999" calcext:value-type="float">
            <text:p>-48,831.71 ¤</text:p>
          </table:table-cell>
          <table:table-cell table:formula="of:=ROUND([.E247]*zinssatz/12;2)" office:value-type="float" office:value="-85.46" calcext:value-type="float">
            <text:p>-85.46 ¤</text:p>
          </table:table-cell>
          <table:table-cell table:formula="of:=[.D247]+[.F247]+[.C247]" office:value-type="float" office:value="259.54" calcext:value-type="float">
            <text:p>259.54 ¤</text:p>
          </table:table-cell>
          <table:table-cell table:formula="of:=IF(([.E247]+[.G247])&lt;0;[.E247]+[.G247];0)" office:value-type="float" office:value="-48572.1699999999" calcext:value-type="float">
            <text:p>-48,572.17 ¤</text:p>
          </table:table-cell>
          <table:table-cell table:style-name="ce8" table:formula="of:=SUM([.G236:.G247])/Darlehensbetrag" office:value-type="percentage" office:value="0.030848" calcext:value-type="percentage">
            <text:p>3.08%</text:p>
          </table:table-cell>
          <table:table-cell table:number-columns-repeated="10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39-12-31" calcext:value-type="date">
            <text:p>2039-12-31</text:p>
          </table:table-cell>
          <table:table-cell/>
          <table:table-cell table:formula="of:=IF([.E248]&lt;0;Annuitaet;0)" office:value-type="float" office:value="345" calcext:value-type="float">
            <text:p>345.00 ¤</text:p>
          </table:table-cell>
          <table:table-cell table:formula="of:=[.H247]" office:value-type="float" office:value="-48572.1699999999" calcext:value-type="float">
            <text:p>-48,572.17 ¤</text:p>
          </table:table-cell>
          <table:table-cell table:formula="of:=ROUND([.E248]*zinssatz/12;2)" office:value-type="float" office:value="-85" calcext:value-type="float">
            <text:p>-85.00 ¤</text:p>
          </table:table-cell>
          <table:table-cell table:formula="of:=[.D248]+[.F248]+[.C248]" office:value-type="float" office:value="260" calcext:value-type="float">
            <text:p>260.00 ¤</text:p>
          </table:table-cell>
          <table:table-cell table:formula="of:=IF(([.E248]+[.G248])&lt;0;[.E248]+[.G248];0)" office:value-type="float" office:value="-48312.1699999999" calcext:value-type="float">
            <text:p>-48,312.17 ¤</text:p>
          </table:table-cell>
          <table:table-cell table:style-name="ce8" table:formula="of:=SUM([.G237:.G248])/Darlehensbetrag" office:value-type="percentage" office:value="0.030902" calcext:value-type="percentage">
            <text:p>3.09%</text:p>
          </table:table-cell>
          <table:table-cell table:number-columns-repeated="10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40-01-31" calcext:value-type="date">
            <text:p>2040-01-31</text:p>
          </table:table-cell>
          <table:table-cell/>
          <table:table-cell table:formula="of:=IF([.E249]&lt;0;Annuitaet;0)" office:value-type="float" office:value="345" calcext:value-type="float">
            <text:p>345.00 ¤</text:p>
          </table:table-cell>
          <table:table-cell table:formula="of:=[.H248]" office:value-type="float" office:value="-48312.1699999999" calcext:value-type="float">
            <text:p>-48,312.17 ¤</text:p>
          </table:table-cell>
          <table:table-cell table:formula="of:=ROUND([.E249]*zinssatz/12;2)" office:value-type="float" office:value="-84.55" calcext:value-type="float">
            <text:p>-84.55 ¤</text:p>
          </table:table-cell>
          <table:table-cell table:formula="of:=[.D249]+[.F249]+[.C249]" office:value-type="float" office:value="260.45" calcext:value-type="float">
            <text:p>260.45 ¤</text:p>
          </table:table-cell>
          <table:table-cell table:formula="of:=IF(([.E249]+[.G249])&lt;0;[.E249]+[.G249];0)" office:value-type="float" office:value="-48051.7199999999" calcext:value-type="float">
            <text:p>-48,051.72 ¤</text:p>
          </table:table-cell>
          <table:table-cell table:style-name="ce8" table:formula="of:=SUM([.G238:.G249])/Darlehensbetrag" office:value-type="percentage" office:value="0.030956" calcext:value-type="percentage">
            <text:p>3.10%</text:p>
          </table:table-cell>
          <table:table-cell table:number-columns-repeated="101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40-02-29" calcext:value-type="date">
            <text:p>2040-02-29</text:p>
          </table:table-cell>
          <table:table-cell/>
          <table:table-cell table:formula="of:=IF([.E250]&lt;0;Annuitaet;0)" office:value-type="float" office:value="345" calcext:value-type="float">
            <text:p>345.00 ¤</text:p>
          </table:table-cell>
          <table:table-cell table:formula="of:=[.H249]" office:value-type="float" office:value="-48051.7199999999" calcext:value-type="float">
            <text:p>-48,051.72 ¤</text:p>
          </table:table-cell>
          <table:table-cell table:formula="of:=ROUND([.E250]*zinssatz/12;2)" office:value-type="float" office:value="-84.09" calcext:value-type="float">
            <text:p>-84.09 ¤</text:p>
          </table:table-cell>
          <table:table-cell table:formula="of:=[.D250]+[.F250]+[.C250]" office:value-type="float" office:value="260.91" calcext:value-type="float">
            <text:p>260.91 ¤</text:p>
          </table:table-cell>
          <table:table-cell table:formula="of:=IF(([.E250]+[.G250])&lt;0;[.E250]+[.G250];0)" office:value-type="float" office:value="-47790.8099999999" calcext:value-type="float">
            <text:p>-47,790.81 ¤</text:p>
          </table:table-cell>
          <table:table-cell table:style-name="ce8" table:formula="of:=SUM([.G239:.G250])/Darlehensbetrag" office:value-type="percentage" office:value="0.0310102" calcext:value-type="percentage">
            <text:p>3.10%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40-03-31" calcext:value-type="date">
            <text:p>2040-03-31</text:p>
          </table:table-cell>
          <table:table-cell/>
          <table:table-cell table:formula="of:=IF([.E251]&lt;0;Annuitaet;0)" office:value-type="float" office:value="345" calcext:value-type="float">
            <text:p>345.00 ¤</text:p>
          </table:table-cell>
          <table:table-cell table:formula="of:=[.H250]" office:value-type="float" office:value="-47790.8099999999" calcext:value-type="float">
            <text:p>-47,790.81 ¤</text:p>
          </table:table-cell>
          <table:table-cell table:formula="of:=ROUND([.E251]*zinssatz/12;2)" office:value-type="float" office:value="-83.63" calcext:value-type="float">
            <text:p>-83.63 ¤</text:p>
          </table:table-cell>
          <table:table-cell table:formula="of:=[.D251]+[.F251]+[.C251]" office:value-type="float" office:value="261.37" calcext:value-type="float">
            <text:p>261.37 ¤</text:p>
          </table:table-cell>
          <table:table-cell table:formula="of:=IF(([.E251]+[.G251])&lt;0;[.E251]+[.G251];0)" office:value-type="float" office:value="-47529.4399999999" calcext:value-type="float">
            <text:p>-47,529.44 ¤</text:p>
          </table:table-cell>
          <table:table-cell table:style-name="ce8" table:formula="of:=SUM([.G240:.G251])/Darlehensbetrag" office:value-type="percentage" office:value="0.0310645" calcext:value-type="percentage">
            <text:p>3.11%</text:p>
          </table:table-cell>
          <table:table-cell table:number-columns-repeated="101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40-04-30" calcext:value-type="date">
            <text:p>2040-04-30</text:p>
          </table:table-cell>
          <table:table-cell/>
          <table:table-cell table:formula="of:=IF([.E252]&lt;0;Annuitaet;0)" office:value-type="float" office:value="345" calcext:value-type="float">
            <text:p>345.00 ¤</text:p>
          </table:table-cell>
          <table:table-cell table:formula="of:=[.H251]" office:value-type="float" office:value="-47529.4399999999" calcext:value-type="float">
            <text:p>-47,529.44 ¤</text:p>
          </table:table-cell>
          <table:table-cell table:formula="of:=ROUND([.E252]*zinssatz/12;2)" office:value-type="float" office:value="-83.18" calcext:value-type="float">
            <text:p>-83.18 ¤</text:p>
          </table:table-cell>
          <table:table-cell table:formula="of:=[.D252]+[.F252]+[.C252]" office:value-type="float" office:value="261.82" calcext:value-type="float">
            <text:p>261.82 ¤</text:p>
          </table:table-cell>
          <table:table-cell table:formula="of:=IF(([.E252]+[.G252])&lt;0;[.E252]+[.G252];0)" office:value-type="float" office:value="-47267.6199999999" calcext:value-type="float">
            <text:p>-47,267.62 ¤</text:p>
          </table:table-cell>
          <table:table-cell table:style-name="ce8" table:formula="of:=SUM([.G241:.G252])/Darlehensbetrag" office:value-type="percentage" office:value="0.0311188" calcext:value-type="percentage">
            <text:p>3.11%</text:p>
          </table:table-cell>
          <table:table-cell table:number-columns-repeated="101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40-05-31" calcext:value-type="date">
            <text:p>2040-05-31</text:p>
          </table:table-cell>
          <table:table-cell/>
          <table:table-cell table:formula="of:=IF([.E253]&lt;0;Annuitaet;0)" office:value-type="float" office:value="345" calcext:value-type="float">
            <text:p>345.00 ¤</text:p>
          </table:table-cell>
          <table:table-cell table:formula="of:=[.H252]" office:value-type="float" office:value="-47267.6199999999" calcext:value-type="float">
            <text:p>-47,267.62 ¤</text:p>
          </table:table-cell>
          <table:table-cell table:formula="of:=ROUND([.E253]*zinssatz/12;2)" office:value-type="float" office:value="-82.72" calcext:value-type="float">
            <text:p>-82.72 ¤</text:p>
          </table:table-cell>
          <table:table-cell table:formula="of:=[.D253]+[.F253]+[.C253]" office:value-type="float" office:value="262.28" calcext:value-type="float">
            <text:p>262.28 ¤</text:p>
          </table:table-cell>
          <table:table-cell table:formula="of:=IF(([.E253]+[.G253])&lt;0;[.E253]+[.G253];0)" office:value-type="float" office:value="-47005.3399999999" calcext:value-type="float">
            <text:p>-47,005.34 ¤</text:p>
          </table:table-cell>
          <table:table-cell table:style-name="ce8" table:formula="of:=SUM([.G242:.G253])/Darlehensbetrag" office:value-type="percentage" office:value="0.0311732" calcext:value-type="percentage">
            <text:p>3.12%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40-06-30" calcext:value-type="date">
            <text:p>2040-06-30</text:p>
          </table:table-cell>
          <table:table-cell/>
          <table:table-cell table:formula="of:=IF([.E254]&lt;0;Annuitaet;0)" office:value-type="float" office:value="345" calcext:value-type="float">
            <text:p>345.00 ¤</text:p>
          </table:table-cell>
          <table:table-cell table:formula="of:=[.H253]" office:value-type="float" office:value="-47005.3399999999" calcext:value-type="float">
            <text:p>-47,005.34 ¤</text:p>
          </table:table-cell>
          <table:table-cell table:formula="of:=ROUND([.E254]*zinssatz/12;2)" office:value-type="float" office:value="-82.26" calcext:value-type="float">
            <text:p>-82.26 ¤</text:p>
          </table:table-cell>
          <table:table-cell table:formula="of:=[.D254]+[.F254]+[.C254]" office:value-type="float" office:value="262.74" calcext:value-type="float">
            <text:p>262.74 ¤</text:p>
          </table:table-cell>
          <table:table-cell table:formula="of:=IF(([.E254]+[.G254])&lt;0;[.E254]+[.G254];0)" office:value-type="float" office:value="-46742.5999999999" calcext:value-type="float">
            <text:p>-46,742.60 ¤</text:p>
          </table:table-cell>
          <table:table-cell table:style-name="ce8" table:formula="of:=SUM([.G243:.G254])/Darlehensbetrag" office:value-type="percentage" office:value="0.0312277" calcext:value-type="percentage">
            <text:p>3.12%</text:p>
          </table:table-cell>
          <table:table-cell table:number-columns-repeated="101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40-07-31" calcext:value-type="date">
            <text:p>2040-07-31</text:p>
          </table:table-cell>
          <table:table-cell/>
          <table:table-cell table:formula="of:=IF([.E255]&lt;0;Annuitaet;0)" office:value-type="float" office:value="345" calcext:value-type="float">
            <text:p>345.00 ¤</text:p>
          </table:table-cell>
          <table:table-cell table:formula="of:=[.H254]" office:value-type="float" office:value="-46742.5999999999" calcext:value-type="float">
            <text:p>-46,742.60 ¤</text:p>
          </table:table-cell>
          <table:table-cell table:formula="of:=ROUND([.E255]*zinssatz/12;2)" office:value-type="float" office:value="-81.8" calcext:value-type="float">
            <text:p>-81.80 ¤</text:p>
          </table:table-cell>
          <table:table-cell table:formula="of:=[.D255]+[.F255]+[.C255]" office:value-type="float" office:value="263.2" calcext:value-type="float">
            <text:p>263.20 ¤</text:p>
          </table:table-cell>
          <table:table-cell table:formula="of:=IF(([.E255]+[.G255])&lt;0;[.E255]+[.G255];0)" office:value-type="float" office:value="-46479.3999999999" calcext:value-type="float">
            <text:p>-46,479.40 ¤</text:p>
          </table:table-cell>
          <table:table-cell table:style-name="ce8" table:formula="of:=SUM([.G244:.G255])/Darlehensbetrag" office:value-type="percentage" office:value="0.0312823" calcext:value-type="percentage">
            <text:p>3.13%</text:p>
          </table:table-cell>
          <table:table-cell table:number-columns-repeated="101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40-08-31" calcext:value-type="date">
            <text:p>2040-08-31</text:p>
          </table:table-cell>
          <table:table-cell/>
          <table:table-cell table:formula="of:=IF([.E256]&lt;0;Annuitaet;0)" office:value-type="float" office:value="345" calcext:value-type="float">
            <text:p>345.00 ¤</text:p>
          </table:table-cell>
          <table:table-cell table:formula="of:=[.H255]" office:value-type="float" office:value="-46479.3999999999" calcext:value-type="float">
            <text:p>-46,479.40 ¤</text:p>
          </table:table-cell>
          <table:table-cell table:formula="of:=ROUND([.E256]*zinssatz/12;2)" office:value-type="float" office:value="-81.34" calcext:value-type="float">
            <text:p>-81.34 ¤</text:p>
          </table:table-cell>
          <table:table-cell table:formula="of:=[.D256]+[.F256]+[.C256]" office:value-type="float" office:value="263.66" calcext:value-type="float">
            <text:p>263.66 ¤</text:p>
          </table:table-cell>
          <table:table-cell table:formula="of:=IF(([.E256]+[.G256])&lt;0;[.E256]+[.G256];0)" office:value-type="float" office:value="-46215.7399999999" calcext:value-type="float">
            <text:p>-46,215.74 ¤</text:p>
          </table:table-cell>
          <table:table-cell table:style-name="ce8" table:formula="of:=SUM([.G245:.G256])/Darlehensbetrag" office:value-type="percentage" office:value="0.031337" calcext:value-type="percentage">
            <text:p>3.13%</text:p>
          </table:table-cell>
          <table:table-cell table:number-columns-repeated="101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40-09-30" calcext:value-type="date">
            <text:p>2040-09-30</text:p>
          </table:table-cell>
          <table:table-cell/>
          <table:table-cell table:formula="of:=IF([.E257]&lt;0;Annuitaet;0)" office:value-type="float" office:value="345" calcext:value-type="float">
            <text:p>345.00 ¤</text:p>
          </table:table-cell>
          <table:table-cell table:formula="of:=[.H256]" office:value-type="float" office:value="-46215.7399999999" calcext:value-type="float">
            <text:p>-46,215.74 ¤</text:p>
          </table:table-cell>
          <table:table-cell table:formula="of:=ROUND([.E257]*zinssatz/12;2)" office:value-type="float" office:value="-80.88" calcext:value-type="float">
            <text:p>-80.88 ¤</text:p>
          </table:table-cell>
          <table:table-cell table:formula="of:=[.D257]+[.F257]+[.C257]" office:value-type="float" office:value="264.12" calcext:value-type="float">
            <text:p>264.12 ¤</text:p>
          </table:table-cell>
          <table:table-cell table:formula="of:=IF(([.E257]+[.G257])&lt;0;[.E257]+[.G257];0)" office:value-type="float" office:value="-45951.6199999999" calcext:value-type="float">
            <text:p>-45,951.62 ¤</text:p>
          </table:table-cell>
          <table:table-cell table:style-name="ce8" table:formula="of:=SUM([.G246:.G257])/Darlehensbetrag" office:value-type="percentage" office:value="0.0313918" calcext:value-type="percentage">
            <text:p>3.14%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40-10-31" calcext:value-type="date">
            <text:p>2040-10-31</text:p>
          </table:table-cell>
          <table:table-cell/>
          <table:table-cell table:formula="of:=IF([.E258]&lt;0;Annuitaet;0)" office:value-type="float" office:value="345" calcext:value-type="float">
            <text:p>345.00 ¤</text:p>
          </table:table-cell>
          <table:table-cell table:formula="of:=[.H257]" office:value-type="float" office:value="-45951.6199999999" calcext:value-type="float">
            <text:p>-45,951.62 ¤</text:p>
          </table:table-cell>
          <table:table-cell table:formula="of:=ROUND([.E258]*zinssatz/12;2)" office:value-type="float" office:value="-80.42" calcext:value-type="float">
            <text:p>-80.42 ¤</text:p>
          </table:table-cell>
          <table:table-cell table:formula="of:=[.D258]+[.F258]+[.C258]" office:value-type="float" office:value="264.58" calcext:value-type="float">
            <text:p>264.58 ¤</text:p>
          </table:table-cell>
          <table:table-cell table:formula="of:=IF(([.E258]+[.G258])&lt;0;[.E258]+[.G258];0)" office:value-type="float" office:value="-45687.0399999999" calcext:value-type="float">
            <text:p>-45,687.04 ¤</text:p>
          </table:table-cell>
          <table:table-cell table:style-name="ce8" table:formula="of:=SUM([.G247:.G258])/Darlehensbetrag" office:value-type="percentage" office:value="0.0314467" calcext:value-type="percentage">
            <text:p>3.14%</text:p>
          </table:table-cell>
          <table:table-cell table:number-columns-repeated="10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40-11-30" calcext:value-type="date">
            <text:p>2040-11-30</text:p>
          </table:table-cell>
          <table:table-cell/>
          <table:table-cell table:formula="of:=IF([.E259]&lt;0;Annuitaet;0)" office:value-type="float" office:value="345" calcext:value-type="float">
            <text:p>345.00 ¤</text:p>
          </table:table-cell>
          <table:table-cell table:formula="of:=[.H258]" office:value-type="float" office:value="-45687.0399999999" calcext:value-type="float">
            <text:p>-45,687.04 ¤</text:p>
          </table:table-cell>
          <table:table-cell table:formula="of:=ROUND([.E259]*zinssatz/12;2)" office:value-type="float" office:value="-79.95" calcext:value-type="float">
            <text:p>-79.95 ¤</text:p>
          </table:table-cell>
          <table:table-cell table:formula="of:=[.D259]+[.F259]+[.C259]" office:value-type="float" office:value="265.05" calcext:value-type="float">
            <text:p>265.05 ¤</text:p>
          </table:table-cell>
          <table:table-cell table:formula="of:=IF(([.E259]+[.G259])&lt;0;[.E259]+[.G259];0)" office:value-type="float" office:value="-45421.9899999999" calcext:value-type="float">
            <text:p>-45,421.99 ¤</text:p>
          </table:table-cell>
          <table:table-cell table:style-name="ce8" table:formula="of:=SUM([.G248:.G259])/Darlehensbetrag" office:value-type="percentage" office:value="0.0315018" calcext:value-type="percentage">
            <text:p>3.15%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40-12-31" calcext:value-type="date">
            <text:p>2040-12-31</text:p>
          </table:table-cell>
          <table:table-cell/>
          <table:table-cell table:formula="of:=IF([.E260]&lt;0;Annuitaet;0)" office:value-type="float" office:value="345" calcext:value-type="float">
            <text:p>345.00 ¤</text:p>
          </table:table-cell>
          <table:table-cell table:formula="of:=[.H259]" office:value-type="float" office:value="-45421.9899999999" calcext:value-type="float">
            <text:p>-45,421.99 ¤</text:p>
          </table:table-cell>
          <table:table-cell table:formula="of:=ROUND([.E260]*zinssatz/12;2)" office:value-type="float" office:value="-79.49" calcext:value-type="float">
            <text:p>-79.49 ¤</text:p>
          </table:table-cell>
          <table:table-cell table:formula="of:=[.D260]+[.F260]+[.C260]" office:value-type="float" office:value="265.51" calcext:value-type="float">
            <text:p>265.51 ¤</text:p>
          </table:table-cell>
          <table:table-cell table:formula="of:=IF(([.E260]+[.G260])&lt;0;[.E260]+[.G260];0)" office:value-type="float" office:value="-45156.4799999999" calcext:value-type="float">
            <text:p>-45,156.48 ¤</text:p>
          </table:table-cell>
          <table:table-cell table:style-name="ce8" table:formula="of:=SUM([.G249:.G260])/Darlehensbetrag" office:value-type="percentage" office:value="0.0315569" calcext:value-type="percentage">
            <text:p>3.16%</text:p>
          </table:table-cell>
          <table:table-cell table:number-columns-repeated="101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41-01-31" calcext:value-type="date">
            <text:p>2041-01-31</text:p>
          </table:table-cell>
          <table:table-cell/>
          <table:table-cell table:formula="of:=IF([.E261]&lt;0;Annuitaet;0)" office:value-type="float" office:value="345" calcext:value-type="float">
            <text:p>345.00 ¤</text:p>
          </table:table-cell>
          <table:table-cell table:formula="of:=[.H260]" office:value-type="float" office:value="-45156.4799999999" calcext:value-type="float">
            <text:p>-45,156.48 ¤</text:p>
          </table:table-cell>
          <table:table-cell table:formula="of:=ROUND([.E261]*zinssatz/12;2)" office:value-type="float" office:value="-79.02" calcext:value-type="float">
            <text:p>-79.02 ¤</text:p>
          </table:table-cell>
          <table:table-cell table:formula="of:=[.D261]+[.F261]+[.C261]" office:value-type="float" office:value="265.98" calcext:value-type="float">
            <text:p>265.98 ¤</text:p>
          </table:table-cell>
          <table:table-cell table:formula="of:=IF(([.E261]+[.G261])&lt;0;[.E261]+[.G261];0)" office:value-type="float" office:value="-44890.4999999999" calcext:value-type="float">
            <text:p>-44,890.50 ¤</text:p>
          </table:table-cell>
          <table:table-cell table:style-name="ce8" table:formula="of:=SUM([.G250:.G261])/Darlehensbetrag" office:value-type="percentage" office:value="0.0316122" calcext:value-type="percentage">
            <text:p>3.16%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41-02-28" calcext:value-type="date">
            <text:p>2041-02-28</text:p>
          </table:table-cell>
          <table:table-cell/>
          <table:table-cell table:formula="of:=IF([.E262]&lt;0;Annuitaet;0)" office:value-type="float" office:value="345" calcext:value-type="float">
            <text:p>345.00 ¤</text:p>
          </table:table-cell>
          <table:table-cell table:formula="of:=[.H261]" office:value-type="float" office:value="-44890.4999999999" calcext:value-type="float">
            <text:p>-44,890.50 ¤</text:p>
          </table:table-cell>
          <table:table-cell table:formula="of:=ROUND([.E262]*zinssatz/12;2)" office:value-type="float" office:value="-78.56" calcext:value-type="float">
            <text:p>-78.56 ¤</text:p>
          </table:table-cell>
          <table:table-cell table:formula="of:=[.D262]+[.F262]+[.C262]" office:value-type="float" office:value="266.44" calcext:value-type="float">
            <text:p>266.44 ¤</text:p>
          </table:table-cell>
          <table:table-cell table:formula="of:=IF(([.E262]+[.G262])&lt;0;[.E262]+[.G262];0)" office:value-type="float" office:value="-44624.0599999999" calcext:value-type="float">
            <text:p>-44,624.06 ¤</text:p>
          </table:table-cell>
          <table:table-cell table:style-name="ce8" table:formula="of:=SUM([.G251:.G262])/Darlehensbetrag" office:value-type="percentage" office:value="0.0316675" calcext:value-type="percentage">
            <text:p>3.17%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41-03-31" calcext:value-type="date">
            <text:p>2041-03-31</text:p>
          </table:table-cell>
          <table:table-cell/>
          <table:table-cell table:formula="of:=IF([.E263]&lt;0;Annuitaet;0)" office:value-type="float" office:value="345" calcext:value-type="float">
            <text:p>345.00 ¤</text:p>
          </table:table-cell>
          <table:table-cell table:formula="of:=[.H262]" office:value-type="float" office:value="-44624.0599999999" calcext:value-type="float">
            <text:p>-44,624.06 ¤</text:p>
          </table:table-cell>
          <table:table-cell table:formula="of:=ROUND([.E263]*zinssatz/12;2)" office:value-type="float" office:value="-78.09" calcext:value-type="float">
            <text:p>-78.09 ¤</text:p>
          </table:table-cell>
          <table:table-cell table:formula="of:=[.D263]+[.F263]+[.C263]" office:value-type="float" office:value="266.91" calcext:value-type="float">
            <text:p>266.91 ¤</text:p>
          </table:table-cell>
          <table:table-cell table:formula="of:=IF(([.E263]+[.G263])&lt;0;[.E263]+[.G263];0)" office:value-type="float" office:value="-44357.1499999999" calcext:value-type="float">
            <text:p>-44,357.15 ¤</text:p>
          </table:table-cell>
          <table:table-cell table:style-name="ce8" table:formula="of:=SUM([.G252:.G263])/Darlehensbetrag" office:value-type="percentage" office:value="0.0317229" calcext:value-type="percentage">
            <text:p>3.17%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41-04-30" calcext:value-type="date">
            <text:p>2041-04-30</text:p>
          </table:table-cell>
          <table:table-cell/>
          <table:table-cell table:formula="of:=IF([.E264]&lt;0;Annuitaet;0)" office:value-type="float" office:value="345" calcext:value-type="float">
            <text:p>345.00 ¤</text:p>
          </table:table-cell>
          <table:table-cell table:formula="of:=[.H263]" office:value-type="float" office:value="-44357.1499999999" calcext:value-type="float">
            <text:p>-44,357.15 ¤</text:p>
          </table:table-cell>
          <table:table-cell table:formula="of:=ROUND([.E264]*zinssatz/12;2)" office:value-type="float" office:value="-77.63" calcext:value-type="float">
            <text:p>-77.63 ¤</text:p>
          </table:table-cell>
          <table:table-cell table:formula="of:=[.D264]+[.F264]+[.C264]" office:value-type="float" office:value="267.37" calcext:value-type="float">
            <text:p>267.37 ¤</text:p>
          </table:table-cell>
          <table:table-cell table:formula="of:=IF(([.E264]+[.G264])&lt;0;[.E264]+[.G264];0)" office:value-type="float" office:value="-44089.7799999999" calcext:value-type="float">
            <text:p>-44,089.78 ¤</text:p>
          </table:table-cell>
          <table:table-cell table:style-name="ce8" table:formula="of:=SUM([.G253:.G264])/Darlehensbetrag" office:value-type="percentage" office:value="0.0317784" calcext:value-type="percentage">
            <text:p>3.18%</text:p>
          </table:table-cell>
          <table:table-cell table:number-columns-repeated="101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41-05-31" calcext:value-type="date">
            <text:p>2041-05-31</text:p>
          </table:table-cell>
          <table:table-cell/>
          <table:table-cell table:formula="of:=IF([.E265]&lt;0;Annuitaet;0)" office:value-type="float" office:value="345" calcext:value-type="float">
            <text:p>345.00 ¤</text:p>
          </table:table-cell>
          <table:table-cell table:formula="of:=[.H264]" office:value-type="float" office:value="-44089.7799999999" calcext:value-type="float">
            <text:p>-44,089.78 ¤</text:p>
          </table:table-cell>
          <table:table-cell table:formula="of:=ROUND([.E265]*zinssatz/12;2)" office:value-type="float" office:value="-77.16" calcext:value-type="float">
            <text:p>-77.16 ¤</text:p>
          </table:table-cell>
          <table:table-cell table:formula="of:=[.D265]+[.F265]+[.C265]" office:value-type="float" office:value="267.84" calcext:value-type="float">
            <text:p>267.84 ¤</text:p>
          </table:table-cell>
          <table:table-cell table:formula="of:=IF(([.E265]+[.G265])&lt;0;[.E265]+[.G265];0)" office:value-type="float" office:value="-43821.9399999999" calcext:value-type="float">
            <text:p>-43,821.94 ¤</text:p>
          </table:table-cell>
          <table:table-cell table:style-name="ce8" table:formula="of:=SUM([.G254:.G265])/Darlehensbetrag" office:value-type="percentage" office:value="0.031834" calcext:value-type="percentage">
            <text:p>3.18%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41-06-30" calcext:value-type="date">
            <text:p>2041-06-30</text:p>
          </table:table-cell>
          <table:table-cell/>
          <table:table-cell table:formula="of:=IF([.E266]&lt;0;Annuitaet;0)" office:value-type="float" office:value="345" calcext:value-type="float">
            <text:p>345.00 ¤</text:p>
          </table:table-cell>
          <table:table-cell table:formula="of:=[.H265]" office:value-type="float" office:value="-43821.9399999999" calcext:value-type="float">
            <text:p>-43,821.94 ¤</text:p>
          </table:table-cell>
          <table:table-cell table:formula="of:=ROUND([.E266]*zinssatz/12;2)" office:value-type="float" office:value="-76.69" calcext:value-type="float">
            <text:p>-76.69 ¤</text:p>
          </table:table-cell>
          <table:table-cell table:formula="of:=[.D266]+[.F266]+[.C266]" office:value-type="float" office:value="268.31" calcext:value-type="float">
            <text:p>268.31 ¤</text:p>
          </table:table-cell>
          <table:table-cell table:formula="of:=IF(([.E266]+[.G266])&lt;0;[.E266]+[.G266];0)" office:value-type="float" office:value="-43553.6299999999" calcext:value-type="float">
            <text:p>-43,553.63 ¤</text:p>
          </table:table-cell>
          <table:table-cell table:style-name="ce8" table:formula="of:=SUM([.G255:.G266])/Darlehensbetrag" office:value-type="percentage" office:value="0.0318897" calcext:value-type="percentage">
            <text:p>3.19%</text:p>
          </table:table-cell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41-07-31" calcext:value-type="date">
            <text:p>2041-07-31</text:p>
          </table:table-cell>
          <table:table-cell/>
          <table:table-cell table:formula="of:=IF([.E267]&lt;0;Annuitaet;0)" office:value-type="float" office:value="345" calcext:value-type="float">
            <text:p>345.00 ¤</text:p>
          </table:table-cell>
          <table:table-cell table:formula="of:=[.H266]" office:value-type="float" office:value="-43553.6299999999" calcext:value-type="float">
            <text:p>-43,553.63 ¤</text:p>
          </table:table-cell>
          <table:table-cell table:formula="of:=ROUND([.E267]*zinssatz/12;2)" office:value-type="float" office:value="-76.22" calcext:value-type="float">
            <text:p>-76.22 ¤</text:p>
          </table:table-cell>
          <table:table-cell table:formula="of:=[.D267]+[.F267]+[.C267]" office:value-type="float" office:value="268.78" calcext:value-type="float">
            <text:p>268.78 ¤</text:p>
          </table:table-cell>
          <table:table-cell table:formula="of:=IF(([.E267]+[.G267])&lt;0;[.E267]+[.G267];0)" office:value-type="float" office:value="-43284.8499999999" calcext:value-type="float">
            <text:p>-43,284.85 ¤</text:p>
          </table:table-cell>
          <table:table-cell table:style-name="ce8" table:formula="of:=SUM([.G256:.G267])/Darlehensbetrag" office:value-type="percentage" office:value="0.0319455" calcext:value-type="percentage">
            <text:p>3.19%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41-08-31" calcext:value-type="date">
            <text:p>2041-08-31</text:p>
          </table:table-cell>
          <table:table-cell/>
          <table:table-cell table:formula="of:=IF([.E268]&lt;0;Annuitaet;0)" office:value-type="float" office:value="345" calcext:value-type="float">
            <text:p>345.00 ¤</text:p>
          </table:table-cell>
          <table:table-cell table:formula="of:=[.H267]" office:value-type="float" office:value="-43284.8499999999" calcext:value-type="float">
            <text:p>-43,284.85 ¤</text:p>
          </table:table-cell>
          <table:table-cell table:formula="of:=ROUND([.E268]*zinssatz/12;2)" office:value-type="float" office:value="-75.75" calcext:value-type="float">
            <text:p>-75.75 ¤</text:p>
          </table:table-cell>
          <table:table-cell table:formula="of:=[.D268]+[.F268]+[.C268]" office:value-type="float" office:value="269.25" calcext:value-type="float">
            <text:p>269.25 ¤</text:p>
          </table:table-cell>
          <table:table-cell table:formula="of:=IF(([.E268]+[.G268])&lt;0;[.E268]+[.G268];0)" office:value-type="float" office:value="-43015.5999999999" calcext:value-type="float">
            <text:p>-43,015.60 ¤</text:p>
          </table:table-cell>
          <table:table-cell table:style-name="ce8" table:formula="of:=SUM([.G257:.G268])/Darlehensbetrag" office:value-type="percentage" office:value="0.0320014" calcext:value-type="percentage">
            <text:p>3.20%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41-09-30" calcext:value-type="date">
            <text:p>2041-09-30</text:p>
          </table:table-cell>
          <table:table-cell/>
          <table:table-cell table:formula="of:=IF([.E269]&lt;0;Annuitaet;0)" office:value-type="float" office:value="345" calcext:value-type="float">
            <text:p>345.00 ¤</text:p>
          </table:table-cell>
          <table:table-cell table:formula="of:=[.H268]" office:value-type="float" office:value="-43015.5999999999" calcext:value-type="float">
            <text:p>-43,015.60 ¤</text:p>
          </table:table-cell>
          <table:table-cell table:formula="of:=ROUND([.E269]*zinssatz/12;2)" office:value-type="float" office:value="-75.28" calcext:value-type="float">
            <text:p>-75.28 ¤</text:p>
          </table:table-cell>
          <table:table-cell table:formula="of:=[.D269]+[.F269]+[.C269]" office:value-type="float" office:value="269.72" calcext:value-type="float">
            <text:p>269.72 ¤</text:p>
          </table:table-cell>
          <table:table-cell table:formula="of:=IF(([.E269]+[.G269])&lt;0;[.E269]+[.G269];0)" office:value-type="float" office:value="-42745.8799999999" calcext:value-type="float">
            <text:p>-42,745.88 ¤</text:p>
          </table:table-cell>
          <table:table-cell table:style-name="ce8" table:formula="of:=SUM([.G258:.G269])/Darlehensbetrag" office:value-type="percentage" office:value="0.0320574" calcext:value-type="percentage">
            <text:p>3.21%</text:p>
          </table:table-cell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41-10-31" calcext:value-type="date">
            <text:p>2041-10-31</text:p>
          </table:table-cell>
          <table:table-cell/>
          <table:table-cell table:formula="of:=IF([.E270]&lt;0;Annuitaet;0)" office:value-type="float" office:value="345" calcext:value-type="float">
            <text:p>345.00 ¤</text:p>
          </table:table-cell>
          <table:table-cell table:formula="of:=[.H269]" office:value-type="float" office:value="-42745.8799999999" calcext:value-type="float">
            <text:p>-42,745.88 ¤</text:p>
          </table:table-cell>
          <table:table-cell table:formula="of:=ROUND([.E270]*zinssatz/12;2)" office:value-type="float" office:value="-74.81" calcext:value-type="float">
            <text:p>-74.81 ¤</text:p>
          </table:table-cell>
          <table:table-cell table:formula="of:=[.D270]+[.F270]+[.C270]" office:value-type="float" office:value="270.19" calcext:value-type="float">
            <text:p>270.19 ¤</text:p>
          </table:table-cell>
          <table:table-cell table:formula="of:=IF(([.E270]+[.G270])&lt;0;[.E270]+[.G270];0)" office:value-type="float" office:value="-42475.6899999999" calcext:value-type="float">
            <text:p>-42,475.69 ¤</text:p>
          </table:table-cell>
          <table:table-cell table:style-name="ce8" table:formula="of:=SUM([.G259:.G270])/Darlehensbetrag" office:value-type="percentage" office:value="0.0321135" calcext:value-type="percentage">
            <text:p>3.21%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41-11-30" calcext:value-type="date">
            <text:p>2041-11-30</text:p>
          </table:table-cell>
          <table:table-cell/>
          <table:table-cell table:formula="of:=IF([.E271]&lt;0;Annuitaet;0)" office:value-type="float" office:value="345" calcext:value-type="float">
            <text:p>345.00 ¤</text:p>
          </table:table-cell>
          <table:table-cell table:formula="of:=[.H270]" office:value-type="float" office:value="-42475.6899999999" calcext:value-type="float">
            <text:p>-42,475.69 ¤</text:p>
          </table:table-cell>
          <table:table-cell table:formula="of:=ROUND([.E271]*zinssatz/12;2)" office:value-type="float" office:value="-74.33" calcext:value-type="float">
            <text:p>-74.33 ¤</text:p>
          </table:table-cell>
          <table:table-cell table:formula="of:=[.D271]+[.F271]+[.C271]" office:value-type="float" office:value="270.67" calcext:value-type="float">
            <text:p>270.67 ¤</text:p>
          </table:table-cell>
          <table:table-cell table:formula="of:=IF(([.E271]+[.G271])&lt;0;[.E271]+[.G271];0)" office:value-type="float" office:value="-42205.0199999999" calcext:value-type="float">
            <text:p>-42,205.02 ¤</text:p>
          </table:table-cell>
          <table:table-cell table:style-name="ce8" table:formula="of:=SUM([.G260:.G271])/Darlehensbetrag" office:value-type="percentage" office:value="0.0321697" calcext:value-type="percentage">
            <text:p>3.22%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41-12-31" calcext:value-type="date">
            <text:p>2041-12-31</text:p>
          </table:table-cell>
          <table:table-cell/>
          <table:table-cell table:formula="of:=IF([.E272]&lt;0;Annuitaet;0)" office:value-type="float" office:value="345" calcext:value-type="float">
            <text:p>345.00 ¤</text:p>
          </table:table-cell>
          <table:table-cell table:formula="of:=[.H271]" office:value-type="float" office:value="-42205.0199999999" calcext:value-type="float">
            <text:p>-42,205.02 ¤</text:p>
          </table:table-cell>
          <table:table-cell table:formula="of:=ROUND([.E272]*zinssatz/12;2)" office:value-type="float" office:value="-73.86" calcext:value-type="float">
            <text:p>-73.86 ¤</text:p>
          </table:table-cell>
          <table:table-cell table:formula="of:=[.D272]+[.F272]+[.C272]" office:value-type="float" office:value="271.14" calcext:value-type="float">
            <text:p>271.14 ¤</text:p>
          </table:table-cell>
          <table:table-cell table:formula="of:=IF(([.E272]+[.G272])&lt;0;[.E272]+[.G272];0)" office:value-type="float" office:value="-41933.8799999999" calcext:value-type="float">
            <text:p>-41,933.88 ¤</text:p>
          </table:table-cell>
          <table:table-cell table:style-name="ce8" table:formula="of:=SUM([.G261:.G272])/Darlehensbetrag" office:value-type="percentage" office:value="0.032226" calcext:value-type="percentage">
            <text:p>3.22%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42-01-31" calcext:value-type="date">
            <text:p>2042-01-31</text:p>
          </table:table-cell>
          <table:table-cell/>
          <table:table-cell table:formula="of:=IF([.E273]&lt;0;Annuitaet;0)" office:value-type="float" office:value="345" calcext:value-type="float">
            <text:p>345.00 ¤</text:p>
          </table:table-cell>
          <table:table-cell table:formula="of:=[.H272]" office:value-type="float" office:value="-41933.8799999999" calcext:value-type="float">
            <text:p>-41,933.88 ¤</text:p>
          </table:table-cell>
          <table:table-cell table:formula="of:=ROUND([.E273]*zinssatz/12;2)" office:value-type="float" office:value="-73.38" calcext:value-type="float">
            <text:p>-73.38 ¤</text:p>
          </table:table-cell>
          <table:table-cell table:formula="of:=[.D273]+[.F273]+[.C273]" office:value-type="float" office:value="271.62" calcext:value-type="float">
            <text:p>271.62 ¤</text:p>
          </table:table-cell>
          <table:table-cell table:formula="of:=IF(([.E273]+[.G273])&lt;0;[.E273]+[.G273];0)" office:value-type="float" office:value="-41662.2599999999" calcext:value-type="float">
            <text:p>-41,662.26 ¤</text:p>
          </table:table-cell>
          <table:table-cell table:style-name="ce8" table:formula="of:=SUM([.G262:.G273])/Darlehensbetrag" office:value-type="percentage" office:value="0.0322824" calcext:value-type="percentage">
            <text:p>3.23%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42-02-28" calcext:value-type="date">
            <text:p>2042-02-28</text:p>
          </table:table-cell>
          <table:table-cell/>
          <table:table-cell table:formula="of:=IF([.E274]&lt;0;Annuitaet;0)" office:value-type="float" office:value="345" calcext:value-type="float">
            <text:p>345.00 ¤</text:p>
          </table:table-cell>
          <table:table-cell table:formula="of:=[.H273]" office:value-type="float" office:value="-41662.2599999999" calcext:value-type="float">
            <text:p>-41,662.26 ¤</text:p>
          </table:table-cell>
          <table:table-cell table:formula="of:=ROUND([.E274]*zinssatz/12;2)" office:value-type="float" office:value="-72.91" calcext:value-type="float">
            <text:p>-72.91 ¤</text:p>
          </table:table-cell>
          <table:table-cell table:formula="of:=[.D274]+[.F274]+[.C274]" office:value-type="float" office:value="272.09" calcext:value-type="float">
            <text:p>272.09 ¤</text:p>
          </table:table-cell>
          <table:table-cell table:formula="of:=IF(([.E274]+[.G274])&lt;0;[.E274]+[.G274];0)" office:value-type="float" office:value="-41390.1699999999" calcext:value-type="float">
            <text:p>-41,390.17 ¤</text:p>
          </table:table-cell>
          <table:table-cell table:style-name="ce8" table:formula="of:=SUM([.G263:.G274])/Darlehensbetrag" office:value-type="percentage" office:value="0.0323389" calcext:value-type="percentage">
            <text:p>3.23%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42-03-31" calcext:value-type="date">
            <text:p>2042-03-31</text:p>
          </table:table-cell>
          <table:table-cell/>
          <table:table-cell table:formula="of:=IF([.E275]&lt;0;Annuitaet;0)" office:value-type="float" office:value="345" calcext:value-type="float">
            <text:p>345.00 ¤</text:p>
          </table:table-cell>
          <table:table-cell table:formula="of:=[.H274]" office:value-type="float" office:value="-41390.1699999999" calcext:value-type="float">
            <text:p>-41,390.17 ¤</text:p>
          </table:table-cell>
          <table:table-cell table:formula="of:=ROUND([.E275]*zinssatz/12;2)" office:value-type="float" office:value="-72.43" calcext:value-type="float">
            <text:p>-72.43 ¤</text:p>
          </table:table-cell>
          <table:table-cell table:formula="of:=[.D275]+[.F275]+[.C275]" office:value-type="float" office:value="272.57" calcext:value-type="float">
            <text:p>272.57 ¤</text:p>
          </table:table-cell>
          <table:table-cell table:formula="of:=IF(([.E275]+[.G275])&lt;0;[.E275]+[.G275];0)" office:value-type="float" office:value="-41117.5999999999" calcext:value-type="float">
            <text:p>-41,117.60 ¤</text:p>
          </table:table-cell>
          <table:table-cell table:style-name="ce8" table:formula="of:=SUM([.G264:.G275])/Darlehensbetrag" office:value-type="percentage" office:value="0.0323955" calcext:value-type="percentage">
            <text:p>3.24%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42-04-30" calcext:value-type="date">
            <text:p>2042-04-30</text:p>
          </table:table-cell>
          <table:table-cell/>
          <table:table-cell table:formula="of:=IF([.E276]&lt;0;Annuitaet;0)" office:value-type="float" office:value="345" calcext:value-type="float">
            <text:p>345.00 ¤</text:p>
          </table:table-cell>
          <table:table-cell table:formula="of:=[.H275]" office:value-type="float" office:value="-41117.5999999999" calcext:value-type="float">
            <text:p>-41,117.60 ¤</text:p>
          </table:table-cell>
          <table:table-cell table:formula="of:=ROUND([.E276]*zinssatz/12;2)" office:value-type="float" office:value="-71.96" calcext:value-type="float">
            <text:p>-71.96 ¤</text:p>
          </table:table-cell>
          <table:table-cell table:formula="of:=[.D276]+[.F276]+[.C276]" office:value-type="float" office:value="273.04" calcext:value-type="float">
            <text:p>273.04 ¤</text:p>
          </table:table-cell>
          <table:table-cell table:formula="of:=IF(([.E276]+[.G276])&lt;0;[.E276]+[.G276];0)" office:value-type="float" office:value="-40844.5599999999" calcext:value-type="float">
            <text:p>-40,844.56 ¤</text:p>
          </table:table-cell>
          <table:table-cell table:style-name="ce8" table:formula="of:=SUM([.G265:.G276])/Darlehensbetrag" office:value-type="percentage" office:value="0.0324522" calcext:value-type="percentage">
            <text:p>3.25%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42-05-31" calcext:value-type="date">
            <text:p>2042-05-31</text:p>
          </table:table-cell>
          <table:table-cell/>
          <table:table-cell table:formula="of:=IF([.E277]&lt;0;Annuitaet;0)" office:value-type="float" office:value="345" calcext:value-type="float">
            <text:p>345.00 ¤</text:p>
          </table:table-cell>
          <table:table-cell table:formula="of:=[.H276]" office:value-type="float" office:value="-40844.5599999999" calcext:value-type="float">
            <text:p>-40,844.56 ¤</text:p>
          </table:table-cell>
          <table:table-cell table:formula="of:=ROUND([.E277]*zinssatz/12;2)" office:value-type="float" office:value="-71.48" calcext:value-type="float">
            <text:p>-71.48 ¤</text:p>
          </table:table-cell>
          <table:table-cell table:formula="of:=[.D277]+[.F277]+[.C277]" office:value-type="float" office:value="273.52" calcext:value-type="float">
            <text:p>273.52 ¤</text:p>
          </table:table-cell>
          <table:table-cell table:formula="of:=IF(([.E277]+[.G277])&lt;0;[.E277]+[.G277];0)" office:value-type="float" office:value="-40571.0399999999" calcext:value-type="float">
            <text:p>-40,571.04 ¤</text:p>
          </table:table-cell>
          <table:table-cell table:style-name="ce8" table:formula="of:=SUM([.G266:.G277])/Darlehensbetrag" office:value-type="percentage" office:value="0.032509" calcext:value-type="percentage">
            <text:p>3.25%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42-06-30" calcext:value-type="date">
            <text:p>2042-06-30</text:p>
          </table:table-cell>
          <table:table-cell/>
          <table:table-cell table:formula="of:=IF([.E278]&lt;0;Annuitaet;0)" office:value-type="float" office:value="345" calcext:value-type="float">
            <text:p>345.00 ¤</text:p>
          </table:table-cell>
          <table:table-cell table:formula="of:=[.H277]" office:value-type="float" office:value="-40571.0399999999" calcext:value-type="float">
            <text:p>-40,571.04 ¤</text:p>
          </table:table-cell>
          <table:table-cell table:formula="of:=ROUND([.E278]*zinssatz/12;2)" office:value-type="float" office:value="-71" calcext:value-type="float">
            <text:p>-71.00 ¤</text:p>
          </table:table-cell>
          <table:table-cell table:formula="of:=[.D278]+[.F278]+[.C278]" office:value-type="float" office:value="274" calcext:value-type="float">
            <text:p>274.00 ¤</text:p>
          </table:table-cell>
          <table:table-cell table:formula="of:=IF(([.E278]+[.G278])&lt;0;[.E278]+[.G278];0)" office:value-type="float" office:value="-40297.0399999999" calcext:value-type="float">
            <text:p>-40,297.04 ¤</text:p>
          </table:table-cell>
          <table:table-cell table:style-name="ce8" table:formula="of:=SUM([.G267:.G278])/Darlehensbetrag" office:value-type="percentage" office:value="0.0325659" calcext:value-type="percentage">
            <text:p>3.26%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42-07-31" calcext:value-type="date">
            <text:p>2042-07-31</text:p>
          </table:table-cell>
          <table:table-cell/>
          <table:table-cell table:formula="of:=IF([.E279]&lt;0;Annuitaet;0)" office:value-type="float" office:value="345" calcext:value-type="float">
            <text:p>345.00 ¤</text:p>
          </table:table-cell>
          <table:table-cell table:formula="of:=[.H278]" office:value-type="float" office:value="-40297.0399999999" calcext:value-type="float">
            <text:p>-40,297.04 ¤</text:p>
          </table:table-cell>
          <table:table-cell table:formula="of:=ROUND([.E279]*zinssatz/12;2)" office:value-type="float" office:value="-70.52" calcext:value-type="float">
            <text:p>-70.52 ¤</text:p>
          </table:table-cell>
          <table:table-cell table:formula="of:=[.D279]+[.F279]+[.C279]" office:value-type="float" office:value="274.48" calcext:value-type="float">
            <text:p>274.48 ¤</text:p>
          </table:table-cell>
          <table:table-cell table:formula="of:=IF(([.E279]+[.G279])&lt;0;[.E279]+[.G279];0)" office:value-type="float" office:value="-40022.5599999999" calcext:value-type="float">
            <text:p>-40,022.56 ¤</text:p>
          </table:table-cell>
          <table:table-cell table:style-name="ce8" table:formula="of:=SUM([.G268:.G279])/Darlehensbetrag" office:value-type="percentage" office:value="0.0326229" calcext:value-type="percentage">
            <text:p>3.26%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42-08-31" calcext:value-type="date">
            <text:p>2042-08-31</text:p>
          </table:table-cell>
          <table:table-cell/>
          <table:table-cell table:formula="of:=IF([.E280]&lt;0;Annuitaet;0)" office:value-type="float" office:value="345" calcext:value-type="float">
            <text:p>345.00 ¤</text:p>
          </table:table-cell>
          <table:table-cell table:formula="of:=[.H279]" office:value-type="float" office:value="-40022.5599999999" calcext:value-type="float">
            <text:p>-40,022.56 ¤</text:p>
          </table:table-cell>
          <table:table-cell table:formula="of:=ROUND([.E280]*zinssatz/12;2)" office:value-type="float" office:value="-70.04" calcext:value-type="float">
            <text:p>-70.04 ¤</text:p>
          </table:table-cell>
          <table:table-cell table:formula="of:=[.D280]+[.F280]+[.C280]" office:value-type="float" office:value="274.96" calcext:value-type="float">
            <text:p>274.96 ¤</text:p>
          </table:table-cell>
          <table:table-cell table:formula="of:=IF(([.E280]+[.G280])&lt;0;[.E280]+[.G280];0)" office:value-type="float" office:value="-39747.5999999999" calcext:value-type="float">
            <text:p>-39,747.60 ¤</text:p>
          </table:table-cell>
          <table:table-cell table:style-name="ce8" table:formula="of:=SUM([.G269:.G280])/Darlehensbetrag" office:value-type="percentage" office:value="0.03268" calcext:value-type="percentage">
            <text:p>3.27%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42-09-30" calcext:value-type="date">
            <text:p>2042-09-30</text:p>
          </table:table-cell>
          <table:table-cell/>
          <table:table-cell table:formula="of:=IF([.E281]&lt;0;Annuitaet;0)" office:value-type="float" office:value="345" calcext:value-type="float">
            <text:p>345.00 ¤</text:p>
          </table:table-cell>
          <table:table-cell table:formula="of:=[.H280]" office:value-type="float" office:value="-39747.5999999999" calcext:value-type="float">
            <text:p>-39,747.60 ¤</text:p>
          </table:table-cell>
          <table:table-cell table:formula="of:=ROUND([.E281]*zinssatz/12;2)" office:value-type="float" office:value="-69.56" calcext:value-type="float">
            <text:p>-69.56 ¤</text:p>
          </table:table-cell>
          <table:table-cell table:formula="of:=[.D281]+[.F281]+[.C281]" office:value-type="float" office:value="275.44" calcext:value-type="float">
            <text:p>275.44 ¤</text:p>
          </table:table-cell>
          <table:table-cell table:formula="of:=IF(([.E281]+[.G281])&lt;0;[.E281]+[.G281];0)" office:value-type="float" office:value="-39472.1599999999" calcext:value-type="float">
            <text:p>-39,472.16 ¤</text:p>
          </table:table-cell>
          <table:table-cell table:style-name="ce8" table:formula="of:=SUM([.G270:.G281])/Darlehensbetrag" office:value-type="percentage" office:value="0.0327372" calcext:value-type="percentage">
            <text:p>3.27%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42-10-31" calcext:value-type="date">
            <text:p>2042-10-31</text:p>
          </table:table-cell>
          <table:table-cell/>
          <table:table-cell table:formula="of:=IF([.E282]&lt;0;Annuitaet;0)" office:value-type="float" office:value="345" calcext:value-type="float">
            <text:p>345.00 ¤</text:p>
          </table:table-cell>
          <table:table-cell table:formula="of:=[.H281]" office:value-type="float" office:value="-39472.1599999999" calcext:value-type="float">
            <text:p>-39,472.16 ¤</text:p>
          </table:table-cell>
          <table:table-cell table:formula="of:=ROUND([.E282]*zinssatz/12;2)" office:value-type="float" office:value="-69.08" calcext:value-type="float">
            <text:p>-69.08 ¤</text:p>
          </table:table-cell>
          <table:table-cell table:formula="of:=[.D282]+[.F282]+[.C282]" office:value-type="float" office:value="275.92" calcext:value-type="float">
            <text:p>275.92 ¤</text:p>
          </table:table-cell>
          <table:table-cell table:formula="of:=IF(([.E282]+[.G282])&lt;0;[.E282]+[.G282];0)" office:value-type="float" office:value="-39196.2399999999" calcext:value-type="float">
            <text:p>-39,196.24 ¤</text:p>
          </table:table-cell>
          <table:table-cell table:style-name="ce8" table:formula="of:=SUM([.G271:.G282])/Darlehensbetrag" office:value-type="percentage" office:value="0.0327945" calcext:value-type="percentage">
            <text:p>3.28%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42-11-30" calcext:value-type="date">
            <text:p>2042-11-30</text:p>
          </table:table-cell>
          <table:table-cell/>
          <table:table-cell table:formula="of:=IF([.E283]&lt;0;Annuitaet;0)" office:value-type="float" office:value="345" calcext:value-type="float">
            <text:p>345.00 ¤</text:p>
          </table:table-cell>
          <table:table-cell table:formula="of:=[.H282]" office:value-type="float" office:value="-39196.2399999999" calcext:value-type="float">
            <text:p>-39,196.24 ¤</text:p>
          </table:table-cell>
          <table:table-cell table:formula="of:=ROUND([.E283]*zinssatz/12;2)" office:value-type="float" office:value="-68.59" calcext:value-type="float">
            <text:p>-68.59 ¤</text:p>
          </table:table-cell>
          <table:table-cell table:formula="of:=[.D283]+[.F283]+[.C283]" office:value-type="float" office:value="276.41" calcext:value-type="float">
            <text:p>276.41 ¤</text:p>
          </table:table-cell>
          <table:table-cell table:formula="of:=IF(([.E283]+[.G283])&lt;0;[.E283]+[.G283];0)" office:value-type="float" office:value="-38919.8299999999" calcext:value-type="float">
            <text:p>-38,919.83 ¤</text:p>
          </table:table-cell>
          <table:table-cell table:style-name="ce8" table:formula="of:=SUM([.G272:.G283])/Darlehensbetrag" office:value-type="percentage" office:value="0.0328519" calcext:value-type="percentage">
            <text:p>3.29%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42-12-31" calcext:value-type="date">
            <text:p>2042-12-31</text:p>
          </table:table-cell>
          <table:table-cell/>
          <table:table-cell table:formula="of:=IF([.E284]&lt;0;Annuitaet;0)" office:value-type="float" office:value="345" calcext:value-type="float">
            <text:p>345.00 ¤</text:p>
          </table:table-cell>
          <table:table-cell table:formula="of:=[.H283]" office:value-type="float" office:value="-38919.8299999999" calcext:value-type="float">
            <text:p>-38,919.83 ¤</text:p>
          </table:table-cell>
          <table:table-cell table:formula="of:=ROUND([.E284]*zinssatz/12;2)" office:value-type="float" office:value="-68.11" calcext:value-type="float">
            <text:p>-68.11 ¤</text:p>
          </table:table-cell>
          <table:table-cell table:formula="of:=[.D284]+[.F284]+[.C284]" office:value-type="float" office:value="276.89" calcext:value-type="float">
            <text:p>276.89 ¤</text:p>
          </table:table-cell>
          <table:table-cell table:formula="of:=IF(([.E284]+[.G284])&lt;0;[.E284]+[.G284];0)" office:value-type="float" office:value="-38642.9399999999" calcext:value-type="float">
            <text:p>-38,642.94 ¤</text:p>
          </table:table-cell>
          <table:table-cell table:style-name="ce8" table:formula="of:=SUM([.G273:.G284])/Darlehensbetrag" office:value-type="percentage" office:value="0.0329094" calcext:value-type="percentage">
            <text:p>3.29%</text:p>
          </table:table-cell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43-01-31" calcext:value-type="date">
            <text:p>2043-01-31</text:p>
          </table:table-cell>
          <table:table-cell/>
          <table:table-cell table:formula="of:=IF([.E285]&lt;0;Annuitaet;0)" office:value-type="float" office:value="345" calcext:value-type="float">
            <text:p>345.00 ¤</text:p>
          </table:table-cell>
          <table:table-cell table:formula="of:=[.H284]" office:value-type="float" office:value="-38642.9399999999" calcext:value-type="float">
            <text:p>-38,642.94 ¤</text:p>
          </table:table-cell>
          <table:table-cell table:formula="of:=ROUND([.E285]*zinssatz/12;2)" office:value-type="float" office:value="-67.63" calcext:value-type="float">
            <text:p>-67.63 ¤</text:p>
          </table:table-cell>
          <table:table-cell table:formula="of:=[.D285]+[.F285]+[.C285]" office:value-type="float" office:value="277.37" calcext:value-type="float">
            <text:p>277.37 ¤</text:p>
          </table:table-cell>
          <table:table-cell table:formula="of:=IF(([.E285]+[.G285])&lt;0;[.E285]+[.G285];0)" office:value-type="float" office:value="-38365.5699999999" calcext:value-type="float">
            <text:p>-38,365.57 ¤</text:p>
          </table:table-cell>
          <table:table-cell table:style-name="ce8" table:formula="of:=SUM([.G274:.G285])/Darlehensbetrag" office:value-type="percentage" office:value="0.0329669" calcext:value-type="percentage">
            <text:p>3.30%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43-02-28" calcext:value-type="date">
            <text:p>2043-02-28</text:p>
          </table:table-cell>
          <table:table-cell/>
          <table:table-cell table:formula="of:=IF([.E286]&lt;0;Annuitaet;0)" office:value-type="float" office:value="345" calcext:value-type="float">
            <text:p>345.00 ¤</text:p>
          </table:table-cell>
          <table:table-cell table:formula="of:=[.H285]" office:value-type="float" office:value="-38365.5699999999" calcext:value-type="float">
            <text:p>-38,365.57 ¤</text:p>
          </table:table-cell>
          <table:table-cell table:formula="of:=ROUND([.E286]*zinssatz/12;2)" office:value-type="float" office:value="-67.14" calcext:value-type="float">
            <text:p>-67.14 ¤</text:p>
          </table:table-cell>
          <table:table-cell table:formula="of:=[.D286]+[.F286]+[.C286]" office:value-type="float" office:value="277.86" calcext:value-type="float">
            <text:p>277.86 ¤</text:p>
          </table:table-cell>
          <table:table-cell table:formula="of:=IF(([.E286]+[.G286])&lt;0;[.E286]+[.G286];0)" office:value-type="float" office:value="-38087.7099999999" calcext:value-type="float">
            <text:p>-38,087.71 ¤</text:p>
          </table:table-cell>
          <table:table-cell table:style-name="ce8" table:formula="of:=SUM([.G275:.G286])/Darlehensbetrag" office:value-type="percentage" office:value="0.0330246" calcext:value-type="percentage">
            <text:p>3.30%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43-03-31" calcext:value-type="date">
            <text:p>2043-03-31</text:p>
          </table:table-cell>
          <table:table-cell/>
          <table:table-cell table:formula="of:=IF([.E287]&lt;0;Annuitaet;0)" office:value-type="float" office:value="345" calcext:value-type="float">
            <text:p>345.00 ¤</text:p>
          </table:table-cell>
          <table:table-cell table:formula="of:=[.H286]" office:value-type="float" office:value="-38087.7099999999" calcext:value-type="float">
            <text:p>-38,087.71 ¤</text:p>
          </table:table-cell>
          <table:table-cell table:formula="of:=ROUND([.E287]*zinssatz/12;2)" office:value-type="float" office:value="-66.65" calcext:value-type="float">
            <text:p>-66.65 ¤</text:p>
          </table:table-cell>
          <table:table-cell table:formula="of:=[.D287]+[.F287]+[.C287]" office:value-type="float" office:value="278.35" calcext:value-type="float">
            <text:p>278.35 ¤</text:p>
          </table:table-cell>
          <table:table-cell table:formula="of:=IF(([.E287]+[.G287])&lt;0;[.E287]+[.G287];0)" office:value-type="float" office:value="-37809.3599999999" calcext:value-type="float">
            <text:p>-37,809.36 ¤</text:p>
          </table:table-cell>
          <table:table-cell table:style-name="ce8" table:formula="of:=SUM([.G276:.G287])/Darlehensbetrag" office:value-type="percentage" office:value="0.0330824" calcext:value-type="percentage">
            <text:p>3.31%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43-04-30" calcext:value-type="date">
            <text:p>2043-04-30</text:p>
          </table:table-cell>
          <table:table-cell/>
          <table:table-cell table:formula="of:=IF([.E288]&lt;0;Annuitaet;0)" office:value-type="float" office:value="345" calcext:value-type="float">
            <text:p>345.00 ¤</text:p>
          </table:table-cell>
          <table:table-cell table:formula="of:=[.H287]" office:value-type="float" office:value="-37809.3599999999" calcext:value-type="float">
            <text:p>-37,809.36 ¤</text:p>
          </table:table-cell>
          <table:table-cell table:formula="of:=ROUND([.E288]*zinssatz/12;2)" office:value-type="float" office:value="-66.17" calcext:value-type="float">
            <text:p>-66.17 ¤</text:p>
          </table:table-cell>
          <table:table-cell table:formula="of:=[.D288]+[.F288]+[.C288]" office:value-type="float" office:value="278.83" calcext:value-type="float">
            <text:p>278.83 ¤</text:p>
          </table:table-cell>
          <table:table-cell table:formula="of:=IF(([.E288]+[.G288])&lt;0;[.E288]+[.G288];0)" office:value-type="float" office:value="-37530.5299999999" calcext:value-type="float">
            <text:p>-37,530.53 ¤</text:p>
          </table:table-cell>
          <table:table-cell table:style-name="ce8" table:formula="of:=SUM([.G277:.G288])/Darlehensbetrag" office:value-type="percentage" office:value="0.0331403" calcext:value-type="percentage">
            <text:p>3.31%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43-05-31" calcext:value-type="date">
            <text:p>2043-05-31</text:p>
          </table:table-cell>
          <table:table-cell/>
          <table:table-cell table:formula="of:=IF([.E289]&lt;0;Annuitaet;0)" office:value-type="float" office:value="345" calcext:value-type="float">
            <text:p>345.00 ¤</text:p>
          </table:table-cell>
          <table:table-cell table:formula="of:=[.H288]" office:value-type="float" office:value="-37530.5299999999" calcext:value-type="float">
            <text:p>-37,530.53 ¤</text:p>
          </table:table-cell>
          <table:table-cell table:formula="of:=ROUND([.E289]*zinssatz/12;2)" office:value-type="float" office:value="-65.68" calcext:value-type="float">
            <text:p>-65.68 ¤</text:p>
          </table:table-cell>
          <table:table-cell table:formula="of:=[.D289]+[.F289]+[.C289]" office:value-type="float" office:value="279.32" calcext:value-type="float">
            <text:p>279.32 ¤</text:p>
          </table:table-cell>
          <table:table-cell table:formula="of:=IF(([.E289]+[.G289])&lt;0;[.E289]+[.G289];0)" office:value-type="float" office:value="-37251.2099999999" calcext:value-type="float">
            <text:p>-37,251.21 ¤</text:p>
          </table:table-cell>
          <table:table-cell table:style-name="ce8" table:formula="of:=SUM([.G278:.G289])/Darlehensbetrag" office:value-type="percentage" office:value="0.0331983" calcext:value-type="percentage">
            <text:p>3.32%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43-06-30" calcext:value-type="date">
            <text:p>2043-06-30</text:p>
          </table:table-cell>
          <table:table-cell/>
          <table:table-cell table:formula="of:=IF([.E290]&lt;0;Annuitaet;0)" office:value-type="float" office:value="345" calcext:value-type="float">
            <text:p>345.00 ¤</text:p>
          </table:table-cell>
          <table:table-cell table:formula="of:=[.H289]" office:value-type="float" office:value="-37251.2099999999" calcext:value-type="float">
            <text:p>-37,251.21 ¤</text:p>
          </table:table-cell>
          <table:table-cell table:formula="of:=ROUND([.E290]*zinssatz/12;2)" office:value-type="float" office:value="-65.19" calcext:value-type="float">
            <text:p>-65.19 ¤</text:p>
          </table:table-cell>
          <table:table-cell table:formula="of:=[.D290]+[.F290]+[.C290]" office:value-type="float" office:value="279.81" calcext:value-type="float">
            <text:p>279.81 ¤</text:p>
          </table:table-cell>
          <table:table-cell table:formula="of:=IF(([.E290]+[.G290])&lt;0;[.E290]+[.G290];0)" office:value-type="float" office:value="-36971.3999999999" calcext:value-type="float">
            <text:p>-36,971.40 ¤</text:p>
          </table:table-cell>
          <table:table-cell table:style-name="ce8" table:formula="of:=SUM([.G279:.G290])/Darlehensbetrag" office:value-type="percentage" office:value="0.0332564" calcext:value-type="percentage">
            <text:p>3.33%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43-07-31" calcext:value-type="date">
            <text:p>2043-07-31</text:p>
          </table:table-cell>
          <table:table-cell/>
          <table:table-cell table:formula="of:=IF([.E291]&lt;0;Annuitaet;0)" office:value-type="float" office:value="345" calcext:value-type="float">
            <text:p>345.00 ¤</text:p>
          </table:table-cell>
          <table:table-cell table:formula="of:=[.H290]" office:value-type="float" office:value="-36971.3999999999" calcext:value-type="float">
            <text:p>-36,971.40 ¤</text:p>
          </table:table-cell>
          <table:table-cell table:formula="of:=ROUND([.E291]*zinssatz/12;2)" office:value-type="float" office:value="-64.7" calcext:value-type="float">
            <text:p>-64.70 ¤</text:p>
          </table:table-cell>
          <table:table-cell table:formula="of:=[.D291]+[.F291]+[.C291]" office:value-type="float" office:value="280.3" calcext:value-type="float">
            <text:p>280.30 ¤</text:p>
          </table:table-cell>
          <table:table-cell table:formula="of:=IF(([.E291]+[.G291])&lt;0;[.E291]+[.G291];0)" office:value-type="float" office:value="-36691.0999999999" calcext:value-type="float">
            <text:p>-36,691.10 ¤</text:p>
          </table:table-cell>
          <table:table-cell table:style-name="ce8" table:formula="of:=SUM([.G280:.G291])/Darlehensbetrag" office:value-type="percentage" office:value="0.0333146" calcext:value-type="percentage">
            <text:p>3.33%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43-08-31" calcext:value-type="date">
            <text:p>2043-08-31</text:p>
          </table:table-cell>
          <table:table-cell/>
          <table:table-cell table:formula="of:=IF([.E292]&lt;0;Annuitaet;0)" office:value-type="float" office:value="345" calcext:value-type="float">
            <text:p>345.00 ¤</text:p>
          </table:table-cell>
          <table:table-cell table:formula="of:=[.H291]" office:value-type="float" office:value="-36691.0999999999" calcext:value-type="float">
            <text:p>-36,691.10 ¤</text:p>
          </table:table-cell>
          <table:table-cell table:formula="of:=ROUND([.E292]*zinssatz/12;2)" office:value-type="float" office:value="-64.21" calcext:value-type="float">
            <text:p>-64.21 ¤</text:p>
          </table:table-cell>
          <table:table-cell table:formula="of:=[.D292]+[.F292]+[.C292]" office:value-type="float" office:value="280.79" calcext:value-type="float">
            <text:p>280.79 ¤</text:p>
          </table:table-cell>
          <table:table-cell table:formula="of:=IF(([.E292]+[.G292])&lt;0;[.E292]+[.G292];0)" office:value-type="float" office:value="-36410.3099999999" calcext:value-type="float">
            <text:p>-36,410.31 ¤</text:p>
          </table:table-cell>
          <table:table-cell table:style-name="ce8" table:formula="of:=SUM([.G281:.G292])/Darlehensbetrag" office:value-type="percentage" office:value="0.0333729" calcext:value-type="percentage">
            <text:p>3.34%</text:p>
          </table:table-cell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43-09-30" calcext:value-type="date">
            <text:p>2043-09-30</text:p>
          </table:table-cell>
          <table:table-cell/>
          <table:table-cell table:formula="of:=IF([.E293]&lt;0;Annuitaet;0)" office:value-type="float" office:value="345" calcext:value-type="float">
            <text:p>345.00 ¤</text:p>
          </table:table-cell>
          <table:table-cell table:formula="of:=[.H292]" office:value-type="float" office:value="-36410.3099999999" calcext:value-type="float">
            <text:p>-36,410.31 ¤</text:p>
          </table:table-cell>
          <table:table-cell table:formula="of:=ROUND([.E293]*zinssatz/12;2)" office:value-type="float" office:value="-63.72" calcext:value-type="float">
            <text:p>-63.72 ¤</text:p>
          </table:table-cell>
          <table:table-cell table:formula="of:=[.D293]+[.F293]+[.C293]" office:value-type="float" office:value="281.28" calcext:value-type="float">
            <text:p>281.28 ¤</text:p>
          </table:table-cell>
          <table:table-cell table:formula="of:=IF(([.E293]+[.G293])&lt;0;[.E293]+[.G293];0)" office:value-type="float" office:value="-36129.0299999999" calcext:value-type="float">
            <text:p>-36,129.03 ¤</text:p>
          </table:table-cell>
          <table:table-cell table:style-name="ce8" table:formula="of:=SUM([.G282:.G293])/Darlehensbetrag" office:value-type="percentage" office:value="0.0334313" calcext:value-type="percentage">
            <text:p>3.34%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43-10-31" calcext:value-type="date">
            <text:p>2043-10-31</text:p>
          </table:table-cell>
          <table:table-cell/>
          <table:table-cell table:formula="of:=IF([.E294]&lt;0;Annuitaet;0)" office:value-type="float" office:value="345" calcext:value-type="float">
            <text:p>345.00 ¤</text:p>
          </table:table-cell>
          <table:table-cell table:formula="of:=[.H293]" office:value-type="float" office:value="-36129.0299999999" calcext:value-type="float">
            <text:p>-36,129.03 ¤</text:p>
          </table:table-cell>
          <table:table-cell table:formula="of:=ROUND([.E294]*zinssatz/12;2)" office:value-type="float" office:value="-63.23" calcext:value-type="float">
            <text:p>-63.23 ¤</text:p>
          </table:table-cell>
          <table:table-cell table:formula="of:=[.D294]+[.F294]+[.C294]" office:value-type="float" office:value="281.77" calcext:value-type="float">
            <text:p>281.77 ¤</text:p>
          </table:table-cell>
          <table:table-cell table:formula="of:=IF(([.E294]+[.G294])&lt;0;[.E294]+[.G294];0)" office:value-type="float" office:value="-35847.2599999999" calcext:value-type="float">
            <text:p>-35,847.26 ¤</text:p>
          </table:table-cell>
          <table:table-cell table:style-name="ce8" table:formula="of:=SUM([.G283:.G294])/Darlehensbetrag" office:value-type="percentage" office:value="0.0334898" calcext:value-type="percentage">
            <text:p>3.35%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43-11-30" calcext:value-type="date">
            <text:p>2043-11-30</text:p>
          </table:table-cell>
          <table:table-cell/>
          <table:table-cell table:formula="of:=IF([.E295]&lt;0;Annuitaet;0)" office:value-type="float" office:value="345" calcext:value-type="float">
            <text:p>345.00 ¤</text:p>
          </table:table-cell>
          <table:table-cell table:formula="of:=[.H294]" office:value-type="float" office:value="-35847.2599999999" calcext:value-type="float">
            <text:p>-35,847.26 ¤</text:p>
          </table:table-cell>
          <table:table-cell table:formula="of:=ROUND([.E295]*zinssatz/12;2)" office:value-type="float" office:value="-62.73" calcext:value-type="float">
            <text:p>-62.73 ¤</text:p>
          </table:table-cell>
          <table:table-cell table:formula="of:=[.D295]+[.F295]+[.C295]" office:value-type="float" office:value="282.27" calcext:value-type="float">
            <text:p>282.27 ¤</text:p>
          </table:table-cell>
          <table:table-cell table:formula="of:=IF(([.E295]+[.G295])&lt;0;[.E295]+[.G295];0)" office:value-type="float" office:value="-35564.9899999999" calcext:value-type="float">
            <text:p>-35,564.99 ¤</text:p>
          </table:table-cell>
          <table:table-cell table:style-name="ce8" table:formula="of:=SUM([.G284:.G295])/Darlehensbetrag" office:value-type="percentage" office:value="0.0335484" calcext:value-type="percentage">
            <text:p>3.35%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43-12-31" calcext:value-type="date">
            <text:p>2043-12-31</text:p>
          </table:table-cell>
          <table:table-cell/>
          <table:table-cell table:formula="of:=IF([.E296]&lt;0;Annuitaet;0)" office:value-type="float" office:value="345" calcext:value-type="float">
            <text:p>345.00 ¤</text:p>
          </table:table-cell>
          <table:table-cell table:formula="of:=[.H295]" office:value-type="float" office:value="-35564.9899999999" calcext:value-type="float">
            <text:p>-35,564.99 ¤</text:p>
          </table:table-cell>
          <table:table-cell table:formula="of:=ROUND([.E296]*zinssatz/12;2)" office:value-type="float" office:value="-62.24" calcext:value-type="float">
            <text:p>-62.24 ¤</text:p>
          </table:table-cell>
          <table:table-cell table:formula="of:=[.D296]+[.F296]+[.C296]" office:value-type="float" office:value="282.76" calcext:value-type="float">
            <text:p>282.76 ¤</text:p>
          </table:table-cell>
          <table:table-cell table:formula="of:=IF(([.E296]+[.G296])&lt;0;[.E296]+[.G296];0)" office:value-type="float" office:value="-35282.2299999999" calcext:value-type="float">
            <text:p>-35,282.23 ¤</text:p>
          </table:table-cell>
          <table:table-cell table:style-name="ce8" table:formula="of:=SUM([.G285:.G296])/Darlehensbetrag" office:value-type="percentage" office:value="0.0336071" calcext:value-type="percentage">
            <text:p>3.36%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44-01-31" calcext:value-type="date">
            <text:p>2044-01-31</text:p>
          </table:table-cell>
          <table:table-cell/>
          <table:table-cell table:formula="of:=IF([.E297]&lt;0;Annuitaet;0)" office:value-type="float" office:value="345" calcext:value-type="float">
            <text:p>345.00 ¤</text:p>
          </table:table-cell>
          <table:table-cell table:formula="of:=[.H296]" office:value-type="float" office:value="-35282.2299999999" calcext:value-type="float">
            <text:p>-35,282.23 ¤</text:p>
          </table:table-cell>
          <table:table-cell table:formula="of:=ROUND([.E297]*zinssatz/12;2)" office:value-type="float" office:value="-61.74" calcext:value-type="float">
            <text:p>-61.74 ¤</text:p>
          </table:table-cell>
          <table:table-cell table:formula="of:=[.D297]+[.F297]+[.C297]" office:value-type="float" office:value="283.26" calcext:value-type="float">
            <text:p>283.26 ¤</text:p>
          </table:table-cell>
          <table:table-cell table:formula="of:=IF(([.E297]+[.G297])&lt;0;[.E297]+[.G297];0)" office:value-type="float" office:value="-34998.9699999999" calcext:value-type="float">
            <text:p>-34,998.97 ¤</text:p>
          </table:table-cell>
          <table:table-cell table:style-name="ce8" table:formula="of:=SUM([.G286:.G297])/Darlehensbetrag" office:value-type="percentage" office:value="0.033666" calcext:value-type="percentage">
            <text:p>3.37%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44-02-29" calcext:value-type="date">
            <text:p>2044-02-29</text:p>
          </table:table-cell>
          <table:table-cell/>
          <table:table-cell table:formula="of:=IF([.E298]&lt;0;Annuitaet;0)" office:value-type="float" office:value="345" calcext:value-type="float">
            <text:p>345.00 ¤</text:p>
          </table:table-cell>
          <table:table-cell table:formula="of:=[.H297]" office:value-type="float" office:value="-34998.9699999999" calcext:value-type="float">
            <text:p>-34,998.97 ¤</text:p>
          </table:table-cell>
          <table:table-cell table:formula="of:=ROUND([.E298]*zinssatz/12;2)" office:value-type="float" office:value="-61.25" calcext:value-type="float">
            <text:p>-61.25 ¤</text:p>
          </table:table-cell>
          <table:table-cell table:formula="of:=[.D298]+[.F298]+[.C298]" office:value-type="float" office:value="283.75" calcext:value-type="float">
            <text:p>283.75 ¤</text:p>
          </table:table-cell>
          <table:table-cell table:formula="of:=IF(([.E298]+[.G298])&lt;0;[.E298]+[.G298];0)" office:value-type="float" office:value="-34715.2199999999" calcext:value-type="float">
            <text:p>-34,715.22 ¤</text:p>
          </table:table-cell>
          <table:table-cell table:style-name="ce8" table:formula="of:=SUM([.G287:.G298])/Darlehensbetrag" office:value-type="percentage" office:value="0.0337249" calcext:value-type="percentage">
            <text:p>3.37%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44-03-31" calcext:value-type="date">
            <text:p>2044-03-31</text:p>
          </table:table-cell>
          <table:table-cell/>
          <table:table-cell table:formula="of:=IF([.E299]&lt;0;Annuitaet;0)" office:value-type="float" office:value="345" calcext:value-type="float">
            <text:p>345.00 ¤</text:p>
          </table:table-cell>
          <table:table-cell table:formula="of:=[.H298]" office:value-type="float" office:value="-34715.2199999999" calcext:value-type="float">
            <text:p>-34,715.22 ¤</text:p>
          </table:table-cell>
          <table:table-cell table:formula="of:=ROUND([.E299]*zinssatz/12;2)" office:value-type="float" office:value="-60.75" calcext:value-type="float">
            <text:p>-60.75 ¤</text:p>
          </table:table-cell>
          <table:table-cell table:formula="of:=[.D299]+[.F299]+[.C299]" office:value-type="float" office:value="284.25" calcext:value-type="float">
            <text:p>284.25 ¤</text:p>
          </table:table-cell>
          <table:table-cell table:formula="of:=IF(([.E299]+[.G299])&lt;0;[.E299]+[.G299];0)" office:value-type="float" office:value="-34430.9699999999" calcext:value-type="float">
            <text:p>-34,430.97 ¤</text:p>
          </table:table-cell>
          <table:table-cell table:style-name="ce8" table:formula="of:=SUM([.G288:.G299])/Darlehensbetrag" office:value-type="percentage" office:value="0.0337839" calcext:value-type="percentage">
            <text:p>3.38%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44-04-30" calcext:value-type="date">
            <text:p>2044-04-30</text:p>
          </table:table-cell>
          <table:table-cell/>
          <table:table-cell table:formula="of:=IF([.E300]&lt;0;Annuitaet;0)" office:value-type="float" office:value="345" calcext:value-type="float">
            <text:p>345.00 ¤</text:p>
          </table:table-cell>
          <table:table-cell table:formula="of:=[.H299]" office:value-type="float" office:value="-34430.9699999999" calcext:value-type="float">
            <text:p>-34,430.97 ¤</text:p>
          </table:table-cell>
          <table:table-cell table:formula="of:=ROUND([.E300]*zinssatz/12;2)" office:value-type="float" office:value="-60.25" calcext:value-type="float">
            <text:p>-60.25 ¤</text:p>
          </table:table-cell>
          <table:table-cell table:formula="of:=[.D300]+[.F300]+[.C300]" office:value-type="float" office:value="284.75" calcext:value-type="float">
            <text:p>284.75 ¤</text:p>
          </table:table-cell>
          <table:table-cell table:formula="of:=IF(([.E300]+[.G300])&lt;0;[.E300]+[.G300];0)" office:value-type="float" office:value="-34146.2199999999" calcext:value-type="float">
            <text:p>-34,146.22 ¤</text:p>
          </table:table-cell>
          <table:table-cell table:style-name="ce8" table:formula="of:=SUM([.G289:.G300])/Darlehensbetrag" office:value-type="percentage" office:value="0.0338431" calcext:value-type="percentage">
            <text:p>3.38%</text:p>
          </table:table-cell>
          <table:table-cell table:number-columns-repeated="101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44-05-31" calcext:value-type="date">
            <text:p>2044-05-31</text:p>
          </table:table-cell>
          <table:table-cell/>
          <table:table-cell table:formula="of:=IF([.E301]&lt;0;Annuitaet;0)" office:value-type="float" office:value="345" calcext:value-type="float">
            <text:p>345.00 ¤</text:p>
          </table:table-cell>
          <table:table-cell table:formula="of:=[.H300]" office:value-type="float" office:value="-34146.2199999999" calcext:value-type="float">
            <text:p>-34,146.22 ¤</text:p>
          </table:table-cell>
          <table:table-cell table:formula="of:=ROUND([.E301]*zinssatz/12;2)" office:value-type="float" office:value="-59.76" calcext:value-type="float">
            <text:p>-59.76 ¤</text:p>
          </table:table-cell>
          <table:table-cell table:formula="of:=[.D301]+[.F301]+[.C301]" office:value-type="float" office:value="285.24" calcext:value-type="float">
            <text:p>285.24 ¤</text:p>
          </table:table-cell>
          <table:table-cell table:formula="of:=IF(([.E301]+[.G301])&lt;0;[.E301]+[.G301];0)" office:value-type="float" office:value="-33860.9799999999" calcext:value-type="float">
            <text:p>-33,860.98 ¤</text:p>
          </table:table-cell>
          <table:table-cell table:style-name="ce8" table:formula="of:=SUM([.G290:.G301])/Darlehensbetrag" office:value-type="percentage" office:value="0.0339023" calcext:value-type="percentage">
            <text:p>3.39%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44-06-30" calcext:value-type="date">
            <text:p>2044-06-30</text:p>
          </table:table-cell>
          <table:table-cell/>
          <table:table-cell table:formula="of:=IF([.E302]&lt;0;Annuitaet;0)" office:value-type="float" office:value="345" calcext:value-type="float">
            <text:p>345.00 ¤</text:p>
          </table:table-cell>
          <table:table-cell table:formula="of:=[.H301]" office:value-type="float" office:value="-33860.9799999999" calcext:value-type="float">
            <text:p>-33,860.98 ¤</text:p>
          </table:table-cell>
          <table:table-cell table:formula="of:=ROUND([.E302]*zinssatz/12;2)" office:value-type="float" office:value="-59.26" calcext:value-type="float">
            <text:p>-59.26 ¤</text:p>
          </table:table-cell>
          <table:table-cell table:formula="of:=[.D302]+[.F302]+[.C302]" office:value-type="float" office:value="285.74" calcext:value-type="float">
            <text:p>285.74 ¤</text:p>
          </table:table-cell>
          <table:table-cell table:formula="of:=IF(([.E302]+[.G302])&lt;0;[.E302]+[.G302];0)" office:value-type="float" office:value="-33575.2399999999" calcext:value-type="float">
            <text:p>-33,575.24 ¤</text:p>
          </table:table-cell>
          <table:table-cell table:style-name="ce8" table:formula="of:=SUM([.G291:.G302])/Darlehensbetrag" office:value-type="percentage" office:value="0.0339616" calcext:value-type="percentage">
            <text:p>3.40%</text:p>
          </table:table-cell>
          <table:table-cell table:number-columns-repeated="101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44-07-31" calcext:value-type="date">
            <text:p>2044-07-31</text:p>
          </table:table-cell>
          <table:table-cell/>
          <table:table-cell table:formula="of:=IF([.E303]&lt;0;Annuitaet;0)" office:value-type="float" office:value="345" calcext:value-type="float">
            <text:p>345.00 ¤</text:p>
          </table:table-cell>
          <table:table-cell table:formula="of:=[.H302]" office:value-type="float" office:value="-33575.2399999999" calcext:value-type="float">
            <text:p>-33,575.24 ¤</text:p>
          </table:table-cell>
          <table:table-cell table:formula="of:=ROUND([.E303]*zinssatz/12;2)" office:value-type="float" office:value="-58.76" calcext:value-type="float">
            <text:p>-58.76 ¤</text:p>
          </table:table-cell>
          <table:table-cell table:formula="of:=[.D303]+[.F303]+[.C303]" office:value-type="float" office:value="286.24" calcext:value-type="float">
            <text:p>286.24 ¤</text:p>
          </table:table-cell>
          <table:table-cell table:formula="of:=IF(([.E303]+[.G303])&lt;0;[.E303]+[.G303];0)" office:value-type="float" office:value="-33288.9999999999" calcext:value-type="float">
            <text:p>-33,289.00 ¤</text:p>
          </table:table-cell>
          <table:table-cell table:style-name="ce8" table:formula="of:=SUM([.G292:.G303])/Darlehensbetrag" office:value-type="percentage" office:value="0.034021" calcext:value-type="percentage">
            <text:p>3.40%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44-08-31" calcext:value-type="date">
            <text:p>2044-08-31</text:p>
          </table:table-cell>
          <table:table-cell/>
          <table:table-cell table:formula="of:=IF([.E304]&lt;0;Annuitaet;0)" office:value-type="float" office:value="345" calcext:value-type="float">
            <text:p>345.00 ¤</text:p>
          </table:table-cell>
          <table:table-cell table:formula="of:=[.H303]" office:value-type="float" office:value="-33288.9999999999" calcext:value-type="float">
            <text:p>-33,289.00 ¤</text:p>
          </table:table-cell>
          <table:table-cell table:formula="of:=ROUND([.E304]*zinssatz/12;2)" office:value-type="float" office:value="-58.26" calcext:value-type="float">
            <text:p>-58.26 ¤</text:p>
          </table:table-cell>
          <table:table-cell table:formula="of:=[.D304]+[.F304]+[.C304]" office:value-type="float" office:value="286.74" calcext:value-type="float">
            <text:p>286.74 ¤</text:p>
          </table:table-cell>
          <table:table-cell table:formula="of:=IF(([.E304]+[.G304])&lt;0;[.E304]+[.G304];0)" office:value-type="float" office:value="-33002.2599999999" calcext:value-type="float">
            <text:p>-33,002.26 ¤</text:p>
          </table:table-cell>
          <table:table-cell table:style-name="ce8" table:formula="of:=SUM([.G293:.G304])/Darlehensbetrag" office:value-type="percentage" office:value="0.0340805" calcext:value-type="percentage">
            <text:p>3.41%</text:p>
          </table:table-cell>
          <table:table-cell table:number-columns-repeated="101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44-09-30" calcext:value-type="date">
            <text:p>2044-09-30</text:p>
          </table:table-cell>
          <table:table-cell/>
          <table:table-cell table:formula="of:=IF([.E305]&lt;0;Annuitaet;0)" office:value-type="float" office:value="345" calcext:value-type="float">
            <text:p>345.00 ¤</text:p>
          </table:table-cell>
          <table:table-cell table:formula="of:=[.H304]" office:value-type="float" office:value="-33002.2599999999" calcext:value-type="float">
            <text:p>-33,002.26 ¤</text:p>
          </table:table-cell>
          <table:table-cell table:formula="of:=ROUND([.E305]*zinssatz/12;2)" office:value-type="float" office:value="-57.75" calcext:value-type="float">
            <text:p>-57.75 ¤</text:p>
          </table:table-cell>
          <table:table-cell table:formula="of:=[.D305]+[.F305]+[.C305]" office:value-type="float" office:value="287.25" calcext:value-type="float">
            <text:p>287.25 ¤</text:p>
          </table:table-cell>
          <table:table-cell table:formula="of:=IF(([.E305]+[.G305])&lt;0;[.E305]+[.G305];0)" office:value-type="float" office:value="-32715.0099999999" calcext:value-type="float">
            <text:p>-32,715.01 ¤</text:p>
          </table:table-cell>
          <table:table-cell table:style-name="ce8" table:formula="of:=SUM([.G294:.G305])/Darlehensbetrag" office:value-type="percentage" office:value="0.0341402" calcext:value-type="percentage">
            <text:p>3.41%</text:p>
          </table:table-cell>
          <table:table-cell table:number-columns-repeated="101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44-10-31" calcext:value-type="date">
            <text:p>2044-10-31</text:p>
          </table:table-cell>
          <table:table-cell/>
          <table:table-cell table:formula="of:=IF([.E306]&lt;0;Annuitaet;0)" office:value-type="float" office:value="345" calcext:value-type="float">
            <text:p>345.00 ¤</text:p>
          </table:table-cell>
          <table:table-cell table:formula="of:=[.H305]" office:value-type="float" office:value="-32715.0099999999" calcext:value-type="float">
            <text:p>-32,715.01 ¤</text:p>
          </table:table-cell>
          <table:table-cell table:formula="of:=ROUND([.E306]*zinssatz/12;2)" office:value-type="float" office:value="-57.25" calcext:value-type="float">
            <text:p>-57.25 ¤</text:p>
          </table:table-cell>
          <table:table-cell table:formula="of:=[.D306]+[.F306]+[.C306]" office:value-type="float" office:value="287.75" calcext:value-type="float">
            <text:p>287.75 ¤</text:p>
          </table:table-cell>
          <table:table-cell table:formula="of:=IF(([.E306]+[.G306])&lt;0;[.E306]+[.G306];0)" office:value-type="float" office:value="-32427.2599999999" calcext:value-type="float">
            <text:p>-32,427.26 ¤</text:p>
          </table:table-cell>
          <table:table-cell table:style-name="ce8" table:formula="of:=SUM([.G295:.G306])/Darlehensbetrag" office:value-type="percentage" office:value="0.0342" calcext:value-type="percentage">
            <text:p>3.42%</text:p>
          </table:table-cell>
          <table:table-cell table:number-columns-repeated="101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44-11-30" calcext:value-type="date">
            <text:p>2044-11-30</text:p>
          </table:table-cell>
          <table:table-cell/>
          <table:table-cell table:formula="of:=IF([.E307]&lt;0;Annuitaet;0)" office:value-type="float" office:value="345" calcext:value-type="float">
            <text:p>345.00 ¤</text:p>
          </table:table-cell>
          <table:table-cell table:formula="of:=[.H306]" office:value-type="float" office:value="-32427.2599999999" calcext:value-type="float">
            <text:p>-32,427.26 ¤</text:p>
          </table:table-cell>
          <table:table-cell table:formula="of:=ROUND([.E307]*zinssatz/12;2)" office:value-type="float" office:value="-56.75" calcext:value-type="float">
            <text:p>-56.75 ¤</text:p>
          </table:table-cell>
          <table:table-cell table:formula="of:=[.D307]+[.F307]+[.C307]" office:value-type="float" office:value="288.25" calcext:value-type="float">
            <text:p>288.25 ¤</text:p>
          </table:table-cell>
          <table:table-cell table:formula="of:=IF(([.E307]+[.G307])&lt;0;[.E307]+[.G307];0)" office:value-type="float" office:value="-32139.0099999999" calcext:value-type="float">
            <text:p>-32,139.01 ¤</text:p>
          </table:table-cell>
          <table:table-cell table:style-name="ce8" table:formula="of:=SUM([.G296:.G307])/Darlehensbetrag" office:value-type="percentage" office:value="0.0342598" calcext:value-type="percentage">
            <text:p>3.43%</text:p>
          </table:table-cell>
          <table:table-cell table:number-columns-repeated="101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44-12-31" calcext:value-type="date">
            <text:p>2044-12-31</text:p>
          </table:table-cell>
          <table:table-cell/>
          <table:table-cell table:formula="of:=IF([.E308]&lt;0;Annuitaet;0)" office:value-type="float" office:value="345" calcext:value-type="float">
            <text:p>345.00 ¤</text:p>
          </table:table-cell>
          <table:table-cell table:formula="of:=[.H307]" office:value-type="float" office:value="-32139.0099999999" calcext:value-type="float">
            <text:p>-32,139.01 ¤</text:p>
          </table:table-cell>
          <table:table-cell table:formula="of:=ROUND([.E308]*zinssatz/12;2)" office:value-type="float" office:value="-56.24" calcext:value-type="float">
            <text:p>-56.24 ¤</text:p>
          </table:table-cell>
          <table:table-cell table:formula="of:=[.D308]+[.F308]+[.C308]" office:value-type="float" office:value="288.76" calcext:value-type="float">
            <text:p>288.76 ¤</text:p>
          </table:table-cell>
          <table:table-cell table:formula="of:=IF(([.E308]+[.G308])&lt;0;[.E308]+[.G308];0)" office:value-type="float" office:value="-31850.2499999999" calcext:value-type="float">
            <text:p>-31,850.25 ¤</text:p>
          </table:table-cell>
          <table:table-cell table:style-name="ce8" table:formula="of:=SUM([.G297:.G308])/Darlehensbetrag" office:value-type="percentage" office:value="0.0343198" calcext:value-type="percentage">
            <text:p>3.43%</text:p>
          </table:table-cell>
          <table:table-cell table:number-columns-repeated="10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45-01-31" calcext:value-type="date">
            <text:p>2045-01-31</text:p>
          </table:table-cell>
          <table:table-cell/>
          <table:table-cell table:formula="of:=IF([.E309]&lt;0;Annuitaet;0)" office:value-type="float" office:value="345" calcext:value-type="float">
            <text:p>345.00 ¤</text:p>
          </table:table-cell>
          <table:table-cell table:formula="of:=[.H308]" office:value-type="float" office:value="-31850.2499999999" calcext:value-type="float">
            <text:p>-31,850.25 ¤</text:p>
          </table:table-cell>
          <table:table-cell table:formula="of:=ROUND([.E309]*zinssatz/12;2)" office:value-type="float" office:value="-55.74" calcext:value-type="float">
            <text:p>-55.74 ¤</text:p>
          </table:table-cell>
          <table:table-cell table:formula="of:=[.D309]+[.F309]+[.C309]" office:value-type="float" office:value="289.26" calcext:value-type="float">
            <text:p>289.26 ¤</text:p>
          </table:table-cell>
          <table:table-cell table:formula="of:=IF(([.E309]+[.G309])&lt;0;[.E309]+[.G309];0)" office:value-type="float" office:value="-31560.9899999999" calcext:value-type="float">
            <text:p>-31,560.99 ¤</text:p>
          </table:table-cell>
          <table:table-cell table:style-name="ce8" table:formula="of:=SUM([.G298:.G309])/Darlehensbetrag" office:value-type="percentage" office:value="0.0343798" calcext:value-type="percentage">
            <text:p>3.44%</text:p>
          </table:table-cell>
          <table:table-cell table:number-columns-repeated="101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45-02-28" calcext:value-type="date">
            <text:p>2045-02-28</text:p>
          </table:table-cell>
          <table:table-cell/>
          <table:table-cell table:formula="of:=IF([.E310]&lt;0;Annuitaet;0)" office:value-type="float" office:value="345" calcext:value-type="float">
            <text:p>345.00 ¤</text:p>
          </table:table-cell>
          <table:table-cell table:formula="of:=[.H309]" office:value-type="float" office:value="-31560.9899999999" calcext:value-type="float">
            <text:p>-31,560.99 ¤</text:p>
          </table:table-cell>
          <table:table-cell table:formula="of:=ROUND([.E310]*zinssatz/12;2)" office:value-type="float" office:value="-55.23" calcext:value-type="float">
            <text:p>-55.23 ¤</text:p>
          </table:table-cell>
          <table:table-cell table:formula="of:=[.D310]+[.F310]+[.C310]" office:value-type="float" office:value="289.77" calcext:value-type="float">
            <text:p>289.77 ¤</text:p>
          </table:table-cell>
          <table:table-cell table:formula="of:=IF(([.E310]+[.G310])&lt;0;[.E310]+[.G310];0)" office:value-type="float" office:value="-31271.2199999999" calcext:value-type="float">
            <text:p>-31,271.22 ¤</text:p>
          </table:table-cell>
          <table:table-cell table:style-name="ce8" table:formula="of:=SUM([.G299:.G310])/Darlehensbetrag" office:value-type="percentage" office:value="0.03444" calcext:value-type="percentage">
            <text:p>3.44%</text:p>
          </table:table-cell>
          <table:table-cell table:number-columns-repeated="10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45-03-31" calcext:value-type="date">
            <text:p>2045-03-31</text:p>
          </table:table-cell>
          <table:table-cell/>
          <table:table-cell table:formula="of:=IF([.E311]&lt;0;Annuitaet;0)" office:value-type="float" office:value="345" calcext:value-type="float">
            <text:p>345.00 ¤</text:p>
          </table:table-cell>
          <table:table-cell table:formula="of:=[.H310]" office:value-type="float" office:value="-31271.2199999999" calcext:value-type="float">
            <text:p>-31,271.22 ¤</text:p>
          </table:table-cell>
          <table:table-cell table:formula="of:=ROUND([.E311]*zinssatz/12;2)" office:value-type="float" office:value="-54.72" calcext:value-type="float">
            <text:p>-54.72 ¤</text:p>
          </table:table-cell>
          <table:table-cell table:formula="of:=[.D311]+[.F311]+[.C311]" office:value-type="float" office:value="290.28" calcext:value-type="float">
            <text:p>290.28 ¤</text:p>
          </table:table-cell>
          <table:table-cell table:formula="of:=IF(([.E311]+[.G311])&lt;0;[.E311]+[.G311];0)" office:value-type="float" office:value="-30980.9399999999" calcext:value-type="float">
            <text:p>-30,980.94 ¤</text:p>
          </table:table-cell>
          <table:table-cell table:style-name="ce8" table:formula="of:=SUM([.G300:.G311])/Darlehensbetrag" office:value-type="percentage" office:value="0.0345003" calcext:value-type="percentage">
            <text:p>3.45%</text:p>
          </table:table-cell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45-04-30" calcext:value-type="date">
            <text:p>2045-04-30</text:p>
          </table:table-cell>
          <table:table-cell/>
          <table:table-cell table:formula="of:=IF([.E312]&lt;0;Annuitaet;0)" office:value-type="float" office:value="345" calcext:value-type="float">
            <text:p>345.00 ¤</text:p>
          </table:table-cell>
          <table:table-cell table:formula="of:=[.H311]" office:value-type="float" office:value="-30980.9399999999" calcext:value-type="float">
            <text:p>-30,980.94 ¤</text:p>
          </table:table-cell>
          <table:table-cell table:formula="of:=ROUND([.E312]*zinssatz/12;2)" office:value-type="float" office:value="-54.22" calcext:value-type="float">
            <text:p>-54.22 ¤</text:p>
          </table:table-cell>
          <table:table-cell table:formula="of:=[.D312]+[.F312]+[.C312]" office:value-type="float" office:value="290.78" calcext:value-type="float">
            <text:p>290.78 ¤</text:p>
          </table:table-cell>
          <table:table-cell table:formula="of:=IF(([.E312]+[.G312])&lt;0;[.E312]+[.G312];0)" office:value-type="float" office:value="-30690.1599999999" calcext:value-type="float">
            <text:p>-30,690.16 ¤</text:p>
          </table:table-cell>
          <table:table-cell table:style-name="ce8" table:formula="of:=SUM([.G301:.G312])/Darlehensbetrag" office:value-type="percentage" office:value="0.0345606" calcext:value-type="percentage">
            <text:p>3.46%</text:p>
          </table:table-cell>
          <table:table-cell table:number-columns-repeated="101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45-05-31" calcext:value-type="date">
            <text:p>2045-05-31</text:p>
          </table:table-cell>
          <table:table-cell/>
          <table:table-cell table:formula="of:=IF([.E313]&lt;0;Annuitaet;0)" office:value-type="float" office:value="345" calcext:value-type="float">
            <text:p>345.00 ¤</text:p>
          </table:table-cell>
          <table:table-cell table:formula="of:=[.H312]" office:value-type="float" office:value="-30690.1599999999" calcext:value-type="float">
            <text:p>-30,690.16 ¤</text:p>
          </table:table-cell>
          <table:table-cell table:formula="of:=ROUND([.E313]*zinssatz/12;2)" office:value-type="float" office:value="-53.71" calcext:value-type="float">
            <text:p>-53.71 ¤</text:p>
          </table:table-cell>
          <table:table-cell table:formula="of:=[.D313]+[.F313]+[.C313]" office:value-type="float" office:value="291.29" calcext:value-type="float">
            <text:p>291.29 ¤</text:p>
          </table:table-cell>
          <table:table-cell table:formula="of:=IF(([.E313]+[.G313])&lt;0;[.E313]+[.G313];0)" office:value-type="float" office:value="-30398.8699999999" calcext:value-type="float">
            <text:p>-30,398.87 ¤</text:p>
          </table:table-cell>
          <table:table-cell table:style-name="ce8" table:formula="of:=SUM([.G302:.G313])/Darlehensbetrag" office:value-type="percentage" office:value="0.0346211" calcext:value-type="percentage">
            <text:p>3.46%</text:p>
          </table:table-cell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45-06-30" calcext:value-type="date">
            <text:p>2045-06-30</text:p>
          </table:table-cell>
          <table:table-cell/>
          <table:table-cell table:formula="of:=IF([.E314]&lt;0;Annuitaet;0)" office:value-type="float" office:value="345" calcext:value-type="float">
            <text:p>345.00 ¤</text:p>
          </table:table-cell>
          <table:table-cell table:formula="of:=[.H313]" office:value-type="float" office:value="-30398.8699999999" calcext:value-type="float">
            <text:p>-30,398.87 ¤</text:p>
          </table:table-cell>
          <table:table-cell table:formula="of:=ROUND([.E314]*zinssatz/12;2)" office:value-type="float" office:value="-53.2" calcext:value-type="float">
            <text:p>-53.20 ¤</text:p>
          </table:table-cell>
          <table:table-cell table:formula="of:=[.D314]+[.F314]+[.C314]" office:value-type="float" office:value="291.8" calcext:value-type="float">
            <text:p>291.80 ¤</text:p>
          </table:table-cell>
          <table:table-cell table:formula="of:=IF(([.E314]+[.G314])&lt;0;[.E314]+[.G314];0)" office:value-type="float" office:value="-30107.0699999999" calcext:value-type="float">
            <text:p>-30,107.07 ¤</text:p>
          </table:table-cell>
          <table:table-cell table:style-name="ce8" table:formula="of:=SUM([.G303:.G314])/Darlehensbetrag" office:value-type="percentage" office:value="0.0346817" calcext:value-type="percentage">
            <text:p>3.47%</text:p>
          </table:table-cell>
          <table:table-cell table:number-columns-repeated="101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45-07-31" calcext:value-type="date">
            <text:p>2045-07-31</text:p>
          </table:table-cell>
          <table:table-cell/>
          <table:table-cell table:formula="of:=IF([.E315]&lt;0;Annuitaet;0)" office:value-type="float" office:value="345" calcext:value-type="float">
            <text:p>345.00 ¤</text:p>
          </table:table-cell>
          <table:table-cell table:formula="of:=[.H314]" office:value-type="float" office:value="-30107.0699999999" calcext:value-type="float">
            <text:p>-30,107.07 ¤</text:p>
          </table:table-cell>
          <table:table-cell table:formula="of:=ROUND([.E315]*zinssatz/12;2)" office:value-type="float" office:value="-52.69" calcext:value-type="float">
            <text:p>-52.69 ¤</text:p>
          </table:table-cell>
          <table:table-cell table:formula="of:=[.D315]+[.F315]+[.C315]" office:value-type="float" office:value="292.31" calcext:value-type="float">
            <text:p>292.31 ¤</text:p>
          </table:table-cell>
          <table:table-cell table:formula="of:=IF(([.E315]+[.G315])&lt;0;[.E315]+[.G315];0)" office:value-type="float" office:value="-29814.7599999999" calcext:value-type="float">
            <text:p>-29,814.76 ¤</text:p>
          </table:table-cell>
          <table:table-cell table:style-name="ce8" table:formula="of:=SUM([.G304:.G315])/Darlehensbetrag" office:value-type="percentage" office:value="0.0347424" calcext:value-type="percentage">
            <text:p>3.47%</text:p>
          </table:table-cell>
          <table:table-cell table:number-columns-repeated="101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45-08-31" calcext:value-type="date">
            <text:p>2045-08-31</text:p>
          </table:table-cell>
          <table:table-cell/>
          <table:table-cell table:formula="of:=IF([.E316]&lt;0;Annuitaet;0)" office:value-type="float" office:value="345" calcext:value-type="float">
            <text:p>345.00 ¤</text:p>
          </table:table-cell>
          <table:table-cell table:formula="of:=[.H315]" office:value-type="float" office:value="-29814.7599999999" calcext:value-type="float">
            <text:p>-29,814.76 ¤</text:p>
          </table:table-cell>
          <table:table-cell table:formula="of:=ROUND([.E316]*zinssatz/12;2)" office:value-type="float" office:value="-52.18" calcext:value-type="float">
            <text:p>-52.18 ¤</text:p>
          </table:table-cell>
          <table:table-cell table:formula="of:=[.D316]+[.F316]+[.C316]" office:value-type="float" office:value="292.82" calcext:value-type="float">
            <text:p>292.82 ¤</text:p>
          </table:table-cell>
          <table:table-cell table:formula="of:=IF(([.E316]+[.G316])&lt;0;[.E316]+[.G316];0)" office:value-type="float" office:value="-29521.9399999999" calcext:value-type="float">
            <text:p>-29,521.94 ¤</text:p>
          </table:table-cell>
          <table:table-cell table:style-name="ce8" table:formula="of:=SUM([.G305:.G316])/Darlehensbetrag" office:value-type="percentage" office:value="0.0348032" calcext:value-type="percentage">
            <text:p>3.48%</text:p>
          </table:table-cell>
          <table:table-cell table:number-columns-repeated="101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45-09-30" calcext:value-type="date">
            <text:p>2045-09-30</text:p>
          </table:table-cell>
          <table:table-cell/>
          <table:table-cell table:formula="of:=IF([.E317]&lt;0;Annuitaet;0)" office:value-type="float" office:value="345" calcext:value-type="float">
            <text:p>345.00 ¤</text:p>
          </table:table-cell>
          <table:table-cell table:formula="of:=[.H316]" office:value-type="float" office:value="-29521.9399999999" calcext:value-type="float">
            <text:p>-29,521.94 ¤</text:p>
          </table:table-cell>
          <table:table-cell table:formula="of:=ROUND([.E317]*zinssatz/12;2)" office:value-type="float" office:value="-51.66" calcext:value-type="float">
            <text:p>-51.66 ¤</text:p>
          </table:table-cell>
          <table:table-cell table:formula="of:=[.D317]+[.F317]+[.C317]" office:value-type="float" office:value="293.34" calcext:value-type="float">
            <text:p>293.34 ¤</text:p>
          </table:table-cell>
          <table:table-cell table:formula="of:=IF(([.E317]+[.G317])&lt;0;[.E317]+[.G317];0)" office:value-type="float" office:value="-29228.5999999999" calcext:value-type="float">
            <text:p>-29,228.60 ¤</text:p>
          </table:table-cell>
          <table:table-cell table:style-name="ce8" table:formula="of:=SUM([.G306:.G317])/Darlehensbetrag" office:value-type="percentage" office:value="0.0348641" calcext:value-type="percentage">
            <text:p>3.49%</text:p>
          </table:table-cell>
          <table:table-cell table:number-columns-repeated="101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45-10-31" calcext:value-type="date">
            <text:p>2045-10-31</text:p>
          </table:table-cell>
          <table:table-cell/>
          <table:table-cell table:formula="of:=IF([.E318]&lt;0;Annuitaet;0)" office:value-type="float" office:value="345" calcext:value-type="float">
            <text:p>345.00 ¤</text:p>
          </table:table-cell>
          <table:table-cell table:formula="of:=[.H317]" office:value-type="float" office:value="-29228.5999999999" calcext:value-type="float">
            <text:p>-29,228.60 ¤</text:p>
          </table:table-cell>
          <table:table-cell table:formula="of:=ROUND([.E318]*zinssatz/12;2)" office:value-type="float" office:value="-51.15" calcext:value-type="float">
            <text:p>-51.15 ¤</text:p>
          </table:table-cell>
          <table:table-cell table:formula="of:=[.D318]+[.F318]+[.C318]" office:value-type="float" office:value="293.85" calcext:value-type="float">
            <text:p>293.85 ¤</text:p>
          </table:table-cell>
          <table:table-cell table:formula="of:=IF(([.E318]+[.G318])&lt;0;[.E318]+[.G318];0)" office:value-type="float" office:value="-28934.7499999999" calcext:value-type="float">
            <text:p>-28,934.75 ¤</text:p>
          </table:table-cell>
          <table:table-cell table:style-name="ce8" table:formula="of:=SUM([.G307:.G318])/Darlehensbetrag" office:value-type="percentage" office:value="0.0349251" calcext:value-type="percentage">
            <text:p>3.49%</text:p>
          </table:table-cell>
          <table:table-cell table:number-columns-repeated="10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45-11-30" calcext:value-type="date">
            <text:p>2045-11-30</text:p>
          </table:table-cell>
          <table:table-cell/>
          <table:table-cell table:formula="of:=IF([.E319]&lt;0;Annuitaet;0)" office:value-type="float" office:value="345" calcext:value-type="float">
            <text:p>345.00 ¤</text:p>
          </table:table-cell>
          <table:table-cell table:formula="of:=[.H318]" office:value-type="float" office:value="-28934.7499999999" calcext:value-type="float">
            <text:p>-28,934.75 ¤</text:p>
          </table:table-cell>
          <table:table-cell table:formula="of:=ROUND([.E319]*zinssatz/12;2)" office:value-type="float" office:value="-50.64" calcext:value-type="float">
            <text:p>-50.64 ¤</text:p>
          </table:table-cell>
          <table:table-cell table:formula="of:=[.D319]+[.F319]+[.C319]" office:value-type="float" office:value="294.36" calcext:value-type="float">
            <text:p>294.36 ¤</text:p>
          </table:table-cell>
          <table:table-cell table:formula="of:=IF(([.E319]+[.G319])&lt;0;[.E319]+[.G319];0)" office:value-type="float" office:value="-28640.3899999999" calcext:value-type="float">
            <text:p>-28,640.39 ¤</text:p>
          </table:table-cell>
          <table:table-cell table:style-name="ce8" table:formula="of:=SUM([.G308:.G319])/Darlehensbetrag" office:value-type="percentage" office:value="0.0349862" calcext:value-type="percentage">
            <text:p>3.50%</text:p>
          </table:table-cell>
          <table:table-cell table:number-columns-repeated="10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45-12-31" calcext:value-type="date">
            <text:p>2045-12-31</text:p>
          </table:table-cell>
          <table:table-cell/>
          <table:table-cell table:formula="of:=IF([.E320]&lt;0;Annuitaet;0)" office:value-type="float" office:value="345" calcext:value-type="float">
            <text:p>345.00 ¤</text:p>
          </table:table-cell>
          <table:table-cell table:formula="of:=[.H319]" office:value-type="float" office:value="-28640.3899999999" calcext:value-type="float">
            <text:p>-28,640.39 ¤</text:p>
          </table:table-cell>
          <table:table-cell table:formula="of:=ROUND([.E320]*zinssatz/12;2)" office:value-type="float" office:value="-50.12" calcext:value-type="float">
            <text:p>-50.12 ¤</text:p>
          </table:table-cell>
          <table:table-cell table:formula="of:=[.D320]+[.F320]+[.C320]" office:value-type="float" office:value="294.88" calcext:value-type="float">
            <text:p>294.88 ¤</text:p>
          </table:table-cell>
          <table:table-cell table:formula="of:=IF(([.E320]+[.G320])&lt;0;[.E320]+[.G320];0)" office:value-type="float" office:value="-28345.5099999999" calcext:value-type="float">
            <text:p>-28,345.51 ¤</text:p>
          </table:table-cell>
          <table:table-cell table:style-name="ce8" table:formula="of:=SUM([.G309:.G320])/Darlehensbetrag" office:value-type="percentage" office:value="0.0350474" calcext:value-type="percentage">
            <text:p>3.50%</text:p>
          </table:table-cell>
          <table:table-cell table:number-columns-repeated="10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46-01-31" calcext:value-type="date">
            <text:p>2046-01-31</text:p>
          </table:table-cell>
          <table:table-cell/>
          <table:table-cell table:formula="of:=IF([.E321]&lt;0;Annuitaet;0)" office:value-type="float" office:value="345" calcext:value-type="float">
            <text:p>345.00 ¤</text:p>
          </table:table-cell>
          <table:table-cell table:formula="of:=[.H320]" office:value-type="float" office:value="-28345.5099999999" calcext:value-type="float">
            <text:p>-28,345.51 ¤</text:p>
          </table:table-cell>
          <table:table-cell table:formula="of:=ROUND([.E321]*zinssatz/12;2)" office:value-type="float" office:value="-49.6" calcext:value-type="float">
            <text:p>-49.60 ¤</text:p>
          </table:table-cell>
          <table:table-cell table:formula="of:=[.D321]+[.F321]+[.C321]" office:value-type="float" office:value="295.4" calcext:value-type="float">
            <text:p>295.40 ¤</text:p>
          </table:table-cell>
          <table:table-cell table:formula="of:=IF(([.E321]+[.G321])&lt;0;[.E321]+[.G321];0)" office:value-type="float" office:value="-28050.1099999999" calcext:value-type="float">
            <text:p>-28,050.11 ¤</text:p>
          </table:table-cell>
          <table:table-cell table:style-name="ce8" table:formula="of:=SUM([.G310:.G321])/Darlehensbetrag" office:value-type="percentage" office:value="0.0351088" calcext:value-type="percentage">
            <text:p>3.51%</text:p>
          </table:table-cell>
          <table:table-cell table:number-columns-repeated="101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46-02-28" calcext:value-type="date">
            <text:p>2046-02-28</text:p>
          </table:table-cell>
          <table:table-cell/>
          <table:table-cell table:formula="of:=IF([.E322]&lt;0;Annuitaet;0)" office:value-type="float" office:value="345" calcext:value-type="float">
            <text:p>345.00 ¤</text:p>
          </table:table-cell>
          <table:table-cell table:formula="of:=[.H321]" office:value-type="float" office:value="-28050.1099999999" calcext:value-type="float">
            <text:p>-28,050.11 ¤</text:p>
          </table:table-cell>
          <table:table-cell table:formula="of:=ROUND([.E322]*zinssatz/12;2)" office:value-type="float" office:value="-49.09" calcext:value-type="float">
            <text:p>-49.09 ¤</text:p>
          </table:table-cell>
          <table:table-cell table:formula="of:=[.D322]+[.F322]+[.C322]" office:value-type="float" office:value="295.91" calcext:value-type="float">
            <text:p>295.91 ¤</text:p>
          </table:table-cell>
          <table:table-cell table:formula="of:=IF(([.E322]+[.G322])&lt;0;[.E322]+[.G322];0)" office:value-type="float" office:value="-27754.1999999999" calcext:value-type="float">
            <text:p>-27,754.20 ¤</text:p>
          </table:table-cell>
          <table:table-cell table:style-name="ce8" table:formula="of:=SUM([.G311:.G322])/Darlehensbetrag" office:value-type="percentage" office:value="0.0351702" calcext:value-type="percentage">
            <text:p>3.52%</text:p>
          </table:table-cell>
          <table:table-cell table:number-columns-repeated="101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46-03-31" calcext:value-type="date">
            <text:p>2046-03-31</text:p>
          </table:table-cell>
          <table:table-cell/>
          <table:table-cell table:formula="of:=IF([.E323]&lt;0;Annuitaet;0)" office:value-type="float" office:value="345" calcext:value-type="float">
            <text:p>345.00 ¤</text:p>
          </table:table-cell>
          <table:table-cell table:formula="of:=[.H322]" office:value-type="float" office:value="-27754.1999999999" calcext:value-type="float">
            <text:p>-27,754.20 ¤</text:p>
          </table:table-cell>
          <table:table-cell table:formula="of:=ROUND([.E323]*zinssatz/12;2)" office:value-type="float" office:value="-48.57" calcext:value-type="float">
            <text:p>-48.57 ¤</text:p>
          </table:table-cell>
          <table:table-cell table:formula="of:=[.D323]+[.F323]+[.C323]" office:value-type="float" office:value="296.43" calcext:value-type="float">
            <text:p>296.43 ¤</text:p>
          </table:table-cell>
          <table:table-cell table:formula="of:=IF(([.E323]+[.G323])&lt;0;[.E323]+[.G323];0)" office:value-type="float" office:value="-27457.7699999999" calcext:value-type="float">
            <text:p>-27,457.77 ¤</text:p>
          </table:table-cell>
          <table:table-cell table:style-name="ce8" table:formula="of:=SUM([.G312:.G323])/Darlehensbetrag" office:value-type="percentage" office:value="0.0352317" calcext:value-type="percentage">
            <text:p>3.52%</text:p>
          </table:table-cell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46-04-30" calcext:value-type="date">
            <text:p>2046-04-30</text:p>
          </table:table-cell>
          <table:table-cell/>
          <table:table-cell table:formula="of:=IF([.E324]&lt;0;Annuitaet;0)" office:value-type="float" office:value="345" calcext:value-type="float">
            <text:p>345.00 ¤</text:p>
          </table:table-cell>
          <table:table-cell table:formula="of:=[.H323]" office:value-type="float" office:value="-27457.7699999999" calcext:value-type="float">
            <text:p>-27,457.77 ¤</text:p>
          </table:table-cell>
          <table:table-cell table:formula="of:=ROUND([.E324]*zinssatz/12;2)" office:value-type="float" office:value="-48.05" calcext:value-type="float">
            <text:p>-48.05 ¤</text:p>
          </table:table-cell>
          <table:table-cell table:formula="of:=[.D324]+[.F324]+[.C324]" office:value-type="float" office:value="296.95" calcext:value-type="float">
            <text:p>296.95 ¤</text:p>
          </table:table-cell>
          <table:table-cell table:formula="of:=IF(([.E324]+[.G324])&lt;0;[.E324]+[.G324];0)" office:value-type="float" office:value="-27160.8199999999" calcext:value-type="float">
            <text:p>-27,160.82 ¤</text:p>
          </table:table-cell>
          <table:table-cell table:style-name="ce8" table:formula="of:=SUM([.G313:.G324])/Darlehensbetrag" office:value-type="percentage" office:value="0.0352934" calcext:value-type="percentage">
            <text:p>3.53%</text:p>
          </table:table-cell>
          <table:table-cell table:number-columns-repeated="101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46-05-31" calcext:value-type="date">
            <text:p>2046-05-31</text:p>
          </table:table-cell>
          <table:table-cell/>
          <table:table-cell table:formula="of:=IF([.E325]&lt;0;Annuitaet;0)" office:value-type="float" office:value="345" calcext:value-type="float">
            <text:p>345.00 ¤</text:p>
          </table:table-cell>
          <table:table-cell table:formula="of:=[.H324]" office:value-type="float" office:value="-27160.8199999999" calcext:value-type="float">
            <text:p>-27,160.82 ¤</text:p>
          </table:table-cell>
          <table:table-cell table:formula="of:=ROUND([.E325]*zinssatz/12;2)" office:value-type="float" office:value="-47.53" calcext:value-type="float">
            <text:p>-47.53 ¤</text:p>
          </table:table-cell>
          <table:table-cell table:formula="of:=[.D325]+[.F325]+[.C325]" office:value-type="float" office:value="297.47" calcext:value-type="float">
            <text:p>297.47 ¤</text:p>
          </table:table-cell>
          <table:table-cell table:formula="of:=IF(([.E325]+[.G325])&lt;0;[.E325]+[.G325];0)" office:value-type="float" office:value="-26863.3499999999" calcext:value-type="float">
            <text:p>-26,863.35 ¤</text:p>
          </table:table-cell>
          <table:table-cell table:style-name="ce8" table:formula="of:=SUM([.G314:.G325])/Darlehensbetrag" office:value-type="percentage" office:value="0.0353552" calcext:value-type="percentage">
            <text:p>3.54%</text:p>
          </table:table-cell>
          <table:table-cell table:number-columns-repeated="101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46-06-30" calcext:value-type="date">
            <text:p>2046-06-30</text:p>
          </table:table-cell>
          <table:table-cell/>
          <table:table-cell table:formula="of:=IF([.E326]&lt;0;Annuitaet;0)" office:value-type="float" office:value="345" calcext:value-type="float">
            <text:p>345.00 ¤</text:p>
          </table:table-cell>
          <table:table-cell table:formula="of:=[.H325]" office:value-type="float" office:value="-26863.3499999999" calcext:value-type="float">
            <text:p>-26,863.35 ¤</text:p>
          </table:table-cell>
          <table:table-cell table:formula="of:=ROUND([.E326]*zinssatz/12;2)" office:value-type="float" office:value="-47.01" calcext:value-type="float">
            <text:p>-47.01 ¤</text:p>
          </table:table-cell>
          <table:table-cell table:formula="of:=[.D326]+[.F326]+[.C326]" office:value-type="float" office:value="297.99" calcext:value-type="float">
            <text:p>297.99 ¤</text:p>
          </table:table-cell>
          <table:table-cell table:formula="of:=IF(([.E326]+[.G326])&lt;0;[.E326]+[.G326];0)" office:value-type="float" office:value="-26565.3599999999" calcext:value-type="float">
            <text:p>-26,565.36 ¤</text:p>
          </table:table-cell>
          <table:table-cell table:style-name="ce8" table:formula="of:=SUM([.G315:.G326])/Darlehensbetrag" office:value-type="percentage" office:value="0.0354171" calcext:value-type="percentage">
            <text:p>3.54%</text:p>
          </table:table-cell>
          <table:table-cell table:number-columns-repeated="101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46-07-31" calcext:value-type="date">
            <text:p>2046-07-31</text:p>
          </table:table-cell>
          <table:table-cell/>
          <table:table-cell table:formula="of:=IF([.E327]&lt;0;Annuitaet;0)" office:value-type="float" office:value="345" calcext:value-type="float">
            <text:p>345.00 ¤</text:p>
          </table:table-cell>
          <table:table-cell table:formula="of:=[.H326]" office:value-type="float" office:value="-26565.3599999999" calcext:value-type="float">
            <text:p>-26,565.36 ¤</text:p>
          </table:table-cell>
          <table:table-cell table:formula="of:=ROUND([.E327]*zinssatz/12;2)" office:value-type="float" office:value="-46.49" calcext:value-type="float">
            <text:p>-46.49 ¤</text:p>
          </table:table-cell>
          <table:table-cell table:formula="of:=[.D327]+[.F327]+[.C327]" office:value-type="float" office:value="298.51" calcext:value-type="float">
            <text:p>298.51 ¤</text:p>
          </table:table-cell>
          <table:table-cell table:formula="of:=IF(([.E327]+[.G327])&lt;0;[.E327]+[.G327];0)" office:value-type="float" office:value="-26266.8499999999" calcext:value-type="float">
            <text:p>-26,266.85 ¤</text:p>
          </table:table-cell>
          <table:table-cell table:style-name="ce8" table:formula="of:=SUM([.G316:.G327])/Darlehensbetrag" office:value-type="percentage" office:value="0.0354791" calcext:value-type="percentage">
            <text:p>3.55%</text:p>
          </table:table-cell>
          <table:table-cell table:number-columns-repeated="101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46-08-31" calcext:value-type="date">
            <text:p>2046-08-31</text:p>
          </table:table-cell>
          <table:table-cell/>
          <table:table-cell table:formula="of:=IF([.E328]&lt;0;Annuitaet;0)" office:value-type="float" office:value="345" calcext:value-type="float">
            <text:p>345.00 ¤</text:p>
          </table:table-cell>
          <table:table-cell table:formula="of:=[.H327]" office:value-type="float" office:value="-26266.8499999999" calcext:value-type="float">
            <text:p>-26,266.85 ¤</text:p>
          </table:table-cell>
          <table:table-cell table:formula="of:=ROUND([.E328]*zinssatz/12;2)" office:value-type="float" office:value="-45.97" calcext:value-type="float">
            <text:p>-45.97 ¤</text:p>
          </table:table-cell>
          <table:table-cell table:formula="of:=[.D328]+[.F328]+[.C328]" office:value-type="float" office:value="299.03" calcext:value-type="float">
            <text:p>299.03 ¤</text:p>
          </table:table-cell>
          <table:table-cell table:formula="of:=IF(([.E328]+[.G328])&lt;0;[.E328]+[.G328];0)" office:value-type="float" office:value="-25967.8199999999" calcext:value-type="float">
            <text:p>-25,967.82 ¤</text:p>
          </table:table-cell>
          <table:table-cell table:style-name="ce8" table:formula="of:=SUM([.G317:.G328])/Darlehensbetrag" office:value-type="percentage" office:value="0.0355412" calcext:value-type="percentage">
            <text:p>3.55%</text:p>
          </table:table-cell>
          <table:table-cell table:number-columns-repeated="10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46-09-30" calcext:value-type="date">
            <text:p>2046-09-30</text:p>
          </table:table-cell>
          <table:table-cell/>
          <table:table-cell table:formula="of:=IF([.E329]&lt;0;Annuitaet;0)" office:value-type="float" office:value="345" calcext:value-type="float">
            <text:p>345.00 ¤</text:p>
          </table:table-cell>
          <table:table-cell table:formula="of:=[.H328]" office:value-type="float" office:value="-25967.8199999999" calcext:value-type="float">
            <text:p>-25,967.82 ¤</text:p>
          </table:table-cell>
          <table:table-cell table:formula="of:=ROUND([.E329]*zinssatz/12;2)" office:value-type="float" office:value="-45.44" calcext:value-type="float">
            <text:p>-45.44 ¤</text:p>
          </table:table-cell>
          <table:table-cell table:formula="of:=[.D329]+[.F329]+[.C329]" office:value-type="float" office:value="299.56" calcext:value-type="float">
            <text:p>299.56 ¤</text:p>
          </table:table-cell>
          <table:table-cell table:formula="of:=IF(([.E329]+[.G329])&lt;0;[.E329]+[.G329];0)" office:value-type="float" office:value="-25668.2599999999" calcext:value-type="float">
            <text:p>-25,668.26 ¤</text:p>
          </table:table-cell>
          <table:table-cell table:style-name="ce8" table:formula="of:=SUM([.G318:.G329])/Darlehensbetrag" office:value-type="percentage" office:value="0.0356034" calcext:value-type="percentage">
            <text:p>3.56%</text:p>
          </table:table-cell>
          <table:table-cell table:number-columns-repeated="101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46-10-31" calcext:value-type="date">
            <text:p>2046-10-31</text:p>
          </table:table-cell>
          <table:table-cell/>
          <table:table-cell table:formula="of:=IF([.E330]&lt;0;Annuitaet;0)" office:value-type="float" office:value="345" calcext:value-type="float">
            <text:p>345.00 ¤</text:p>
          </table:table-cell>
          <table:table-cell table:formula="of:=[.H329]" office:value-type="float" office:value="-25668.2599999999" calcext:value-type="float">
            <text:p>-25,668.26 ¤</text:p>
          </table:table-cell>
          <table:table-cell table:formula="of:=ROUND([.E330]*zinssatz/12;2)" office:value-type="float" office:value="-44.92" calcext:value-type="float">
            <text:p>-44.92 ¤</text:p>
          </table:table-cell>
          <table:table-cell table:formula="of:=[.D330]+[.F330]+[.C330]" office:value-type="float" office:value="300.08" calcext:value-type="float">
            <text:p>300.08 ¤</text:p>
          </table:table-cell>
          <table:table-cell table:formula="of:=IF(([.E330]+[.G330])&lt;0;[.E330]+[.G330];0)" office:value-type="float" office:value="-25368.1799999999" calcext:value-type="float">
            <text:p>-25,368.18 ¤</text:p>
          </table:table-cell>
          <table:table-cell table:style-name="ce8" table:formula="of:=SUM([.G319:.G330])/Darlehensbetrag" office:value-type="percentage" office:value="0.0356657" calcext:value-type="percentage">
            <text:p>3.57%</text:p>
          </table:table-cell>
          <table:table-cell table:number-columns-repeated="10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46-11-30" calcext:value-type="date">
            <text:p>2046-11-30</text:p>
          </table:table-cell>
          <table:table-cell/>
          <table:table-cell table:formula="of:=IF([.E331]&lt;0;Annuitaet;0)" office:value-type="float" office:value="345" calcext:value-type="float">
            <text:p>345.00 ¤</text:p>
          </table:table-cell>
          <table:table-cell table:formula="of:=[.H330]" office:value-type="float" office:value="-25368.1799999999" calcext:value-type="float">
            <text:p>-25,368.18 ¤</text:p>
          </table:table-cell>
          <table:table-cell table:formula="of:=ROUND([.E331]*zinssatz/12;2)" office:value-type="float" office:value="-44.39" calcext:value-type="float">
            <text:p>-44.39 ¤</text:p>
          </table:table-cell>
          <table:table-cell table:formula="of:=[.D331]+[.F331]+[.C331]" office:value-type="float" office:value="300.61" calcext:value-type="float">
            <text:p>300.61 ¤</text:p>
          </table:table-cell>
          <table:table-cell table:formula="of:=IF(([.E331]+[.G331])&lt;0;[.E331]+[.G331];0)" office:value-type="float" office:value="-25067.5699999999" calcext:value-type="float">
            <text:p>-25,067.57 ¤</text:p>
          </table:table-cell>
          <table:table-cell table:style-name="ce8" table:formula="of:=SUM([.G320:.G331])/Darlehensbetrag" office:value-type="percentage" office:value="0.0357282" calcext:value-type="percentage">
            <text:p>3.57%</text:p>
          </table:table-cell>
          <table:table-cell table:number-columns-repeated="101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46-12-31" calcext:value-type="date">
            <text:p>2046-12-31</text:p>
          </table:table-cell>
          <table:table-cell/>
          <table:table-cell table:formula="of:=IF([.E332]&lt;0;Annuitaet;0)" office:value-type="float" office:value="345" calcext:value-type="float">
            <text:p>345.00 ¤</text:p>
          </table:table-cell>
          <table:table-cell table:formula="of:=[.H331]" office:value-type="float" office:value="-25067.5699999999" calcext:value-type="float">
            <text:p>-25,067.57 ¤</text:p>
          </table:table-cell>
          <table:table-cell table:formula="of:=ROUND([.E332]*zinssatz/12;2)" office:value-type="float" office:value="-43.87" calcext:value-type="float">
            <text:p>-43.87 ¤</text:p>
          </table:table-cell>
          <table:table-cell table:formula="of:=[.D332]+[.F332]+[.C332]" office:value-type="float" office:value="301.13" calcext:value-type="float">
            <text:p>301.13 ¤</text:p>
          </table:table-cell>
          <table:table-cell table:formula="of:=IF(([.E332]+[.G332])&lt;0;[.E332]+[.G332];0)" office:value-type="float" office:value="-24766.4399999999" calcext:value-type="float">
            <text:p>-24,766.44 ¤</text:p>
          </table:table-cell>
          <table:table-cell table:style-name="ce8" table:formula="of:=SUM([.G321:.G332])/Darlehensbetrag" office:value-type="percentage" office:value="0.0357907" calcext:value-type="percentage">
            <text:p>3.58%</text:p>
          </table:table-cell>
          <table:table-cell table:number-columns-repeated="101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47-01-31" calcext:value-type="date">
            <text:p>2047-01-31</text:p>
          </table:table-cell>
          <table:table-cell/>
          <table:table-cell table:formula="of:=IF([.E333]&lt;0;Annuitaet;0)" office:value-type="float" office:value="345" calcext:value-type="float">
            <text:p>345.00 ¤</text:p>
          </table:table-cell>
          <table:table-cell table:formula="of:=[.H332]" office:value-type="float" office:value="-24766.4399999999" calcext:value-type="float">
            <text:p>-24,766.44 ¤</text:p>
          </table:table-cell>
          <table:table-cell table:formula="of:=ROUND([.E333]*zinssatz/12;2)" office:value-type="float" office:value="-43.34" calcext:value-type="float">
            <text:p>-43.34 ¤</text:p>
          </table:table-cell>
          <table:table-cell table:formula="of:=[.D333]+[.F333]+[.C333]" office:value-type="float" office:value="301.66" calcext:value-type="float">
            <text:p>301.66 ¤</text:p>
          </table:table-cell>
          <table:table-cell table:formula="of:=IF(([.E333]+[.G333])&lt;0;[.E333]+[.G333];0)" office:value-type="float" office:value="-24464.7799999999" calcext:value-type="float">
            <text:p>-24,464.78 ¤</text:p>
          </table:table-cell>
          <table:table-cell table:style-name="ce8" table:formula="of:=SUM([.G322:.G333])/Darlehensbetrag" office:value-type="percentage" office:value="0.0358533" calcext:value-type="percentage">
            <text:p>3.59%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47-02-28" calcext:value-type="date">
            <text:p>2047-02-28</text:p>
          </table:table-cell>
          <table:table-cell/>
          <table:table-cell table:formula="of:=IF([.E334]&lt;0;Annuitaet;0)" office:value-type="float" office:value="345" calcext:value-type="float">
            <text:p>345.00 ¤</text:p>
          </table:table-cell>
          <table:table-cell table:formula="of:=[.H333]" office:value-type="float" office:value="-24464.7799999999" calcext:value-type="float">
            <text:p>-24,464.78 ¤</text:p>
          </table:table-cell>
          <table:table-cell table:formula="of:=ROUND([.E334]*zinssatz/12;2)" office:value-type="float" office:value="-42.81" calcext:value-type="float">
            <text:p>-42.81 ¤</text:p>
          </table:table-cell>
          <table:table-cell table:formula="of:=[.D334]+[.F334]+[.C334]" office:value-type="float" office:value="302.19" calcext:value-type="float">
            <text:p>302.19 ¤</text:p>
          </table:table-cell>
          <table:table-cell table:formula="of:=IF(([.E334]+[.G334])&lt;0;[.E334]+[.G334];0)" office:value-type="float" office:value="-24162.5899999999" calcext:value-type="float">
            <text:p>-24,162.59 ¤</text:p>
          </table:table-cell>
          <table:table-cell table:style-name="ce8" table:formula="of:=SUM([.G323:.G334])/Darlehensbetrag" office:value-type="percentage" office:value="0.0359161" calcext:value-type="percentage">
            <text:p>3.59%</text:p>
          </table:table-cell>
          <table:table-cell table:number-columns-repeated="101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47-03-31" calcext:value-type="date">
            <text:p>2047-03-31</text:p>
          </table:table-cell>
          <table:table-cell/>
          <table:table-cell table:formula="of:=IF([.E335]&lt;0;Annuitaet;0)" office:value-type="float" office:value="345" calcext:value-type="float">
            <text:p>345.00 ¤</text:p>
          </table:table-cell>
          <table:table-cell table:formula="of:=[.H334]" office:value-type="float" office:value="-24162.5899999999" calcext:value-type="float">
            <text:p>-24,162.59 ¤</text:p>
          </table:table-cell>
          <table:table-cell table:formula="of:=ROUND([.E335]*zinssatz/12;2)" office:value-type="float" office:value="-42.28" calcext:value-type="float">
            <text:p>-42.28 ¤</text:p>
          </table:table-cell>
          <table:table-cell table:formula="of:=[.D335]+[.F335]+[.C335]" office:value-type="float" office:value="302.72" calcext:value-type="float">
            <text:p>302.72 ¤</text:p>
          </table:table-cell>
          <table:table-cell table:formula="of:=IF(([.E335]+[.G335])&lt;0;[.E335]+[.G335];0)" office:value-type="float" office:value="-23859.8699999999" calcext:value-type="float">
            <text:p>-23,859.87 ¤</text:p>
          </table:table-cell>
          <table:table-cell table:style-name="ce8" table:formula="of:=SUM([.G324:.G335])/Darlehensbetrag" office:value-type="percentage" office:value="0.035979" calcext:value-type="percentage">
            <text:p>3.60%</text:p>
          </table:table-cell>
          <table:table-cell table:number-columns-repeated="10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47-04-30" calcext:value-type="date">
            <text:p>2047-04-30</text:p>
          </table:table-cell>
          <table:table-cell/>
          <table:table-cell table:formula="of:=IF([.E336]&lt;0;Annuitaet;0)" office:value-type="float" office:value="345" calcext:value-type="float">
            <text:p>345.00 ¤</text:p>
          </table:table-cell>
          <table:table-cell table:formula="of:=[.H335]" office:value-type="float" office:value="-23859.8699999999" calcext:value-type="float">
            <text:p>-23,859.87 ¤</text:p>
          </table:table-cell>
          <table:table-cell table:formula="of:=ROUND([.E336]*zinssatz/12;2)" office:value-type="float" office:value="-41.75" calcext:value-type="float">
            <text:p>-41.75 ¤</text:p>
          </table:table-cell>
          <table:table-cell table:formula="of:=[.D336]+[.F336]+[.C336]" office:value-type="float" office:value="303.25" calcext:value-type="float">
            <text:p>303.25 ¤</text:p>
          </table:table-cell>
          <table:table-cell table:formula="of:=IF(([.E336]+[.G336])&lt;0;[.E336]+[.G336];0)" office:value-type="float" office:value="-23556.6199999999" calcext:value-type="float">
            <text:p>-23,556.62 ¤</text:p>
          </table:table-cell>
          <table:table-cell table:style-name="ce8" table:formula="of:=SUM([.G325:.G336])/Darlehensbetrag" office:value-type="percentage" office:value="0.036042" calcext:value-type="percentage">
            <text:p>3.60%</text:p>
          </table:table-cell>
          <table:table-cell table:number-columns-repeated="101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47-05-31" calcext:value-type="date">
            <text:p>2047-05-31</text:p>
          </table:table-cell>
          <table:table-cell/>
          <table:table-cell table:formula="of:=IF([.E337]&lt;0;Annuitaet;0)" office:value-type="float" office:value="345" calcext:value-type="float">
            <text:p>345.00 ¤</text:p>
          </table:table-cell>
          <table:table-cell table:formula="of:=[.H336]" office:value-type="float" office:value="-23556.6199999999" calcext:value-type="float">
            <text:p>-23,556.62 ¤</text:p>
          </table:table-cell>
          <table:table-cell table:formula="of:=ROUND([.E337]*zinssatz/12;2)" office:value-type="float" office:value="-41.22" calcext:value-type="float">
            <text:p>-41.22 ¤</text:p>
          </table:table-cell>
          <table:table-cell table:formula="of:=[.D337]+[.F337]+[.C337]" office:value-type="float" office:value="303.78" calcext:value-type="float">
            <text:p>303.78 ¤</text:p>
          </table:table-cell>
          <table:table-cell table:formula="of:=IF(([.E337]+[.G337])&lt;0;[.E337]+[.G337];0)" office:value-type="float" office:value="-23252.8399999999" calcext:value-type="float">
            <text:p>-23,252.84 ¤</text:p>
          </table:table-cell>
          <table:table-cell table:style-name="ce8" table:formula="of:=SUM([.G326:.G337])/Darlehensbetrag" office:value-type="percentage" office:value="0.0361051" calcext:value-type="percentage">
            <text:p>3.61%</text:p>
          </table:table-cell>
          <table:table-cell table:number-columns-repeated="101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47-06-30" calcext:value-type="date">
            <text:p>2047-06-30</text:p>
          </table:table-cell>
          <table:table-cell/>
          <table:table-cell table:formula="of:=IF([.E338]&lt;0;Annuitaet;0)" office:value-type="float" office:value="345" calcext:value-type="float">
            <text:p>345.00 ¤</text:p>
          </table:table-cell>
          <table:table-cell table:formula="of:=[.H337]" office:value-type="float" office:value="-23252.8399999999" calcext:value-type="float">
            <text:p>-23,252.84 ¤</text:p>
          </table:table-cell>
          <table:table-cell table:formula="of:=ROUND([.E338]*zinssatz/12;2)" office:value-type="float" office:value="-40.69" calcext:value-type="float">
            <text:p>-40.69 ¤</text:p>
          </table:table-cell>
          <table:table-cell table:formula="of:=[.D338]+[.F338]+[.C338]" office:value-type="float" office:value="304.31" calcext:value-type="float">
            <text:p>304.31 ¤</text:p>
          </table:table-cell>
          <table:table-cell table:formula="of:=IF(([.E338]+[.G338])&lt;0;[.E338]+[.G338];0)" office:value-type="float" office:value="-22948.5299999999" calcext:value-type="float">
            <text:p>-22,948.53 ¤</text:p>
          </table:table-cell>
          <table:table-cell table:style-name="ce8" table:formula="of:=SUM([.G327:.G338])/Darlehensbetrag" office:value-type="percentage" office:value="0.0361683" calcext:value-type="percentage">
            <text:p>3.62%</text:p>
          </table:table-cell>
          <table:table-cell table:number-columns-repeated="10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47-07-31" calcext:value-type="date">
            <text:p>2047-07-31</text:p>
          </table:table-cell>
          <table:table-cell/>
          <table:table-cell table:formula="of:=IF([.E339]&lt;0;Annuitaet;0)" office:value-type="float" office:value="345" calcext:value-type="float">
            <text:p>345.00 ¤</text:p>
          </table:table-cell>
          <table:table-cell table:formula="of:=[.H338]" office:value-type="float" office:value="-22948.5299999999" calcext:value-type="float">
            <text:p>-22,948.53 ¤</text:p>
          </table:table-cell>
          <table:table-cell table:formula="of:=ROUND([.E339]*zinssatz/12;2)" office:value-type="float" office:value="-40.16" calcext:value-type="float">
            <text:p>-40.16 ¤</text:p>
          </table:table-cell>
          <table:table-cell table:formula="of:=[.D339]+[.F339]+[.C339]" office:value-type="float" office:value="304.84" calcext:value-type="float">
            <text:p>304.84 ¤</text:p>
          </table:table-cell>
          <table:table-cell table:formula="of:=IF(([.E339]+[.G339])&lt;0;[.E339]+[.G339];0)" office:value-type="float" office:value="-22643.6899999999" calcext:value-type="float">
            <text:p>-22,643.69 ¤</text:p>
          </table:table-cell>
          <table:table-cell table:style-name="ce8" table:formula="of:=SUM([.G328:.G339])/Darlehensbetrag" office:value-type="percentage" office:value="0.0362316" calcext:value-type="percentage">
            <text:p>3.62%</text:p>
          </table:table-cell>
          <table:table-cell table:number-columns-repeated="10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47-08-31" calcext:value-type="date">
            <text:p>2047-08-31</text:p>
          </table:table-cell>
          <table:table-cell/>
          <table:table-cell table:formula="of:=IF([.E340]&lt;0;Annuitaet;0)" office:value-type="float" office:value="345" calcext:value-type="float">
            <text:p>345.00 ¤</text:p>
          </table:table-cell>
          <table:table-cell table:formula="of:=[.H339]" office:value-type="float" office:value="-22643.6899999999" calcext:value-type="float">
            <text:p>-22,643.69 ¤</text:p>
          </table:table-cell>
          <table:table-cell table:formula="of:=ROUND([.E340]*zinssatz/12;2)" office:value-type="float" office:value="-39.63" calcext:value-type="float">
            <text:p>-39.63 ¤</text:p>
          </table:table-cell>
          <table:table-cell table:formula="of:=[.D340]+[.F340]+[.C340]" office:value-type="float" office:value="305.37" calcext:value-type="float">
            <text:p>305.37 ¤</text:p>
          </table:table-cell>
          <table:table-cell table:formula="of:=IF(([.E340]+[.G340])&lt;0;[.E340]+[.G340];0)" office:value-type="float" office:value="-22338.3199999999" calcext:value-type="float">
            <text:p>-22,338.32 ¤</text:p>
          </table:table-cell>
          <table:table-cell table:style-name="ce8" table:formula="of:=SUM([.G329:.G340])/Darlehensbetrag" office:value-type="percentage" office:value="0.036295" calcext:value-type="percentage">
            <text:p>3.63%</text:p>
          </table:table-cell>
          <table:table-cell table:number-columns-repeated="10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47-09-30" calcext:value-type="date">
            <text:p>2047-09-30</text:p>
          </table:table-cell>
          <table:table-cell/>
          <table:table-cell table:formula="of:=IF([.E341]&lt;0;Annuitaet;0)" office:value-type="float" office:value="345" calcext:value-type="float">
            <text:p>345.00 ¤</text:p>
          </table:table-cell>
          <table:table-cell table:formula="of:=[.H340]" office:value-type="float" office:value="-22338.3199999999" calcext:value-type="float">
            <text:p>-22,338.32 ¤</text:p>
          </table:table-cell>
          <table:table-cell table:formula="of:=ROUND([.E341]*zinssatz/12;2)" office:value-type="float" office:value="-39.09" calcext:value-type="float">
            <text:p>-39.09 ¤</text:p>
          </table:table-cell>
          <table:table-cell table:formula="of:=[.D341]+[.F341]+[.C341]" office:value-type="float" office:value="305.91" calcext:value-type="float">
            <text:p>305.91 ¤</text:p>
          </table:table-cell>
          <table:table-cell table:formula="of:=IF(([.E341]+[.G341])&lt;0;[.E341]+[.G341];0)" office:value-type="float" office:value="-22032.4099999999" calcext:value-type="float">
            <text:p>-22,032.41 ¤</text:p>
          </table:table-cell>
          <table:table-cell table:style-name="ce8" table:formula="of:=SUM([.G330:.G341])/Darlehensbetrag" office:value-type="percentage" office:value="0.0363585" calcext:value-type="percentage">
            <text:p>3.64%</text:p>
          </table:table-cell>
          <table:table-cell table:number-columns-repeated="10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47-10-31" calcext:value-type="date">
            <text:p>2047-10-31</text:p>
          </table:table-cell>
          <table:table-cell/>
          <table:table-cell table:formula="of:=IF([.E342]&lt;0;Annuitaet;0)" office:value-type="float" office:value="345" calcext:value-type="float">
            <text:p>345.00 ¤</text:p>
          </table:table-cell>
          <table:table-cell table:formula="of:=[.H341]" office:value-type="float" office:value="-22032.4099999999" calcext:value-type="float">
            <text:p>-22,032.41 ¤</text:p>
          </table:table-cell>
          <table:table-cell table:formula="of:=ROUND([.E342]*zinssatz/12;2)" office:value-type="float" office:value="-38.56" calcext:value-type="float">
            <text:p>-38.56 ¤</text:p>
          </table:table-cell>
          <table:table-cell table:formula="of:=[.D342]+[.F342]+[.C342]" office:value-type="float" office:value="306.44" calcext:value-type="float">
            <text:p>306.44 ¤</text:p>
          </table:table-cell>
          <table:table-cell table:formula="of:=IF(([.E342]+[.G342])&lt;0;[.E342]+[.G342];0)" office:value-type="float" office:value="-21725.9699999999" calcext:value-type="float">
            <text:p>-21,725.97 ¤</text:p>
          </table:table-cell>
          <table:table-cell table:style-name="ce8" table:formula="of:=SUM([.G331:.G342])/Darlehensbetrag" office:value-type="percentage" office:value="0.0364221" calcext:value-type="percentage">
            <text:p>3.64%</text:p>
          </table:table-cell>
          <table:table-cell table:number-columns-repeated="101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47-11-30" calcext:value-type="date">
            <text:p>2047-11-30</text:p>
          </table:table-cell>
          <table:table-cell/>
          <table:table-cell table:formula="of:=IF([.E343]&lt;0;Annuitaet;0)" office:value-type="float" office:value="345" calcext:value-type="float">
            <text:p>345.00 ¤</text:p>
          </table:table-cell>
          <table:table-cell table:formula="of:=[.H342]" office:value-type="float" office:value="-21725.9699999999" calcext:value-type="float">
            <text:p>-21,725.97 ¤</text:p>
          </table:table-cell>
          <table:table-cell table:formula="of:=ROUND([.E343]*zinssatz/12;2)" office:value-type="float" office:value="-38.02" calcext:value-type="float">
            <text:p>-38.02 ¤</text:p>
          </table:table-cell>
          <table:table-cell table:formula="of:=[.D343]+[.F343]+[.C343]" office:value-type="float" office:value="306.98" calcext:value-type="float">
            <text:p>306.98 ¤</text:p>
          </table:table-cell>
          <table:table-cell table:formula="of:=IF(([.E343]+[.G343])&lt;0;[.E343]+[.G343];0)" office:value-type="float" office:value="-21418.9899999999" calcext:value-type="float">
            <text:p>-21,418.99 ¤</text:p>
          </table:table-cell>
          <table:table-cell table:style-name="ce8" table:formula="of:=SUM([.G332:.G343])/Darlehensbetrag" office:value-type="percentage" office:value="0.0364858" calcext:value-type="percentage">
            <text:p>3.65%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47-12-31" calcext:value-type="date">
            <text:p>2047-12-31</text:p>
          </table:table-cell>
          <table:table-cell/>
          <table:table-cell table:formula="of:=IF([.E344]&lt;0;Annuitaet;0)" office:value-type="float" office:value="345" calcext:value-type="float">
            <text:p>345.00 ¤</text:p>
          </table:table-cell>
          <table:table-cell table:formula="of:=[.H343]" office:value-type="float" office:value="-21418.9899999999" calcext:value-type="float">
            <text:p>-21,418.99 ¤</text:p>
          </table:table-cell>
          <table:table-cell table:formula="of:=ROUND([.E344]*zinssatz/12;2)" office:value-type="float" office:value="-37.48" calcext:value-type="float">
            <text:p>-37.48 ¤</text:p>
          </table:table-cell>
          <table:table-cell table:formula="of:=[.D344]+[.F344]+[.C344]" office:value-type="float" office:value="307.52" calcext:value-type="float">
            <text:p>307.52 ¤</text:p>
          </table:table-cell>
          <table:table-cell table:formula="of:=IF(([.E344]+[.G344])&lt;0;[.E344]+[.G344];0)" office:value-type="float" office:value="-21111.4699999999" calcext:value-type="float">
            <text:p>-21,111.47 ¤</text:p>
          </table:table-cell>
          <table:table-cell table:style-name="ce8" table:formula="of:=SUM([.G333:.G344])/Darlehensbetrag" office:value-type="percentage" office:value="0.0365497" calcext:value-type="percentage">
            <text:p>3.65%</text:p>
          </table:table-cell>
          <table:table-cell table:number-columns-repeated="101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48-01-31" calcext:value-type="date">
            <text:p>2048-01-31</text:p>
          </table:table-cell>
          <table:table-cell/>
          <table:table-cell table:formula="of:=IF([.E345]&lt;0;Annuitaet;0)" office:value-type="float" office:value="345" calcext:value-type="float">
            <text:p>345.00 ¤</text:p>
          </table:table-cell>
          <table:table-cell table:formula="of:=[.H344]" office:value-type="float" office:value="-21111.4699999999" calcext:value-type="float">
            <text:p>-21,111.47 ¤</text:p>
          </table:table-cell>
          <table:table-cell table:formula="of:=ROUND([.E345]*zinssatz/12;2)" office:value-type="float" office:value="-36.95" calcext:value-type="float">
            <text:p>-36.95 ¤</text:p>
          </table:table-cell>
          <table:table-cell table:formula="of:=[.D345]+[.F345]+[.C345]" office:value-type="float" office:value="308.05" calcext:value-type="float">
            <text:p>308.05 ¤</text:p>
          </table:table-cell>
          <table:table-cell table:formula="of:=IF(([.E345]+[.G345])&lt;0;[.E345]+[.G345];0)" office:value-type="float" office:value="-20803.4199999999" calcext:value-type="float">
            <text:p>-20,803.42 ¤</text:p>
          </table:table-cell>
          <table:table-cell table:style-name="ce8" table:formula="of:=SUM([.G334:.G345])/Darlehensbetrag" office:value-type="percentage" office:value="0.0366136" calcext:value-type="percentage">
            <text:p>3.66%</text:p>
          </table:table-cell>
          <table:table-cell table:number-columns-repeated="10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48-02-29" calcext:value-type="date">
            <text:p>2048-02-29</text:p>
          </table:table-cell>
          <table:table-cell/>
          <table:table-cell table:formula="of:=IF([.E346]&lt;0;Annuitaet;0)" office:value-type="float" office:value="345" calcext:value-type="float">
            <text:p>345.00 ¤</text:p>
          </table:table-cell>
          <table:table-cell table:formula="of:=[.H345]" office:value-type="float" office:value="-20803.4199999999" calcext:value-type="float">
            <text:p>-20,803.42 ¤</text:p>
          </table:table-cell>
          <table:table-cell table:formula="of:=ROUND([.E346]*zinssatz/12;2)" office:value-type="float" office:value="-36.41" calcext:value-type="float">
            <text:p>-36.41 ¤</text:p>
          </table:table-cell>
          <table:table-cell table:formula="of:=[.D346]+[.F346]+[.C346]" office:value-type="float" office:value="308.59" calcext:value-type="float">
            <text:p>308.59 ¤</text:p>
          </table:table-cell>
          <table:table-cell table:formula="of:=IF(([.E346]+[.G346])&lt;0;[.E346]+[.G346];0)" office:value-type="float" office:value="-20494.8299999999" calcext:value-type="float">
            <text:p>-20,494.83 ¤</text:p>
          </table:table-cell>
          <table:table-cell table:style-name="ce8" table:formula="of:=SUM([.G335:.G346])/Darlehensbetrag" office:value-type="percentage" office:value="0.0366776" calcext:value-type="percentage">
            <text:p>3.67%</text:p>
          </table:table-cell>
          <table:table-cell table:number-columns-repeated="101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48-03-31" calcext:value-type="date">
            <text:p>2048-03-31</text:p>
          </table:table-cell>
          <table:table-cell/>
          <table:table-cell table:formula="of:=IF([.E347]&lt;0;Annuitaet;0)" office:value-type="float" office:value="345" calcext:value-type="float">
            <text:p>345.00 ¤</text:p>
          </table:table-cell>
          <table:table-cell table:formula="of:=[.H346]" office:value-type="float" office:value="-20494.8299999999" calcext:value-type="float">
            <text:p>-20,494.83 ¤</text:p>
          </table:table-cell>
          <table:table-cell table:formula="of:=ROUND([.E347]*zinssatz/12;2)" office:value-type="float" office:value="-35.87" calcext:value-type="float">
            <text:p>-35.87 ¤</text:p>
          </table:table-cell>
          <table:table-cell table:formula="of:=[.D347]+[.F347]+[.C347]" office:value-type="float" office:value="309.13" calcext:value-type="float">
            <text:p>309.13 ¤</text:p>
          </table:table-cell>
          <table:table-cell table:formula="of:=IF(([.E347]+[.G347])&lt;0;[.E347]+[.G347];0)" office:value-type="float" office:value="-20185.6999999999" calcext:value-type="float">
            <text:p>-20,185.70 ¤</text:p>
          </table:table-cell>
          <table:table-cell table:style-name="ce8" table:formula="of:=SUM([.G336:.G347])/Darlehensbetrag" office:value-type="percentage" office:value="0.0367417" calcext:value-type="percentage">
            <text:p>3.67%</text:p>
          </table:table-cell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48-04-30" calcext:value-type="date">
            <text:p>2048-04-30</text:p>
          </table:table-cell>
          <table:table-cell/>
          <table:table-cell table:formula="of:=IF([.E348]&lt;0;Annuitaet;0)" office:value-type="float" office:value="345" calcext:value-type="float">
            <text:p>345.00 ¤</text:p>
          </table:table-cell>
          <table:table-cell table:formula="of:=[.H347]" office:value-type="float" office:value="-20185.6999999999" calcext:value-type="float">
            <text:p>-20,185.70 ¤</text:p>
          </table:table-cell>
          <table:table-cell table:formula="of:=ROUND([.E348]*zinssatz/12;2)" office:value-type="float" office:value="-35.32" calcext:value-type="float">
            <text:p>-35.32 ¤</text:p>
          </table:table-cell>
          <table:table-cell table:formula="of:=[.D348]+[.F348]+[.C348]" office:value-type="float" office:value="309.68" calcext:value-type="float">
            <text:p>309.68 ¤</text:p>
          </table:table-cell>
          <table:table-cell table:formula="of:=IF(([.E348]+[.G348])&lt;0;[.E348]+[.G348];0)" office:value-type="float" office:value="-19876.0199999999" calcext:value-type="float">
            <text:p>-19,876.02 ¤</text:p>
          </table:table-cell>
          <table:table-cell table:style-name="ce8" table:formula="of:=SUM([.G337:.G348])/Darlehensbetrag" office:value-type="percentage" office:value="0.036806" calcext:value-type="percentage">
            <text:p>3.68%</text:p>
          </table:table-cell>
          <table:table-cell table:number-columns-repeated="10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48-05-31" calcext:value-type="date">
            <text:p>2048-05-31</text:p>
          </table:table-cell>
          <table:table-cell/>
          <table:table-cell table:formula="of:=IF([.E349]&lt;0;Annuitaet;0)" office:value-type="float" office:value="345" calcext:value-type="float">
            <text:p>345.00 ¤</text:p>
          </table:table-cell>
          <table:table-cell table:formula="of:=[.H348]" office:value-type="float" office:value="-19876.0199999999" calcext:value-type="float">
            <text:p>-19,876.02 ¤</text:p>
          </table:table-cell>
          <table:table-cell table:formula="of:=ROUND([.E349]*zinssatz/12;2)" office:value-type="float" office:value="-34.78" calcext:value-type="float">
            <text:p>-34.78 ¤</text:p>
          </table:table-cell>
          <table:table-cell table:formula="of:=[.D349]+[.F349]+[.C349]" office:value-type="float" office:value="310.22" calcext:value-type="float">
            <text:p>310.22 ¤</text:p>
          </table:table-cell>
          <table:table-cell table:formula="of:=IF(([.E349]+[.G349])&lt;0;[.E349]+[.G349];0)" office:value-type="float" office:value="-19565.7999999999" calcext:value-type="float">
            <text:p>-19,565.80 ¤</text:p>
          </table:table-cell>
          <table:table-cell table:style-name="ce8" table:formula="of:=SUM([.G338:.G349])/Darlehensbetrag" office:value-type="percentage" office:value="0.0368704" calcext:value-type="percentage">
            <text:p>3.69%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48-06-30" calcext:value-type="date">
            <text:p>2048-06-30</text:p>
          </table:table-cell>
          <table:table-cell/>
          <table:table-cell table:formula="of:=IF([.E350]&lt;0;Annuitaet;0)" office:value-type="float" office:value="345" calcext:value-type="float">
            <text:p>345.00 ¤</text:p>
          </table:table-cell>
          <table:table-cell table:formula="of:=[.H349]" office:value-type="float" office:value="-19565.7999999999" calcext:value-type="float">
            <text:p>-19,565.80 ¤</text:p>
          </table:table-cell>
          <table:table-cell table:formula="of:=ROUND([.E350]*zinssatz/12;2)" office:value-type="float" office:value="-34.24" calcext:value-type="float">
            <text:p>-34.24 ¤</text:p>
          </table:table-cell>
          <table:table-cell table:formula="of:=[.D350]+[.F350]+[.C350]" office:value-type="float" office:value="310.76" calcext:value-type="float">
            <text:p>310.76 ¤</text:p>
          </table:table-cell>
          <table:table-cell table:formula="of:=IF(([.E350]+[.G350])&lt;0;[.E350]+[.G350];0)" office:value-type="float" office:value="-19255.0399999999" calcext:value-type="float">
            <text:p>-19,255.04 ¤</text:p>
          </table:table-cell>
          <table:table-cell table:style-name="ce8" table:formula="of:=SUM([.G339:.G350])/Darlehensbetrag" office:value-type="percentage" office:value="0.0369349" calcext:value-type="percentage">
            <text:p>3.69%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48-07-31" calcext:value-type="date">
            <text:p>2048-07-31</text:p>
          </table:table-cell>
          <table:table-cell/>
          <table:table-cell table:formula="of:=IF([.E351]&lt;0;Annuitaet;0)" office:value-type="float" office:value="345" calcext:value-type="float">
            <text:p>345.00 ¤</text:p>
          </table:table-cell>
          <table:table-cell table:formula="of:=[.H350]" office:value-type="float" office:value="-19255.0399999999" calcext:value-type="float">
            <text:p>-19,255.04 ¤</text:p>
          </table:table-cell>
          <table:table-cell table:formula="of:=ROUND([.E351]*zinssatz/12;2)" office:value-type="float" office:value="-33.7" calcext:value-type="float">
            <text:p>-33.70 ¤</text:p>
          </table:table-cell>
          <table:table-cell table:formula="of:=[.D351]+[.F351]+[.C351]" office:value-type="float" office:value="311.3" calcext:value-type="float">
            <text:p>311.30 ¤</text:p>
          </table:table-cell>
          <table:table-cell table:formula="of:=IF(([.E351]+[.G351])&lt;0;[.E351]+[.G351];0)" office:value-type="float" office:value="-18943.7399999999" calcext:value-type="float">
            <text:p>-18,943.74 ¤</text:p>
          </table:table-cell>
          <table:table-cell table:style-name="ce8" table:formula="of:=SUM([.G340:.G351])/Darlehensbetrag" office:value-type="percentage" office:value="0.0369995" calcext:value-type="percentage">
            <text:p>3.70%</text:p>
          </table:table-cell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48-08-31" calcext:value-type="date">
            <text:p>2048-08-31</text:p>
          </table:table-cell>
          <table:table-cell/>
          <table:table-cell table:formula="of:=IF([.E352]&lt;0;Annuitaet;0)" office:value-type="float" office:value="345" calcext:value-type="float">
            <text:p>345.00 ¤</text:p>
          </table:table-cell>
          <table:table-cell table:formula="of:=[.H351]" office:value-type="float" office:value="-18943.7399999999" calcext:value-type="float">
            <text:p>-18,943.74 ¤</text:p>
          </table:table-cell>
          <table:table-cell table:formula="of:=ROUND([.E352]*zinssatz/12;2)" office:value-type="float" office:value="-33.15" calcext:value-type="float">
            <text:p>-33.15 ¤</text:p>
          </table:table-cell>
          <table:table-cell table:formula="of:=[.D352]+[.F352]+[.C352]" office:value-type="float" office:value="311.85" calcext:value-type="float">
            <text:p>311.85 ¤</text:p>
          </table:table-cell>
          <table:table-cell table:formula="of:=IF(([.E352]+[.G352])&lt;0;[.E352]+[.G352];0)" office:value-type="float" office:value="-18631.8899999999" calcext:value-type="float">
            <text:p>-18,631.89 ¤</text:p>
          </table:table-cell>
          <table:table-cell table:style-name="ce8" table:formula="of:=SUM([.G341:.G352])/Darlehensbetrag" office:value-type="percentage" office:value="0.0370643" calcext:value-type="percentage">
            <text:p>3.71%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48-09-30" calcext:value-type="date">
            <text:p>2048-09-30</text:p>
          </table:table-cell>
          <table:table-cell/>
          <table:table-cell table:formula="of:=IF([.E353]&lt;0;Annuitaet;0)" office:value-type="float" office:value="345" calcext:value-type="float">
            <text:p>345.00 ¤</text:p>
          </table:table-cell>
          <table:table-cell table:formula="of:=[.H352]" office:value-type="float" office:value="-18631.8899999999" calcext:value-type="float">
            <text:p>-18,631.89 ¤</text:p>
          </table:table-cell>
          <table:table-cell table:formula="of:=ROUND([.E353]*zinssatz/12;2)" office:value-type="float" office:value="-32.61" calcext:value-type="float">
            <text:p>-32.61 ¤</text:p>
          </table:table-cell>
          <table:table-cell table:formula="of:=[.D353]+[.F353]+[.C353]" office:value-type="float" office:value="312.39" calcext:value-type="float">
            <text:p>312.39 ¤</text:p>
          </table:table-cell>
          <table:table-cell table:formula="of:=IF(([.E353]+[.G353])&lt;0;[.E353]+[.G353];0)" office:value-type="float" office:value="-18319.4999999999" calcext:value-type="float">
            <text:p>-18,319.50 ¤</text:p>
          </table:table-cell>
          <table:table-cell table:style-name="ce8" table:formula="of:=SUM([.G342:.G353])/Darlehensbetrag" office:value-type="percentage" office:value="0.0371291" calcext:value-type="percentage">
            <text:p>3.71%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48-10-31" calcext:value-type="date">
            <text:p>2048-10-31</text:p>
          </table:table-cell>
          <table:table-cell/>
          <table:table-cell table:formula="of:=IF([.E354]&lt;0;Annuitaet;0)" office:value-type="float" office:value="345" calcext:value-type="float">
            <text:p>345.00 ¤</text:p>
          </table:table-cell>
          <table:table-cell table:formula="of:=[.H353]" office:value-type="float" office:value="-18319.4999999999" calcext:value-type="float">
            <text:p>-18,319.50 ¤</text:p>
          </table:table-cell>
          <table:table-cell table:formula="of:=ROUND([.E354]*zinssatz/12;2)" office:value-type="float" office:value="-32.06" calcext:value-type="float">
            <text:p>-32.06 ¤</text:p>
          </table:table-cell>
          <table:table-cell table:formula="of:=[.D354]+[.F354]+[.C354]" office:value-type="float" office:value="312.94" calcext:value-type="float">
            <text:p>312.94 ¤</text:p>
          </table:table-cell>
          <table:table-cell table:formula="of:=IF(([.E354]+[.G354])&lt;0;[.E354]+[.G354];0)" office:value-type="float" office:value="-18006.5599999999" calcext:value-type="float">
            <text:p>-18,006.56 ¤</text:p>
          </table:table-cell>
          <table:table-cell table:style-name="ce8" table:formula="of:=SUM([.G343:.G354])/Darlehensbetrag" office:value-type="percentage" office:value="0.0371941" calcext:value-type="percentage">
            <text:p>3.72%</text:p>
          </table:table-cell>
          <table:table-cell table:number-columns-repeated="101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48-11-30" calcext:value-type="date">
            <text:p>2048-11-30</text:p>
          </table:table-cell>
          <table:table-cell/>
          <table:table-cell table:formula="of:=IF([.E355]&lt;0;Annuitaet;0)" office:value-type="float" office:value="345" calcext:value-type="float">
            <text:p>345.00 ¤</text:p>
          </table:table-cell>
          <table:table-cell table:formula="of:=[.H354]" office:value-type="float" office:value="-18006.5599999999" calcext:value-type="float">
            <text:p>-18,006.56 ¤</text:p>
          </table:table-cell>
          <table:table-cell table:formula="of:=ROUND([.E355]*zinssatz/12;2)" office:value-type="float" office:value="-31.51" calcext:value-type="float">
            <text:p>-31.51 ¤</text:p>
          </table:table-cell>
          <table:table-cell table:formula="of:=[.D355]+[.F355]+[.C355]" office:value-type="float" office:value="313.49" calcext:value-type="float">
            <text:p>313.49 ¤</text:p>
          </table:table-cell>
          <table:table-cell table:formula="of:=IF(([.E355]+[.G355])&lt;0;[.E355]+[.G355];0)" office:value-type="float" office:value="-17693.0699999999" calcext:value-type="float">
            <text:p>-17,693.07 ¤</text:p>
          </table:table-cell>
          <table:table-cell table:style-name="ce8" table:formula="of:=SUM([.G344:.G355])/Darlehensbetrag" office:value-type="percentage" office:value="0.0372592" calcext:value-type="percentage">
            <text:p>3.73%</text:p>
          </table:table-cell>
          <table:table-cell table:number-columns-repeated="10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48-12-31" calcext:value-type="date">
            <text:p>2048-12-31</text:p>
          </table:table-cell>
          <table:table-cell/>
          <table:table-cell table:formula="of:=IF([.E356]&lt;0;Annuitaet;0)" office:value-type="float" office:value="345" calcext:value-type="float">
            <text:p>345.00 ¤</text:p>
          </table:table-cell>
          <table:table-cell table:formula="of:=[.H355]" office:value-type="float" office:value="-17693.0699999999" calcext:value-type="float">
            <text:p>-17,693.07 ¤</text:p>
          </table:table-cell>
          <table:table-cell table:formula="of:=ROUND([.E356]*zinssatz/12;2)" office:value-type="float" office:value="-30.96" calcext:value-type="float">
            <text:p>-30.96 ¤</text:p>
          </table:table-cell>
          <table:table-cell table:formula="of:=[.D356]+[.F356]+[.C356]" office:value-type="float" office:value="314.04" calcext:value-type="float">
            <text:p>314.04 ¤</text:p>
          </table:table-cell>
          <table:table-cell table:formula="of:=IF(([.E356]+[.G356])&lt;0;[.E356]+[.G356];0)" office:value-type="float" office:value="-17379.0299999999" calcext:value-type="float">
            <text:p>-17,379.03 ¤</text:p>
          </table:table-cell>
          <table:table-cell table:style-name="ce8" table:formula="of:=SUM([.G345:.G356])/Darlehensbetrag" office:value-type="percentage" office:value="0.0373244" calcext:value-type="percentage">
            <text:p>3.73%</text:p>
          </table:table-cell>
          <table:table-cell table:number-columns-repeated="101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49-01-31" calcext:value-type="date">
            <text:p>2049-01-31</text:p>
          </table:table-cell>
          <table:table-cell/>
          <table:table-cell table:formula="of:=IF([.E357]&lt;0;Annuitaet;0)" office:value-type="float" office:value="345" calcext:value-type="float">
            <text:p>345.00 ¤</text:p>
          </table:table-cell>
          <table:table-cell table:formula="of:=[.H356]" office:value-type="float" office:value="-17379.0299999999" calcext:value-type="float">
            <text:p>-17,379.03 ¤</text:p>
          </table:table-cell>
          <table:table-cell table:formula="of:=ROUND([.E357]*zinssatz/12;2)" office:value-type="float" office:value="-30.41" calcext:value-type="float">
            <text:p>-30.41 ¤</text:p>
          </table:table-cell>
          <table:table-cell table:formula="of:=[.D357]+[.F357]+[.C357]" office:value-type="float" office:value="314.59" calcext:value-type="float">
            <text:p>314.59 ¤</text:p>
          </table:table-cell>
          <table:table-cell table:formula="of:=IF(([.E357]+[.G357])&lt;0;[.E357]+[.G357];0)" office:value-type="float" office:value="-17064.4399999999" calcext:value-type="float">
            <text:p>-17,064.44 ¤</text:p>
          </table:table-cell>
          <table:table-cell table:style-name="ce8" table:formula="of:=SUM([.G346:.G357])/Darlehensbetrag" office:value-type="percentage" office:value="0.0373898" calcext:value-type="percentage">
            <text:p>3.74%</text:p>
          </table:table-cell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49-02-28" calcext:value-type="date">
            <text:p>2049-02-28</text:p>
          </table:table-cell>
          <table:table-cell/>
          <table:table-cell table:formula="of:=IF([.E358]&lt;0;Annuitaet;0)" office:value-type="float" office:value="345" calcext:value-type="float">
            <text:p>345.00 ¤</text:p>
          </table:table-cell>
          <table:table-cell table:formula="of:=[.H357]" office:value-type="float" office:value="-17064.4399999999" calcext:value-type="float">
            <text:p>-17,064.44 ¤</text:p>
          </table:table-cell>
          <table:table-cell table:formula="of:=ROUND([.E358]*zinssatz/12;2)" office:value-type="float" office:value="-29.86" calcext:value-type="float">
            <text:p>-29.86 ¤</text:p>
          </table:table-cell>
          <table:table-cell table:formula="of:=[.D358]+[.F358]+[.C358]" office:value-type="float" office:value="315.14" calcext:value-type="float">
            <text:p>315.14 ¤</text:p>
          </table:table-cell>
          <table:table-cell table:formula="of:=IF(([.E358]+[.G358])&lt;0;[.E358]+[.G358];0)" office:value-type="float" office:value="-16749.2999999999" calcext:value-type="float">
            <text:p>-16,749.30 ¤</text:p>
          </table:table-cell>
          <table:table-cell table:style-name="ce8" table:formula="of:=SUM([.G347:.G358])/Darlehensbetrag" office:value-type="percentage" office:value="0.0374553" calcext:value-type="percentage">
            <text:p>3.75%</text:p>
          </table:table-cell>
          <table:table-cell table:number-columns-repeated="10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49-03-31" calcext:value-type="date">
            <text:p>2049-03-31</text:p>
          </table:table-cell>
          <table:table-cell/>
          <table:table-cell table:formula="of:=IF([.E359]&lt;0;Annuitaet;0)" office:value-type="float" office:value="345" calcext:value-type="float">
            <text:p>345.00 ¤</text:p>
          </table:table-cell>
          <table:table-cell table:formula="of:=[.H358]" office:value-type="float" office:value="-16749.2999999999" calcext:value-type="float">
            <text:p>-16,749.30 ¤</text:p>
          </table:table-cell>
          <table:table-cell table:formula="of:=ROUND([.E359]*zinssatz/12;2)" office:value-type="float" office:value="-29.31" calcext:value-type="float">
            <text:p>-29.31 ¤</text:p>
          </table:table-cell>
          <table:table-cell table:formula="of:=[.D359]+[.F359]+[.C359]" office:value-type="float" office:value="315.69" calcext:value-type="float">
            <text:p>315.69 ¤</text:p>
          </table:table-cell>
          <table:table-cell table:formula="of:=IF(([.E359]+[.G359])&lt;0;[.E359]+[.G359];0)" office:value-type="float" office:value="-16433.6099999999" calcext:value-type="float">
            <text:p>-16,433.61 ¤</text:p>
          </table:table-cell>
          <table:table-cell table:style-name="ce8" table:formula="of:=SUM([.G348:.G359])/Darlehensbetrag" office:value-type="percentage" office:value="0.0375209" calcext:value-type="percentage">
            <text:p>3.75%</text:p>
          </table:table-cell>
          <table:table-cell table:number-columns-repeated="101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49-04-30" calcext:value-type="date">
            <text:p>2049-04-30</text:p>
          </table:table-cell>
          <table:table-cell/>
          <table:table-cell table:formula="of:=IF([.E360]&lt;0;Annuitaet;0)" office:value-type="float" office:value="345" calcext:value-type="float">
            <text:p>345.00 ¤</text:p>
          </table:table-cell>
          <table:table-cell table:formula="of:=[.H359]" office:value-type="float" office:value="-16433.6099999999" calcext:value-type="float">
            <text:p>-16,433.61 ¤</text:p>
          </table:table-cell>
          <table:table-cell table:formula="of:=ROUND([.E360]*zinssatz/12;2)" office:value-type="float" office:value="-28.76" calcext:value-type="float">
            <text:p>-28.76 ¤</text:p>
          </table:table-cell>
          <table:table-cell table:formula="of:=[.D360]+[.F360]+[.C360]" office:value-type="float" office:value="316.24" calcext:value-type="float">
            <text:p>316.24 ¤</text:p>
          </table:table-cell>
          <table:table-cell table:formula="of:=IF(([.E360]+[.G360])&lt;0;[.E360]+[.G360];0)" office:value-type="float" office:value="-16117.3699999999" calcext:value-type="float">
            <text:p>-16,117.37 ¤</text:p>
          </table:table-cell>
          <table:table-cell table:style-name="ce8" table:formula="of:=SUM([.G349:.G360])/Darlehensbetrag" office:value-type="percentage" office:value="0.0375865" calcext:value-type="percentage">
            <text:p>3.76%</text:p>
          </table:table-cell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49-05-31" calcext:value-type="date">
            <text:p>2049-05-31</text:p>
          </table:table-cell>
          <table:table-cell/>
          <table:table-cell table:formula="of:=IF([.E361]&lt;0;Annuitaet;0)" office:value-type="float" office:value="345" calcext:value-type="float">
            <text:p>345.00 ¤</text:p>
          </table:table-cell>
          <table:table-cell table:formula="of:=[.H360]" office:value-type="float" office:value="-16117.3699999999" calcext:value-type="float">
            <text:p>-16,117.37 ¤</text:p>
          </table:table-cell>
          <table:table-cell table:formula="of:=ROUND([.E361]*zinssatz/12;2)" office:value-type="float" office:value="-28.21" calcext:value-type="float">
            <text:p>-28.21 ¤</text:p>
          </table:table-cell>
          <table:table-cell table:formula="of:=[.D361]+[.F361]+[.C361]" office:value-type="float" office:value="316.79" calcext:value-type="float">
            <text:p>316.79 ¤</text:p>
          </table:table-cell>
          <table:table-cell table:formula="of:=IF(([.E361]+[.G361])&lt;0;[.E361]+[.G361];0)" office:value-type="float" office:value="-15800.5799999999" calcext:value-type="float">
            <text:p>-15,800.58 ¤</text:p>
          </table:table-cell>
          <table:table-cell table:style-name="ce8" table:formula="of:=SUM([.G350:.G361])/Darlehensbetrag" office:value-type="percentage" office:value="0.0376522" calcext:value-type="percentage">
            <text:p>3.77%</text:p>
          </table:table-cell>
          <table:table-cell table:number-columns-repeated="101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49-06-30" calcext:value-type="date">
            <text:p>2049-06-30</text:p>
          </table:table-cell>
          <table:table-cell/>
          <table:table-cell table:formula="of:=IF([.E362]&lt;0;Annuitaet;0)" office:value-type="float" office:value="345" calcext:value-type="float">
            <text:p>345.00 ¤</text:p>
          </table:table-cell>
          <table:table-cell table:formula="of:=[.H361]" office:value-type="float" office:value="-15800.5799999999" calcext:value-type="float">
            <text:p>-15,800.58 ¤</text:p>
          </table:table-cell>
          <table:table-cell table:formula="of:=ROUND([.E362]*zinssatz/12;2)" office:value-type="float" office:value="-27.65" calcext:value-type="float">
            <text:p>-27.65 ¤</text:p>
          </table:table-cell>
          <table:table-cell table:formula="of:=[.D362]+[.F362]+[.C362]" office:value-type="float" office:value="317.35" calcext:value-type="float">
            <text:p>317.35 ¤</text:p>
          </table:table-cell>
          <table:table-cell table:formula="of:=IF(([.E362]+[.G362])&lt;0;[.E362]+[.G362];0)" office:value-type="float" office:value="-15483.2299999999" calcext:value-type="float">
            <text:p>-15,483.23 ¤</text:p>
          </table:table-cell>
          <table:table-cell table:style-name="ce8" table:formula="of:=SUM([.G351:.G362])/Darlehensbetrag" office:value-type="percentage" office:value="0.0377181" calcext:value-type="percentage">
            <text:p>3.77%</text:p>
          </table:table-cell>
          <table:table-cell table:number-columns-repeated="10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49-07-31" calcext:value-type="date">
            <text:p>2049-07-31</text:p>
          </table:table-cell>
          <table:table-cell/>
          <table:table-cell table:formula="of:=IF([.E363]&lt;0;Annuitaet;0)" office:value-type="float" office:value="345" calcext:value-type="float">
            <text:p>345.00 ¤</text:p>
          </table:table-cell>
          <table:table-cell table:formula="of:=[.H362]" office:value-type="float" office:value="-15483.2299999999" calcext:value-type="float">
            <text:p>-15,483.23 ¤</text:p>
          </table:table-cell>
          <table:table-cell table:formula="of:=ROUND([.E363]*zinssatz/12;2)" office:value-type="float" office:value="-27.1" calcext:value-type="float">
            <text:p>-27.10 ¤</text:p>
          </table:table-cell>
          <table:table-cell table:formula="of:=[.D363]+[.F363]+[.C363]" office:value-type="float" office:value="317.9" calcext:value-type="float">
            <text:p>317.90 ¤</text:p>
          </table:table-cell>
          <table:table-cell table:formula="of:=IF(([.E363]+[.G363])&lt;0;[.E363]+[.G363];0)" office:value-type="float" office:value="-15165.3299999999" calcext:value-type="float">
            <text:p>-15,165.33 ¤</text:p>
          </table:table-cell>
          <table:table-cell table:style-name="ce8" table:formula="of:=SUM([.G352:.G363])/Darlehensbetrag" office:value-type="percentage" office:value="0.0377841" calcext:value-type="percentage">
            <text:p>3.78%</text:p>
          </table:table-cell>
          <table:table-cell table:number-columns-repeated="10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49-08-31" calcext:value-type="date">
            <text:p>2049-08-31</text:p>
          </table:table-cell>
          <table:table-cell/>
          <table:table-cell table:formula="of:=IF([.E364]&lt;0;Annuitaet;0)" office:value-type="float" office:value="345" calcext:value-type="float">
            <text:p>345.00 ¤</text:p>
          </table:table-cell>
          <table:table-cell table:formula="of:=[.H363]" office:value-type="float" office:value="-15165.3299999999" calcext:value-type="float">
            <text:p>-15,165.33 ¤</text:p>
          </table:table-cell>
          <table:table-cell table:formula="of:=ROUND([.E364]*zinssatz/12;2)" office:value-type="float" office:value="-26.54" calcext:value-type="float">
            <text:p>-26.54 ¤</text:p>
          </table:table-cell>
          <table:table-cell table:formula="of:=[.D364]+[.F364]+[.C364]" office:value-type="float" office:value="318.46" calcext:value-type="float">
            <text:p>318.46 ¤</text:p>
          </table:table-cell>
          <table:table-cell table:formula="of:=IF(([.E364]+[.G364])&lt;0;[.E364]+[.G364];0)" office:value-type="float" office:value="-14846.8699999999" calcext:value-type="float">
            <text:p>-14,846.87 ¤</text:p>
          </table:table-cell>
          <table:table-cell table:style-name="ce8" table:formula="of:=SUM([.G353:.G364])/Darlehensbetrag" office:value-type="percentage" office:value="0.0378502" calcext:value-type="percentage">
            <text:p>3.79%</text:p>
          </table:table-cell>
          <table:table-cell table:number-columns-repeated="101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49-09-30" calcext:value-type="date">
            <text:p>2049-09-30</text:p>
          </table:table-cell>
          <table:table-cell/>
          <table:table-cell table:formula="of:=IF([.E365]&lt;0;Annuitaet;0)" office:value-type="float" office:value="345" calcext:value-type="float">
            <text:p>345.00 ¤</text:p>
          </table:table-cell>
          <table:table-cell table:formula="of:=[.H364]" office:value-type="float" office:value="-14846.8699999999" calcext:value-type="float">
            <text:p>-14,846.87 ¤</text:p>
          </table:table-cell>
          <table:table-cell table:formula="of:=ROUND([.E365]*zinssatz/12;2)" office:value-type="float" office:value="-25.98" calcext:value-type="float">
            <text:p>-25.98 ¤</text:p>
          </table:table-cell>
          <table:table-cell table:formula="of:=[.D365]+[.F365]+[.C365]" office:value-type="float" office:value="319.02" calcext:value-type="float">
            <text:p>319.02 ¤</text:p>
          </table:table-cell>
          <table:table-cell table:formula="of:=IF(([.E365]+[.G365])&lt;0;[.E365]+[.G365];0)" office:value-type="float" office:value="-14527.8499999999" calcext:value-type="float">
            <text:p>-14,527.85 ¤</text:p>
          </table:table-cell>
          <table:table-cell table:style-name="ce8" table:formula="of:=SUM([.G354:.G365])/Darlehensbetrag" office:value-type="percentage" office:value="0.0379165" calcext:value-type="percentage">
            <text:p>3.79%</text:p>
          </table:table-cell>
          <table:table-cell table:number-columns-repeated="10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49-10-31" calcext:value-type="date">
            <text:p>2049-10-31</text:p>
          </table:table-cell>
          <table:table-cell/>
          <table:table-cell table:formula="of:=IF([.E366]&lt;0;Annuitaet;0)" office:value-type="float" office:value="345" calcext:value-type="float">
            <text:p>345.00 ¤</text:p>
          </table:table-cell>
          <table:table-cell table:formula="of:=[.H365]" office:value-type="float" office:value="-14527.8499999999" calcext:value-type="float">
            <text:p>-14,527.85 ¤</text:p>
          </table:table-cell>
          <table:table-cell table:formula="of:=ROUND([.E366]*zinssatz/12;2)" office:value-type="float" office:value="-25.42" calcext:value-type="float">
            <text:p>-25.42 ¤</text:p>
          </table:table-cell>
          <table:table-cell table:formula="of:=[.D366]+[.F366]+[.C366]" office:value-type="float" office:value="319.58" calcext:value-type="float">
            <text:p>319.58 ¤</text:p>
          </table:table-cell>
          <table:table-cell table:formula="of:=IF(([.E366]+[.G366])&lt;0;[.E366]+[.G366];0)" office:value-type="float" office:value="-14208.2699999999" calcext:value-type="float">
            <text:p>-14,208.27 ¤</text:p>
          </table:table-cell>
          <table:table-cell table:style-name="ce8" table:formula="of:=SUM([.G355:.G366])/Darlehensbetrag" office:value-type="percentage" office:value="0.0379829" calcext:value-type="percentage">
            <text:p>3.80%</text:p>
          </table:table-cell>
          <table:table-cell table:number-columns-repeated="101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49-11-30" calcext:value-type="date">
            <text:p>2049-11-30</text:p>
          </table:table-cell>
          <table:table-cell/>
          <table:table-cell table:formula="of:=IF([.E367]&lt;0;Annuitaet;0)" office:value-type="float" office:value="345" calcext:value-type="float">
            <text:p>345.00 ¤</text:p>
          </table:table-cell>
          <table:table-cell table:formula="of:=[.H366]" office:value-type="float" office:value="-14208.2699999999" calcext:value-type="float">
            <text:p>-14,208.27 ¤</text:p>
          </table:table-cell>
          <table:table-cell table:formula="of:=ROUND([.E367]*zinssatz/12;2)" office:value-type="float" office:value="-24.86" calcext:value-type="float">
            <text:p>-24.86 ¤</text:p>
          </table:table-cell>
          <table:table-cell table:formula="of:=[.D367]+[.F367]+[.C367]" office:value-type="float" office:value="320.14" calcext:value-type="float">
            <text:p>320.14 ¤</text:p>
          </table:table-cell>
          <table:table-cell table:formula="of:=IF(([.E367]+[.G367])&lt;0;[.E367]+[.G367];0)" office:value-type="float" office:value="-13888.1299999999" calcext:value-type="float">
            <text:p>-13,888.13 ¤</text:p>
          </table:table-cell>
          <table:table-cell table:style-name="ce8" table:formula="of:=SUM([.G356:.G367])/Darlehensbetrag" office:value-type="percentage" office:value="0.0380494" calcext:value-type="percentage">
            <text:p>3.80%</text:p>
          </table:table-cell>
          <table:table-cell table:number-columns-repeated="101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49-12-31" calcext:value-type="date">
            <text:p>2049-12-31</text:p>
          </table:table-cell>
          <table:table-cell/>
          <table:table-cell table:formula="of:=IF([.E368]&lt;0;Annuitaet;0)" office:value-type="float" office:value="345" calcext:value-type="float">
            <text:p>345.00 ¤</text:p>
          </table:table-cell>
          <table:table-cell table:formula="of:=[.H367]" office:value-type="float" office:value="-13888.1299999999" calcext:value-type="float">
            <text:p>-13,888.13 ¤</text:p>
          </table:table-cell>
          <table:table-cell table:formula="of:=ROUND([.E368]*zinssatz/12;2)" office:value-type="float" office:value="-24.3" calcext:value-type="float">
            <text:p>-24.30 ¤</text:p>
          </table:table-cell>
          <table:table-cell table:formula="of:=[.D368]+[.F368]+[.C368]" office:value-type="float" office:value="320.7" calcext:value-type="float">
            <text:p>320.70 ¤</text:p>
          </table:table-cell>
          <table:table-cell table:formula="of:=IF(([.E368]+[.G368])&lt;0;[.E368]+[.G368];0)" office:value-type="float" office:value="-13567.4299999999" calcext:value-type="float">
            <text:p>-13,567.43 ¤</text:p>
          </table:table-cell>
          <table:table-cell table:style-name="ce8" table:formula="of:=SUM([.G357:.G368])/Darlehensbetrag" office:value-type="percentage" office:value="0.038116" calcext:value-type="percentage">
            <text:p>3.81%</text:p>
          </table:table-cell>
          <table:table-cell table:number-columns-repeated="10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50-01-31" calcext:value-type="date">
            <text:p>2050-01-31</text:p>
          </table:table-cell>
          <table:table-cell/>
          <table:table-cell table:formula="of:=IF([.E369]&lt;0;Annuitaet;0)" office:value-type="float" office:value="345" calcext:value-type="float">
            <text:p>345.00 ¤</text:p>
          </table:table-cell>
          <table:table-cell table:formula="of:=[.H368]" office:value-type="float" office:value="-13567.4299999999" calcext:value-type="float">
            <text:p>-13,567.43 ¤</text:p>
          </table:table-cell>
          <table:table-cell table:formula="of:=ROUND([.E369]*zinssatz/12;2)" office:value-type="float" office:value="-23.74" calcext:value-type="float">
            <text:p>-23.74 ¤</text:p>
          </table:table-cell>
          <table:table-cell table:formula="of:=[.D369]+[.F369]+[.C369]" office:value-type="float" office:value="321.26" calcext:value-type="float">
            <text:p>321.26 ¤</text:p>
          </table:table-cell>
          <table:table-cell table:formula="of:=IF(([.E369]+[.G369])&lt;0;[.E369]+[.G369];0)" office:value-type="float" office:value="-13246.1699999999" calcext:value-type="float">
            <text:p>-13,246.17 ¤</text:p>
          </table:table-cell>
          <table:table-cell table:style-name="ce8" table:formula="of:=SUM([.G358:.G369])/Darlehensbetrag" office:value-type="percentage" office:value="0.0381827" calcext:value-type="percentage">
            <text:p>3.82%</text:p>
          </table:table-cell>
          <table:table-cell table:number-columns-repeated="101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50-02-28" calcext:value-type="date">
            <text:p>2050-02-28</text:p>
          </table:table-cell>
          <table:table-cell/>
          <table:table-cell table:formula="of:=IF([.E370]&lt;0;Annuitaet;0)" office:value-type="float" office:value="345" calcext:value-type="float">
            <text:p>345.00 ¤</text:p>
          </table:table-cell>
          <table:table-cell table:formula="of:=[.H369]" office:value-type="float" office:value="-13246.1699999999" calcext:value-type="float">
            <text:p>-13,246.17 ¤</text:p>
          </table:table-cell>
          <table:table-cell table:formula="of:=ROUND([.E370]*zinssatz/12;2)" office:value-type="float" office:value="-23.18" calcext:value-type="float">
            <text:p>-23.18 ¤</text:p>
          </table:table-cell>
          <table:table-cell table:formula="of:=[.D370]+[.F370]+[.C370]" office:value-type="float" office:value="321.82" calcext:value-type="float">
            <text:p>321.82 ¤</text:p>
          </table:table-cell>
          <table:table-cell table:formula="of:=IF(([.E370]+[.G370])&lt;0;[.E370]+[.G370];0)" office:value-type="float" office:value="-12924.3499999999" calcext:value-type="float">
            <text:p>-12,924.35 ¤</text:p>
          </table:table-cell>
          <table:table-cell table:style-name="ce8" table:formula="of:=SUM([.G359:.G370])/Darlehensbetrag" office:value-type="percentage" office:value="0.0382495" calcext:value-type="percentage">
            <text:p>3.82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09-01" calcext:value-type="date">
            <text:p>2049-09-01</text:p>
          </table:table-cell>
          <table:table-cell/>
          <table:table-cell table:formula="of:=IF([.E371]&lt;0;Annuitaet;0)" office:value-type="float" office:value="345" calcext:value-type="float">
            <text:p>345.00 ¤</text:p>
          </table:table-cell>
          <table:table-cell table:formula="of:=[.H370]" office:value-type="float" office:value="-12924.3499999999" calcext:value-type="float">
            <text:p>-12,924.35 ¤</text:p>
          </table:table-cell>
          <table:table-cell table:formula="of:=ROUND([.E371]*zinssatz/12;2)" office:value-type="float" office:value="-22.62" calcext:value-type="float">
            <text:p>-22.62 ¤</text:p>
          </table:table-cell>
          <table:table-cell table:formula="of:=[.D371]+[.F371]+[.C371]" office:value-type="float" office:value="322.38" calcext:value-type="float">
            <text:p>322.38 ¤</text:p>
          </table:table-cell>
          <table:table-cell table:formula="of:=IF(([.E371]+[.G371])&lt;0;[.E371]+[.G371];0)" office:value-type="float" office:value="-12601.9699999999" calcext:value-type="float">
            <text:p>-12,601.97 ¤</text:p>
          </table:table-cell>
          <table:table-cell table:style-name="ce8" table:formula="of:=SUM([.G360:.G371])/Darlehensbetrag" office:value-type="percentage" office:value="0.0383164" calcext:value-type="percentage">
            <text:p>3.83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0-01" calcext:value-type="date">
            <text:p>2049-10-01</text:p>
          </table:table-cell>
          <table:table-cell/>
          <table:table-cell table:formula="of:=IF([.E372]&lt;0;Annuitaet;0)" office:value-type="float" office:value="345" calcext:value-type="float">
            <text:p>345.00 ¤</text:p>
          </table:table-cell>
          <table:table-cell table:formula="of:=[.H371]" office:value-type="float" office:value="-12601.9699999999" calcext:value-type="float">
            <text:p>-12,601.97 ¤</text:p>
          </table:table-cell>
          <table:table-cell table:formula="of:=ROUND([.E372]*zinssatz/12;2)" office:value-type="float" office:value="-22.05" calcext:value-type="float">
            <text:p>-22.05 ¤</text:p>
          </table:table-cell>
          <table:table-cell table:formula="of:=[.D372]+[.F372]+[.C372]" office:value-type="float" office:value="322.95" calcext:value-type="float">
            <text:p>322.95 ¤</text:p>
          </table:table-cell>
          <table:table-cell table:formula="of:=IF(([.E372]+[.G372])&lt;0;[.E372]+[.G372];0)" office:value-type="float" office:value="-12279.0199999999" calcext:value-type="float">
            <text:p>-12,279.02 ¤</text:p>
          </table:table-cell>
          <table:table-cell table:style-name="ce8" table:formula="of:=SUM([.G361:.G372])/Darlehensbetrag" office:value-type="percentage" office:value="0.0383835" calcext:value-type="percentage">
            <text:p>3.84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1-01" calcext:value-type="date">
            <text:p>2049-11-01</text:p>
          </table:table-cell>
          <table:table-cell/>
          <table:table-cell table:formula="of:=IF([.E373]&lt;0;Annuitaet;0)" office:value-type="float" office:value="345" calcext:value-type="float">
            <text:p>345.00 ¤</text:p>
          </table:table-cell>
          <table:table-cell table:formula="of:=[.H372]" office:value-type="float" office:value="-12279.0199999999" calcext:value-type="float">
            <text:p>-12,279.02 ¤</text:p>
          </table:table-cell>
          <table:table-cell table:formula="of:=ROUND([.E373]*zinssatz/12;2)" office:value-type="float" office:value="-21.49" calcext:value-type="float">
            <text:p>-21.49 ¤</text:p>
          </table:table-cell>
          <table:table-cell table:formula="of:=[.D373]+[.F373]+[.C373]" office:value-type="float" office:value="323.51" calcext:value-type="float">
            <text:p>323.51 ¤</text:p>
          </table:table-cell>
          <table:table-cell table:formula="of:=IF(([.E373]+[.G373])&lt;0;[.E373]+[.G373];0)" office:value-type="float" office:value="-11955.5099999999" calcext:value-type="float">
            <text:p>-11,955.51 ¤</text:p>
          </table:table-cell>
          <table:table-cell table:style-name="ce8" table:formula="of:=SUM([.G362:.G373])/Darlehensbetrag" office:value-type="percentage" office:value="0.0384507" calcext:value-type="percentage">
            <text:p>3.85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2-01" calcext:value-type="date">
            <text:p>2049-12-01</text:p>
          </table:table-cell>
          <table:table-cell/>
          <table:table-cell table:formula="of:=IF([.E374]&lt;0;Annuitaet;0)" office:value-type="float" office:value="345" calcext:value-type="float">
            <text:p>345.00 ¤</text:p>
          </table:table-cell>
          <table:table-cell table:formula="of:=[.H373]" office:value-type="float" office:value="-11955.5099999999" calcext:value-type="float">
            <text:p>-11,955.51 ¤</text:p>
          </table:table-cell>
          <table:table-cell table:formula="of:=ROUND([.E374]*zinssatz/12;2)" office:value-type="float" office:value="-20.92" calcext:value-type="float">
            <text:p>-20.92 ¤</text:p>
          </table:table-cell>
          <table:table-cell table:formula="of:=[.D374]+[.F374]+[.C374]" office:value-type="float" office:value="324.08" calcext:value-type="float">
            <text:p>324.08 ¤</text:p>
          </table:table-cell>
          <table:table-cell table:formula="of:=IF(([.E374]+[.G374])&lt;0;[.E374]+[.G374];0)" office:value-type="float" office:value="-11631.4299999999" calcext:value-type="float">
            <text:p>-11,631.43 ¤</text:p>
          </table:table-cell>
          <table:table-cell table:style-name="ce8" table:formula="of:=SUM([.G363:.G374])/Darlehensbetrag" office:value-type="percentage" office:value="0.038518" calcext:value-type="percentage">
            <text:p>3.85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1-01" calcext:value-type="date">
            <text:p>2050-01-01</text:p>
          </table:table-cell>
          <table:table-cell/>
          <table:table-cell table:formula="of:=IF([.E375]&lt;0;Annuitaet;0)" office:value-type="float" office:value="345" calcext:value-type="float">
            <text:p>345.00 ¤</text:p>
          </table:table-cell>
          <table:table-cell table:formula="of:=[.H374]" office:value-type="float" office:value="-11631.4299999999" calcext:value-type="float">
            <text:p>-11,631.43 ¤</text:p>
          </table:table-cell>
          <table:table-cell table:formula="of:=ROUND([.E375]*zinssatz/12;2)" office:value-type="float" office:value="-20.36" calcext:value-type="float">
            <text:p>-20.36 ¤</text:p>
          </table:table-cell>
          <table:table-cell table:formula="of:=[.D375]+[.F375]+[.C375]" office:value-type="float" office:value="324.64" calcext:value-type="float">
            <text:p>324.64 ¤</text:p>
          </table:table-cell>
          <table:table-cell table:formula="of:=IF(([.E375]+[.G375])&lt;0;[.E375]+[.G375];0)" office:value-type="float" office:value="-11306.7899999999" calcext:value-type="float">
            <text:p>-11,306.79 ¤</text:p>
          </table:table-cell>
          <table:table-cell table:style-name="ce8" table:formula="of:=SUM([.G364:.G375])/Darlehensbetrag" office:value-type="percentage" office:value="0.0385854" calcext:value-type="percentage">
            <text:p>3.86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2-01" calcext:value-type="date">
            <text:p>2050-02-01</text:p>
          </table:table-cell>
          <table:table-cell/>
          <table:table-cell table:formula="of:=IF([.E376]&lt;0;Annuitaet;0)" office:value-type="float" office:value="345" calcext:value-type="float">
            <text:p>345.00 ¤</text:p>
          </table:table-cell>
          <table:table-cell table:formula="of:=[.H375]" office:value-type="float" office:value="-11306.7899999999" calcext:value-type="float">
            <text:p>-11,306.79 ¤</text:p>
          </table:table-cell>
          <table:table-cell table:formula="of:=ROUND([.E376]*zinssatz/12;2)" office:value-type="float" office:value="-19.79" calcext:value-type="float">
            <text:p>-19.79 ¤</text:p>
          </table:table-cell>
          <table:table-cell table:formula="of:=[.D376]+[.F376]+[.C376]" office:value-type="float" office:value="325.21" calcext:value-type="float">
            <text:p>325.21 ¤</text:p>
          </table:table-cell>
          <table:table-cell table:formula="of:=IF(([.E376]+[.G376])&lt;0;[.E376]+[.G376];0)" office:value-type="float" office:value="-10981.5799999999" calcext:value-type="float">
            <text:p>-10,981.58 ¤</text:p>
          </table:table-cell>
          <table:table-cell table:style-name="ce8" table:formula="of:=SUM([.G365:.G376])/Darlehensbetrag" office:value-type="percentage" office:value="0.0386529" calcext:value-type="percentage">
            <text:p>3.87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3-01" calcext:value-type="date">
            <text:p>2050-03-01</text:p>
          </table:table-cell>
          <table:table-cell/>
          <table:table-cell table:formula="of:=IF([.E377]&lt;0;Annuitaet;0)" office:value-type="float" office:value="345" calcext:value-type="float">
            <text:p>345.00 ¤</text:p>
          </table:table-cell>
          <table:table-cell table:formula="of:=[.H376]" office:value-type="float" office:value="-10981.5799999999" calcext:value-type="float">
            <text:p>-10,981.58 ¤</text:p>
          </table:table-cell>
          <table:table-cell table:formula="of:=ROUND([.E377]*zinssatz/12;2)" office:value-type="float" office:value="-19.22" calcext:value-type="float">
            <text:p>-19.22 ¤</text:p>
          </table:table-cell>
          <table:table-cell table:formula="of:=[.D377]+[.F377]+[.C377]" office:value-type="float" office:value="325.78" calcext:value-type="float">
            <text:p>325.78 ¤</text:p>
          </table:table-cell>
          <table:table-cell table:formula="of:=IF(([.E377]+[.G377])&lt;0;[.E377]+[.G377];0)" office:value-type="float" office:value="-10655.7999999999" calcext:value-type="float">
            <text:p>-10,655.80 ¤</text:p>
          </table:table-cell>
          <table:table-cell table:style-name="ce8" table:formula="of:=SUM([.G366:.G377])/Darlehensbetrag" office:value-type="percentage" office:value="0.0387205" calcext:value-type="percentage">
            <text:p>3.87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09-02" calcext:value-type="date">
            <text:p>2049-09-02</text:p>
          </table:table-cell>
          <table:table-cell/>
          <table:table-cell table:formula="of:=IF([.E378]&lt;0;Annuitaet;0)" office:value-type="float" office:value="345" calcext:value-type="float">
            <text:p>345.00 ¤</text:p>
          </table:table-cell>
          <table:table-cell table:formula="of:=[.H377]" office:value-type="float" office:value="-10655.7999999999" calcext:value-type="float">
            <text:p>-10,655.80 ¤</text:p>
          </table:table-cell>
          <table:table-cell table:formula="of:=ROUND([.E378]*zinssatz/12;2)" office:value-type="float" office:value="-18.65" calcext:value-type="float">
            <text:p>-18.65 ¤</text:p>
          </table:table-cell>
          <table:table-cell table:formula="of:=[.D378]+[.F378]+[.C378]" office:value-type="float" office:value="326.35" calcext:value-type="float">
            <text:p>326.35 ¤</text:p>
          </table:table-cell>
          <table:table-cell table:formula="of:=IF(([.E378]+[.G378])&lt;0;[.E378]+[.G378];0)" office:value-type="float" office:value="-10329.4499999999" calcext:value-type="float">
            <text:p>-10,329.45 ¤</text:p>
          </table:table-cell>
          <table:table-cell table:style-name="ce8" table:formula="of:=SUM([.G367:.G378])/Darlehensbetrag" office:value-type="percentage" office:value="0.0387882" calcext:value-type="percentage">
            <text:p>3.88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0-02" calcext:value-type="date">
            <text:p>2049-10-02</text:p>
          </table:table-cell>
          <table:table-cell/>
          <table:table-cell table:formula="of:=IF([.E379]&lt;0;Annuitaet;0)" office:value-type="float" office:value="345" calcext:value-type="float">
            <text:p>345.00 ¤</text:p>
          </table:table-cell>
          <table:table-cell table:formula="of:=[.H378]" office:value-type="float" office:value="-10329.4499999999" calcext:value-type="float">
            <text:p>-10,329.45 ¤</text:p>
          </table:table-cell>
          <table:table-cell table:formula="of:=ROUND([.E379]*zinssatz/12;2)" office:value-type="float" office:value="-18.08" calcext:value-type="float">
            <text:p>-18.08 ¤</text:p>
          </table:table-cell>
          <table:table-cell table:formula="of:=[.D379]+[.F379]+[.C379]" office:value-type="float" office:value="326.92" calcext:value-type="float">
            <text:p>326.92 ¤</text:p>
          </table:table-cell>
          <table:table-cell table:formula="of:=IF(([.E379]+[.G379])&lt;0;[.E379]+[.G379];0)" office:value-type="float" office:value="-10002.5299999999" calcext:value-type="float">
            <text:p>-10,002.53 ¤</text:p>
          </table:table-cell>
          <table:table-cell table:style-name="ce8" table:formula="of:=SUM([.G368:.G379])/Darlehensbetrag" office:value-type="percentage" office:value="0.038856" calcext:value-type="percentage">
            <text:p>3.89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1-02" calcext:value-type="date">
            <text:p>2049-11-02</text:p>
          </table:table-cell>
          <table:table-cell/>
          <table:table-cell table:formula="of:=IF([.E380]&lt;0;Annuitaet;0)" office:value-type="float" office:value="345" calcext:value-type="float">
            <text:p>345.00 ¤</text:p>
          </table:table-cell>
          <table:table-cell table:formula="of:=[.H379]" office:value-type="float" office:value="-10002.5299999999" calcext:value-type="float">
            <text:p>-10,002.53 ¤</text:p>
          </table:table-cell>
          <table:table-cell table:formula="of:=ROUND([.E380]*zinssatz/12;2)" office:value-type="float" office:value="-17.5" calcext:value-type="float">
            <text:p>-17.50 ¤</text:p>
          </table:table-cell>
          <table:table-cell table:formula="of:=[.D380]+[.F380]+[.C380]" office:value-type="float" office:value="327.5" calcext:value-type="float">
            <text:p>327.50 ¤</text:p>
          </table:table-cell>
          <table:table-cell table:formula="of:=IF(([.E380]+[.G380])&lt;0;[.E380]+[.G380];0)" office:value-type="float" office:value="-9675.02999999992" calcext:value-type="float">
            <text:p>-9,675.03 ¤</text:p>
          </table:table-cell>
          <table:table-cell table:style-name="ce8" table:formula="of:=SUM([.G369:.G380])/Darlehensbetrag" office:value-type="percentage" office:value="0.038924" calcext:value-type="percentage">
            <text:p>3.89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2-02" calcext:value-type="date">
            <text:p>2049-12-02</text:p>
          </table:table-cell>
          <table:table-cell/>
          <table:table-cell table:formula="of:=IF([.E381]&lt;0;Annuitaet;0)" office:value-type="float" office:value="345" calcext:value-type="float">
            <text:p>345.00 ¤</text:p>
          </table:table-cell>
          <table:table-cell table:formula="of:=[.H380]" office:value-type="float" office:value="-9675.02999999992" calcext:value-type="float">
            <text:p>-9,675.03 ¤</text:p>
          </table:table-cell>
          <table:table-cell table:formula="of:=ROUND([.E381]*zinssatz/12;2)" office:value-type="float" office:value="-16.93" calcext:value-type="float">
            <text:p>-16.93 ¤</text:p>
          </table:table-cell>
          <table:table-cell table:formula="of:=[.D381]+[.F381]+[.C381]" office:value-type="float" office:value="328.07" calcext:value-type="float">
            <text:p>328.07 ¤</text:p>
          </table:table-cell>
          <table:table-cell table:formula="of:=IF(([.E381]+[.G381])&lt;0;[.E381]+[.G381];0)" office:value-type="float" office:value="-9346.95999999992" calcext:value-type="float">
            <text:p>-9,346.96 ¤</text:p>
          </table:table-cell>
          <table:table-cell table:style-name="ce8" table:formula="of:=SUM([.G370:.G381])/Darlehensbetrag" office:value-type="percentage" office:value="0.0389921" calcext:value-type="percentage">
            <text:p>3.90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1-02" calcext:value-type="date">
            <text:p>2050-01-02</text:p>
          </table:table-cell>
          <table:table-cell/>
          <table:table-cell table:formula="of:=IF([.E382]&lt;0;Annuitaet;0)" office:value-type="float" office:value="345" calcext:value-type="float">
            <text:p>345.00 ¤</text:p>
          </table:table-cell>
          <table:table-cell table:formula="of:=[.H381]" office:value-type="float" office:value="-9346.95999999992" calcext:value-type="float">
            <text:p>-9,346.96 ¤</text:p>
          </table:table-cell>
          <table:table-cell table:formula="of:=ROUND([.E382]*zinssatz/12;2)" office:value-type="float" office:value="-16.36" calcext:value-type="float">
            <text:p>-16.36 ¤</text:p>
          </table:table-cell>
          <table:table-cell table:formula="of:=[.D382]+[.F382]+[.C382]" office:value-type="float" office:value="328.64" calcext:value-type="float">
            <text:p>328.64 ¤</text:p>
          </table:table-cell>
          <table:table-cell table:formula="of:=IF(([.E382]+[.G382])&lt;0;[.E382]+[.G382];0)" office:value-type="float" office:value="-9018.31999999992" calcext:value-type="float">
            <text:p>-9,018.32 ¤</text:p>
          </table:table-cell>
          <table:table-cell table:style-name="ce8" table:formula="of:=SUM([.G371:.G382])/Darlehensbetrag" office:value-type="percentage" office:value="0.0390603" calcext:value-type="percentage">
            <text:p>3.91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2-02" calcext:value-type="date">
            <text:p>2050-02-02</text:p>
          </table:table-cell>
          <table:table-cell/>
          <table:table-cell table:formula="of:=IF([.E383]&lt;0;Annuitaet;0)" office:value-type="float" office:value="345" calcext:value-type="float">
            <text:p>345.00 ¤</text:p>
          </table:table-cell>
          <table:table-cell table:formula="of:=[.H382]" office:value-type="float" office:value="-9018.31999999992" calcext:value-type="float">
            <text:p>-9,018.32 ¤</text:p>
          </table:table-cell>
          <table:table-cell table:formula="of:=ROUND([.E383]*zinssatz/12;2)" office:value-type="float" office:value="-15.78" calcext:value-type="float">
            <text:p>-15.78 ¤</text:p>
          </table:table-cell>
          <table:table-cell table:formula="of:=[.D383]+[.F383]+[.C383]" office:value-type="float" office:value="329.22" calcext:value-type="float">
            <text:p>329.22 ¤</text:p>
          </table:table-cell>
          <table:table-cell table:formula="of:=IF(([.E383]+[.G383])&lt;0;[.E383]+[.G383];0)" office:value-type="float" office:value="-8689.09999999992" calcext:value-type="float">
            <text:p>-8,689.10 ¤</text:p>
          </table:table-cell>
          <table:table-cell table:style-name="ce8" table:formula="of:=SUM([.G372:.G383])/Darlehensbetrag" office:value-type="percentage" office:value="0.0391287" calcext:value-type="percentage">
            <text:p>3.91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3-02" calcext:value-type="date">
            <text:p>2050-03-02</text:p>
          </table:table-cell>
          <table:table-cell/>
          <table:table-cell table:formula="of:=IF([.E384]&lt;0;Annuitaet;0)" office:value-type="float" office:value="345" calcext:value-type="float">
            <text:p>345.00 ¤</text:p>
          </table:table-cell>
          <table:table-cell table:formula="of:=[.H383]" office:value-type="float" office:value="-8689.09999999992" calcext:value-type="float">
            <text:p>-8,689.10 ¤</text:p>
          </table:table-cell>
          <table:table-cell table:formula="of:=ROUND([.E384]*zinssatz/12;2)" office:value-type="float" office:value="-15.21" calcext:value-type="float">
            <text:p>-15.21 ¤</text:p>
          </table:table-cell>
          <table:table-cell table:formula="of:=[.D384]+[.F384]+[.C384]" office:value-type="float" office:value="329.79" calcext:value-type="float">
            <text:p>329.79 ¤</text:p>
          </table:table-cell>
          <table:table-cell table:formula="of:=IF(([.E384]+[.G384])&lt;0;[.E384]+[.G384];0)" office:value-type="float" office:value="-8359.30999999992" calcext:value-type="float">
            <text:p>-8,359.31 ¤</text:p>
          </table:table-cell>
          <table:table-cell table:style-name="ce8" table:formula="of:=SUM([.G373:.G384])/Darlehensbetrag" office:value-type="percentage" office:value="0.0391971" calcext:value-type="percentage">
            <text:p>3.92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09-03" calcext:value-type="date">
            <text:p>2049-09-03</text:p>
          </table:table-cell>
          <table:table-cell/>
          <table:table-cell table:formula="of:=IF([.E385]&lt;0;Annuitaet;0)" office:value-type="float" office:value="345" calcext:value-type="float">
            <text:p>345.00 ¤</text:p>
          </table:table-cell>
          <table:table-cell table:formula="of:=[.H384]" office:value-type="float" office:value="-8359.30999999992" calcext:value-type="float">
            <text:p>-8,359.31 ¤</text:p>
          </table:table-cell>
          <table:table-cell table:formula="of:=ROUND([.E385]*zinssatz/12;2)" office:value-type="float" office:value="-14.63" calcext:value-type="float">
            <text:p>-14.63 ¤</text:p>
          </table:table-cell>
          <table:table-cell table:formula="of:=[.D385]+[.F385]+[.C385]" office:value-type="float" office:value="330.37" calcext:value-type="float">
            <text:p>330.37 ¤</text:p>
          </table:table-cell>
          <table:table-cell table:formula="of:=IF(([.E385]+[.G385])&lt;0;[.E385]+[.G385];0)" office:value-type="float" office:value="-8028.93999999992" calcext:value-type="float">
            <text:p>-8,028.94 ¤</text:p>
          </table:table-cell>
          <table:table-cell table:style-name="ce8" table:formula="of:=SUM([.G374:.G385])/Darlehensbetrag" office:value-type="percentage" office:value="0.0392657" calcext:value-type="percentage">
            <text:p>3.93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0-03" calcext:value-type="date">
            <text:p>2049-10-03</text:p>
          </table:table-cell>
          <table:table-cell/>
          <table:table-cell table:formula="of:=IF([.E386]&lt;0;Annuitaet;0)" office:value-type="float" office:value="345" calcext:value-type="float">
            <text:p>345.00 ¤</text:p>
          </table:table-cell>
          <table:table-cell table:formula="of:=[.H385]" office:value-type="float" office:value="-8028.93999999992" calcext:value-type="float">
            <text:p>-8,028.94 ¤</text:p>
          </table:table-cell>
          <table:table-cell table:formula="of:=ROUND([.E386]*zinssatz/12;2)" office:value-type="float" office:value="-14.05" calcext:value-type="float">
            <text:p>-14.05 ¤</text:p>
          </table:table-cell>
          <table:table-cell table:formula="of:=[.D386]+[.F386]+[.C386]" office:value-type="float" office:value="330.95" calcext:value-type="float">
            <text:p>330.95 ¤</text:p>
          </table:table-cell>
          <table:table-cell table:formula="of:=IF(([.E386]+[.G386])&lt;0;[.E386]+[.G386];0)" office:value-type="float" office:value="-7697.98999999992" calcext:value-type="float">
            <text:p>-7,697.99 ¤</text:p>
          </table:table-cell>
          <table:table-cell table:style-name="ce8" table:formula="of:=SUM([.G375:.G386])/Darlehensbetrag" office:value-type="percentage" office:value="0.0393344" calcext:value-type="percentage">
            <text:p>3.93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1-03" calcext:value-type="date">
            <text:p>2049-11-03</text:p>
          </table:table-cell>
          <table:table-cell/>
          <table:table-cell table:formula="of:=IF([.E387]&lt;0;Annuitaet;0)" office:value-type="float" office:value="345" calcext:value-type="float">
            <text:p>345.00 ¤</text:p>
          </table:table-cell>
          <table:table-cell table:formula="of:=[.H386]" office:value-type="float" office:value="-7697.98999999992" calcext:value-type="float">
            <text:p>-7,697.99 ¤</text:p>
          </table:table-cell>
          <table:table-cell table:formula="of:=ROUND([.E387]*zinssatz/12;2)" office:value-type="float" office:value="-13.47" calcext:value-type="float">
            <text:p>-13.47 ¤</text:p>
          </table:table-cell>
          <table:table-cell table:formula="of:=[.D387]+[.F387]+[.C387]" office:value-type="float" office:value="331.53" calcext:value-type="float">
            <text:p>331.53 ¤</text:p>
          </table:table-cell>
          <table:table-cell table:formula="of:=IF(([.E387]+[.G387])&lt;0;[.E387]+[.G387];0)" office:value-type="float" office:value="-7366.45999999992" calcext:value-type="float">
            <text:p>-7,366.46 ¤</text:p>
          </table:table-cell>
          <table:table-cell table:style-name="ce8" table:formula="of:=SUM([.G376:.G387])/Darlehensbetrag" office:value-type="percentage" office:value="0.0394033" calcext:value-type="percentage">
            <text:p>3.94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2-03" calcext:value-type="date">
            <text:p>2049-12-03</text:p>
          </table:table-cell>
          <table:table-cell/>
          <table:table-cell table:formula="of:=IF([.E388]&lt;0;Annuitaet;0)" office:value-type="float" office:value="345" calcext:value-type="float">
            <text:p>345.00 ¤</text:p>
          </table:table-cell>
          <table:table-cell table:formula="of:=[.H387]" office:value-type="float" office:value="-7366.45999999992" calcext:value-type="float">
            <text:p>-7,366.46 ¤</text:p>
          </table:table-cell>
          <table:table-cell table:formula="of:=ROUND([.E388]*zinssatz/12;2)" office:value-type="float" office:value="-12.89" calcext:value-type="float">
            <text:p>-12.89 ¤</text:p>
          </table:table-cell>
          <table:table-cell table:formula="of:=[.D388]+[.F388]+[.C388]" office:value-type="float" office:value="332.11" calcext:value-type="float">
            <text:p>332.11 ¤</text:p>
          </table:table-cell>
          <table:table-cell table:formula="of:=IF(([.E388]+[.G388])&lt;0;[.E388]+[.G388];0)" office:value-type="float" office:value="-7034.34999999992" calcext:value-type="float">
            <text:p>-7,034.35 ¤</text:p>
          </table:table-cell>
          <table:table-cell table:style-name="ce8" table:formula="of:=SUM([.G377:.G388])/Darlehensbetrag" office:value-type="percentage" office:value="0.0394723" calcext:value-type="percentage">
            <text:p>3.95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1-03" calcext:value-type="date">
            <text:p>2050-01-03</text:p>
          </table:table-cell>
          <table:table-cell/>
          <table:table-cell table:formula="of:=IF([.E389]&lt;0;Annuitaet;0)" office:value-type="float" office:value="345" calcext:value-type="float">
            <text:p>345.00 ¤</text:p>
          </table:table-cell>
          <table:table-cell table:formula="of:=[.H388]" office:value-type="float" office:value="-7034.34999999992" calcext:value-type="float">
            <text:p>-7,034.35 ¤</text:p>
          </table:table-cell>
          <table:table-cell table:formula="of:=ROUND([.E389]*zinssatz/12;2)" office:value-type="float" office:value="-12.31" calcext:value-type="float">
            <text:p>-12.31 ¤</text:p>
          </table:table-cell>
          <table:table-cell table:formula="of:=[.D389]+[.F389]+[.C389]" office:value-type="float" office:value="332.69" calcext:value-type="float">
            <text:p>332.69 ¤</text:p>
          </table:table-cell>
          <table:table-cell table:formula="of:=IF(([.E389]+[.G389])&lt;0;[.E389]+[.G389];0)" office:value-type="float" office:value="-6701.65999999992" calcext:value-type="float">
            <text:p>-6,701.66 ¤</text:p>
          </table:table-cell>
          <table:table-cell table:style-name="ce8" table:formula="of:=SUM([.G378:.G389])/Darlehensbetrag" office:value-type="percentage" office:value="0.0395414" calcext:value-type="percentage">
            <text:p>3.95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2-03" calcext:value-type="date">
            <text:p>2050-02-03</text:p>
          </table:table-cell>
          <table:table-cell/>
          <table:table-cell table:formula="of:=IF([.E390]&lt;0;Annuitaet;0)" office:value-type="float" office:value="345" calcext:value-type="float">
            <text:p>345.00 ¤</text:p>
          </table:table-cell>
          <table:table-cell table:formula="of:=[.H389]" office:value-type="float" office:value="-6701.65999999992" calcext:value-type="float">
            <text:p>-6,701.66 ¤</text:p>
          </table:table-cell>
          <table:table-cell table:formula="of:=ROUND([.E390]*zinssatz/12;2)" office:value-type="float" office:value="-11.73" calcext:value-type="float">
            <text:p>-11.73 ¤</text:p>
          </table:table-cell>
          <table:table-cell table:formula="of:=[.D390]+[.F390]+[.C390]" office:value-type="float" office:value="333.27" calcext:value-type="float">
            <text:p>333.27 ¤</text:p>
          </table:table-cell>
          <table:table-cell table:formula="of:=IF(([.E390]+[.G390])&lt;0;[.E390]+[.G390];0)" office:value-type="float" office:value="-6368.38999999992" calcext:value-type="float">
            <text:p>-6,368.39 ¤</text:p>
          </table:table-cell>
          <table:table-cell table:style-name="ce8" table:formula="of:=SUM([.G379:.G390])/Darlehensbetrag" office:value-type="percentage" office:value="0.0396106" calcext:value-type="percentage">
            <text:p>3.96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3-03" calcext:value-type="date">
            <text:p>2050-03-03</text:p>
          </table:table-cell>
          <table:table-cell/>
          <table:table-cell table:formula="of:=IF([.E391]&lt;0;Annuitaet;0)" office:value-type="float" office:value="345" calcext:value-type="float">
            <text:p>345.00 ¤</text:p>
          </table:table-cell>
          <table:table-cell table:formula="of:=[.H390]" office:value-type="float" office:value="-6368.38999999992" calcext:value-type="float">
            <text:p>-6,368.39 ¤</text:p>
          </table:table-cell>
          <table:table-cell table:formula="of:=ROUND([.E391]*zinssatz/12;2)" office:value-type="float" office:value="-11.14" calcext:value-type="float">
            <text:p>-11.14 ¤</text:p>
          </table:table-cell>
          <table:table-cell table:formula="of:=[.D391]+[.F391]+[.C391]" office:value-type="float" office:value="333.86" calcext:value-type="float">
            <text:p>333.86 ¤</text:p>
          </table:table-cell>
          <table:table-cell table:formula="of:=IF(([.E391]+[.G391])&lt;0;[.E391]+[.G391];0)" office:value-type="float" office:value="-6034.52999999992" calcext:value-type="float">
            <text:p>-6,034.53 ¤</text:p>
          </table:table-cell>
          <table:table-cell table:style-name="ce8" table:formula="of:=SUM([.G380:.G391])/Darlehensbetrag" office:value-type="percentage" office:value="0.03968" calcext:value-type="percentage">
            <text:p>3.97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09-04" calcext:value-type="date">
            <text:p>2049-09-04</text:p>
          </table:table-cell>
          <table:table-cell/>
          <table:table-cell table:formula="of:=IF([.E392]&lt;0;Annuitaet;0)" office:value-type="float" office:value="345" calcext:value-type="float">
            <text:p>345.00 ¤</text:p>
          </table:table-cell>
          <table:table-cell table:formula="of:=[.H391]" office:value-type="float" office:value="-6034.52999999992" calcext:value-type="float">
            <text:p>-6,034.53 ¤</text:p>
          </table:table-cell>
          <table:table-cell table:formula="of:=ROUND([.E392]*zinssatz/12;2)" office:value-type="float" office:value="-10.56" calcext:value-type="float">
            <text:p>-10.56 ¤</text:p>
          </table:table-cell>
          <table:table-cell table:formula="of:=[.D392]+[.F392]+[.C392]" office:value-type="float" office:value="334.44" calcext:value-type="float">
            <text:p>334.44 ¤</text:p>
          </table:table-cell>
          <table:table-cell table:formula="of:=IF(([.E392]+[.G392])&lt;0;[.E392]+[.G392];0)" office:value-type="float" office:value="-5700.08999999992" calcext:value-type="float">
            <text:p>-5,700.09 ¤</text:p>
          </table:table-cell>
          <table:table-cell table:style-name="ce8" table:formula="of:=SUM([.G381:.G392])/Darlehensbetrag" office:value-type="percentage" office:value="0.0397494" calcext:value-type="percentage">
            <text:p>3.97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0-04" calcext:value-type="date">
            <text:p>2049-10-04</text:p>
          </table:table-cell>
          <table:table-cell/>
          <table:table-cell table:formula="of:=IF([.E393]&lt;0;Annuitaet;0)" office:value-type="float" office:value="345" calcext:value-type="float">
            <text:p>345.00 ¤</text:p>
          </table:table-cell>
          <table:table-cell table:formula="of:=[.H392]" office:value-type="float" office:value="-5700.08999999992" calcext:value-type="float">
            <text:p>-5,700.09 ¤</text:p>
          </table:table-cell>
          <table:table-cell table:formula="of:=ROUND([.E393]*zinssatz/12;2)" office:value-type="float" office:value="-9.98" calcext:value-type="float">
            <text:p>-9.98 ¤</text:p>
          </table:table-cell>
          <table:table-cell table:formula="of:=[.D393]+[.F393]+[.C393]" office:value-type="float" office:value="335.02" calcext:value-type="float">
            <text:p>335.02 ¤</text:p>
          </table:table-cell>
          <table:table-cell table:formula="of:=IF(([.E393]+[.G393])&lt;0;[.E393]+[.G393];0)" office:value-type="float" office:value="-5365.06999999992" calcext:value-type="float">
            <text:p>-5,365.07 ¤</text:p>
          </table:table-cell>
          <table:table-cell table:style-name="ce8" table:formula="of:=SUM([.G382:.G393])/Darlehensbetrag" office:value-type="percentage" office:value="0.0398189" calcext:value-type="percentage">
            <text:p>3.98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1-04" calcext:value-type="date">
            <text:p>2049-11-04</text:p>
          </table:table-cell>
          <table:table-cell/>
          <table:table-cell table:formula="of:=IF([.E394]&lt;0;Annuitaet;0)" office:value-type="float" office:value="345" calcext:value-type="float">
            <text:p>345.00 ¤</text:p>
          </table:table-cell>
          <table:table-cell table:formula="of:=[.H393]" office:value-type="float" office:value="-5365.06999999992" calcext:value-type="float">
            <text:p>-5,365.07 ¤</text:p>
          </table:table-cell>
          <table:table-cell table:formula="of:=ROUND([.E394]*zinssatz/12;2)" office:value-type="float" office:value="-9.39" calcext:value-type="float">
            <text:p>-9.39 ¤</text:p>
          </table:table-cell>
          <table:table-cell table:formula="of:=[.D394]+[.F394]+[.C394]" office:value-type="float" office:value="335.61" calcext:value-type="float">
            <text:p>335.61 ¤</text:p>
          </table:table-cell>
          <table:table-cell table:formula="of:=IF(([.E394]+[.G394])&lt;0;[.E394]+[.G394];0)" office:value-type="float" office:value="-5029.45999999992" calcext:value-type="float">
            <text:p>-5,029.46 ¤</text:p>
          </table:table-cell>
          <table:table-cell table:style-name="ce8" table:formula="of:=SUM([.G383:.G394])/Darlehensbetrag" office:value-type="percentage" office:value="0.0398886" calcext:value-type="percentage">
            <text:p>3.99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2-04" calcext:value-type="date">
            <text:p>2049-12-04</text:p>
          </table:table-cell>
          <table:table-cell/>
          <table:table-cell table:formula="of:=IF([.E395]&lt;0;Annuitaet;0)" office:value-type="float" office:value="345" calcext:value-type="float">
            <text:p>345.00 ¤</text:p>
          </table:table-cell>
          <table:table-cell table:formula="of:=[.H394]" office:value-type="float" office:value="-5029.45999999992" calcext:value-type="float">
            <text:p>-5,029.46 ¤</text:p>
          </table:table-cell>
          <table:table-cell table:formula="of:=ROUND([.E395]*zinssatz/12;2)" office:value-type="float" office:value="-8.8" calcext:value-type="float">
            <text:p>-8.80 ¤</text:p>
          </table:table-cell>
          <table:table-cell table:formula="of:=[.D395]+[.F395]+[.C395]" office:value-type="float" office:value="336.2" calcext:value-type="float">
            <text:p>336.20 ¤</text:p>
          </table:table-cell>
          <table:table-cell table:formula="of:=IF(([.E395]+[.G395])&lt;0;[.E395]+[.G395];0)" office:value-type="float" office:value="-4693.25999999992" calcext:value-type="float">
            <text:p>-4,693.26 ¤</text:p>
          </table:table-cell>
          <table:table-cell table:style-name="ce8" table:formula="of:=SUM([.G384:.G395])/Darlehensbetrag" office:value-type="percentage" office:value="0.0399584" calcext:value-type="percentage">
            <text:p>4.00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1-04" calcext:value-type="date">
            <text:p>2050-01-04</text:p>
          </table:table-cell>
          <table:table-cell/>
          <table:table-cell table:formula="of:=IF([.E396]&lt;0;Annuitaet;0)" office:value-type="float" office:value="345" calcext:value-type="float">
            <text:p>345.00 ¤</text:p>
          </table:table-cell>
          <table:table-cell table:formula="of:=[.H395]" office:value-type="float" office:value="-4693.25999999992" calcext:value-type="float">
            <text:p>-4,693.26 ¤</text:p>
          </table:table-cell>
          <table:table-cell table:formula="of:=ROUND([.E396]*zinssatz/12;2)" office:value-type="float" office:value="-8.21" calcext:value-type="float">
            <text:p>-8.21 ¤</text:p>
          </table:table-cell>
          <table:table-cell table:formula="of:=[.D396]+[.F396]+[.C396]" office:value-type="float" office:value="336.79" calcext:value-type="float">
            <text:p>336.79 ¤</text:p>
          </table:table-cell>
          <table:table-cell table:formula="of:=IF(([.E396]+[.G396])&lt;0;[.E396]+[.G396];0)" office:value-type="float" office:value="-4356.46999999992" calcext:value-type="float">
            <text:p>-4,356.47 ¤</text:p>
          </table:table-cell>
          <table:table-cell table:style-name="ce8" table:formula="of:=SUM([.G385:.G396])/Darlehensbetrag" office:value-type="percentage" office:value="0.0400284" calcext:value-type="percentage">
            <text:p>4.00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2-04" calcext:value-type="date">
            <text:p>2050-02-04</text:p>
          </table:table-cell>
          <table:table-cell/>
          <table:table-cell table:formula="of:=IF([.E397]&lt;0;Annuitaet;0)" office:value-type="float" office:value="345" calcext:value-type="float">
            <text:p>345.00 ¤</text:p>
          </table:table-cell>
          <table:table-cell table:formula="of:=[.H396]" office:value-type="float" office:value="-4356.46999999992" calcext:value-type="float">
            <text:p>-4,356.47 ¤</text:p>
          </table:table-cell>
          <table:table-cell table:formula="of:=ROUND([.E397]*zinssatz/12;2)" office:value-type="float" office:value="-7.62" calcext:value-type="float">
            <text:p>-7.62 ¤</text:p>
          </table:table-cell>
          <table:table-cell table:formula="of:=[.D397]+[.F397]+[.C397]" office:value-type="float" office:value="337.38" calcext:value-type="float">
            <text:p>337.38 ¤</text:p>
          </table:table-cell>
          <table:table-cell table:formula="of:=IF(([.E397]+[.G397])&lt;0;[.E397]+[.G397];0)" office:value-type="float" office:value="-4019.08999999992" calcext:value-type="float">
            <text:p>-4,019.09 ¤</text:p>
          </table:table-cell>
          <table:table-cell table:style-name="ce8" table:formula="of:=SUM([.G386:.G397])/Darlehensbetrag" office:value-type="percentage" office:value="0.0400985" calcext:value-type="percentage">
            <text:p>4.01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3-04" calcext:value-type="date">
            <text:p>2050-03-04</text:p>
          </table:table-cell>
          <table:table-cell/>
          <table:table-cell table:formula="of:=IF([.E398]&lt;0;Annuitaet;0)" office:value-type="float" office:value="345" calcext:value-type="float">
            <text:p>345.00 ¤</text:p>
          </table:table-cell>
          <table:table-cell table:formula="of:=[.H397]" office:value-type="float" office:value="-4019.08999999992" calcext:value-type="float">
            <text:p>-4,019.09 ¤</text:p>
          </table:table-cell>
          <table:table-cell table:formula="of:=ROUND([.E398]*zinssatz/12;2)" office:value-type="float" office:value="-7.03" calcext:value-type="float">
            <text:p>-7.03 ¤</text:p>
          </table:table-cell>
          <table:table-cell table:formula="of:=[.D398]+[.F398]+[.C398]" office:value-type="float" office:value="337.97" calcext:value-type="float">
            <text:p>337.97 ¤</text:p>
          </table:table-cell>
          <table:table-cell table:formula="of:=IF(([.E398]+[.G398])&lt;0;[.E398]+[.G398];0)" office:value-type="float" office:value="-3681.11999999992" calcext:value-type="float">
            <text:p>-3,681.12 ¤</text:p>
          </table:table-cell>
          <table:table-cell table:style-name="ce8" table:formula="of:=SUM([.G387:.G398])/Darlehensbetrag" office:value-type="percentage" office:value="0.0401687" calcext:value-type="percentage">
            <text:p>4.02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09-05" calcext:value-type="date">
            <text:p>2049-09-05</text:p>
          </table:table-cell>
          <table:table-cell/>
          <table:table-cell table:formula="of:=IF([.E399]&lt;0;Annuitaet;0)" office:value-type="float" office:value="345" calcext:value-type="float">
            <text:p>345.00 ¤</text:p>
          </table:table-cell>
          <table:table-cell table:formula="of:=[.H398]" office:value-type="float" office:value="-3681.11999999992" calcext:value-type="float">
            <text:p>-3,681.12 ¤</text:p>
          </table:table-cell>
          <table:table-cell table:formula="of:=ROUND([.E399]*zinssatz/12;2)" office:value-type="float" office:value="-6.44" calcext:value-type="float">
            <text:p>-6.44 ¤</text:p>
          </table:table-cell>
          <table:table-cell table:formula="of:=[.D399]+[.F399]+[.C399]" office:value-type="float" office:value="338.56" calcext:value-type="float">
            <text:p>338.56 ¤</text:p>
          </table:table-cell>
          <table:table-cell table:formula="of:=IF(([.E399]+[.G399])&lt;0;[.E399]+[.G399];0)" office:value-type="float" office:value="-3342.55999999992" calcext:value-type="float">
            <text:p>-3,342.56 ¤</text:p>
          </table:table-cell>
          <table:table-cell table:style-name="ce8" table:formula="of:=SUM([.G388:.G399])/Darlehensbetrag" office:value-type="percentage" office:value="0.040239" calcext:value-type="percentage">
            <text:p>4.02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0-05" calcext:value-type="date">
            <text:p>2049-10-05</text:p>
          </table:table-cell>
          <table:table-cell/>
          <table:table-cell table:formula="of:=IF([.E400]&lt;0;Annuitaet;0)" office:value-type="float" office:value="345" calcext:value-type="float">
            <text:p>345.00 ¤</text:p>
          </table:table-cell>
          <table:table-cell table:formula="of:=[.H399]" office:value-type="float" office:value="-3342.55999999992" calcext:value-type="float">
            <text:p>-3,342.56 ¤</text:p>
          </table:table-cell>
          <table:table-cell table:formula="of:=ROUND([.E400]*zinssatz/12;2)" office:value-type="float" office:value="-5.85" calcext:value-type="float">
            <text:p>-5.85 ¤</text:p>
          </table:table-cell>
          <table:table-cell table:formula="of:=[.D400]+[.F400]+[.C400]" office:value-type="float" office:value="339.15" calcext:value-type="float">
            <text:p>339.15 ¤</text:p>
          </table:table-cell>
          <table:table-cell table:formula="of:=IF(([.E400]+[.G400])&lt;0;[.E400]+[.G400];0)" office:value-type="float" office:value="-3003.40999999992" calcext:value-type="float">
            <text:p>-3,003.41 ¤</text:p>
          </table:table-cell>
          <table:table-cell table:style-name="ce8" table:formula="of:=SUM([.G389:.G400])/Darlehensbetrag" office:value-type="percentage" office:value="0.0403094" calcext:value-type="percentage">
            <text:p>4.03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1-05" calcext:value-type="date">
            <text:p>2049-11-05</text:p>
          </table:table-cell>
          <table:table-cell/>
          <table:table-cell table:formula="of:=IF([.E401]&lt;0;Annuitaet;0)" office:value-type="float" office:value="345" calcext:value-type="float">
            <text:p>345.00 ¤</text:p>
          </table:table-cell>
          <table:table-cell table:formula="of:=[.H400]" office:value-type="float" office:value="-3003.40999999992" calcext:value-type="float">
            <text:p>-3,003.41 ¤</text:p>
          </table:table-cell>
          <table:table-cell table:formula="of:=ROUND([.E401]*zinssatz/12;2)" office:value-type="float" office:value="-5.26" calcext:value-type="float">
            <text:p>-5.26 ¤</text:p>
          </table:table-cell>
          <table:table-cell table:formula="of:=[.D401]+[.F401]+[.C401]" office:value-type="float" office:value="339.74" calcext:value-type="float">
            <text:p>339.74 ¤</text:p>
          </table:table-cell>
          <table:table-cell table:formula="of:=IF(([.E401]+[.G401])&lt;0;[.E401]+[.G401];0)" office:value-type="float" office:value="-2663.66999999992" calcext:value-type="float">
            <text:p>-2,663.67 ¤</text:p>
          </table:table-cell>
          <table:table-cell table:style-name="ce8" table:formula="of:=SUM([.G390:.G401])/Darlehensbetrag" office:value-type="percentage" office:value="0.0403799" calcext:value-type="percentage">
            <text:p>4.04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2-05" calcext:value-type="date">
            <text:p>2049-12-05</text:p>
          </table:table-cell>
          <table:table-cell/>
          <table:table-cell table:formula="of:=IF([.E402]&lt;0;Annuitaet;0)" office:value-type="float" office:value="345" calcext:value-type="float">
            <text:p>345.00 ¤</text:p>
          </table:table-cell>
          <table:table-cell table:formula="of:=[.H401]" office:value-type="float" office:value="-2663.66999999992" calcext:value-type="float">
            <text:p>-2,663.67 ¤</text:p>
          </table:table-cell>
          <table:table-cell table:formula="of:=ROUND([.E402]*zinssatz/12;2)" office:value-type="float" office:value="-4.66" calcext:value-type="float">
            <text:p>-4.66 ¤</text:p>
          </table:table-cell>
          <table:table-cell table:formula="of:=[.D402]+[.F402]+[.C402]" office:value-type="float" office:value="340.34" calcext:value-type="float">
            <text:p>340.34 ¤</text:p>
          </table:table-cell>
          <table:table-cell table:formula="of:=IF(([.E402]+[.G402])&lt;0;[.E402]+[.G402];0)" office:value-type="float" office:value="-2323.32999999992" calcext:value-type="float">
            <text:p>-2,323.33 ¤</text:p>
          </table:table-cell>
          <table:table-cell table:style-name="ce8" table:formula="of:=SUM([.G391:.G402])/Darlehensbetrag" office:value-type="percentage" office:value="0.0404506" calcext:value-type="percentage">
            <text:p>4.05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1-05" calcext:value-type="date">
            <text:p>2050-01-05</text:p>
          </table:table-cell>
          <table:table-cell/>
          <table:table-cell table:formula="of:=IF([.E403]&lt;0;Annuitaet;0)" office:value-type="float" office:value="345" calcext:value-type="float">
            <text:p>345.00 ¤</text:p>
          </table:table-cell>
          <table:table-cell table:formula="of:=[.H402]" office:value-type="float" office:value="-2323.32999999992" calcext:value-type="float">
            <text:p>-2,323.33 ¤</text:p>
          </table:table-cell>
          <table:table-cell table:formula="of:=ROUND([.E403]*zinssatz/12;2)" office:value-type="float" office:value="-4.07" calcext:value-type="float">
            <text:p>-4.07 ¤</text:p>
          </table:table-cell>
          <table:table-cell table:formula="of:=[.D403]+[.F403]+[.C403]" office:value-type="float" office:value="340.93" calcext:value-type="float">
            <text:p>340.93 ¤</text:p>
          </table:table-cell>
          <table:table-cell table:formula="of:=IF(([.E403]+[.G403])&lt;0;[.E403]+[.G403];0)" office:value-type="float" office:value="-1982.39999999992" calcext:value-type="float">
            <text:p>-1,982.40 ¤</text:p>
          </table:table-cell>
          <table:table-cell table:style-name="ce8" table:formula="of:=SUM([.G392:.G403])/Darlehensbetrag" office:value-type="percentage" office:value="0.0405213" calcext:value-type="percentage">
            <text:p>4.05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2-05" calcext:value-type="date">
            <text:p>2050-02-05</text:p>
          </table:table-cell>
          <table:table-cell/>
          <table:table-cell table:formula="of:=IF([.E404]&lt;0;Annuitaet;0)" office:value-type="float" office:value="345" calcext:value-type="float">
            <text:p>345.00 ¤</text:p>
          </table:table-cell>
          <table:table-cell table:formula="of:=[.H403]" office:value-type="float" office:value="-1982.39999999992" calcext:value-type="float">
            <text:p>-1,982.40 ¤</text:p>
          </table:table-cell>
          <table:table-cell table:formula="of:=ROUND([.E404]*zinssatz/12;2)" office:value-type="float" office:value="-3.47" calcext:value-type="float">
            <text:p>-3.47 ¤</text:p>
          </table:table-cell>
          <table:table-cell table:formula="of:=[.D404]+[.F404]+[.C404]" office:value-type="float" office:value="341.53" calcext:value-type="float">
            <text:p>341.53 ¤</text:p>
          </table:table-cell>
          <table:table-cell table:formula="of:=IF(([.E404]+[.G404])&lt;0;[.E404]+[.G404];0)" office:value-type="float" office:value="-1640.86999999992" calcext:value-type="float">
            <text:p>-1,640.87 ¤</text:p>
          </table:table-cell>
          <table:table-cell table:style-name="ce8" table:formula="of:=SUM([.G393:.G404])/Darlehensbetrag" office:value-type="percentage" office:value="0.0405922" calcext:value-type="percentage">
            <text:p>4.06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50-03-05" calcext:value-type="date">
            <text:p>2050-03-05</text:p>
          </table:table-cell>
          <table:table-cell/>
          <table:table-cell table:formula="of:=IF([.E405]&lt;0;Annuitaet;0)" office:value-type="float" office:value="345" calcext:value-type="float">
            <text:p>345.00 ¤</text:p>
          </table:table-cell>
          <table:table-cell table:formula="of:=[.H404]" office:value-type="float" office:value="-1640.86999999992" calcext:value-type="float">
            <text:p>-1,640.87 ¤</text:p>
          </table:table-cell>
          <table:table-cell table:formula="of:=ROUND([.E405]*zinssatz/12;2)" office:value-type="float" office:value="-2.87" calcext:value-type="float">
            <text:p>-2.87 ¤</text:p>
          </table:table-cell>
          <table:table-cell table:formula="of:=[.D405]+[.F405]+[.C405]" office:value-type="float" office:value="342.13" calcext:value-type="float">
            <text:p>342.13 ¤</text:p>
          </table:table-cell>
          <table:table-cell table:formula="of:=IF(([.E405]+[.G405])&lt;0;[.E405]+[.G405];0)" office:value-type="float" office:value="-1298.73999999992" calcext:value-type="float">
            <text:p>-1,298.74 ¤</text:p>
          </table:table-cell>
          <table:table-cell table:style-name="ce8" table:formula="of:=SUM([.G394:.G405])/Darlehensbetrag" office:value-type="percentage" office:value="0.0406633" calcext:value-type="percentage">
            <text:p>4.07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09-06" calcext:value-type="date">
            <text:p>2049-09-06</text:p>
          </table:table-cell>
          <table:table-cell/>
          <table:table-cell table:formula="of:=IF([.E406]&lt;0;Annuitaet;0)" office:value-type="float" office:value="345" calcext:value-type="float">
            <text:p>345.00 ¤</text:p>
          </table:table-cell>
          <table:table-cell table:formula="of:=[.H405]" office:value-type="float" office:value="-1298.73999999992" calcext:value-type="float">
            <text:p>-1,298.74 ¤</text:p>
          </table:table-cell>
          <table:table-cell table:formula="of:=ROUND([.E406]*zinssatz/12;2)" office:value-type="float" office:value="-2.27" calcext:value-type="float">
            <text:p>-2.27 ¤</text:p>
          </table:table-cell>
          <table:table-cell table:formula="of:=[.D406]+[.F406]+[.C406]" office:value-type="float" office:value="342.73" calcext:value-type="float">
            <text:p>342.73 ¤</text:p>
          </table:table-cell>
          <table:table-cell table:formula="of:=IF(([.E406]+[.G406])&lt;0;[.E406]+[.G406];0)" office:value-type="float" office:value="-956.00999999992" calcext:value-type="float">
            <text:p>-956.01 ¤</text:p>
          </table:table-cell>
          <table:table-cell table:style-name="ce8" table:formula="of:=SUM([.G395:.G406])/Darlehensbetrag" office:value-type="percentage" office:value="0.0407345" calcext:value-type="percentage">
            <text:p>4.07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0-06" calcext:value-type="date">
            <text:p>2049-10-06</text:p>
          </table:table-cell>
          <table:table-cell/>
          <table:table-cell table:formula="of:=IF([.E407]&lt;0;Annuitaet;0)" office:value-type="float" office:value="345" calcext:value-type="float">
            <text:p>345.00 ¤</text:p>
          </table:table-cell>
          <table:table-cell table:formula="of:=[.H406]" office:value-type="float" office:value="-956.00999999992" calcext:value-type="float">
            <text:p>-956.01 ¤</text:p>
          </table:table-cell>
          <table:table-cell table:formula="of:=ROUND([.E407]*zinssatz/12;2)" office:value-type="float" office:value="-1.67" calcext:value-type="float">
            <text:p>-1.67 ¤</text:p>
          </table:table-cell>
          <table:table-cell table:formula="of:=[.D407]+[.F407]+[.C407]" office:value-type="float" office:value="343.33" calcext:value-type="float">
            <text:p>343.33 ¤</text:p>
          </table:table-cell>
          <table:table-cell table:formula="of:=IF(([.E407]+[.G407])&lt;0;[.E407]+[.G407];0)" office:value-type="float" office:value="-612.67999999992" calcext:value-type="float">
            <text:p>-612.68 ¤</text:p>
          </table:table-cell>
          <table:table-cell table:style-name="ce8" table:formula="of:=SUM([.G396:.G407])/Darlehensbetrag" office:value-type="percentage" office:value="0.0408058" calcext:value-type="percentage">
            <text:p>4.08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09-01" calcext:value-type="date">
            <text:p>2049-09-01</text:p>
          </table:table-cell>
          <table:table-cell/>
          <table:table-cell table:formula="of:=IF([.E408]&lt;0;Annuitaet;0)" office:value-type="float" office:value="345" calcext:value-type="float">
            <text:p>345.00 ¤</text:p>
          </table:table-cell>
          <table:table-cell table:formula="of:=[.H407]" office:value-type="float" office:value="-612.67999999992" calcext:value-type="float">
            <text:p>-612.68 ¤</text:p>
          </table:table-cell>
          <table:table-cell table:formula="of:=ROUND([.E408]*zinssatz/12;2)" office:value-type="float" office:value="-1.07" calcext:value-type="float">
            <text:p>-1.07 ¤</text:p>
          </table:table-cell>
          <table:table-cell table:formula="of:=[.D408]+[.F408]+[.C408]" office:value-type="float" office:value="343.93" calcext:value-type="float">
            <text:p>343.93 ¤</text:p>
          </table:table-cell>
          <table:table-cell table:formula="of:=IF(([.E408]+[.G408])&lt;0;[.E408]+[.G408];0)" office:value-type="float" office:value="-268.74999999992" calcext:value-type="float">
            <text:p>-268.75 ¤</text:p>
          </table:table-cell>
          <table:table-cell table:style-name="ce8" table:formula="of:=SUM([.G397:.G408])/Darlehensbetrag" office:value-type="percentage" office:value="0.0408772" calcext:value-type="percentage">
            <text:p>4.09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0-01" calcext:value-type="date">
            <text:p>2049-10-01</text:p>
          </table:table-cell>
          <table:table-cell/>
          <table:table-cell table:formula="of:=IF([.E409]&lt;0;Annuitaet;0)" office:value-type="float" office:value="345" calcext:value-type="float">
            <text:p>345.00 ¤</text:p>
          </table:table-cell>
          <table:table-cell table:formula="of:=[.H408]" office:value-type="float" office:value="-268.74999999992" calcext:value-type="float">
            <text:p>-268.75 ¤</text:p>
          </table:table-cell>
          <table:table-cell table:formula="of:=ROUND([.E409]*zinssatz/12;2)" office:value-type="float" office:value="-0.47" calcext:value-type="float">
            <text:p>-0.47 ¤</text:p>
          </table:table-cell>
          <table:table-cell table:formula="of:=[.D409]+[.F409]+[.C409]" office:value-type="float" office:value="344.53" calcext:value-type="float">
            <text:p>344.53 ¤</text:p>
          </table:table-cell>
          <table:table-cell table:formula="of:=IF(([.E409]+[.G409])&lt;0;[.E409]+[.G409];0)" office:value-type="float" office:value="0" calcext:value-type="float">
            <text:p>0.00 ¤</text:p>
          </table:table-cell>
          <table:table-cell table:style-name="ce8" table:formula="of:=SUM([.G398:.G409])/Darlehensbetrag" office:value-type="percentage" office:value="0.0409487" calcext:value-type="percentage">
            <text:p>4.09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11-01" calcext:value-type="date">
            <text:p>2049-11-01</text:p>
          </table:table-cell>
          <table:table-cell/>
          <table:table-cell table:formula="of:=IF([.E410]&lt;0;Annuitaet;0)" office:value-type="float" office:value="0" calcext:value-type="float">
            <text:p>0.00 ¤</text:p>
          </table:table-cell>
          <table:table-cell table:formula="of:=[.H409]" office:value-type="float" office:value="0" calcext:value-type="float">
            <text:p>0.00 ¤</text:p>
          </table:table-cell>
          <table:table-cell table:formula="of:=ROUND([.E410]*zinssatz/12;2)" office:value-type="float" office:value="0" calcext:value-type="float">
            <text:p>0.00 ¤</text:p>
          </table:table-cell>
          <table:table-cell table:formula="of:=[.D410]+[.F410]+[.C410]" office:value-type="float" office:value="0" calcext:value-type="float">
            <text:p>0.00 ¤</text:p>
          </table:table-cell>
          <table:table-cell table:formula="of:=IF(([.E410]+[.G410])&lt;0;[.E410]+[.G410];0)" office:value-type="float" office:value="0" calcext:value-type="float">
            <text:p>0.00 ¤</text:p>
          </table:table-cell>
          <table:table-cell table:style-name="ce8" table:formula="of:=SUM([.G399:.G410])/Darlehensbetrag" office:value-type="percentage" office:value="0.037569" calcext:value-type="percentage">
            <text:p>3.76%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49-09-01" calcext:value-type="date">
            <text:p>2049-09-01</text:p>
          </table:table-cell>
          <table:table-cell/>
          <table:table-cell table:formula="of:=IF([.E411]&lt;0;Annuitaet;0)" office:value-type="float" office:value="0" calcext:value-type="float">
            <text:p>0.00 ¤</text:p>
          </table:table-cell>
          <table:table-cell table:formula="of:=[.H410]" office:value-type="float" office:value="0" calcext:value-type="float">
            <text:p>0.00 ¤</text:p>
          </table:table-cell>
          <table:table-cell table:formula="of:=ROUND([.E411]*zinssatz/12;2)" office:value-type="float" office:value="0" calcext:value-type="float">
            <text:p>0.00 ¤</text:p>
          </table:table-cell>
          <table:table-cell table:formula="of:=[.D411]+[.F411]+[.C411]" office:value-type="float" office:value="0" calcext:value-type="float">
            <text:p>0.00 ¤</text:p>
          </table:table-cell>
          <table:table-cell table:formula="of:=IF(([.E411]+[.G411])&lt;0;[.E411]+[.G411];0)" office:value-type="float" office:value="0" calcext:value-type="float">
            <text:p>0.00 ¤</text:p>
          </table:table-cell>
          <table:table-cell table:style-name="ce8" table:formula="of:=SUM([.G400:.G411])/Darlehensbetrag" office:value-type="percentage" office:value="0.0341834" calcext:value-type="percentage">
            <text:p>3.42%</text:p>
          </table:table-cell>
          <table:table-cell table:number-columns-repeated="1015"/>
        </table:table-row>
        <table:table-row table:style-name="ro1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" table:style-name="ta1">
        <table:table-column table:style-name="co9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Zinsatz</text:p>
          </table:table-cell>
          <table:table-cell table:style-name="ce8" office:value-type="percentage" office:value="0.021" calcext:value-type="percentage">
            <text:p>2.10%</text:p>
          </table:table-cell>
          <table:table-cell/>
        </table:table-row>
        <table:table-row table:style-name="ro1">
          <table:table-cell office:value-type="string" calcext:value-type="string">
            <text:p>maxSondertilgung</text:p>
          </table:table-cell>
          <table:table-cell office:value-type="float" office:value="5000" calcext:value-type="float">
            <text:p>5,000.00 ¤</text:p>
          </table:table-cell>
          <table:table-cell/>
        </table:table-row>
        <table:table-row table:style-name="ro1">
          <table:table-cell office:value-type="string" calcext:value-type="string">
            <text:p>Annuitaet</text:p>
          </table:table-cell>
          <table:table-cell office:value-type="float" office:value="345" calcext:value-type="float">
            <text:p>345.00 ¤</text:p>
          </table:table-cell>
          <table:table-cell/>
        </table:table-row>
        <table:table-row table:style-name="ro1">
          <table:table-cell office:value-type="string" calcext:value-type="string">
            <text:p>Darlehensbetrag</text:p>
          </table:table-cell>
          <table:table-cell office:value-type="float" office:value="100000" calcext:value-type="float">
            <text:p>100,000.00 ¤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1"/>
        </table:table-row>
      </table:table>
      <table:named-expressions>
        <table:named-range table:name="Annuitaet" table:base-cell-address="$var.$B$3" table:cell-range-address="$var.$B$3"/>
        <table:named-range table:name="Darlehensbetrag" table:base-cell-address="$var.$B$4" table:cell-range-address="$var.$B$4"/>
        <table:named-range table:name="maxSondertilgung" table:base-cell-address="$var.$B$2" table:cell-range-address="$var.$B$2"/>
        <table:named-range table:name="zinssatz" table:base-cell-address="$var.$B$1" table:cell-range-address="$var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20111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11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11P0"/>
    </number:currency-style>
    <number:number-style style:name="N20112P0" style:volatile="true" number:language="en" number:country="GB">
      <number:number number:decimal-places="2" loext:min-decimal-places="2" number:min-integer-digits="1" number:grouping="true"/>
      <number:text> ¤</number:text>
    </number:number-style>
    <number:number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¤</number:text>
      <style:map style:condition="value()&gt;=0" style:apply-style-name="N20112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4:37:20.239785611</meta:creation-date>
    <dc:date>2020-01-05T18:57:41.933610737</dc:date>
    <meta:editing-duration>PT8M50S</meta:editing-duration>
    <meta:editing-cycles>2</meta:editing-cycles>
    <meta:generator>LibreOffice/6.0.7.3$Linux_X86_64 LibreOffice_project/00m0$Build-3</meta:generator>
    <meta:document-statistic meta:table-count="3" meta:cell-count="3240" meta:object-count="0"/>
  </office:meta>
</office:document-meta>
</file>